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93cm"/>
    </style:style>
    <style:style style:name="co2" style:family="table-column">
      <style:table-column-properties fo:break-before="auto" style:column-width="2.674cm"/>
    </style:style>
    <style:style style:name="co3" style:family="table-column">
      <style:table-column-properties fo:break-before="auto" style:column-width="2.678cm"/>
    </style:style>
    <style:style style:name="co4" style:family="table-column">
      <style:table-column-properties fo:break-before="auto" style:column-width="0.688cm"/>
    </style:style>
    <style:style style:name="co5" style:family="table-column">
      <style:table-column-properties fo:break-before="auto" style:column-width="9.779cm"/>
    </style:style>
    <style:style style:name="co6" style:family="table-column">
      <style:table-column-properties fo:break-before="auto" style:column-width="2.258cm"/>
    </style:style>
    <style:style style:name="co7" style:family="table-column">
      <style:table-column-properties fo:break-before="auto" style:column-width="0.693cm"/>
    </style:style>
    <style:style style:name="co8" style:family="table-column">
      <style:table-column-properties fo:break-before="auto" style:column-width="3cm"/>
    </style:style>
    <style:style style:name="co9" style:family="table-column">
      <style:table-column-properties fo:break-before="auto" style:column-width="2.477cm"/>
    </style:style>
    <style:style style:name="co10" style:family="table-column">
      <style:table-column-properties fo:break-before="auto" style:column-width="1.102cm"/>
    </style:style>
    <style:style style:name="co11" style:family="table-column">
      <style:table-column-properties fo:break-before="auto" style:column-width="10.416cm"/>
    </style:style>
    <style:style style:name="co12" style:family="table-column">
      <style:table-column-properties fo:break-before="auto" style:column-width="3.551cm"/>
    </style:style>
    <style:style style:name="co13" style:family="table-column">
      <style:table-column-properties fo:break-before="auto" style:column-width="2.946cm"/>
    </style:style>
    <style:style style:name="co14" style:family="table-column">
      <style:table-column-properties fo:break-before="auto" style:column-width="0.926cm"/>
    </style:style>
    <style:style style:name="co15" style:family="table-column">
      <style:table-column-properties fo:break-before="auto" style:column-width="0.891cm"/>
    </style:style>
    <style:style style:name="co16" style:family="table-column">
      <style:table-column-properties fo:break-before="auto" style:column-width="8.433cm"/>
    </style:style>
    <style:style style:name="co17" style:family="table-column">
      <style:table-column-properties fo:break-before="auto" style:column-width="0.848cm"/>
    </style:style>
    <style:style style:name="co18" style:family="table-column">
      <style:table-column-properties fo:break-before="auto" style:column-width="5.731cm"/>
    </style:style>
    <style:style style:name="co19" style:family="table-column">
      <style:table-column-properties fo:break-before="auto" style:column-width="3.078cm"/>
    </style:style>
    <style:style style:name="co20" style:family="table-column">
      <style:table-column-properties fo:break-before="auto" style:column-width="4.378cm"/>
    </style:style>
    <style:style style:name="ro1" style:family="table-row">
      <style:table-row-properties style:row-height="0.452cm" fo:break-before="auto" style:use-optimal-row-height="true"/>
    </style:style>
    <style:style style:name="ro2" style:family="table-row">
      <style:table-row-properties style:row-height="0.501cm" fo:break-before="auto" style:use-optimal-row-height="false"/>
    </style:style>
    <style:style style:name="ro3" style:family="table-row">
      <style:table-row-properties style:row-height="1.268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3.805cm" fo:break-before="auto" style:use-optimal-row-height="true"/>
    </style:style>
    <style:style style:name="ro6" style:family="table-row">
      <style:table-row-properties style:row-height="2.369cm" fo:break-before="auto" style:use-optimal-row-height="true"/>
    </style:style>
    <style:style style:name="ro7" style:family="table-row">
      <style:table-row-properties style:row-height="1.699cm" fo:break-before="auto" style:use-optimal-row-height="false"/>
    </style:style>
    <style:style style:name="ro8" style:family="table-row">
      <style:table-row-properties style:row-height="0.861cm" fo:break-before="auto" style:use-optimal-row-height="true"/>
    </style:style>
    <style:style style:name="ro9" style:family="table-row">
      <style:table-row-properties style:row-height="1.674cm" fo:break-before="auto" style:use-optimal-row-height="true"/>
    </style:style>
    <style:style style:name="ro10" style:family="table-row">
      <style:table-row-properties style:row-height="1.339cm" fo:break-before="auto" style:use-optimal-row-height="false"/>
    </style:style>
    <style:style style:name="ro11" style:family="table-row">
      <style:table-row-properties style:row-height="1.111cm" fo:break-before="auto" style:use-optimal-row-height="false"/>
    </style:style>
    <style:style style:name="ro12" style:family="table-row">
      <style:table-row-properties style:row-height="0.499cm" fo:break-before="auto" style:use-optimal-row-height="false"/>
    </style:style>
    <style:style style:name="ro13" style:family="table-row">
      <style:table-row-properties style:row-height="0.452cm" fo:break-before="auto" style:use-optimal-row-height="false"/>
    </style:style>
    <style:style style:name="ro14" style:family="table-row">
      <style:table-row-properties style:row-height="0.748cm" fo:break-before="auto" style:use-optimal-row-height="false"/>
    </style:style>
    <style:style style:name="ro15" style:family="table-row">
      <style:table-row-properties style:row-height="2.048cm" fo:break-before="auto" style:use-optimal-row-height="false"/>
    </style:style>
    <style:style style:name="ro16" style:family="table-row">
      <style:table-row-properties style:row-height="1.723cm" fo:break-before="auto" style:use-optimal-row-height="false"/>
    </style:style>
    <style:style style:name="ro17" style:family="table-row">
      <style:table-row-properties style:row-height="1.399cm" fo:break-before="auto" style:use-optimal-row-height="false"/>
    </style:style>
    <style:style style:name="ro18" style:family="table-row">
      <style:table-row-properties style:row-height="1.471cm" fo:break-before="auto" style:use-optimal-row-height="false"/>
    </style:style>
    <style:style style:name="ro19" style:family="table-row">
      <style:table-row-properties style:row-height="1.536cm" fo:break-before="auto" style:use-optimal-row-height="false"/>
    </style:style>
    <style:style style:name="ro20" style:family="table-row">
      <style:table-row-properties style:row-height="1.242cm" fo:break-before="auto" style:use-optimal-row-height="false"/>
    </style:style>
    <style:style style:name="ro21" style:family="table-row">
      <style:table-row-properties style:row-height="1.074cm" fo:break-before="auto" style:use-optimal-row-height="false"/>
    </style:style>
    <style:style style:name="ro22" style:family="table-row">
      <style:table-row-properties style:row-height="1.012cm" fo:break-before="auto" style:use-optimal-row-height="false"/>
    </style:style>
    <style:style style:name="ro23" style:family="table-row">
      <style:table-row-properties style:row-height="1.208cm" fo:break-before="auto" style:use-optimal-row-height="false"/>
    </style:style>
    <style:style style:name="ro24" style:family="table-row">
      <style:table-row-properties style:row-height="1.406cm" fo:break-before="auto" style:use-optimal-row-height="false"/>
    </style:style>
    <style:style style:name="ro25" style:family="table-row">
      <style:table-row-properties style:row-height="1.568cm" fo:break-before="auto" style:use-optimal-row-height="false"/>
    </style:style>
    <style:style style:name="ro26" style:family="table-row">
      <style:table-row-properties style:row-height="1.503cm" fo:break-before="auto" style:use-optimal-row-height="false"/>
    </style:style>
    <style:style style:name="ro27" style:family="table-row">
      <style:table-row-properties style:row-height="0.487cm" fo:break-before="auto" style:use-optimal-row-height="true"/>
    </style:style>
    <style:style style:name="ro28" style:family="table-row">
      <style:table-row-properties style:row-height="0.579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text-style style:name="N100">
      <number:text-content/>
    </number:text-style>
    <style:style style:name="ce4" style:family="table-cell" style:parent-style-name="Default">
      <style:text-properties style:font-name="Liberation Sans" fo:font-size="10pt" style:font-size-asian="10pt" style:font-size-complex="10pt"/>
    </style:style>
    <style:style style:name="ce5" style:family="table-cell" style:parent-style-name="Default">
      <style:table-cell-properties fo:background-color="#8cfaf7"/>
    </style:style>
    <style:style style:name="ce6" style:family="table-cell" style:parent-style-name="Default">
      <style:table-cell-properties fo:background-color="#8cfaf7"/>
      <style:text-properties style:font-name="Liberation Sans" fo:font-size="10pt" style:font-size-asian="10pt" style:font-size-complex="10pt"/>
    </style:style>
    <style:style style:name="ce7" style:family="table-cell" style:parent-style-name="Default">
      <style:table-cell-properties fo:wrap-option="no-wrap"/>
      <style:text-properties style:font-name="Liberation Sans" fo:font-size="10pt" fo:font-weight="normal" style:font-size-asian="10pt" style:font-weight-asian="normal" style:font-size-complex="10pt" style:font-weight-complex="normal"/>
    </style:style>
    <style:style style:name="ce8" style:family="table-cell" style:parent-style-name="Default">
      <style:table-cell-properties fo:background-color="#8cfaf7"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font-name="Liberation Sans" fo:font-size="10pt" fo:font-weight="normal" style:font-size-asian="10pt" style:font-weight-asian="normal" style:font-size-complex="10pt" style:font-weight-complex="normal"/>
    </style:style>
    <style:style style:name="ce12" style:family="table-cell" style:parent-style-name="Default">
      <style:table-cell-properties style:vertical-align="top"/>
      <style:text-properties style:font-name="Liberation Sans" fo:font-size="10pt" style:font-size-asian="10pt" style:font-size-complex="10pt"/>
    </style:style>
    <style:style style:name="ce13"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justify" fo:margin-left="0cm"/>
      <style:text-properties style:font-name="Liberation Sans" fo:font-size="10pt" style:font-size-asian="10pt" style:font-size-complex="10pt"/>
    </style:style>
    <style:style style:name="ce17" style:family="table-cell" style:parent-style-name="Default">
      <style:table-cell-properties style:text-align-source="fix" style:repeat-content="false" fo:wrap-option="wrap"/>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wrap-option="no-wrap"/>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8cfaf7" style:text-align-source="fix" style:repeat-content="false" fo:wrap-option="wrap"/>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vertical-align="automatic"/>
      <style:paragraph-properties fo:text-align="justify"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style:font-size-asian="10pt" style:font-size-complex="10pt"/>
    </style:style>
    <style:style style:name="ce24" style:family="table-cell" style:parent-style-name="Default" style:data-style-name="N2">
      <style:table-cell-properties fo:background-color="#8cfaf7"/>
      <style:text-properties style:font-name="Liberation Sans" fo:font-size="10pt" style:font-size-asian="10pt" style:font-size-complex="10pt"/>
    </style:style>
    <style:style style:name="ce25" style:family="table-cell" style:parent-style-name="Default" style:data-style-name="N2">
      <style:table-cell-properties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data-style-name="N2">
      <style:text-properties style:font-name="Liberation Sans" fo:font-size="10pt" style:font-size-asian="10pt" style:font-size-complex="10pt"/>
    </style:style>
    <style:style style:name="ce28" style:family="table-cell" style:parent-style-name="Default" style:data-style-name="N2">
      <style:table-cell-properties style:vertical-align="bottom"/>
      <style:text-properties style:font-name="Liberation Sans" fo:font-size="10pt" style:font-size-asian="10pt" style:font-size-complex="10pt"/>
    </style:style>
    <style:style style:name="ce29" style:family="table-cell" style:parent-style-name="Default" style:data-style-name="N2">
      <style:table-cell-properties fo:background-color="#8cfaf7" fo:wrap-option="wra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2">
      <style:table-cell-properties fo:wrap-option="wrap" style:vertical-align="botto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transparent"/>
    </style:style>
    <style:style style:name="ce33" style:family="table-cell" style:parent-style-name="Default">
      <style:table-cell-properties fo:wrap-option="wrap"/>
      <style:text-properties style:font-name="Liberation Sans" fo:font-size="10pt" style:font-size-asian="10pt" style:font-size-complex="10pt"/>
    </style:style>
    <style:style style:name="ce37" style:family="table-cell" style:parent-style-name="Default">
      <style:text-properties style:font-name="Liberation Sans" fo:font-size="10pt" fo:font-weight="bold" style:font-size-asian="10pt" style:font-weight-asian="bold" style:font-size-complex="10pt" style:font-weight-complex="bold"/>
    </style:style>
    <style:style style:name="ce39" style:family="table-cell" style:parent-style-name="Default">
      <style:table-cell-properties fo:background-color="#05ecfa"/>
      <style:text-properties style:font-name="Liberation Sans" fo:font-size="10pt" fo:font-weight="bold" style:font-size-asian="10pt" style:font-weight-asian="bold" style:font-size-complex="10pt" style:font-weight-complex="bold"/>
    </style:style>
    <style:style style:name="ce40" style:family="table-cell" style:parent-style-name="Default">
      <style:table-cell-properties fo:background-color="#05ecfa"/>
      <style:text-properties style:text-outline="false" style:text-line-through-style="none" style:text-line-through-type="none" style:font-name="Liberation Sans" fo:font-size="10pt" fo:language="es" fo:country="E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41" style:family="table-cell" style:parent-style-name="Default">
      <style:table-cell-properties fo:background-color="#bdbdbd"/>
      <style:text-properties style:font-name="Liberation Sans" fo:font-size="10pt" fo:font-weight="bold" style:font-size-asian="10pt" style:font-weight-asian="bold" style:font-size-complex="10pt" style:font-weight-complex="bold"/>
    </style:style>
    <style:style style:name="ce43"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100">
      <style:text-properties style:font-name="Liberation Sans" fo:font-size="10pt" fo:font-weight="bold" style:font-size-asian="10pt" style:font-weight-asian="bold" style:font-size-complex="10pt" style:font-weight-complex="bold"/>
    </style:style>
    <style:style style:name="ce49" style:family="table-cell" style:parent-style-name="Default" style:data-style-name="N100">
      <style:text-properties style:font-name="Liberation Sans" fo:font-size="10pt" style:font-size-asian="10pt" style:font-size-complex="10pt"/>
    </style:style>
    <style:style style:name="ce50" style:family="table-cell" style:parent-style-name="Default" style:data-style-name="N100">
      <style:text-properties style:font-name="Liberation Sans" fo:font-size="10pt" style:font-name-asian="Segoe UI" style:font-size-asian="10pt" style:font-name-complex="Tahoma" style:font-size-complex="10pt"/>
    </style:style>
    <style:style style:name="ce54"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data-style-name="N116">
      <style:text-properties style:font-name="Liberation Sans" fo:font-size="10pt" style:font-size-asian="10pt" style:font-size-complex="10pt"/>
    </style:style>
    <style:style style:name="ce60" style:family="table-cell" style:parent-style-name="Default" style:data-style-name="N116">
      <style:text-properties style:font-name="Liberation Sans" fo:font-size="10pt" fo:font-weight="bold" style:font-size-asian="10pt" style:font-weight-asian="bold" style:font-size-complex="10pt" style:font-weight-complex="bold"/>
    </style:style>
    <style:style style:name="ce63" style:family="table-cell" style:parent-style-name="Default" style:data-style-name="N116">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data-style-name="N116">
      <style:table-cell-properties style:text-align-source="fix" style:repeat-content="false" fo:wrap-option="wrap" style:vertical-align="top"/>
      <style:paragraph-properties fo:text-align="end"/>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data-style-name="N116">
      <style:table-cell-properties fo:wrap-option="wrap"/>
      <style:text-properties style:font-name="Liberation Sans" fo:font-size="10pt" style:font-size-asian="10pt" style:font-size-complex="10pt"/>
    </style:style>
    <style:style style:name="ce75" style:family="table-cell" style:parent-style-name="Default" style:data-style-name="N116">
      <style:table-cell-properties fo:background-color="#bdbdbd"/>
      <style:text-properties style:font-name="Liberation Sans" fo:font-size="10pt" fo:font-weight="bold" style:font-size-asian="10pt" style:font-weight-asian="bold" style:font-size-complex="10pt" style:font-weight-complex="bold"/>
    </style:style>
    <style:style style:name="ce78" style:family="table-cell" style:parent-style-name="Default" style:data-style-name="N116">
      <style:table-cell-properties style:vertical-align="top"/>
      <style:text-properties style:font-name="Liberation Sans" fo:font-size="10pt" style:font-size-asian="10pt" style:font-size-complex="10pt"/>
    </style:style>
    <style:style style:name="ce80" style:family="table-cell" style:parent-style-name="Default">
      <style:table-cell-properties style:text-align-source="fix" style:repeat-content="false" fo:wrap-option="wrap" style:vertical-align="top"/>
      <style:paragraph-properties fo:text-align="justify" fo:margin-left="0cm"/>
      <style:text-properties style:font-name="Liberation Sans" fo:font-size="10pt" style:font-size-asian="10pt" style:font-size-complex="10pt"/>
    </style:style>
    <style:style style:name="ce81" style:family="table-cell" style:parent-style-name="Default">
      <style:table-cell-properties style:text-align-source="fix" style:repeat-content="false" fo:wrap-option="wrap" style:vertical-align="middle"/>
      <style:paragraph-properties fo:text-align="start" fo:margin-left="0cm"/>
      <style:text-properties style:font-name="Liberation Sans" fo:font-size="10pt" style:font-size-asian="10pt" style:font-size-complex="10pt"/>
    </style:style>
    <style:style style:name="ce82" style:family="table-cell" style:parent-style-name="Default">
      <style:table-cell-properties style:text-align-source="fix" style:repeat-content="false" fo:wrap-option="wrap" style:vertical-align="top"/>
      <style:paragraph-properties fo:text-align="justify" fo:margin-left="0cm"/>
      <style:text-properties style:font-name="Liberation Sans" fo:font-size="10pt" style:font-name-asian="Segoe UI" style:font-size-asian="10pt" style:font-name-complex="Tahoma" style:font-size-complex="10pt"/>
    </style:style>
    <style:style style:name="ce83" style:family="table-cell" style:parent-style-name="Default">
      <style:table-cell-properties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88" style:family="table-cell" style:parent-style-name="Default">
      <style:table-cell-properties style:text-align-source="fix" style:repeat-content="false"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89" style:family="table-cell" style:parent-style-name="Default">
      <style:table-cell-properties style:text-align-source="fix" style:repeat-content="false" style:vertical-align="top"/>
      <style:paragraph-properties fo:text-align="end"/>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data-style-name="N2">
      <style:text-properties style:font-name="Liberation Sans" fo:font-size="10pt" fo:font-weight="bold" style:font-size-asian="10pt" style:font-weight-asian="bold" style:font-size-complex="10pt" style:font-weight-complex="bold"/>
    </style:style>
    <style:style style:name="ce107" style:family="table-cell" style:parent-style-name="Default" style:data-style-name="N2">
      <style:table-cell-properties fo:wrap-option="wrap"/>
      <style:text-properties style:font-name="Liberation Sans" fo:font-size="10pt" style:font-size-asian="10pt" style:font-size-complex="10pt"/>
    </style:style>
    <style:style style:name="ce108" style:family="table-cell" style:parent-style-name="Default" style:data-style-name="N2">
      <style:table-cell-properties fo:background-color="#bdbdbd"/>
      <style:text-properties style:font-name="Liberation Sans" fo:font-size="10pt" fo:font-weight="bold" style:font-size-asian="10pt" style:font-weight-asian="bold" style:font-size-complex="10pt" style:font-weight-complex="bold"/>
    </style:style>
    <style:style style:name="ce109" style:family="table-cell" style:parent-style-name="Default" style:data-style-name="N2">
      <style:table-cell-properties fo:border-bottom="0.74pt solid #000000" fo:border-left="none" fo:border-right="none" fo:border-top="none"/>
      <style:text-properties style:font-name="Liberation Sans" fo:font-size="10pt" fo:font-weight="bold" style:font-size-asian="10pt" style:font-weight-asian="bold" style:font-size-complex="10pt" style:font-weight-complex="bold"/>
    </style:style>
    <style:style style:name="ce110" style:family="table-cell" style:parent-style-name="Default" style:data-style-name="N2">
      <style:table-cell-properties fo:border="none"/>
      <style:text-properties style:font-name="Liberation Sans" fo:font-size="10pt" style:font-size-asian="10pt" style:font-size-complex="10pt"/>
    </style:style>
    <style:style style:name="ce113" style:family="table-cell" style:parent-style-name="Default" style:data-style-name="N2">
      <style:table-cell-properties fo:border-bottom="0.74pt solid #000000" fo:border-left="none" fo:border-right="none" fo:border-top="none"/>
      <style:text-properties style:font-name="Liberation Sans" fo:font-size="10pt" style:font-size-asian="10pt" style:font-size-complex="10pt"/>
    </style:style>
    <style:style style:name="ce114" style:family="table-cell" style:parent-style-name="Default" style:data-style-name="N2">
      <style:table-cell-properties fo:border="none"/>
      <style:text-properties style:font-name="Liberation Sans" fo:font-size="10pt" fo:font-weight="bold" style:font-size-asian="10pt" style:font-weight-asian="bold" style:font-size-complex="10pt" style:font-weight-complex="bold"/>
    </style:style>
    <style:style style:name="ce120" style:family="table-cell" style:parent-style-name="Default" style:data-style-name="N2">
      <style:table-cell-properties fo:border-bottom="none" fo:border-left="none" fo:border-right="none" fo:border-top="0.74pt solid #000000"/>
      <style:text-properties style:font-name="Liberation Sans" fo:font-size="10pt" fo:font-weight="bold" style:font-size-asian="10pt" style:font-weight-asian="bold" style:font-size-complex="10pt" style:font-weight-complex="bold"/>
    </style:style>
    <style:style style:name="ce121" style:family="table-cell" style:parent-style-name="Default">
      <style:table-cell-properties fo:border="none"/>
      <style:text-properties style:font-name="Liberation Sans" fo:font-size="10pt" style:font-size-asian="10pt" style:font-size-complex="10pt"/>
    </style:style>
    <style:style style:name="ce122" style:family="table-cell" style:parent-style-name="Default">
      <style:table-cell-properties fo:border-bottom="0.74pt solid #000000" fo:border-left="none" fo:border-right="none" fo:border-top="none"/>
      <style:text-properties style:font-name="Liberation Sans" fo:font-size="10pt" style:font-size-asian="10pt" style:font-size-complex="10pt"/>
    </style:style>
    <style:style style:name="ce123" style:family="table-cell" style:parent-style-name="Default" style:data-style-name="N4">
      <style:text-properties style:font-name="Liberation Sans" fo:font-size="10pt" fo:font-weight="bold" style:font-size-asian="10pt" style:font-weight-asian="bold" style:font-size-complex="10pt" style:font-weight-complex="bold"/>
    </style:style>
    <style:style style:name="ce124" style:family="table-cell" style:parent-style-name="Default">
      <style:table-cell-properties style:text-align-source="fix" style:repeat-content="false" style:vertical-align="top"/>
      <style:paragraph-properties fo:text-align="justify" fo:margin-left="0cm"/>
      <style:text-properties style:font-name="Liberation Sans" fo:font-size="10pt" style:font-size-asian="10pt" style:font-size-complex="10pt"/>
    </style:style>
    <style:style style:name="ce129" style:family="table-cell" style:parent-style-name="Default">
      <style:table-cell-properties style:text-align-source="fix" style:repeat-content="false"/>
      <style:paragraph-properties fo:text-align="justify" fo:margin-left="0cm"/>
      <style:text-properties style:font-name="Liberation Sans" fo:font-size="10pt" fo:font-weight="bold" style:font-size-asian="10pt" style:font-weight-asian="bold" style:font-size-complex="10pt" style:font-weight-complex="bold"/>
    </style:style>
    <style:style style:name="ce130" style:family="table-cell" style:parent-style-name="Default">
      <style:table-cell-properties fo:border-bottom="0.74pt solid #000000" style:text-align-source="fix" style:repeat-content="false" fo:border-left="none" fo:border-right="none" fo:border-top="none"/>
      <style:paragraph-properties fo:text-align="justify" fo:margin-left="0cm"/>
      <style:text-properties style:font-name="Liberation Sans" fo:font-size="10pt" fo:font-weight="bold" style:font-size-asian="10pt" style:font-weight-asian="bold" style:font-size-complex="10pt" style:font-weight-complex="bold"/>
    </style:style>
    <style:style style:name="ce133" style:family="table-cell" style:parent-style-name="Default">
      <style:table-cell-properties fo:background-color="#05ecfa" style:text-align-source="fix" style:repeat-content="false"/>
      <style:paragraph-properties fo:text-align="justify" fo:margin-left="0cm"/>
      <style:text-properties style:font-name="Liberation Sans" fo:font-size="10pt" fo:font-weight="bold" style:font-size-asian="10pt" style:font-weight-asian="bold" style:font-size-complex="10pt" style:font-weight-complex="bold"/>
    </style:style>
    <style:style style:name="ce143" style:family="table-cell" style:parent-style-name="Default">
      <style:table-cell-properties fo:background-color="#bdbdbd" style:text-align-source="fix" style:repeat-content="false"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144" style:family="table-cell" style:parent-style-name="Default">
      <style:table-cell-properties fo:background-color="#c0c0c0"/>
      <style:text-properties style:font-name="Liberation Sans" fo:font-size="10pt" fo:font-weight="bold" style:font-size-asian="10pt" style:font-weight-asian="bold" style:font-size-complex="10pt" style:font-weight-complex="bold"/>
    </style:style>
    <style:style style:name="ce145" style:family="table-cell" style:parent-style-name="Default">
      <style:table-cell-properties fo:background-color="#c0c0c0"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146" style:family="table-cell" style:parent-style-name="Default">
      <style:table-cell-properties style:text-align-source="fix" style:repeat-content="false" style:vertical-align="top"/>
      <style:paragraph-properties fo:text-align="justify" fo:margin-left="0cm"/>
      <style:text-properties style:font-name="Liberation Sans" fo:font-size="10pt" fo:font-weight="bold" style:font-size-asian="10pt" style:font-weight-asian="bold" style:font-size-complex="10pt" style:font-weight-complex="bold"/>
    </style:style>
    <style:style style:name="ce147" style:family="table-cell" style:parent-style-name="Default">
      <style:table-cell-properties style:text-align-source="fix" style:repeat-content="false" fo:wrap-option="wrap"/>
      <style:paragraph-properties fo:text-align="justify" fo:margin-left="0cm"/>
      <style:text-properties style:font-name="Liberation Sans" fo:font-size="10pt" style:font-size-asian="10pt" style:font-size-complex="10pt"/>
    </style:style>
    <style:style style:name="ce148" style:family="table-cell" style:parent-style-name="Default">
      <style:table-cell-properties style:text-align-source="fix" style:repeat-content="fals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149" style:family="table-cell" style:parent-style-name="Default">
      <style:table-cell-properties style:text-align-source="fix" style:repeat-content="false" style:vertical-align="top"/>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150" style:family="table-cell" style:parent-style-name="Default">
      <style:table-cell-properties style:text-align-source="fix" style:repeat-content="false" fo:wrap-option="wrap" style:vertical-align="automatic"/>
      <style:paragraph-properties fo:text-align="justify" fo:margin-left="0cm"/>
      <style:text-properties style:font-name="Liberation Sans" fo:font-size="10pt" style:font-size-asian="10pt" style:font-size-complex="10pt"/>
    </style:style>
    <style:style style:name="ce151"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style:font-size-asian="10pt" style:font-size-complex="10pt"/>
    </style:style>
    <style:style style:name="ce152" style:family="table-cell" style:parent-style-name="Default">
      <style:table-cell-properties style:text-align-source="fix" style:repeat-content="false" style:vertical-align="middle"/>
      <style:paragraph-properties fo:text-align="end" fo:margin-left="0cm"/>
      <style:text-properties style:font-name="Liberation San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start" fo:margin-left="0cm"/>
      <style:text-properties style:font-name="Liberation Sans" fo:font-size="10pt" fo:font-weight="bold" style:font-size-asian="10pt" style:font-weight-asian="bold" style:font-size-complex="10pt" style:font-weight-complex="bold"/>
    </style:style>
    <style:style style:name="ce155" style:family="table-cell" style:parent-style-name="Default">
      <style:table-cell-properties fo:background-color="#c0c0c0"/>
      <style:text-properties style:font-name="Liberation Sans" fo:font-size="10pt" style:font-size-asian="10pt" style:font-size-complex="10pt"/>
    </style:style>
    <style:style style:name="ce156" style:family="table-cell" style:parent-style-name="Default">
      <style:table-cell-properties style:text-align-source="fix" style:repeat-content="false" style:vertical-align="top"/>
      <style:paragraph-properties fo:text-align="justify" fo:margin-left="0cm"/>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Liberation Sans" fo:font-size="10pt" fo:language="es" fo:country="E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158" style:family="table-cell" style:parent-style-name="Default" style:data-style-name="N2">
      <style:table-cell-properties style:text-align-source="fix" style:repeat-content="false"/>
      <style:paragraph-properties fo:text-align="end" fo:margin-left="0cm"/>
      <style:text-properties style:font-name="Liberation Sans" fo:font-size="10pt" style:font-size-asian="10pt" style:font-size-complex="10pt"/>
    </style:style>
    <style:style style:name="ce159" style:family="table-cell" style:parent-style-name="Default" style:data-style-name="N2">
      <style:table-cell-properties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160" style:family="table-cell" style:parent-style-name="Default" style:data-style-name="N2">
      <style:table-cell-properties fo:border-bottom="0.74pt solid #000000" style:text-align-source="fix" style:repeat-content="false" fo:border-left="none" fo:border-right="none" fo:border-top="none"/>
      <style:paragraph-properties fo:text-align="end" fo:margin-left="0cm"/>
      <style:text-properties style:font-name="Liberation Sans" fo:font-size="10pt" fo:font-weight="bold" style:font-size-asian="10pt" style:font-weight-asian="bold" style:font-size-complex="10pt" style:font-weight-complex="bold"/>
    </style:style>
    <style:style style:name="ce161" style:family="table-cell" style:parent-style-name="Default" style:data-style-name="N2">
      <style:table-cell-properties style:text-align-source="fix" style:repeat-content="false" style:vertical-align="top"/>
      <style:paragraph-properties fo:text-align="end" fo:margin-left="0cm"/>
      <style:text-properties style:font-name="Liberation Sans" fo:font-size="10pt" style:font-size-asian="10pt" style:font-size-complex="10pt"/>
    </style:style>
    <style:style style:name="ce162" style:family="table-cell" style:parent-style-name="Default" style:data-style-name="N2">
      <style:table-cell-properties fo:background-color="#bdbdbd"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163" style:family="table-cell" style:parent-style-name="Default">
      <style:table-cell-properties style:text-align-source="fix" style:repeat-content="false"/>
      <style:paragraph-properties fo:text-align="end" fo:margin-left="0cm"/>
      <style:text-properties style:font-name="Liberation Sans" fo:font-size="10pt" style:font-size-asian="10pt" style:font-size-complex="10pt"/>
    </style:style>
    <style:style style:name="ce165" style:family="table-cell" style:parent-style-name="Default">
      <style:table-cell-properties fo:background-color="#c0c0c0" style:text-align-source="fix" style:repeat-content="false"/>
      <style:paragraph-properties fo:text-align="end" fo:margin-left="0cm"/>
      <style:text-properties style:font-name="Liberation Sans" fo:font-size="10pt" style:font-size-asian="10pt" style:font-size-complex="10pt"/>
    </style:style>
    <style:style style:name="ce166" style:family="table-cell" style:parent-style-name="Default">
      <style:table-cell-properties style:text-align-source="fix" style:repeat-content="false" fo:wrap-option="wrap"/>
      <style:paragraph-properties fo:text-align="end" fo:margin-left="0cm"/>
      <style:text-properties style:font-name="Liberation Sans" fo:font-size="10pt" style:font-size-asian="10pt" style:font-size-complex="10pt"/>
    </style:style>
    <style:style style:name="ce167" style:family="table-cell" style:parent-style-name="Default">
      <style:table-cell-properties fo:border-bottom="0.74pt dotted #000000" style:text-align-source="fix" style:repeat-content="false" fo:border-left="none" fo:border-right="none" fo:border-top="none"/>
      <style:paragraph-properties fo:text-align="end" fo:margin-left="0cm"/>
      <style:text-properties style:font-name="Liberation Sans" fo:font-size="10pt" fo:font-weight="bold" style:font-size-asian="10pt" style:font-weight-asian="bold" style:font-size-complex="10pt" style:font-weight-complex="bold"/>
    </style:style>
    <style:style style:name="ce168"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size-asian="10pt" style:font-size-complex="10pt"/>
    </style:style>
    <style:style style:name="ce169" style:family="table-cell" style:parent-style-name="Default">
      <style:table-cell-properties fo:border-bottom="0.74pt dotted #000000" style:text-align-source="fix" style:repeat-content="false" fo:border-left="none" fo:border-right="none" fo:border-top="none" style:vertical-align="middle"/>
      <style:paragraph-properties fo:text-align="center" fo:margin-left="0cm"/>
      <style:text-properties style:font-name="Liberation Sans" fo:font-size="10pt" style:font-size-asian="10pt" style:font-size-complex="10pt"/>
    </style:style>
    <style:style style:name="ce170" style:family="table-cell" style:parent-style-name="Default" style:data-style-name="N2">
      <style:table-cell-properties fo:border-bottom="none" style:text-align-source="fix" style:repeat-content="false" fo:border-left="none" fo:border-right="none" fo:border-top="0.74pt solid #000000"/>
      <style:paragraph-properties fo:text-align="end" fo:margin-left="0cm"/>
      <style:text-properties style:font-name="Liberation Sans" fo:font-size="10pt" style:font-size-asian="10pt" style:font-size-complex="10pt"/>
    </style:style>
    <style:style style:name="ce171" style:family="table-cell" style:parent-style-name="Default" style:data-style-name="N2">
      <style:table-cell-properties style:text-align-source="fix" style:repeat-content="false" fo:border="none"/>
      <style:paragraph-properties fo:text-align="end" fo:margin-left="0cm"/>
      <style:text-properties style:font-name="Liberation Sans" fo:font-size="10pt" style:font-size-asian="10pt" style:font-size-complex="10pt"/>
    </style:style>
    <style:style style:name="ce172" style:family="table-cell" style:parent-style-name="Default" style:data-style-name="N2">
      <style:table-cell-properties fo:border-bottom="none" style:text-align-source="fix" style:repeat-content="false" fo:border-left="none" fo:border-right="none" fo:border-top="0.74pt solid #000000"/>
      <style:paragraph-properties fo:text-align="end" fo:margin-left="0cm"/>
      <style:text-properties style:font-name="Liberation Sans" fo:font-size="10pt" fo:font-weight="bold" style:font-size-asian="10pt" style:font-weight-asian="bold" style:font-size-complex="10pt" style:font-weight-complex="bold"/>
    </style:style>
    <style:style style:name="ce173" style:family="table-cell" style:parent-style-name="Default" style:data-style-name="N2">
      <style:table-cell-properties style:text-align-source="fix" style:repeat-content="false" fo:border="none"/>
      <style:paragraph-properties fo:text-align="end" fo:margin-left="0cm"/>
      <style:text-properties style:font-name="Liberation Sans" fo:font-size="10pt" fo:font-weight="bold" style:font-size-asian="10pt" style:font-weight-asian="bold" style:font-size-complex="10pt" style:font-weight-complex="bold"/>
    </style:style>
    <style:style style:name="ce177" style:family="table-cell" style:parent-style-name="Default" style:data-style-name="N2">
      <style:table-cell-properties style:text-align-source="fix" style:repeat-content="false" fo:border="none" style:vertical-align="top"/>
      <style:paragraph-properties fo:text-align="end" fo:margin-left="0cm"/>
      <style:text-properties style:font-name="Liberation Sans" fo:font-size="10pt" fo:font-weight="bold" style:font-size-asian="10pt" style:font-weight-asian="bold" style:font-size-complex="10pt" style:font-weight-complex="bold"/>
    </style:style>
    <style:style style:name="ce178" style:family="table-cell" style:parent-style-name="Default">
      <style:table-cell-properties fo:border-bottom="0.74pt solid #000000" style:text-align-source="fix" style:repeat-content="false" fo:border-left="none" fo:border-right="none" fo:border-top="none"/>
      <style:paragraph-properties fo:text-align="end" fo:margin-left="0cm"/>
      <style:text-properties style:font-name="Liberation Sans" fo:font-size="10pt" fo:font-weight="bold" style:font-size-asian="10pt" style:font-weight-asian="bold" style:font-size-complex="10pt" style:font-weight-complex="bold"/>
    </style:style>
    <style:style style:name="ce179" style:family="table-cell" style:parent-style-name="Default">
      <style:table-cell-properties fo:background-color="#bdbdbd"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180" style:family="table-cell" style:parent-style-name="Default">
      <style:table-cell-properties style:text-align-source="fix" style:repeat-content="false" style:vertical-align="top"/>
      <style:paragraph-properties fo:text-align="end" fo:margin-left="0cm"/>
      <style:text-properties style:font-name="Liberation Sans" fo:font-size="10pt" style:font-size-asian="10pt" style:font-size-complex="10pt"/>
    </style:style>
    <style:style style:name="ce181" style:family="table-cell" style:parent-style-name="Default" style:data-style-name="N2">
      <style:table-cell-properties fo:background-color="#c0c0c0" style:text-align-source="fix" style:repeat-content="false"/>
      <style:paragraph-properties fo:text-align="end" fo:margin-left="0cm"/>
      <style:text-properties style:font-name="Liberation Sans" fo:font-size="10pt" style:font-size-asian="10pt" style:font-size-complex="10pt"/>
    </style:style>
    <style:style style:name="ce183" style:family="table-cell" style:parent-style-name="Default" style:data-style-name="N4">
      <style:table-cell-properties style:text-align-source="fix" style:repeat-content="false"/>
      <style:paragraph-properties fo:text-align="end" fo:margin-left="0cm"/>
      <style:text-properties style:font-name="Liberation Sans" fo:font-size="10pt" fo:font-weight="bold" style:font-size-asian="10pt" style:font-weight-asian="bold" style:font-size-complex="10pt" style:font-weight-complex="bold"/>
    </style:style>
    <style:style style:name="ce1" style:family="table-cell" style:parent-style-name="Default">
      <style:text-properties style:font-name="Liberation Sans Narrow" fo:font-size="11pt" style:font-size-asian="11pt" style:font-size-complex="11pt"/>
    </style:style>
    <style:style style:name="ce203" style:family="table-cell" style:parent-style-name="Default">
      <style:table-cell-properties fo:background-color="#00ffff" style:text-align-source="fix" style:repeat-content="false" style:vertical-align="middle"/>
      <style:paragraph-properties fo:text-align="start" fo:margin-left="0cm"/>
      <style:text-properties style:font-name="Liberation Sans Narrow" fo:font-size="11pt" fo:font-weight="bold" style:font-size-asian="11pt" style:font-weight-asian="bold" style:font-size-complex="11pt" style:font-weight-complex="bold"/>
    </style:style>
    <style:style style:name="ce3" style:family="table-cell" style:parent-style-name="Default">
      <style:text-properties style:font-name="Liberation Sans Narrow" fo:font-size="11pt" fo:font-weight="bold" style:font-size-asian="11pt" style:font-weight-asian="bold" style:font-size-complex="11pt" style:font-weight-complex="bold"/>
    </style:style>
    <style:style style:name="ce204" style:family="table-cell" style:parent-style-name="Default">
      <style:table-cell-properties style:text-align-source="fix" style:repeat-content="false"/>
      <style:paragraph-properties fo:text-align="center" fo:margin-left="0cm"/>
      <style:text-properties style:font-name="Liberation Sans Narrow" fo:font-size="11pt" style:font-size-asian="11pt" style:font-size-complex="11pt"/>
    </style:style>
    <style:style style:name="ce205" style:family="table-cell" style:parent-style-name="Default">
      <style:table-cell-properties fo:background-color="#00ffff"/>
      <style:text-properties style:font-name="Liberation Sans Narrow" fo:font-size="11pt" fo:font-weight="bold" style:font-size-asian="11pt" style:font-weight-asian="bold" style:font-size-complex="11pt" style:font-weight-complex="bold"/>
    </style:style>
    <style:style style:name="ce206" style:family="table-cell" style:parent-style-name="Default">
      <style:table-cell-properties style:text-align-source="fix" style:repeat-content="false" style:vertical-align="middle"/>
      <style:paragraph-properties fo:text-align="center"/>
      <style:text-properties style:font-name="Liberation Sans Narrow" fo:font-size="11pt" style:font-size-asian="11pt" style:font-size-complex="11pt"/>
    </style:style>
    <style:style style:name="ce207" style:family="table-cell" style:parent-style-name="Default" style:data-style-name="N11">
      <style:text-properties style:font-name="Liberation Sans Narrow" fo:font-size="11pt" style:font-size-asian="11pt" style:font-size-complex="11pt"/>
    </style:style>
    <style:style style:name="ce197" style:family="table-cell" style:parent-style-name="Default">
      <style:table-cell-properties style:text-align-source="fix" style:repeat-content="false"/>
      <style:paragraph-properties fo:text-align="end" fo:margin-left="0cm"/>
      <style:text-properties style:font-name="Liberation Sans Narrow" fo:font-size="11pt" fo:font-weight="bold" style:font-size-asian="11pt" style:font-weight-asian="bold" style:font-size-complex="11pt" style:font-weight-complex="bold"/>
    </style:style>
    <style:style style:name="ce200" style:family="table-cell" style:parent-style-name="Default">
      <style:table-cell-properties fo:border-bottom="0.74pt dotted #000000" fo:border-left="none" fo:border-right="none" fo:border-top="none"/>
      <style:text-properties style:font-name="Liberation Sans Narrow" fo:font-size="11pt" style:font-size-asian="11pt" style:font-size-complex="11pt"/>
    </style:style>
    <style:style style:name="ce139" style:family="table-cell" style:parent-style-name="Default">
      <style:table-cell-properties style:text-align-source="fix" style:repeat-content="false"/>
      <style:paragraph-properties fo:text-align="end" fo:margin-left="0cm"/>
      <style:text-properties style:font-name="Liberation Sans Narrow" fo:font-size="11pt" style:font-size-asian="11pt" style:font-size-complex="11pt"/>
    </style:style>
    <style:style style:name="ce209" style:family="table-cell" style:parent-style-name="Default" style:data-style-name="N4">
      <style:text-properties style:font-name="Liberation Sans Narrow" fo:font-size="11pt" style:font-size-asian="11pt" style:font-size-complex="11pt"/>
    </style:style>
    <style:style style:name="ce210" style:family="table-cell" style:parent-style-name="Default" style:data-style-name="N4">
      <style:table-cell-properties fo:border-bottom="0.74pt solid #000000" fo:border-left="none" fo:border-right="none" fo:border-top="none"/>
      <style:text-properties style:font-name="Liberation Sans Narrow" fo:font-size="11pt" style:font-size-asian="11pt" style:font-size-complex="11pt"/>
    </style:style>
    <style:style style:name="ce211" style:family="table-cell" style:parent-style-name="Default" style:data-style-name="N4">
      <style:table-cell-properties fo:border-bottom="none" fo:border-left="none" fo:border-right="none" fo:border-top="0.74pt solid #000000"/>
      <style:text-properties style:font-name="Liberation Sans Narrow" fo:font-size="11pt" fo:font-weight="bold" style:font-size-asian="11pt" style:font-weight-asian="bold" style:font-size-complex="11pt" style:font-weight-complex="bold"/>
    </style:style>
    <style:style style:name="ce84" style:family="table-cell" style:parent-style-name="Default">
      <style:table-cell-properties fo:border-bottom="0.74pt solid #000000" fo:border-left="none" fo:border-right="none" fo:border-top="none"/>
      <style:text-properties style:font-name="Liberation Sans Narrow" fo:font-size="11pt" style:font-size-asian="11pt" style:font-size-complex="11pt"/>
    </style:style>
    <style:style style:name="ce87" style:family="table-cell" style:parent-style-name="Default" style:data-style-name="N4">
      <style:text-properties style:font-name="Liberation Sans Narrow" fo:font-size="11pt" fo:font-weight="bold" style:font-size-asian="11pt" style:font-weight-asian="bold" style:font-size-complex="11pt" style:font-weight-complex="bold"/>
    </style:style>
    <style:style style:name="T1" style:family="text">
      <style:text-properties style:font-name="Liberation Sans Narrow"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Narrow"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Segoe UI" style:font-name-complex="Tahoma"/>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Microsoft YaHei" style:font-name-complex="Arial Unicode MS"/>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style>
    <style:style style:name="T5" style:family="text">
      <style:text-properties fo:language="es" fo:country="ES"/>
    </style:style>
  </office:automatic-styles>
  <office:body>
    <office:spreadsheet>
      <table:calculation-settings table:automatic-find-labels="false" table:use-regular-expressions="false" table:use-wildcards="true"/>
      <table:table table:name="preus unitaris" table:style-name="ta1">
        <table:table-column table:style-name="co1" table:default-cell-style-name="Default"/>
        <table:table-column table:style-name="co2" table:default-cell-style-name="Default"/>
        <table:table-column table:style-name="co2" table:visibility="collapse"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6" table:default-cell-style-name="ce31"/>
        <table:table-row table:style-name="ro1">
          <table:table-cell table:number-columns-repeated="9"/>
        </table:table-row>
        <table:table-row table:style-name="ro1">
          <table:table-cell/>
          <table:table-cell table:style-name="ce5" office:value-type="string" calcext:value-type="string">
            <text:p>MATERIAL ENLLAÇ – CGP+CS</text:p>
          </table:table-cell>
          <table:table-cell table:style-name="ce5" table:number-columns-repeated="2"/>
          <table:table-cell table:style-name="ce6" table:number-columns-repeated="2"/>
          <table:table-cell table:style-name="ce24"/>
          <table:table-cell table:style-name="ce27"/>
          <table:table-cell/>
        </table:table-row>
        <table:table-row table:style-name="ro1">
          <table:table-cell table:number-columns-repeated="2"/>
          <table:table-cell office:value-type="string" calcext:value-type="string">
            <text:p>01</text:p>
          </table:table-cell>
          <table:table-cell office:value-type="string" calcext:value-type="string">
            <text:p>CS400</text:p>
          </table:table-cell>
          <table:table-cell table:style-name="ce4" office:value-type="string" calcext:value-type="string">
            <text:p>ud</text:p>
          </table:table-cell>
          <table:table-cell table:style-name="ce15" office:value-type="string" calcext:value-type="string">
            <text:p>Caixa de seccionament</text:p>
          </table:table-cell>
          <table:table-cell table:style-name="ce25" office:value-type="float" office:value="338" calcext:value-type="float">
            <text:p>338,00</text:p>
          </table:table-cell>
          <table:table-cell table:style-name="ce27"/>
          <table:table-cell/>
        </table:table-row>
        <table:table-row table:style-name="ro1">
          <table:table-cell table:number-columns-repeated="2"/>
          <table:table-cell office:value-type="string" calcext:value-type="string">
            <text:p>01</text:p>
          </table:table-cell>
          <table:table-cell office:value-type="string" calcext:value-type="string">
            <text:p>CGP9160</text:p>
          </table:table-cell>
          <table:table-cell table:style-name="ce4" office:value-type="string" calcext:value-type="string">
            <text:p>ud</text:p>
          </table:table-cell>
          <table:table-cell table:style-name="ce17" office:value-type="string" calcext:value-type="string">
            <text:p>Caixa general de protecció PNZ-CGP 9-160A</text:p>
          </table:table-cell>
          <table:table-cell table:style-name="ce25" office:value-type="float" office:value="199.21" calcext:value-type="float">
            <text:p>199,21</text:p>
          </table:table-cell>
          <table:table-cell table:style-name="ce27"/>
          <table:table-cell/>
        </table:table-row>
        <table:table-row table:style-name="ro1">
          <table:table-cell table:number-columns-repeated="2"/>
          <table:table-cell office:value-type="string" calcext:value-type="string">
            <text:p>01</text:p>
          </table:table-cell>
          <table:table-cell office:value-type="string" calcext:value-type="string">
            <text:p>FUS160</text:p>
          </table:table-cell>
          <table:table-cell table:style-name="ce4" office:value-type="string" calcext:value-type="string">
            <text:p>ud</text:p>
          </table:table-cell>
          <table:table-cell table:style-name="ce17" office:value-type="string" calcext:value-type="string">
            <text:p>Fusible de fulles gG 160 A T2, poder de tall 120 kA, mida T2</text:p>
          </table:table-cell>
          <table:table-cell table:style-name="ce27" office:value-type="float" office:value="21" calcext:value-type="float">
            <text:p>21,00</text:p>
          </table:table-cell>
          <table:table-cell table:style-name="ce27"/>
          <table:table-cell/>
        </table:table-row>
        <table:table-row table:style-name="ro1">
          <table:table-cell table:number-columns-repeated="2"/>
          <table:table-cell office:value-type="string" calcext:value-type="string">
            <text:p>01</text:p>
          </table:table-cell>
          <table:table-cell office:value-type="string" calcext:value-type="string">
            <text:p>NIX_01</text:p>
          </table:table-cell>
          <table:table-cell table:style-name="ce4" office:value-type="string" calcext:value-type="string">
            <text:p>ud</text:p>
          </table:table-cell>
          <table:table-cell table:style-name="ce17" office:value-type="string" calcext:value-type="string">
            <text:p>Marc i porta metàl·lica</text:p>
          </table:table-cell>
          <table:table-cell table:style-name="ce28" office:value-type="float" office:value="110" calcext:value-type="float">
            <text:p>110,00</text:p>
          </table:table-cell>
          <table:table-cell table:style-name="ce27"/>
          <table:table-cell/>
        </table:table-row>
        <table:table-row table:style-name="ro1">
          <table:table-cell table:number-columns-repeated="4"/>
          <table:table-cell table:style-name="ce4"/>
          <table:table-cell table:style-name="ce17"/>
          <table:table-cell table:style-name="ce28"/>
          <table:table-cell table:style-name="ce27"/>
          <table:table-cell/>
        </table:table-row>
        <table:table-row table:style-name="ro1">
          <table:table-cell/>
          <table:table-cell table:style-name="ce5" office:value-type="string" calcext:value-type="string">
            <text:p>MATERIAL ENLLAÇ – CC</text:p>
          </table:table-cell>
          <table:table-cell table:style-name="ce5" table:number-columns-repeated="5"/>
          <table:table-cell table:style-name="ce27"/>
          <table:table-cell/>
        </table:table-row>
        <table:table-row table:style-name="ro1">
          <table:table-cell table:number-columns-repeated="2"/>
          <table:table-cell office:value-type="string" calcext:value-type="string">
            <text:p>02</text:p>
          </table:table-cell>
          <table:table-cell office:value-type="string" calcext:value-type="string">
            <text:p>UF_IGM160</text:p>
          </table:table-cell>
          <table:table-cell table:style-name="ce4" office:value-type="string" calcext:value-type="string">
            <text:p>ud</text:p>
          </table:table-cell>
          <table:table-cell table:style-name="ce17" office:value-type="string" calcext:value-type="string">
            <text:p>Mòdul d'interruptor general de maniobra de 160 A</text:p>
          </table:table-cell>
          <table:table-cell table:style-name="ce25" office:value-type="float" office:value="135.23" calcext:value-type="float">
            <text:p>135,23</text:p>
          </table:table-cell>
          <table:table-cell table:style-name="ce27"/>
          <table:table-cell/>
        </table:table-row>
        <table:table-row table:style-name="ro1">
          <table:table-cell table:number-columns-repeated="2"/>
          <table:table-cell office:value-type="string" calcext:value-type="string">
            <text:p>02</text:p>
          </table:table-cell>
          <table:table-cell office:value-type="string" calcext:value-type="string">
            <text:p>UF_3TE</text:p>
          </table:table-cell>
          <table:table-cell table:style-name="ce4" office:value-type="string" calcext:value-type="string">
            <text:p>ud</text:p>
          </table:table-cell>
          <table:table-cell table:style-name="ce17" office:value-type="string" calcext:value-type="string">
            <text:p>Mòdul per a la ubicació de tres comptadors trifàsics</text:p>
          </table:table-cell>
          <table:table-cell table:style-name="ce25" office:value-type="float" office:value="75.13" calcext:value-type="float">
            <text:p>75,13</text:p>
          </table:table-cell>
          <table:table-cell table:style-name="ce27"/>
          <table:table-cell/>
        </table:table-row>
        <table:table-row table:style-name="ro1">
          <table:table-cell table:number-columns-repeated="2"/>
          <table:table-cell office:value-type="string" calcext:value-type="string">
            <text:p>02</text:p>
          </table:table-cell>
          <table:table-cell office:value-type="string" calcext:value-type="string">
            <text:p>UF_EMB</text:p>
          </table:table-cell>
          <table:table-cell table:style-name="ce4" office:value-type="string" calcext:value-type="string">
            <text:p>ud</text:p>
          </table:table-cell>
          <table:table-cell table:style-name="ce17" office:value-type="string" calcext:value-type="string">
            <text:p>Mòdul d'embarrat general</text:p>
          </table:table-cell>
          <table:table-cell table:style-name="ce25" office:value-type="float" office:value="106.02" calcext:value-type="float">
            <text:p>106,02</text:p>
          </table:table-cell>
          <table:table-cell table:style-name="ce27"/>
          <table:table-cell/>
        </table:table-row>
        <table:table-row table:style-name="ro1">
          <table:table-cell table:number-columns-repeated="2"/>
          <table:table-cell office:value-type="string" calcext:value-type="string">
            <text:p>02</text:p>
          </table:table-cell>
          <table:table-cell office:value-type="string" calcext:value-type="string">
            <text:p>UF_2ME</text:p>
          </table:table-cell>
          <table:table-cell table:style-name="ce4" office:value-type="string" calcext:value-type="string">
            <text:p>ud</text:p>
          </table:table-cell>
          <table:table-cell table:style-name="ce18" office:value-type="string" calcext:value-type="string">
            <text:p>Mòdul per a la ubicació de quatre comptadors monofàsics</text:p>
          </table:table-cell>
          <table:table-cell table:style-name="ce27" office:value-type="float" office:value="75" calcext:value-type="float">
            <text:p>75,00</text:p>
          </table:table-cell>
          <table:table-cell table:style-name="ce27"/>
          <table:table-cell/>
        </table:table-row>
        <table:table-row table:style-name="ro1">
          <table:table-cell table:number-columns-repeated="2"/>
          <table:table-cell office:value-type="string" calcext:value-type="string">
            <text:p>02</text:p>
          </table:table-cell>
          <table:table-cell office:value-type="string" calcext:value-type="string">
            <text:p>UF_FUS</text:p>
          </table:table-cell>
          <table:table-cell table:style-name="ce4" office:value-type="string" calcext:value-type="string">
            <text:p>ud</text:p>
          </table:table-cell>
          <table:table-cell table:style-name="ce17" office:value-type="string" calcext:value-type="string">
            <text:p>Mòdul de fusibles de seguretat</text:p>
          </table:table-cell>
          <table:table-cell table:style-name="ce27" office:value-type="float" office:value="70.62" calcext:value-type="float">
            <text:p>70,62</text:p>
          </table:table-cell>
          <table:table-cell table:style-name="ce27"/>
          <table:table-cell/>
        </table:table-row>
        <table:table-row table:style-name="ro1">
          <table:table-cell table:number-columns-repeated="2"/>
          <table:table-cell office:value-type="string" calcext:value-type="string">
            <text:p>02</text:p>
          </table:table-cell>
          <table:table-cell office:value-type="string" calcext:value-type="string">
            <text:p>UF_ST</text:p>
          </table:table-cell>
          <table:table-cell table:style-name="ce4" office:value-type="string" calcext:value-type="string">
            <text:p>ud</text:p>
          </table:table-cell>
          <table:table-cell table:style-name="ce17" office:value-type="string" calcext:value-type="string">
            <text:p>Mòdul de borns de sortida i posada a terra</text:p>
          </table:table-cell>
          <table:table-cell table:style-name="ce27" office:value-type="float" office:value="81.14" calcext:value-type="float">
            <text:p>81,14</text:p>
          </table:table-cell>
          <table:table-cell table:style-name="ce27"/>
          <table:table-cell/>
        </table:table-row>
        <table:table-row table:style-name="ro1">
          <table:table-cell table:number-columns-repeated="4"/>
          <table:table-cell table:style-name="ce4"/>
          <table:table-cell table:style-name="ce17"/>
          <table:table-cell table:style-name="ce27" table:number-columns-repeated="2"/>
          <table:table-cell/>
        </table:table-row>
        <table:table-row table:style-name="ro1">
          <table:table-cell/>
          <table:table-cell table:style-name="ce5" office:value-type="string" calcext:value-type="string">
            <text:p>CONDUCTORS</text:p>
          </table:table-cell>
          <table:table-cell table:style-name="ce5" table:number-columns-repeated="5"/>
          <table:table-cell table:style-name="ce27"/>
          <table:table-cell/>
        </table:table-row>
        <table:table-row table:style-name="ro1">
          <table:table-cell table:number-columns-repeated="2"/>
          <table:table-cell office:value-type="string" calcext:value-type="string">
            <text:p>03</text:p>
          </table:table-cell>
          <table:table-cell office:value-type="string" calcext:value-type="string">
            <text:p>H07Z1-K_1_5</text:p>
          </table:table-cell>
          <table:table-cell table:style-name="ce4" office:value-type="string" calcext:value-type="string">
            <text:p>m</text:p>
          </table:table-cell>
          <table:table-cell table:style-name="ce17" office:value-type="string" calcext:value-type="string">
            <text:p>Cable 1,5 mm² H07Z1-K (AS) 750 / 1 kV</text:p>
          </table:table-cell>
          <table:table-cell table:style-name="ce27" office:value-type="float" office:value="0.54" calcext:value-type="float">
            <text:p>0,54</text:p>
          </table:table-cell>
          <table:table-cell table:style-name="ce27"/>
          <table:table-cell/>
        </table:table-row>
        <table:table-row table:style-name="ro1">
          <table:table-cell table:number-columns-repeated="2"/>
          <table:table-cell office:value-type="string" calcext:value-type="string">
            <text:p>03</text:p>
          </table:table-cell>
          <table:table-cell office:value-type="string" calcext:value-type="string">
            <text:p>H07Z1-K_2_5</text:p>
          </table:table-cell>
          <table:table-cell table:style-name="ce4" office:value-type="string" calcext:value-type="string">
            <text:p>m</text:p>
          </table:table-cell>
          <table:table-cell table:style-name="ce17" office:value-type="string" calcext:value-type="string">
            <text:p>Cable 2,5 mm² H07Z1-K (AS) 750 / 1 kV</text:p>
          </table:table-cell>
          <table:table-cell table:style-name="ce27" office:value-type="float" office:value="0.88" calcext:value-type="float">
            <text:p>0,88</text:p>
          </table:table-cell>
          <table:table-cell table:style-name="ce27"/>
          <table:table-cell/>
        </table:table-row>
        <table:table-row table:style-name="ro1">
          <table:table-cell table:number-columns-repeated="2"/>
          <table:table-cell office:value-type="string" calcext:value-type="string">
            <text:p>03</text:p>
          </table:table-cell>
          <table:table-cell office:value-type="string" calcext:value-type="string">
            <text:p>H07Z1-K_6</text:p>
          </table:table-cell>
          <table:table-cell table:style-name="ce4" office:value-type="string" calcext:value-type="string">
            <text:p>m</text:p>
          </table:table-cell>
          <table:table-cell table:style-name="ce17" office:value-type="string" calcext:value-type="string">
            <text:p>Cable 6 mm² H07ZK1</text:p>
          </table:table-cell>
          <table:table-cell table:style-name="ce27" office:value-type="float" office:value="2.06" calcext:value-type="float">
            <text:p>2,06</text:p>
          </table:table-cell>
          <table:table-cell table:style-name="ce27"/>
          <table:table-cell/>
        </table:table-row>
        <table:table-row table:style-name="ro1">
          <table:table-cell table:number-columns-repeated="2"/>
          <table:table-cell office:value-type="string" calcext:value-type="string">
            <text:p>03</text:p>
          </table:table-cell>
          <table:table-cell office:value-type="string" calcext:value-type="string">
            <text:p>H07Z1-K_10</text:p>
          </table:table-cell>
          <table:table-cell table:style-name="ce4" office:value-type="string" calcext:value-type="string">
            <text:p>m</text:p>
          </table:table-cell>
          <table:table-cell table:style-name="ce17" office:value-type="string" calcext:value-type="string">
            <text:p>Cable 10 mm² H07Z1-K (AS) 750 / 1 kV</text:p>
          </table:table-cell>
          <table:table-cell table:style-name="ce25" office:value-type="float" office:value="3.58" calcext:value-type="float">
            <text:p>3,58</text:p>
          </table:table-cell>
          <table:table-cell table:style-name="ce27"/>
          <table:table-cell/>
        </table:table-row>
        <table:table-row table:style-name="ro1">
          <table:table-cell table:number-columns-repeated="2"/>
          <table:table-cell office:value-type="string" calcext:value-type="string">
            <text:p>03</text:p>
          </table:table-cell>
          <table:table-cell office:value-type="string" calcext:value-type="string">
            <text:p>H07Z1-K_16</text:p>
          </table:table-cell>
          <table:table-cell table:style-name="ce4" office:value-type="string" calcext:value-type="string">
            <text:p>m</text:p>
          </table:table-cell>
          <table:table-cell table:style-name="ce17" office:value-type="string" calcext:value-type="string">
            <text:p>Cable 16 mm² H07Z1-K (AS) 750 / 1 kV</text:p>
          </table:table-cell>
          <table:table-cell table:style-name="ce25" office:value-type="float" office:value="5.61" calcext:value-type="float">
            <text:p>5,61</text:p>
          </table:table-cell>
          <table:table-cell table:style-name="ce27"/>
          <table:table-cell/>
        </table:table-row>
        <table:table-row table:style-name="ro1">
          <table:table-cell table:number-columns-repeated="2"/>
          <table:table-cell office:value-type="string" calcext:value-type="string">
            <text:p>03</text:p>
          </table:table-cell>
          <table:table-cell office:value-type="string" calcext:value-type="string">
            <text:p>H07Z1-K_25</text:p>
          </table:table-cell>
          <table:table-cell table:style-name="ce4" office:value-type="string" calcext:value-type="string">
            <text:p>m</text:p>
          </table:table-cell>
          <table:table-cell table:style-name="ce17" office:value-type="string" calcext:value-type="string">
            <text:p>Cable 25 mm² H07Z1-K (AS) 750 / 1 kV</text:p>
          </table:table-cell>
          <table:table-cell table:style-name="ce25" office:value-type="float" office:value="8.52" calcext:value-type="float">
            <text:p>8,52</text:p>
          </table:table-cell>
          <table:table-cell table:style-name="ce27"/>
          <table:table-cell/>
        </table:table-row>
        <table:table-row table:style-name="ro1">
          <table:table-cell table:number-columns-repeated="7"/>
          <table:table-cell table:style-name="ce27"/>
          <table:table-cell/>
        </table:table-row>
        <table:table-row table:style-name="ro1">
          <table:table-cell table:number-columns-repeated="2"/>
          <table:table-cell office:value-type="string" calcext:value-type="string">
            <text:p>03</text:p>
          </table:table-cell>
          <table:table-cell office:value-type="string" calcext:value-type="string">
            <text:p>RZ1-K 150</text:p>
          </table:table-cell>
          <table:table-cell table:style-name="ce4" office:value-type="string" calcext:value-type="string">
            <text:p>m</text:p>
          </table:table-cell>
          <table:table-cell table:style-name="ce15" office:value-type="string" calcext:value-type="string">
            <text:p>Cable unipolar RZ1-K (AS), 0,6/1 kV, 1x150 mm²</text:p>
          </table:table-cell>
          <table:table-cell table:style-name="ce25" office:value-type="float" office:value="31.26" calcext:value-type="float">
            <text:p>31,26</text:p>
          </table:table-cell>
          <table:table-cell table:style-name="ce27"/>
          <table:table-cell/>
        </table:table-row>
        <table:table-row table:style-name="ro1">
          <table:table-cell table:number-columns-repeated="4"/>
          <table:table-cell table:style-name="ce4"/>
          <table:table-cell table:style-name="ce15"/>
          <table:table-cell table:style-name="ce25"/>
          <table:table-cell table:style-name="ce27"/>
          <table:table-cell/>
        </table:table-row>
        <table:table-row table:style-name="ro1">
          <table:table-cell/>
          <table:table-cell table:style-name="ce5" office:value-type="string" calcext:value-type="string">
            <text:p>TUBS</text:p>
          </table:table-cell>
          <table:table-cell table:style-name="ce5" table:number-columns-repeated="5"/>
          <table:table-cell table:style-name="ce27"/>
          <table:table-cell/>
        </table:table-row>
        <table:table-row table:style-name="ro1">
          <table:table-cell table:number-columns-repeated="2"/>
          <table:table-cell office:value-type="string" calcext:value-type="string">
            <text:p>04</text:p>
          </table:table-cell>
          <table:table-cell office:value-type="string" calcext:value-type="string">
            <text:p>TØ20_2221</text:p>
          </table:table-cell>
          <table:table-cell table:style-name="ce4" office:value-type="string" calcext:value-type="string">
            <text:p>m</text:p>
          </table:table-cell>
          <table:table-cell table:style-name="ce17" office:value-type="string" calcext:value-type="string">
            <text:p>Tub corrugat 2221 de diàmetre 20 mm</text:p>
          </table:table-cell>
          <table:table-cell table:style-name="ce25" office:value-type="float" office:value="0.81" calcext:value-type="float">
            <text:p>0,81</text:p>
          </table:table-cell>
          <table:table-cell table:style-name="ce27"/>
          <table:table-cell/>
        </table:table-row>
        <table:table-row table:style-name="ro1">
          <table:table-cell table:number-columns-repeated="2"/>
          <table:table-cell office:value-type="string" calcext:value-type="string">
            <text:p>04</text:p>
          </table:table-cell>
          <table:table-cell office:value-type="string" calcext:value-type="string">
            <text:p>TØ25_2221</text:p>
          </table:table-cell>
          <table:table-cell table:style-name="ce4" office:value-type="string" calcext:value-type="string">
            <text:p>m</text:p>
          </table:table-cell>
          <table:table-cell table:style-name="ce17" office:value-type="string" calcext:value-type="string">
            <text:p>Tub corrugat 2221 de diàmetre 25 mm</text:p>
          </table:table-cell>
          <table:table-cell table:style-name="ce25" office:value-type="float" office:value="1.04" calcext:value-type="float">
            <text:p>1,04</text:p>
          </table:table-cell>
          <table:table-cell table:style-name="ce27"/>
          <table:table-cell/>
        </table:table-row>
        <table:table-row table:style-name="ro1">
          <table:table-cell table:number-columns-repeated="2"/>
          <table:table-cell office:value-type="string" calcext:value-type="string">
            <text:p>04</text:p>
          </table:table-cell>
          <table:table-cell office:value-type="string" calcext:value-type="string">
            <text:p>TØ32_2221</text:p>
          </table:table-cell>
          <table:table-cell table:style-name="ce4" office:value-type="string" calcext:value-type="string">
            <text:p>m</text:p>
          </table:table-cell>
          <table:table-cell table:style-name="ce17" office:value-type="string" calcext:value-type="string">
            <text:p>Tub corrugat 2221 de diàmetre 32 mm</text:p>
          </table:table-cell>
          <table:table-cell table:style-name="ce25" office:value-type="float" office:value="1.62" calcext:value-type="float">
            <text:p>1,62</text:p>
          </table:table-cell>
          <table:table-cell table:style-name="ce27"/>
          <table:table-cell/>
        </table:table-row>
        <table:table-row table:style-name="ro1">
          <table:table-cell table:number-columns-repeated="2"/>
          <table:table-cell office:value-type="string" calcext:value-type="string">
            <text:p>04</text:p>
          </table:table-cell>
          <table:table-cell office:value-type="string" calcext:value-type="string">
            <text:p>TØ40_2221</text:p>
          </table:table-cell>
          <table:table-cell table:style-name="ce4" office:value-type="string" calcext:value-type="string">
            <text:p>m</text:p>
          </table:table-cell>
          <table:table-cell table:style-name="ce17" office:value-type="string" calcext:value-type="string">
            <text:p>Tub corrugat 2221 de diàmetre 40 mm</text:p>
          </table:table-cell>
          <table:table-cell table:style-name="ce25" office:value-type="float" office:value="2.27" calcext:value-type="float">
            <text:p>2,27</text:p>
          </table:table-cell>
          <table:table-cell table:style-name="ce27"/>
          <table:table-cell/>
        </table:table-row>
        <table:table-row table:style-name="ro1">
          <table:table-cell table:number-columns-repeated="4"/>
          <table:table-cell table:style-name="ce4"/>
          <table:table-cell table:style-name="ce17"/>
          <table:table-cell table:style-name="ce25"/>
          <table:table-cell table:style-name="ce27"/>
          <table:table-cell/>
        </table:table-row>
        <table:table-row table:style-name="ro1">
          <table:table-cell/>
          <table:table-cell table:style-name="ce5" office:value-type="string" calcext:value-type="string">
            <text:p>CAIXES</text:p>
          </table:table-cell>
          <table:table-cell table:style-name="ce5" table:number-columns-repeated="2"/>
          <table:table-cell table:style-name="ce6"/>
          <table:table-cell table:style-name="ce19"/>
          <table:table-cell table:style-name="ce29"/>
          <table:table-cell table:style-name="ce27"/>
          <table:table-cell/>
        </table:table-row>
        <table:table-row table:style-name="ro1">
          <table:table-cell table:number-columns-repeated="2"/>
          <table:table-cell office:value-type="string" calcext:value-type="string">
            <text:p>05</text:p>
          </table:table-cell>
          <table:table-cell office:value-type="string" calcext:value-type="string">
            <text:p>CAENC_68x46</text:p>
          </table:table-cell>
          <table:table-cell table:style-name="ce4" office:value-type="string" calcext:value-type="string">
            <text:p>ud</text:p>
          </table:table-cell>
          <table:table-cell table:style-name="ce17" office:value-type="string" calcext:value-type="string">
            <text:p>Caixa universal 68x46</text:p>
          </table:table-cell>
          <table:table-cell table:style-name="ce25" office:value-type="float" office:value="1.86" calcext:value-type="float">
            <text:p>1,86</text:p>
          </table:table-cell>
          <table:table-cell table:style-name="ce27"/>
          <table:table-cell/>
        </table:table-row>
        <table:table-row table:style-name="ro1">
          <table:table-cell table:number-columns-repeated="2"/>
          <table:table-cell office:value-type="string" calcext:value-type="string">
            <text:p>05</text:p>
          </table:table-cell>
          <table:table-cell office:value-type="string" calcext:value-type="string">
            <text:p>CAENC_EBS</text:p>
          </table:table-cell>
          <table:table-cell table:style-name="ce4" office:value-type="string" calcext:value-type="string">
            <text:p>ud</text:p>
          </table:table-cell>
          <table:table-cell table:style-name="ce17" office:value-type="string" calcext:value-type="string">
            <text:p>Caixa encastar per a ESB25-5A</text:p>
          </table:table-cell>
          <table:table-cell table:style-name="ce25" office:value-type="float" office:value="1.86" calcext:value-type="float">
            <text:p>1,86</text:p>
          </table:table-cell>
          <table:table-cell table:style-name="ce27"/>
          <table:table-cell/>
        </table:table-row>
        <table:table-row table:style-name="ro1">
          <table:table-cell table:number-columns-repeated="2"/>
          <table:table-cell office:value-type="string" calcext:value-type="string">
            <text:p>05</text:p>
          </table:table-cell>
          <table:table-cell office:value-type="string" calcext:value-type="string">
            <text:p>CENC</text:p>
          </table:table-cell>
          <table:table-cell table:style-name="ce4" office:value-type="string" calcext:value-type="string">
            <text:p>ud</text:p>
          </table:table-cell>
          <table:table-cell table:style-name="ce15" office:value-type="string" calcext:value-type="string">
            <text:p>Caixa per a encastrar</text:p>
          </table:table-cell>
          <table:table-cell table:style-name="ce27" office:value-type="float" office:value="5.78" calcext:value-type="float">
            <text:p>5,78</text:p>
          </table:table-cell>
          <table:table-cell table:style-name="ce27"/>
          <table:table-cell/>
        </table:table-row>
        <table:table-row table:style-name="ro1">
          <table:table-cell table:number-columns-repeated="4"/>
          <table:table-cell table:style-name="ce4"/>
          <table:table-cell table:style-name="ce15"/>
          <table:table-cell table:style-name="ce27" table:number-columns-repeated="2"/>
          <table:table-cell/>
        </table:table-row>
        <table:table-row table:style-name="ro1">
          <table:table-cell/>
          <table:table-cell table:style-name="ce5" office:value-type="string" calcext:value-type="string">
            <text:p>MECANISMES</text:p>
          </table:table-cell>
          <table:table-cell table:style-name="ce5" table:number-columns-repeated="5"/>
          <table:table-cell table:style-name="ce27"/>
          <table:table-cell/>
        </table:table-row>
        <table:table-row table:style-name="ro1">
          <table:table-cell table:number-columns-repeated="2"/>
          <table:table-cell office:value-type="string" calcext:value-type="string">
            <text:p>06</text:p>
          </table:table-cell>
          <table:table-cell office:value-type="string" calcext:value-type="string">
            <text:p>ISIM</text:p>
          </table:table-cell>
          <table:table-cell table:style-name="ce4" office:value-type="string" calcext:value-type="string">
            <text:p>ud</text:p>
          </table:table-cell>
          <table:table-cell table:style-name="ce18" office:value-type="string" calcext:value-type="string">
            <text:p>Interruptor simple</text:p>
          </table:table-cell>
          <table:table-cell table:style-name="ce27" office:value-type="float" office:value="7.26" calcext:value-type="float">
            <text:p>7,26</text:p>
          </table:table-cell>
          <table:table-cell table:style-name="ce27"/>
          <table:table-cell/>
        </table:table-row>
        <table:table-row table:style-name="ro1">
          <table:table-cell table:number-columns-repeated="2"/>
          <table:table-cell office:value-type="string" calcext:value-type="string">
            <text:p>06</text:p>
          </table:table-cell>
          <table:table-cell office:value-type="string" calcext:value-type="string">
            <text:p>ICOM</text:p>
          </table:table-cell>
          <table:table-cell table:style-name="ce4" office:value-type="string" calcext:value-type="string">
            <text:p>ud</text:p>
          </table:table-cell>
          <table:table-cell table:style-name="ce18" office:value-type="string" calcext:value-type="string">
            <text:p>Interruptor commutat</text:p>
          </table:table-cell>
          <table:table-cell table:style-name="ce27" office:value-type="float" office:value="8.26" calcext:value-type="float">
            <text:p>8,26</text:p>
          </table:table-cell>
          <table:table-cell table:style-name="ce27"/>
          <table:table-cell/>
        </table:table-row>
        <table:table-row table:style-name="ro1">
          <table:table-cell table:number-columns-repeated="2"/>
          <table:table-cell office:value-type="string" calcext:value-type="string">
            <text:p>06</text:p>
          </table:table-cell>
          <table:table-cell office:value-type="string" calcext:value-type="string">
            <text:p>ICRE</text:p>
          </table:table-cell>
          <table:table-cell table:style-name="ce4" office:value-type="string" calcext:value-type="string">
            <text:p>ud</text:p>
          </table:table-cell>
          <table:table-cell table:style-name="ce18" office:value-type="string" calcext:value-type="string">
            <text:p>Interruptor de creuament</text:p>
          </table:table-cell>
          <table:table-cell table:style-name="ce27" office:value-type="float" office:value="17.37" calcext:value-type="float">
            <text:p>17,37</text:p>
          </table:table-cell>
          <table:table-cell table:style-name="ce27"/>
          <table:table-cell/>
        </table:table-row>
        <table:table-row table:style-name="ro1">
          <table:table-cell table:number-columns-repeated="2"/>
          <table:table-cell office:value-type="string" calcext:value-type="string">
            <text:p>06</text:p>
          </table:table-cell>
          <table:table-cell office:value-type="string" calcext:value-type="string">
            <text:p>C2A</text:p>
          </table:table-cell>
          <table:table-cell table:style-name="ce4" office:value-type="string" calcext:value-type="string">
            <text:p>ud</text:p>
          </table:table-cell>
          <table:table-cell table:style-name="ce18" office:value-type="string" calcext:value-type="string">
            <text:p>Presa de corrent C2A</text:p>
          </table:table-cell>
          <table:table-cell table:style-name="ce27" office:value-type="float" office:value="3" calcext:value-type="float">
            <text:p>3,00</text:p>
          </table:table-cell>
          <table:table-cell table:style-name="ce27"/>
          <table:table-cell/>
        </table:table-row>
        <table:table-row table:style-name="ro1">
          <table:table-cell table:number-columns-repeated="2"/>
          <table:table-cell office:value-type="string" calcext:value-type="string">
            <text:p>06</text:p>
          </table:table-cell>
          <table:table-cell office:value-type="string" calcext:value-type="string">
            <text:p>EBS</text:p>
          </table:table-cell>
          <table:table-cell table:style-name="ce4" office:value-type="string" calcext:value-type="string">
            <text:p>ud</text:p>
          </table:table-cell>
          <table:table-cell table:style-name="ce18" office:value-type="string" calcext:value-type="string">
            <text:p>Base endoll T.T. 25A JUNG o similar</text:p>
          </table:table-cell>
          <table:table-cell table:style-name="ce27" office:value-type="float" office:value="12.55" calcext:value-type="float">
            <text:p>12,55</text:p>
          </table:table-cell>
          <table:table-cell table:style-name="ce27"/>
          <table:table-cell/>
        </table:table-row>
        <table:table-row table:style-name="ro1">
          <table:table-cell table:number-columns-repeated="2"/>
          <table:table-cell office:value-type="string" calcext:value-type="string">
            <text:p>06</text:p>
          </table:table-cell>
          <table:table-cell office:value-type="string" calcext:value-type="string">
            <text:p>TIMB</text:p>
          </table:table-cell>
          <table:table-cell table:style-name="ce4" office:value-type="string" calcext:value-type="string">
            <text:p>ud</text:p>
          </table:table-cell>
          <table:table-cell table:style-name="ce18" office:value-type="string" calcext:value-type="string">
            <text:p>Mecanisme per a timbre</text:p>
          </table:table-cell>
          <table:table-cell table:style-name="ce27" office:value-type="float" office:value="56.71" calcext:value-type="float">
            <text:p>56,71</text:p>
          </table:table-cell>
          <table:table-cell table:style-name="ce27"/>
          <table:table-cell/>
        </table:table-row>
        <table:table-row table:style-name="ro1">
          <table:table-cell table:number-columns-repeated="2"/>
          <table:table-cell office:value-type="string" calcext:value-type="string">
            <text:p>06</text:p>
          </table:table-cell>
          <table:table-cell office:value-type="string" calcext:value-type="string">
            <text:p>POLS</text:p>
          </table:table-cell>
          <table:table-cell table:style-name="ce4" office:value-type="string" calcext:value-type="string">
            <text:p>ud</text:p>
          </table:table-cell>
          <table:table-cell table:style-name="ce18" office:value-type="string" calcext:value-type="string">
            <text:p>Polsador simple</text:p>
          </table:table-cell>
          <table:table-cell table:style-name="ce27" office:value-type="float" office:value="7.35" calcext:value-type="float">
            <text:p>7,35</text:p>
          </table:table-cell>
          <table:table-cell table:style-name="ce27"/>
          <table:table-cell/>
        </table:table-row>
        <table:table-row table:style-name="ro1">
          <table:table-cell table:number-columns-repeated="4"/>
          <table:table-cell table:style-name="ce4"/>
          <table:table-cell table:style-name="ce18"/>
          <table:table-cell table:style-name="ce27" table:number-columns-repeated="2"/>
          <table:table-cell/>
        </table:table-row>
        <table:table-row table:style-name="ro1">
          <table:table-cell/>
          <table:table-cell table:style-name="ce5" office:value-type="string" calcext:value-type="string">
            <text:p>ACCESSORIS MECANISMES</text:p>
          </table:table-cell>
          <table:table-cell table:style-name="ce5" table:number-columns-repeated="5"/>
          <table:table-cell table:style-name="ce27"/>
          <table:table-cell/>
        </table:table-row>
        <table:table-row table:style-name="ro1">
          <table:table-cell table:number-columns-repeated="2"/>
          <table:table-cell office:value-type="string" calcext:value-type="string">
            <text:p>07</text:p>
          </table:table-cell>
          <table:table-cell office:value-type="string" calcext:value-type="string">
            <text:p>TEC_INT</text:p>
          </table:table-cell>
          <table:table-cell table:style-name="ce4" office:value-type="string" calcext:value-type="string">
            <text:p>ud</text:p>
          </table:table-cell>
          <table:table-cell table:style-name="ce18" office:value-type="string" calcext:value-type="string">
            <text:p>Tecla per a interruptor/commutador</text:p>
          </table:table-cell>
          <table:table-cell table:style-name="ce27" office:value-type="float" office:value="4.52" calcext:value-type="float">
            <text:p>4,52</text:p>
          </table:table-cell>
          <table:table-cell table:style-name="ce27"/>
          <table:table-cell/>
        </table:table-row>
        <table:table-row table:style-name="ro1">
          <table:table-cell table:number-columns-repeated="2"/>
          <table:table-cell office:value-type="string" calcext:value-type="string">
            <text:p>07</text:p>
          </table:table-cell>
          <table:table-cell office:value-type="string" calcext:value-type="string">
            <text:p>EMB</text:p>
          </table:table-cell>
          <table:table-cell table:style-name="ce4" office:value-type="string" calcext:value-type="string">
            <text:p>ud</text:p>
          </table:table-cell>
          <table:table-cell table:style-name="ce17" office:value-type="string" calcext:value-type="string">
            <text:p>Embellidor</text:p>
          </table:table-cell>
          <table:table-cell table:style-name="ce27" office:value-type="float" office:value="3.72" calcext:value-type="float">
            <text:p>3,72</text:p>
          </table:table-cell>
          <table:table-cell table:style-name="ce27"/>
          <table:table-cell/>
        </table:table-row>
        <table:table-row table:style-name="ro1">
          <table:table-cell table:number-columns-repeated="2"/>
          <table:table-cell office:value-type="string" calcext:value-type="string">
            <text:p>07</text:p>
          </table:table-cell>
          <table:table-cell office:value-type="string" calcext:value-type="string">
            <text:p>TAPC2A</text:p>
          </table:table-cell>
          <table:table-cell table:style-name="ce4" office:value-type="string" calcext:value-type="string">
            <text:p>ud</text:p>
          </table:table-cell>
          <table:table-cell table:style-name="ce17" office:value-type="string" calcext:value-type="string">
            <text:p>Tapa per a endoll C2a (2P+T)</text:p>
          </table:table-cell>
          <table:table-cell table:style-name="ce27" office:value-type="float" office:value="5.19" calcext:value-type="float">
            <text:p>5,19</text:p>
          </table:table-cell>
          <table:table-cell table:style-name="ce27"/>
          <table:table-cell/>
        </table:table-row>
        <table:table-row table:style-name="ro1">
          <table:table-cell table:number-columns-repeated="2"/>
          <table:table-cell office:value-type="string" calcext:value-type="string">
            <text:p>07</text:p>
          </table:table-cell>
          <table:table-cell office:value-type="string" calcext:value-type="string">
            <text:p>TEC_POLS</text:p>
          </table:table-cell>
          <table:table-cell table:style-name="ce4" office:value-type="string" calcext:value-type="string">
            <text:p>ud</text:p>
          </table:table-cell>
          <table:table-cell table:style-name="ce18" office:value-type="string" calcext:value-type="string">
            <text:p>Tecla per a Polsador amb símbol de làmpada</text:p>
          </table:table-cell>
          <table:table-cell table:style-name="ce27" office:value-type="float" office:value="4.52" calcext:value-type="float">
            <text:p>4,52</text:p>
          </table:table-cell>
          <table:table-cell table:style-name="ce27"/>
          <table:table-cell/>
        </table:table-row>
        <table:table-row table:style-name="ro1">
          <table:table-cell table:number-columns-repeated="2"/>
          <table:table-cell office:value-type="string" calcext:value-type="string">
            <text:p>07</text:p>
          </table:table-cell>
          <table:table-cell office:value-type="string" calcext:value-type="string">
            <text:p>REGL</text:p>
          </table:table-cell>
          <table:table-cell table:style-name="ce4" office:value-type="string" calcext:value-type="string">
            <text:p>ud</text:p>
          </table:table-cell>
          <table:table-cell table:style-name="ce15" office:value-type="string" calcext:value-type="string">
            <text:p>Regletes de connexió</text:p>
          </table:table-cell>
          <table:table-cell table:style-name="ce27" office:value-type="float" office:value="0.3" calcext:value-type="float">
            <text:p>0,30</text:p>
          </table:table-cell>
          <table:table-cell table:style-name="ce27"/>
          <table:table-cell/>
        </table:table-row>
        <table:table-row table:style-name="ro1">
          <table:table-cell table:number-columns-repeated="4"/>
          <table:table-cell table:style-name="ce4"/>
          <table:table-cell table:style-name="ce15"/>
          <table:table-cell table:style-name="ce27" table:number-columns-repeated="2"/>
          <table:table-cell/>
        </table:table-row>
        <table:table-row table:style-name="ro1">
          <table:table-cell table:style-name="ce4"/>
          <table:table-cell table:style-name="ce6" office:value-type="string" calcext:value-type="string">
            <text:p>IL·LUMINACIÓ</text:p>
          </table:table-cell>
          <table:table-cell table:style-name="ce6" table:number-columns-repeated="2"/>
          <table:table-cell table:style-name="ce5" table:number-columns-repeated="3"/>
          <table:table-cell table:style-name="ce27"/>
          <table:table-cell/>
        </table:table-row>
        <table:table-row table:style-name="ro1">
          <table:table-cell table:style-name="ce4" table:number-columns-repeated="2"/>
          <table:table-cell table:style-name="ce4" office:value-type="string" calcext:value-type="string">
            <text:p>08</text:p>
          </table:table-cell>
          <table:table-cell table:style-name="ce4" office:value-type="string" calcext:value-type="string">
            <text:p>APL</text:p>
          </table:table-cell>
          <table:table-cell table:style-name="ce4" office:value-type="string" calcext:value-type="string">
            <text:p>ud</text:p>
          </table:table-cell>
          <table:table-cell table:style-name="ce15" office:value-type="string" calcext:value-type="string">
            <text:p>Aplic de paret ajustable per a lectura</text:p>
          </table:table-cell>
          <table:table-cell table:style-name="ce4" office:value-type="float" office:value="32.99" calcext:value-type="float">
            <text:p>32,99</text:p>
          </table:table-cell>
          <table:table-cell table:style-name="ce27"/>
          <table:table-cell/>
        </table:table-row>
        <table:table-row table:style-name="ro1">
          <table:table-cell table:style-name="ce4" table:number-columns-repeated="2"/>
          <table:table-cell table:style-name="ce4" office:value-type="string" calcext:value-type="string">
            <text:p>08</text:p>
          </table:table-cell>
          <table:table-cell table:style-name="ce4" office:value-type="string" calcext:value-type="string">
            <text:p>DOWN24</text:p>
          </table:table-cell>
          <table:table-cell table:style-name="ce4" office:value-type="string" calcext:value-type="string">
            <text:p>ud</text:p>
          </table:table-cell>
          <table:table-cell table:style-name="ce15" office:value-type="string" calcext:value-type="string">
            <text:p>Downlight LED20/840 24W 220-240V blanc càlid</text:p>
          </table:table-cell>
          <table:table-cell table:style-name="ce4" office:value-type="float" office:value="10.64" calcext:value-type="float">
            <text:p>10,64</text:p>
          </table:table-cell>
          <table:table-cell table:style-name="ce27"/>
          <table:table-cell/>
        </table:table-row>
        <table:table-row table:style-name="ro1">
          <table:table-cell table:style-name="ce4" table:number-columns-repeated="2"/>
          <table:table-cell table:style-name="ce4" office:value-type="string" calcext:value-type="string">
            <text:p>08</text:p>
          </table:table-cell>
          <table:table-cell table:style-name="ce4" office:value-type="string" calcext:value-type="string">
            <text:p>PANT</text:p>
          </table:table-cell>
          <table:table-cell table:style-name="ce4" office:value-type="string" calcext:value-type="string">
            <text:p>ud</text:p>
          </table:table-cell>
          <table:table-cell table:style-name="ce15" office:value-type="string" calcext:value-type="string">
            <text:p>Pantalla estanca</text:p>
          </table:table-cell>
          <table:table-cell table:style-name="ce4" office:value-type="float" office:value="36.21" calcext:value-type="float">
            <text:p>36,21</text:p>
          </table:table-cell>
          <table:table-cell table:style-name="ce4"/>
          <table:table-cell/>
        </table:table-row>
        <table:table-row table:style-name="ro1">
          <table:table-cell table:style-name="ce4" table:number-columns-repeated="4"/>
          <table:table-cell table:number-columns-repeated="3"/>
          <table:table-cell table:style-name="ce4"/>
          <table:table-cell/>
        </table:table-row>
        <table:table-row table:style-name="ro1">
          <table:table-cell table:style-name="ce4" table:number-columns-repeated="2"/>
          <table:table-cell table:style-name="ce4" office:value-type="string" calcext:value-type="string">
            <text:p>08</text:p>
          </table:table-cell>
          <table:table-cell table:style-name="ce4" office:value-type="string" calcext:value-type="string">
            <text:p>GU10_4W</text:p>
          </table:table-cell>
          <table:table-cell table:style-name="ce4" office:value-type="string" calcext:value-type="string">
            <text:p>ud</text:p>
          </table:table-cell>
          <table:table-cell table:style-name="ce15" office:value-type="string" calcext:value-type="string">
            <text:p>Bombeta GU10 4W</text:p>
          </table:table-cell>
          <table:table-cell table:style-name="ce4" office:value-type="float" office:value="3.15" calcext:value-type="float">
            <text:p>3,15</text:p>
          </table:table-cell>
          <table:table-cell table:style-name="ce4"/>
          <table:table-cell/>
        </table:table-row>
        <table:table-row table:style-name="ro1">
          <table:table-cell table:style-name="ce4" table:number-columns-repeated="5"/>
          <table:table-cell table:style-name="ce15"/>
          <table:table-cell table:style-name="ce4" table:number-columns-repeated="2"/>
          <table:table-cell/>
        </table:table-row>
        <table:table-row table:style-name="ro1">
          <table:table-cell table:style-name="ce4"/>
          <table:table-cell table:style-name="ce6" office:value-type="string" calcext:value-type="string">
            <text:p>MATERIAL QUADRES – ENVOLUPANTS</text:p>
          </table:table-cell>
          <table:table-cell table:style-name="ce6" table:number-columns-repeated="2"/>
          <table:table-cell table:style-name="ce5" table:number-columns-repeated="3"/>
          <table:table-cell table:style-name="ce4"/>
          <table:table-cell/>
        </table:table-row>
        <table:table-row table:style-name="ro1">
          <table:table-cell table:style-name="ce4" table:number-columns-repeated="2"/>
          <table:table-cell table:style-name="ce4" office:value-type="string" calcext:value-type="string">
            <text:p>09</text:p>
          </table:table-cell>
          <table:table-cell table:style-name="ce4" office:value-type="string" calcext:value-type="string">
            <text:p>ENV_3_36</text:p>
          </table:table-cell>
          <table:table-cell table:style-name="ce4" office:value-type="string" calcext:value-type="string">
            <text:p>ud</text:p>
          </table:table-cell>
          <table:table-cell table:style-name="ce17" office:value-type="string" calcext:value-type="string">
            <text:p>Caixa encastable quadre - 3 files - 36 mòduls</text:p>
          </table:table-cell>
          <table:table-cell table:style-name="ce25" office:value-type="float" office:value="114.47" calcext:value-type="float">
            <text:p>114,47</text:p>
          </table:table-cell>
          <table:table-cell table:style-name="ce4"/>
          <table:table-cell/>
        </table:table-row>
        <table:table-row table:style-name="ro1">
          <table:table-cell table:style-name="ce4" table:number-columns-repeated="2"/>
          <table:table-cell table:style-name="ce4" office:value-type="string" calcext:value-type="string">
            <text:p>09</text:p>
          </table:table-cell>
          <table:table-cell table:style-name="ce4" office:value-type="string" calcext:value-type="string">
            <text:p>ENV_2_24</text:p>
          </table:table-cell>
          <table:table-cell table:style-name="ce4" office:value-type="string" calcext:value-type="string">
            <text:p>ud</text:p>
          </table:table-cell>
          <table:table-cell table:style-name="ce17" office:value-type="string" calcext:value-type="string">
            <text:p>Caixa encastable quadre - 2 files – 24 mòduls</text:p>
          </table:table-cell>
          <table:table-cell table:style-name="ce25" office:value-type="float" office:value="71.85" calcext:value-type="float">
            <text:p>71,85</text:p>
          </table:table-cell>
          <table:table-cell table:style-name="ce4"/>
          <table:table-cell/>
        </table:table-row>
        <table:table-row table:style-name="ro1">
          <table:table-cell table:style-name="ce4" table:number-columns-repeated="5"/>
          <table:table-cell table:style-name="ce17"/>
          <table:table-cell table:style-name="ce25"/>
          <table:table-cell table:style-name="ce4"/>
          <table:table-cell/>
        </table:table-row>
        <table:table-row table:style-name="ro1">
          <table:table-cell table:style-name="ce4"/>
          <table:table-cell table:style-name="ce6" office:value-type="string" calcext:value-type="string">
            <text:p>MATERIAL QUADRES – PST</text:p>
          </table:table-cell>
          <table:table-cell table:style-name="ce6" table:number-columns-repeated="2"/>
          <table:table-cell table:style-name="ce5" table:number-columns-repeated="3"/>
          <table:table-cell table:number-columns-repeated="2"/>
        </table:table-row>
        <table:table-row table:style-name="ro1">
          <table:table-cell table:style-name="ce4" table:number-columns-repeated="2"/>
          <table:table-cell table:style-name="ce4" office:value-type="string" calcext:value-type="string">
            <text:p>10</text:p>
          </table:table-cell>
          <table:table-cell table:style-name="ce4" office:value-type="string" calcext:value-type="string">
            <text:p>PTS25</text:p>
          </table:table-cell>
          <table:table-cell table:style-name="ce12" office:value-type="string" calcext:value-type="string">
            <text:p>ud</text:p>
          </table:table-cell>
          <table:table-cell table:style-name="ce18" office:value-type="string" calcext:value-type="string">
            <text:p>PTS 25A</text:p>
          </table:table-cell>
          <table:table-cell table:style-name="ce30" office:value-type="float" office:value="190.43" calcext:value-type="float">
            <text:p>190,43</text:p>
          </table:table-cell>
          <table:table-cell table:style-name="ce4"/>
          <table:table-cell/>
        </table:table-row>
        <table:table-row table:style-name="ro1">
          <table:table-cell table:style-name="ce4" table:number-columns-repeated="2"/>
          <table:table-cell table:style-name="ce4" office:value-type="string" calcext:value-type="string">
            <text:p>10</text:p>
          </table:table-cell>
          <table:table-cell table:style-name="ce4" office:value-type="string" calcext:value-type="string">
            <text:p>PTS40</text:p>
          </table:table-cell>
          <table:table-cell table:style-name="ce12" office:value-type="string" calcext:value-type="string">
            <text:p>ud</text:p>
          </table:table-cell>
          <table:table-cell table:style-name="ce18" office:value-type="string" calcext:value-type="string">
            <text:p>PTS 40A</text:p>
          </table:table-cell>
          <table:table-cell table:style-name="ce30" office:value-type="float" office:value="197.43" calcext:value-type="float">
            <text:p>197,43</text:p>
          </table:table-cell>
          <table:table-cell table:style-name="ce4"/>
          <table:table-cell/>
        </table:table-row>
        <table:table-row table:style-name="ro1">
          <table:table-cell table:style-name="ce4" table:number-columns-repeated="4"/>
          <table:table-cell table:style-name="ce12"/>
          <table:table-cell table:style-name="ce18"/>
          <table:table-cell table:style-name="ce30"/>
          <table:table-cell table:style-name="ce4"/>
          <table:table-cell/>
        </table:table-row>
        <table:table-row table:style-name="ro1">
          <table:table-cell table:style-name="ce4"/>
          <table:table-cell table:style-name="ce6" office:value-type="string" calcext:value-type="string">
            <text:p>MATERIAL QUADRES – ID</text:p>
          </table:table-cell>
          <table:table-cell table:style-name="ce6" table:number-columns-repeated="2"/>
          <table:table-cell table:style-name="ce5" table:number-columns-repeated="3"/>
          <table:table-cell table:style-name="ce4"/>
          <table:table-cell/>
        </table:table-row>
        <table:table-row table:style-name="ro1">
          <table:table-cell table:style-name="ce4"/>
          <table:table-cell/>
          <table:table-cell table:style-name="ce4" office:value-type="string" calcext:value-type="string">
            <text:p>11</text:p>
          </table:table-cell>
          <table:table-cell table:style-name="ce4" office:value-type="string" calcext:value-type="string">
            <text:p>ID40_30</text:p>
          </table:table-cell>
          <table:table-cell table:style-name="ce4" office:value-type="string" calcext:value-type="string">
            <text:p>ud</text:p>
          </table:table-cell>
          <table:table-cell table:style-name="ce17" office:value-type="string" calcext:value-type="string">
            <text:p>ID 2P 40A 30mA AC residencial</text:p>
          </table:table-cell>
          <table:table-cell table:style-name="ce27" office:value-type="float" office:value="115.83" calcext:value-type="float">
            <text:p>115,83</text:p>
          </table:table-cell>
          <table:table-cell table:style-name="ce4"/>
          <table:table-cell/>
        </table:table-row>
        <table:table-row table:style-name="ro1">
          <table:table-cell table:style-name="ce4"/>
          <table:table-cell/>
          <table:table-cell table:style-name="ce4" table:number-columns-repeated="3"/>
          <table:table-cell table:style-name="ce17"/>
          <table:table-cell table:style-name="ce27"/>
          <table:table-cell table:style-name="ce4"/>
          <table:table-cell/>
        </table:table-row>
        <table:table-row table:style-name="ro1">
          <table:table-cell table:style-name="ce4"/>
          <table:table-cell table:style-name="ce6" office:value-type="string" calcext:value-type="string">
            <text:p>MATERIAL QUADRES – MT</text:p>
          </table:table-cell>
          <table:table-cell table:style-name="ce6" table:number-columns-repeated="3"/>
          <table:table-cell table:style-name="ce19"/>
          <table:table-cell table:style-name="ce24"/>
          <table:table-cell table:style-name="ce4"/>
          <table:table-cell/>
        </table:table-row>
        <table:table-row table:style-name="ro1">
          <table:table-cell table:style-name="ce4" table:number-columns-repeated="2"/>
          <table:table-cell table:style-name="ce4" office:value-type="string" calcext:value-type="string">
            <text:p>12</text:p>
          </table:table-cell>
          <table:table-cell table:style-name="ce4" office:value-type="string" calcext:value-type="string">
            <text:p>MT_10C</text:p>
          </table:table-cell>
          <table:table-cell table:style-name="ce4" office:value-type="string" calcext:value-type="string">
            <text:p>ud</text:p>
          </table:table-cell>
          <table:table-cell table:style-name="ce17" office:value-type="string" calcext:value-type="string">
            <text:p>Interruptor Magnetotèrmic; Resi9; 1P+N; 10 A</text:p>
          </table:table-cell>
          <table:table-cell table:style-name="ce27" office:value-type="float" office:value="19.87" calcext:value-type="float">
            <text:p>19,87</text:p>
          </table:table-cell>
          <table:table-cell table:style-name="ce4"/>
          <table:table-cell/>
        </table:table-row>
        <table:table-row table:style-name="ro1">
          <table:table-cell table:style-name="ce4" table:number-columns-repeated="2"/>
          <table:table-cell table:style-name="ce4" office:value-type="string" calcext:value-type="string">
            <text:p>12</text:p>
          </table:table-cell>
          <table:table-cell table:style-name="ce4" office:value-type="string" calcext:value-type="string">
            <text:p>MT_16C</text:p>
          </table:table-cell>
          <table:table-cell table:style-name="ce4" office:value-type="string" calcext:value-type="string">
            <text:p>ud</text:p>
          </table:table-cell>
          <table:table-cell table:style-name="ce17" office:value-type="string" calcext:value-type="string">
            <text:p>Interruptor Magnetotèrmic; Resi9; 1P+N; 16 A</text:p>
          </table:table-cell>
          <table:table-cell table:style-name="ce27" office:value-type="float" office:value="20.09" calcext:value-type="float">
            <text:p>20,09</text:p>
          </table:table-cell>
          <table:table-cell table:style-name="ce4"/>
          <table:table-cell/>
        </table:table-row>
        <table:table-row table:style-name="ro1">
          <table:table-cell table:style-name="ce4" table:number-columns-repeated="2"/>
          <table:table-cell table:style-name="ce4" office:value-type="string" calcext:value-type="string">
            <text:p>12</text:p>
          </table:table-cell>
          <table:table-cell table:style-name="ce4" office:value-type="string" calcext:value-type="string">
            <text:p>MT_25C</text:p>
          </table:table-cell>
          <table:table-cell table:style-name="ce4" office:value-type="string" calcext:value-type="string">
            <text:p>ud</text:p>
          </table:table-cell>
          <table:table-cell table:style-name="ce17" office:value-type="string" calcext:value-type="string">
            <text:p>Interruptor Magnetotèrmic; Resi9; 1P+N; 25 A</text:p>
          </table:table-cell>
          <table:table-cell table:style-name="ce27" office:value-type="float" office:value="20.45" calcext:value-type="float">
            <text:p>20,45</text:p>
          </table:table-cell>
          <table:table-cell table:style-name="ce4"/>
          <table:table-cell/>
        </table:table-row>
        <table:table-row table:style-name="ro1">
          <table:table-cell table:style-name="ce4" table:number-columns-repeated="5"/>
          <table:table-cell table:style-name="ce17"/>
          <table:table-cell table:style-name="ce27"/>
          <table:table-cell table:style-name="ce4"/>
          <table:table-cell/>
        </table:table-row>
        <table:table-row table:style-name="ro1">
          <table:table-cell table:style-name="ce4"/>
          <table:table-cell table:style-name="ce6" office:value-type="string" calcext:value-type="string">
            <text:p>MATERIAL QUADRES – AUTOMATISMES</text:p>
          </table:table-cell>
          <table:table-cell table:style-name="ce6" table:number-columns-repeated="2"/>
          <table:table-cell table:style-name="ce5" table:number-columns-repeated="3"/>
          <table:table-cell table:style-name="ce27"/>
          <table:table-cell/>
        </table:table-row>
        <table:table-row table:style-name="ro1">
          <table:table-cell table:style-name="ce4" table:number-columns-repeated="2"/>
          <table:table-cell table:style-name="ce4" office:value-type="string" calcext:value-type="string">
            <text:p>13</text:p>
          </table:table-cell>
          <table:table-cell table:style-name="ce4" office:value-type="string" calcext:value-type="string">
            <text:p>MINUT</text:p>
          </table:table-cell>
          <table:table-cell table:style-name="ce4" office:value-type="string" calcext:value-type="string">
            <text:p>ud</text:p>
          </table:table-cell>
          <table:table-cell table:style-name="ce20" office:value-type="string" calcext:value-type="string">
            <text:p>Acti9 MIN - Interruptor minutero Automático</text:p>
          </table:table-cell>
          <table:table-cell table:style-name="ce27" office:value-type="float" office:value="70.75" calcext:value-type="float">
            <text:p>70,75</text:p>
          </table:table-cell>
          <table:table-cell table:style-name="ce27"/>
          <table:table-cell/>
        </table:table-row>
        <table:table-row table:style-name="ro1">
          <table:table-cell table:style-name="ce4" table:number-columns-repeated="5"/>
          <table:table-cell table:style-name="ce20"/>
          <table:table-cell table:style-name="ce27" table:number-columns-repeated="2"/>
          <table:table-cell/>
        </table:table-row>
        <table:table-row table:style-name="ro1">
          <table:table-cell table:style-name="ce4"/>
          <table:table-cell table:style-name="ce6" office:value-type="string" calcext:value-type="string">
            <text:p>MA D’OBRA ELECTRICA</text:p>
          </table:table-cell>
          <table:table-cell table:style-name="ce6" table:number-columns-repeated="2"/>
          <table:table-cell table:style-name="ce5" table:number-columns-repeated="3"/>
          <table:table-cell table:style-name="ce27"/>
          <table:table-cell/>
        </table:table-row>
        <table:table-row table:style-name="ro1">
          <table:table-cell table:style-name="ce4" table:number-columns-repeated="2"/>
          <table:table-cell table:style-name="ce4" office:value-type="string" calcext:value-type="string">
            <text:p>14</text:p>
          </table:table-cell>
          <table:table-cell table:style-name="ce4" office:value-type="string" calcext:value-type="string">
            <text:p>MO_ELEC_P</text:p>
          </table:table-cell>
          <table:table-cell table:style-name="ce4" office:value-type="string" calcext:value-type="string">
            <text:p>h</text:p>
          </table:table-cell>
          <table:table-cell table:style-name="ce21" office:value-type="string" calcext:value-type="string">
            <text:p>Peó electricista</text:p>
          </table:table-cell>
          <table:table-cell table:style-name="ce27" office:value-type="float" office:value="20" calcext:value-type="float">
            <text:p>20,00</text:p>
          </table:table-cell>
          <table:table-cell table:style-name="ce27"/>
          <table:table-cell/>
        </table:table-row>
        <table:table-row table:style-name="ro1">
          <table:table-cell table:style-name="ce4" table:number-columns-repeated="2"/>
          <table:table-cell table:style-name="ce4" office:value-type="string" calcext:value-type="string">
            <text:p>14</text:p>
          </table:table-cell>
          <table:table-cell table:style-name="ce7" office:value-type="string" calcext:value-type="string">
            <text:p>MO_ELEC_1</text:p>
          </table:table-cell>
          <table:table-cell table:style-name="ce13" office:value-type="string" calcext:value-type="string">
            <text:p>h</text:p>
          </table:table-cell>
          <table:table-cell table:style-name="ce17" office:value-type="string" calcext:value-type="string">
            <text:p>Oficial 1a electricista</text:p>
          </table:table-cell>
          <table:table-cell table:style-name="ce27" office:value-type="float" office:value="25" calcext:value-type="float">
            <text:p>25,00</text:p>
          </table:table-cell>
          <table:table-cell table:style-name="ce27"/>
          <table:table-cell/>
        </table:table-row>
        <table:table-row table:style-name="ro1">
          <table:table-cell table:style-name="ce4" table:number-columns-repeated="3"/>
          <table:table-cell table:style-name="ce7"/>
          <table:table-cell table:style-name="ce13"/>
          <table:table-cell table:style-name="ce17"/>
          <table:table-cell table:style-name="ce27" table:number-columns-repeated="2"/>
          <table:table-cell/>
        </table:table-row>
        <table:table-row table:style-name="ro1">
          <table:table-cell table:style-name="ce4"/>
          <table:table-cell table:style-name="ce6" office:value-type="string" calcext:value-type="string">
            <text:p>MA D’OBRA CONSTRUCCIO</text:p>
          </table:table-cell>
          <table:table-cell table:style-name="ce6"/>
          <table:table-cell table:style-name="ce8"/>
          <table:table-cell table:style-name="ce6"/>
          <table:table-cell table:style-name="ce19"/>
          <table:table-cell table:style-name="ce29"/>
          <table:table-cell table:style-name="ce27"/>
          <table:table-cell/>
        </table:table-row>
        <table:table-row table:style-name="ro1">
          <table:table-cell table:style-name="ce4" table:number-columns-repeated="2"/>
          <table:table-cell table:style-name="ce4" office:value-type="string" calcext:value-type="string">
            <text:p>15</text:p>
          </table:table-cell>
          <table:table-cell table:style-name="ce9" office:value-type="string" calcext:value-type="string">
            <text:p>MO_CONS_1</text:p>
          </table:table-cell>
          <table:table-cell table:style-name="ce4" office:value-type="string" calcext:value-type="string">
            <text:p>h</text:p>
          </table:table-cell>
          <table:table-cell table:style-name="ce17" office:value-type="string" calcext:value-type="string">
            <text:p>Oficial 1a construcció</text:p>
          </table:table-cell>
          <table:table-cell table:style-name="ce25" office:value-type="float" office:value="23.1" calcext:value-type="float">
            <text:p>23,10</text:p>
          </table:table-cell>
          <table:table-cell table:style-name="ce27"/>
          <table:table-cell/>
        </table:table-row>
        <table:table-row table:style-name="ro1">
          <table:table-cell table:style-name="ce4" table:number-columns-repeated="5"/>
          <table:table-cell table:style-name="ce17"/>
          <table:table-cell table:style-name="ce27" table:number-columns-repeated="2"/>
          <table:table-cell/>
        </table:table-row>
        <table:table-row table:style-name="ro1">
          <table:table-cell table:style-name="ce4" table:number-columns-repeated="3"/>
          <table:table-cell table:style-name="ce10" office:value-type="string" calcext:value-type="string">
            <text:p>%0200</text:p>
          </table:table-cell>
          <table:table-cell table:style-name="ce4" office:value-type="string" calcext:value-type="string">
            <text:p>%</text:p>
          </table:table-cell>
          <table:table-cell table:style-name="ce15" office:value-type="string" calcext:value-type="string">
            <text:p>Mitjans auxiliars</text:p>
          </table:table-cell>
          <table:table-cell table:style-name="ce27" table:number-columns-repeated="2"/>
          <table:table-cell/>
        </table:table-row>
        <table:table-row table:style-name="ro1" table:number-rows-repeated="3">
          <table:table-cell table:style-name="ce4" table:number-columns-repeated="5"/>
          <table:table-cell table:style-name="ce17"/>
          <table:table-cell table:style-name="ce27" table:number-columns-repeated="2"/>
          <table:table-cell/>
        </table:table-row>
        <table:table-row table:style-name="ro1">
          <table:table-cell table:style-name="ce4" table:number-columns-repeated="4"/>
          <table:table-cell table:number-columns-repeated="3"/>
          <table:table-cell table:style-name="ce27"/>
          <table:table-cell/>
        </table:table-row>
        <table:table-row table:style-name="ro1">
          <table:table-cell table:style-name="ce4" table:number-columns-repeated="4"/>
          <table:table-cell table:style-name="ce12"/>
          <table:table-cell table:style-name="ce18"/>
          <table:table-cell table:style-name="ce30"/>
          <table:table-cell table:style-name="ce27"/>
          <table:table-cell/>
        </table:table-row>
        <table:table-row table:style-name="ro1" table:number-rows-repeated="3">
          <table:table-cell table:style-name="ce4" table:number-columns-repeated="5"/>
          <table:table-cell table:style-name="ce17"/>
          <table:table-cell table:style-name="ce27" table:number-columns-repeated="2"/>
          <table:table-cell/>
        </table:table-row>
        <table:table-row table:style-name="ro1">
          <table:table-cell table:style-name="ce4" table:number-columns-repeated="4"/>
          <table:table-cell table:number-columns-repeated="3"/>
          <table:table-cell table:style-name="ce27"/>
          <table:table-cell/>
        </table:table-row>
        <table:table-row table:style-name="ro1">
          <table:table-cell table:style-name="ce4" table:number-columns-repeated="5"/>
          <table:table-cell table:style-name="ce17"/>
          <table:table-cell table:style-name="ce27" table:number-columns-repeated="2"/>
          <table:table-cell/>
        </table:table-row>
        <table:table-row table:style-name="ro1" table:number-rows-repeated="17">
          <table:table-cell table:style-name="ce4" table:number-columns-repeated="6"/>
          <table:table-cell table:style-name="ce27" table:number-columns-repeated="2"/>
          <table:table-cell/>
        </table:table-row>
        <table:table-row table:style-name="ro1" table:number-rows-repeated="1048462">
          <table:table-cell table:number-columns-repeated="9"/>
        </table:table-row>
        <table:table-row table:style-name="ro1">
          <table:table-cell table:number-columns-repeated="9"/>
        </table:table-row>
      </table:table>
      <table:table table:name="descompost" table:style-name="ta1">
        <table:table-column table:style-name="co7" table:default-cell-style-name="ce4"/>
        <table:table-column table:style-name="co8" table:default-cell-style-name="ce4"/>
        <table:table-column table:style-name="co9" table:default-cell-style-name="ce55"/>
        <table:table-column table:style-name="co10" table:default-cell-style-name="ce4"/>
        <table:table-column table:style-name="co11" table:default-cell-style-name="ce4"/>
        <table:table-column table:style-name="co12" table:default-cell-style-name="ce4"/>
        <table:table-column table:style-name="co6" table:default-cell-style-name="ce27"/>
        <table:table-column table:style-name="co13" table:default-cell-style-name="ce27"/>
        <table:table-column table:style-name="co6" table:default-cell-style-name="ce27"/>
        <table:table-column table:style-name="co6" table:number-columns-repeated="7" table:default-cell-style-name="ce4"/>
        <table:table-column table:style-name="co6" table:number-columns-repeated="2" table:default-cell-style-name="Default"/>
        <table:table-column table:style-name="co6" table:number-columns-repeated="16366"/>
        <table:table-row table:style-name="ro2" table:number-rows-repeated="2">
          <table:table-cell table:number-columns-repeated="18"/>
          <table:table-cell table:style-name="ce4" table:number-columns-repeated="16366"/>
        </table:table-row>
        <table:table-row table:style-name="ro2">
          <table:table-cell/>
          <table:table-cell table:style-name="ce37" office:value-type="string" calcext:value-type="string">
            <text:p>CODI</text:p>
          </table:table-cell>
          <table:table-cell table:style-name="ce60" office:value-type="string" calcext:value-type="string">
            <text:p>QUANTITAT</text:p>
          </table:table-cell>
          <table:table-cell table:style-name="ce37" office:value-type="string" calcext:value-type="string">
            <text:p>UD</text:p>
          </table:table-cell>
          <table:table-cell table:style-name="ce37" office:value-type="string" calcext:value-type="string">
            <text:p>RESUM</text:p>
          </table:table-cell>
          <table:table-cell table:style-name="ce37"/>
          <table:table-cell table:style-name="ce94" office:value-type="string" calcext:value-type="string">
            <text:p>PREU</text:p>
          </table:table-cell>
          <table:table-cell table:style-name="ce94" office:value-type="string" calcext:value-type="string">
            <text:p>SUBTOTAL</text:p>
          </table:table-cell>
          <table:table-cell table:style-name="ce94" office:value-type="string" calcext:value-type="string">
            <text:p>IMPORT</text:p>
          </table:table-cell>
          <table:table-cell table:number-columns-repeated="9"/>
          <table:table-cell table:style-name="ce4" table:number-columns-repeated="16366"/>
        </table:table-row>
        <table:table-row table:style-name="ro2">
          <table:table-cell/>
          <table:table-cell table:style-name="ce39" office:value-type="string" calcext:value-type="string" table:number-columns-spanned="8" table:number-rows-spanned="1">
            <text:p>CAPÍTOL 1 INSTAL·LACIÓ D'ENLLAÇ</text:p>
          </table:table-cell>
          <table:covered-table-cell table:style-name="ce60"/>
          <table:covered-table-cell table:number-columns-repeated="3" table:style-name="ce37"/>
          <table:covered-table-cell table:number-columns-repeated="3" table:style-name="ce94"/>
          <table:table-cell table:number-columns-repeated="9"/>
          <table:table-cell table:style-name="ce4" table:number-columns-repeated="16366"/>
        </table:table-row>
        <table:table-row table:style-name="ro2">
          <table:table-cell/>
          <table:table-cell table:style-name="ce37" office:value-type="string" calcext:value-type="string">
            <text:p>01.01</text:p>
          </table:table-cell>
          <table:table-cell table:style-name="ce60"/>
          <table:table-cell table:style-name="ce37" office:value-type="string" calcext:value-type="string">
            <text:p>m</text:p>
          </table:table-cell>
          <table:table-cell table:style-name="ce37" office:value-type="string" calcext:value-type="string" table:number-columns-spanned="2" table:number-rows-spanned="1">
            <text:p>LGA</text:p>
          </table:table-cell>
          <table:covered-table-cell table:style-name="ce37"/>
          <table:table-cell table:style-name="ce94" table:number-columns-repeated="3"/>
          <table:table-cell table:number-columns-repeated="9"/>
          <table:table-cell table:style-name="ce4" table:number-columns-repeated="16366"/>
        </table:table-row>
        <table:table-row table:style-name="ro3">
          <table:table-cell table:number-columns-repeated="4"/>
          <table:table-cell table:style-name="ce80" office:value-type="string" calcext:value-type="string" table:number-columns-spanned="4" table:number-rows-spanned="1">
            <text:p>Línia General d'Alimentació (LGA) formada per conductors unipolars de coure RZ1-K (AS), AFUMEX o similar aprovat per la DF 1000 V, secció 150 mm². Totalment instal·lat i en funcionament. Inclou material auxiliar i treballs nocturns i en cap de setmana si fosin necessaris.</text:p>
          </table:table-cell>
          <table:covered-table-cell table:number-columns-repeated="3"/>
          <table:table-cell table:number-columns-repeated="10"/>
          <table:table-cell table:style-name="ce4" table:number-columns-repeated="16366"/>
        </table:table-row>
        <table:table-row table:style-name="ro2">
          <table:table-cell/>
          <table:table-cell table:style-name="ce9" office:value-type="string" calcext:value-type="string">
            <text:p>RZ1-K 150</text:p>
          </table:table-cell>
          <table:table-cell table:style-name="ce63" office:value-type="float" office:value="4" calcext:value-type="float">
            <text:p>4,000</text:p>
          </table:table-cell>
          <table:table-cell table:formula="of:=INDEX([$'preus unitaris'.$D$1:.$G$114];MATCH([.B7];[$'preus unitaris'.$D$1:.$D$114];0);2)" office:value-type="string" office:string-value="m" calcext:value-type="string">
            <text:p>m</text:p>
          </table:table-cell>
          <table:table-cell table:formula="of:=INDEX([$'preus unitaris'.$D$1:.$G$114];MATCH([.B7];[$'preus unitaris'.$D$1:.$D$114];0);3)" office:value-type="string" office:string-value="Cable unipolar RZ1-K (AS), 0,6/1 kV, 1x150 mm²" calcext:value-type="string">
            <text:p>Cable unipolar RZ1-K (AS), 0,6/1 kV, 1x150 mm²</text:p>
          </table:table-cell>
          <table:table-cell/>
          <table:table-cell table:style-name="ce25" table:formula="of:=INDEX([$'preus unitaris'.$D$1:.$G$114];MATCH([.B7];[$'preus unitaris'.$D$1:.$D$114];0);4)" office:value-type="float" office:value="31.26" calcext:value-type="float">
            <text:p>31,26</text:p>
          </table:table-cell>
          <table:table-cell table:formula="of:=[.C7]*[.G7]" office:value-type="float" office:value="125.04" calcext:value-type="float">
            <text:p>125,04</text:p>
          </table:table-cell>
          <table:table-cell table:number-columns-repeated="10"/>
          <table:table-cell table:style-name="ce4" table:number-columns-repeated="16366"/>
        </table:table-row>
        <table:table-row table:style-name="ro2">
          <table:table-cell/>
          <table:table-cell office:value-type="string" calcext:value-type="string">
            <text:p>MO_ELEC_P</text:p>
          </table:table-cell>
          <table:table-cell office:value-type="float" office:value="0.15" calcext:value-type="float">
            <text:p>0,150</text:p>
          </table:table-cell>
          <table:table-cell table:formula="of:=INDEX([$'preus unitaris'.$D$1:.$G$114];MATCH([.B8];[$'preus unitaris'.$D$1:.$D$114];0);2)" office:value-type="string" office:string-value="h" calcext:value-type="string">
            <text:p>h</text:p>
          </table:table-cell>
          <table:table-cell table:formula="of:=INDEX([$'preus unitaris'.$D$1:.$G$114];MATCH([.B8];[$'preus unitaris'.$D$1:.$D$114];0);3)" office:value-type="string" office:string-value="Peó electricista" calcext:value-type="string">
            <text:p>Peó electricista</text:p>
          </table:table-cell>
          <table:table-cell/>
          <table:table-cell table:style-name="ce25" table:formula="of:=INDEX([$'preus unitaris'.$D$1:.$G$114];MATCH([.B8];[$'preus unitaris'.$D$1:.$D$114];0);4)" office:value-type="float" office:value="20" calcext:value-type="float">
            <text:p>20,00</text:p>
          </table:table-cell>
          <table:table-cell table:formula="of:=[.C8]*[.G8]" office:value-type="float" office:value="3" calcext:value-type="float">
            <text:p>3,00</text:p>
          </table:table-cell>
          <table:table-cell table:style-name="ce4"/>
          <table:table-cell table:number-columns-repeated="9"/>
          <table:table-cell table:style-name="ce4" table:number-columns-repeated="16366"/>
        </table:table-row>
        <table:table-row table:style-name="ro4">
          <table:table-cell/>
          <table:table-cell table:style-name="ce7" office:value-type="string" calcext:value-type="string">
            <text:p>MO_ELEC_1</text:p>
          </table:table-cell>
          <table:table-cell table:style-name="ce67" office:value-type="float" office:value="0.178" calcext:value-type="float">
            <text:p>0,178</text:p>
          </table:table-cell>
          <table:table-cell table:formula="of:=INDEX([$'preus unitaris'.$D$1:.$G$114];MATCH([.B9];[$'preus unitaris'.$D$1:.$D$114];0);2)" office:value-type="string" office:string-value="h" calcext:value-type="string">
            <text:p>h</text:p>
          </table:table-cell>
          <table:table-cell table:formula="of:=INDEX([$'preus unitaris'.$D$1:.$G$114];MATCH([.B9];[$'preus unitaris'.$D$1:.$D$114];0);3)" office:value-type="string" office:string-value="Oficial 1a electricista" calcext:value-type="string">
            <text:p>Oficial 1a electricista</text:p>
          </table:table-cell>
          <table:table-cell/>
          <table:table-cell table:style-name="ce25" table:formula="of:=INDEX([$'preus unitaris'.$D$1:.$G$114];MATCH([.B9];[$'preus unitaris'.$D$1:.$D$114];0);4)" office:value-type="float" office:value="25" calcext:value-type="float">
            <text:p>25,00</text:p>
          </table:table-cell>
          <table:table-cell table:formula="of:=[.C9]*[.G9]" office:value-type="float" office:value="4.45" calcext:value-type="float">
            <text:p>4,45</text:p>
          </table:table-cell>
          <table:table-cell table:number-columns-repeated="10"/>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10];[$'preus unitaris'.$D$1:.$D$114];0);2)" office:value-type="string" office:string-value="%" calcext:value-type="string">
            <text:p>%</text:p>
          </table:table-cell>
          <table:table-cell table:formula="of:=INDEX([$'preus unitaris'.$D$1:.$G$114];MATCH([.B10];[$'preus unitaris'.$D$1:.$D$114];0);3)" office:value-type="string" office:string-value="Mitjans auxiliars" calcext:value-type="string">
            <text:p>Mitjans auxiliars</text:p>
          </table:table-cell>
          <table:table-cell/>
          <table:table-cell table:formula="of:=SUM([.H7:.H9])" office:value-type="float" office:value="132.49" calcext:value-type="float">
            <text:p>132,49</text:p>
          </table:table-cell>
          <table:table-cell table:formula="of:=[.G10]*[.C10]/100" office:value-type="float" office:value="2.6498" calcext:value-type="float">
            <text:p>2,65</text:p>
          </table:table-cell>
          <table:table-cell table:style-name="ce114"/>
          <table:table-cell table:number-columns-repeated="9"/>
          <table:table-cell table:style-name="ce4" table:number-columns-repeated="16366"/>
        </table:table-row>
        <table:table-row table:style-name="ro2">
          <table:table-cell table:number-columns-repeated="5"/>
          <table:table-cell table:style-name="ce83"/>
          <table:table-cell table:style-name="ce94"/>
          <table:table-cell table:style-name="ce109"/>
          <table:table-cell table:number-columns-repeated="10"/>
          <table:table-cell table:style-name="ce4" table:number-columns-repeated="16366"/>
        </table:table-row>
        <table:table-row table:style-name="ro2">
          <table:table-cell table:number-columns-repeated="5"/>
          <table:table-cell table:style-name="ce88" office:value-type="string" calcext:value-type="string" table:number-columns-spanned="3" table:number-rows-spanned="1">
            <text:p>TOTAL PARTIDA………………………….…………</text:p>
          </table:table-cell>
          <table:covered-table-cell table:number-columns-repeated="2"/>
          <table:table-cell table:style-name="ce120" table:formula="of:=SUM([.H7:.H10])" office:value-type="float" office:value="135.1398" calcext:value-type="float">
            <text:p>135,14</text:p>
          </table:table-cell>
          <table:table-cell table:number-columns-repeated="9"/>
          <table:table-cell table:style-name="ce4" table:number-columns-repeated="16366"/>
        </table:table-row>
        <table:table-row table:style-name="ro2">
          <table:table-cell table:number-columns-repeated="2"/>
          <table:table-cell table:style-name="ce4"/>
          <table:table-cell table:number-columns-repeated="3"/>
          <table:table-cell table:style-name="ce4" table:number-columns-repeated="3"/>
          <table:table-cell table:number-columns-repeated="9"/>
          <table:table-cell table:style-name="ce4" table:number-columns-repeated="16366"/>
        </table:table-row>
        <table:table-row table:style-name="ro2">
          <table:table-cell/>
          <table:table-cell table:style-name="ce37" office:value-type="string" calcext:value-type="string">
            <text:p>01.02</text:p>
          </table:table-cell>
          <table:table-cell table:style-name="ce60"/>
          <table:table-cell table:style-name="ce37" office:value-type="string" calcext:value-type="string">
            <text:p>ud</text:p>
          </table:table-cell>
          <table:table-cell table:style-name="ce37" office:value-type="string" calcext:value-type="string" table:number-columns-spanned="2" table:number-rows-spanned="1">
            <text:p>Nicho CGP+CS</text:p>
          </table:table-cell>
          <table:covered-table-cell table:style-name="ce37"/>
          <table:table-cell table:style-name="ce94" table:number-columns-repeated="3"/>
          <table:table-cell table:number-columns-repeated="9"/>
          <table:table-cell table:style-name="ce4" table:number-columns-repeated="16366"/>
        </table:table-row>
        <table:table-row table:style-name="ro5">
          <table:table-cell table:number-columns-repeated="4"/>
          <table:table-cell table:style-name="ce81" office:value-type="string" calcext:value-type="string" table:number-columns-spanned="4" table:number-rows-spanned="1">
            <text:p><text:span text:style-name="T1">Nínxol de CGP + CS. Caixa general de protecció, equipada amb borns de connexió, bases unipolars tancades previstes per col·locar fusibles d’intensitat màxima 160 A, esquema 9, per a la protecció de la línia general d’alimentació, formada per una embolcall aïllant, precintable i autoventilada, segons UNE-EN 60439-1, grau d’inflamabilitat segons s’indica a UNE-EN 60439-3, amb graus de protecció IP43 segons UNE 20324 i IK08 segons UNE-EN 50102. Inclou m</text:span><text:span text:style-name="T2">arc i porta metàl·lica amb pany o cadenat, amb grau de protecció IK10 segons UNE-EN 50102, protegits de la corrosió i normalitzats per l'empresa subministradora. </text:span><text:span text:style-name="T3">Totalment instal·lat i en funcionament. Inclou material auxiliar i treballs nocturns i en cap de setmana si fosin necessaris.</text:span></text:p>
          </table:table-cell>
          <table:covered-table-cell table:number-columns-repeated="3"/>
          <table:table-cell table:number-columns-repeated="10"/>
          <table:table-cell table:style-name="ce4" table:number-columns-repeated="16366"/>
        </table:table-row>
        <table:table-row table:style-name="ro2">
          <table:table-cell/>
          <table:table-cell table:style-name="ce9" office:value-type="string" calcext:value-type="string">
            <text:p>CGP9160</text:p>
          </table:table-cell>
          <table:table-cell office:value-type="float" office:value="1" calcext:value-type="float">
            <text:p>1,000</text:p>
          </table:table-cell>
          <table:table-cell table:formula="of:=INDEX([$'preus unitaris'.$D$1:.$G$114];MATCH([.B16];[$'preus unitaris'.$D$1:.$D$114];0);2)" office:value-type="string" office:string-value="ud" calcext:value-type="string">
            <text:p>ud</text:p>
          </table:table-cell>
          <table:table-cell table:formula="of:=INDEX([$'preus unitaris'.$D$1:.$G$114];MATCH([.B16];[$'preus unitaris'.$D$1:.$D$114];0);3)" office:value-type="string" office:string-value="Caixa general de protecció PNZ-CGP 9-160A" calcext:value-type="string">
            <text:p>Caixa general de protecció PNZ-CGP 9-160A</text:p>
          </table:table-cell>
          <table:table-cell/>
          <table:table-cell table:style-name="ce25" table:formula="of:=INDEX([$'preus unitaris'.$D$1:.$G$114];MATCH([.B16];[$'preus unitaris'.$D$1:.$D$114];0);4)" office:value-type="float" office:value="199.21" calcext:value-type="float">
            <text:p>199,21</text:p>
          </table:table-cell>
          <table:table-cell table:formula="of:=[.C16]*[.G16]" office:value-type="float" office:value="199.21" calcext:value-type="float">
            <text:p>199,21</text:p>
          </table:table-cell>
          <table:table-cell table:number-columns-repeated="10"/>
          <table:table-cell table:style-name="ce4" table:number-columns-repeated="16366"/>
        </table:table-row>
        <table:table-row table:style-name="ro2">
          <table:table-cell/>
          <table:table-cell table:style-name="ce9" office:value-type="string" calcext:value-type="string">
            <text:p>CS400</text:p>
          </table:table-cell>
          <table:table-cell office:value-type="float" office:value="1" calcext:value-type="float">
            <text:p>1,000</text:p>
          </table:table-cell>
          <table:table-cell table:formula="of:=INDEX([$'preus unitaris'.$D$1:.$G$114];MATCH([.B17];[$'preus unitaris'.$D$1:.$D$114];0);2)" office:value-type="string" office:string-value="ud" calcext:value-type="string">
            <text:p>ud</text:p>
          </table:table-cell>
          <table:table-cell table:formula="of:=INDEX([$'preus unitaris'.$D$1:.$G$114];MATCH([.B17];[$'preus unitaris'.$D$1:.$D$114];0);3)" office:value-type="string" office:string-value="Caixa de seccionament" calcext:value-type="string">
            <text:p>Caixa de seccionament</text:p>
          </table:table-cell>
          <table:table-cell/>
          <table:table-cell table:style-name="ce25" table:formula="of:=INDEX([$'preus unitaris'.$D$1:.$G$114];MATCH([.B17];[$'preus unitaris'.$D$1:.$D$114];0);4)" office:value-type="float" office:value="338" calcext:value-type="float">
            <text:p>338,00</text:p>
          </table:table-cell>
          <table:table-cell table:formula="of:=[.C17]*[.G17]" office:value-type="float" office:value="338" calcext:value-type="float">
            <text:p>338,00</text:p>
          </table:table-cell>
          <table:table-cell table:number-columns-repeated="10"/>
          <table:table-cell table:style-name="ce4" table:number-columns-repeated="16366"/>
        </table:table-row>
        <table:table-row table:style-name="ro4">
          <table:table-cell/>
          <table:table-cell table:style-name="ce9" office:value-type="string" calcext:value-type="string">
            <text:p>FUS160</text:p>
          </table:table-cell>
          <table:table-cell office:value-type="float" office:value="3" calcext:value-type="float">
            <text:p>3,000</text:p>
          </table:table-cell>
          <table:table-cell table:formula="of:=INDEX([$'preus unitaris'.$D$1:.$G$114];MATCH([.B18];[$'preus unitaris'.$D$1:.$D$114];0);2)" office:value-type="string" office:string-value="ud" calcext:value-type="string">
            <text:p>ud</text:p>
          </table:table-cell>
          <table:table-cell table:formula="of:=INDEX([$'preus unitaris'.$D$1:.$G$114];MATCH([.B18];[$'preus unitaris'.$D$1:.$D$114];0);3)" office:value-type="string" office:string-value="Fusible de fulles gG 160 A T2, poder de tall 120 kA, mida T2" calcext:value-type="string">
            <text:p>Fusible de fulles gG 160 A T2, poder de tall 120 kA, mida T2</text:p>
          </table:table-cell>
          <table:table-cell/>
          <table:table-cell table:style-name="ce25" table:formula="of:=INDEX([$'preus unitaris'.$D$1:.$G$114];MATCH([.B18];[$'preus unitaris'.$D$1:.$D$114];0);4)" office:value-type="float" office:value="21" calcext:value-type="float">
            <text:p>21,00</text:p>
          </table:table-cell>
          <table:table-cell table:formula="of:=[.C18]*[.G18]" office:value-type="float" office:value="63" calcext:value-type="float">
            <text:p>63,00</text:p>
          </table:table-cell>
          <table:table-cell table:number-columns-repeated="10"/>
          <table:table-cell table:style-name="ce4" table:number-columns-repeated="16366"/>
        </table:table-row>
        <table:table-row table:style-name="ro4">
          <table:table-cell/>
          <table:table-cell table:style-name="ce9" office:value-type="string" calcext:value-type="string">
            <text:p>NIX_01</text:p>
          </table:table-cell>
          <table:table-cell office:value-type="float" office:value="1" calcext:value-type="float">
            <text:p>1,000</text:p>
          </table:table-cell>
          <table:table-cell table:formula="of:=INDEX([$'preus unitaris'.$D$1:.$G$114];MATCH([.B19];[$'preus unitaris'.$D$1:.$D$114];0);2)" office:value-type="string" office:string-value="ud" calcext:value-type="string">
            <text:p>ud</text:p>
          </table:table-cell>
          <table:table-cell table:formula="of:=INDEX([$'preus unitaris'.$D$1:.$G$114];MATCH([.B19];[$'preus unitaris'.$D$1:.$D$114];0);3)" office:value-type="string" office:string-value="Marc i porta metàl·lica" calcext:value-type="string">
            <text:p>Marc i porta metàl·lica</text:p>
          </table:table-cell>
          <table:table-cell/>
          <table:table-cell table:style-name="ce25" table:formula="of:=INDEX([$'preus unitaris'.$D$1:.$G$114];MATCH([.B19];[$'preus unitaris'.$D$1:.$D$114];0);4)" office:value-type="float" office:value="110" calcext:value-type="float">
            <text:p>110,00</text:p>
          </table:table-cell>
          <table:table-cell table:style-name="ce28" table:formula="of:=[.C19]*[.G19]" office:value-type="float" office:value="110" calcext:value-type="float">
            <text:p>110,00</text:p>
          </table:table-cell>
          <table:table-cell table:number-columns-repeated="10"/>
          <table:table-cell table:style-name="ce4" table:number-columns-repeated="16366"/>
        </table:table-row>
        <table:table-row table:style-name="ro2">
          <table:table-cell/>
          <table:table-cell table:style-name="ce9" office:value-type="string" calcext:value-type="string">
            <text:p>MO_CONS_1</text:p>
          </table:table-cell>
          <table:table-cell office:value-type="float" office:value="2" calcext:value-type="float">
            <text:p>2,000</text:p>
          </table:table-cell>
          <table:table-cell table:formula="of:=INDEX([$'preus unitaris'.$D$1:.$G$114];MATCH([.B20];[$'preus unitaris'.$D$1:.$D$114];0);2)" office:value-type="string" office:string-value="h" calcext:value-type="string">
            <text:p>h</text:p>
          </table:table-cell>
          <table:table-cell table:formula="of:=INDEX([$'preus unitaris'.$D$1:.$G$114];MATCH([.B20];[$'preus unitaris'.$D$1:.$D$114];0);3)" office:value-type="string" office:string-value="Oficial 1a construcció" calcext:value-type="string">
            <text:p>Oficial 1a construcció</text:p>
          </table:table-cell>
          <table:table-cell/>
          <table:table-cell table:style-name="ce25" table:formula="of:=INDEX([$'preus unitaris'.$D$1:.$G$114];MATCH([.B20];[$'preus unitaris'.$D$1:.$D$114];0);4)" office:value-type="float" office:value="23.1" calcext:value-type="float">
            <text:p>23,10</text:p>
          </table:table-cell>
          <table:table-cell table:formula="of:=[.C20]*[.G20]" office:value-type="float" office:value="46.2" calcext:value-type="float">
            <text:p>46,20</text:p>
          </table:table-cell>
          <table:table-cell table:number-columns-repeated="10"/>
          <table:table-cell table:style-name="ce4" table:number-columns-repeated="16366"/>
        </table:table-row>
        <table:table-row table:style-name="ro2">
          <table:table-cell/>
          <table:table-cell table:style-name="ce7" office:value-type="string" calcext:value-type="string">
            <text:p>MO_ELEC_1</text:p>
          </table:table-cell>
          <table:table-cell office:value-type="float" office:value="1" calcext:value-type="float">
            <text:p>1,000</text:p>
          </table:table-cell>
          <table:table-cell table:formula="of:=INDEX([$'preus unitaris'.$D$1:.$G$114];MATCH([.B21];[$'preus unitaris'.$D$1:.$D$114];0);2)" office:value-type="string" office:string-value="h" calcext:value-type="string">
            <text:p>h</text:p>
          </table:table-cell>
          <table:table-cell table:formula="of:=INDEX([$'preus unitaris'.$D$1:.$G$114];MATCH([.B21];[$'preus unitaris'.$D$1:.$D$114];0);3)" office:value-type="string" office:string-value="Oficial 1a electricista" calcext:value-type="string">
            <text:p>Oficial 1a electricista</text:p>
          </table:table-cell>
          <table:table-cell table:style-name="ce89"/>
          <table:table-cell table:style-name="ce25" table:formula="of:=INDEX([$'preus unitaris'.$D$1:.$G$114];MATCH([.B21];[$'preus unitaris'.$D$1:.$D$114];0);4)" office:value-type="float" office:value="25" calcext:value-type="float">
            <text:p>25,00</text:p>
          </table:table-cell>
          <table:table-cell table:formula="of:=[.C21]*[.G21]" office:value-type="float" office:value="25" calcext:value-type="float">
            <text:p>25,00</text:p>
          </table:table-cell>
          <table:table-cell table:number-columns-repeated="10"/>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22];[$'preus unitaris'.$D$1:.$D$114];0);2)" office:value-type="string" office:string-value="%" calcext:value-type="string">
            <text:p>%</text:p>
          </table:table-cell>
          <table:table-cell table:formula="of:=INDEX([$'preus unitaris'.$D$1:.$G$114];MATCH([.B22];[$'preus unitaris'.$D$1:.$D$114];0);3)" office:value-type="string" office:string-value="Mitjans auxiliars" calcext:value-type="string">
            <text:p>Mitjans auxiliars</text:p>
          </table:table-cell>
          <table:table-cell/>
          <table:table-cell table:formula="of:=SUM([.H16:.H21])" office:value-type="float" office:value="781.41" calcext:value-type="float">
            <text:p>781,41</text:p>
          </table:table-cell>
          <table:table-cell table:formula="of:=[.G22]*[.C22]/100" office:value-type="float" office:value="15.6282" calcext:value-type="float">
            <text:p>15,63</text:p>
          </table:table-cell>
          <table:table-cell table:style-name="ce114"/>
          <table:table-cell table:number-columns-repeated="9"/>
          <table:table-cell table:style-name="ce4" table:number-columns-repeated="16366"/>
        </table:table-row>
        <table:table-row table:style-name="ro2">
          <table:table-cell table:number-columns-repeated="5"/>
          <table:table-cell table:style-name="ce83"/>
          <table:table-cell table:style-name="ce94"/>
          <table:table-cell table:style-name="ce109"/>
          <table:table-cell table:number-columns-repeated="10"/>
          <table:table-cell table:style-name="ce4" table:number-columns-repeated="16366"/>
        </table:table-row>
        <table:table-row table:style-name="ro2">
          <table:table-cell table:number-columns-repeated="5"/>
          <table:table-cell table:style-name="ce88" office:value-type="string" calcext:value-type="string" table:number-columns-spanned="3" table:number-rows-spanned="1">
            <text:p>TOTAL PARTIDA………………………….…………</text:p>
          </table:table-cell>
          <table:covered-table-cell table:number-columns-repeated="2"/>
          <table:table-cell table:style-name="ce120" table:formula="of:=SUM([.H16:.H22])" office:value-type="float" office:value="797.0382" calcext:value-type="float">
            <text:p>797,04</text:p>
          </table:table-cell>
          <table:table-cell table:number-columns-repeated="9"/>
          <table:table-cell table:style-name="ce4" table:number-columns-repeated="16366"/>
        </table:table-row>
        <table:table-row table:style-name="ro2">
          <table:table-cell table:number-columns-repeated="18"/>
          <table:table-cell table:style-name="ce4" table:number-columns-repeated="16366"/>
        </table:table-row>
        <table:table-row table:style-name="ro2">
          <table:table-cell/>
          <table:table-cell table:style-name="ce37" office:value-type="string" calcext:value-type="string">
            <text:p>01.03</text:p>
          </table:table-cell>
          <table:table-cell table:style-name="ce60"/>
          <table:table-cell table:style-name="ce37" office:value-type="string" calcext:value-type="string">
            <text:p>ud</text:p>
          </table:table-cell>
          <table:table-cell table:style-name="ce37" office:value-type="string" calcext:value-type="string" table:number-columns-spanned="2" table:number-rows-spanned="1">
            <text:p>Centralización de contadores</text:p>
          </table:table-cell>
          <table:covered-table-cell table:style-name="ce37"/>
          <table:table-cell table:style-name="ce94" table:number-columns-repeated="3"/>
          <table:table-cell table:number-columns-repeated="9"/>
          <table:table-cell table:style-name="ce4" table:number-columns-repeated="16366"/>
        </table:table-row>
        <table:table-row table:style-name="ro6">
          <table:table-cell table:number-columns-repeated="4"/>
          <table:table-cell table:style-name="ce80" office:value-type="string" calcext:value-type="string" table:number-columns-spanned="4" table:number-rows-spanned="1">
            <text:p><text:span text:style-name="T1">Centralització de comptadors, excloent l'armari, formada per: mòdul d'interruptor general de maniobra de 160 A; 2 mòduls d'embarrat general; 1 mòdul de fusibles de seguretat; 3 mòduls de comptadors monofàsics; 1 mòdul de comptadors trifàsics; mòdul de serveis generals amb seccionament; borns de sortida i connexió a terra. </text:span><text:span text:style-name="T4">Totalment instal·lat i en funcionament. Inclou material auxiliar i treballs nocturns i en cap de setmana si fosin necessaris.</text:span></text:p>
          </table:table-cell>
          <table:covered-table-cell table:number-columns-repeated="3"/>
          <table:table-cell table:number-columns-repeated="10"/>
          <table:table-cell table:style-name="ce4" table:number-columns-repeated="16366"/>
        </table:table-row>
        <table:table-row table:style-name="ro2">
          <table:table-cell/>
          <table:table-cell table:style-name="ce9" office:value-type="string" calcext:value-type="string">
            <text:p>UF_IGM160</text:p>
          </table:table-cell>
          <table:table-cell office:value-type="float" office:value="1" calcext:value-type="float">
            <text:p>1,000</text:p>
          </table:table-cell>
          <table:table-cell table:formula="of:=INDEX([$'preus unitaris'.$D$1:.$G$114];MATCH([.B28];[$'preus unitaris'.$D$1:.$D$114];0);2)" office:value-type="string" office:string-value="ud" calcext:value-type="string">
            <text:p>ud</text:p>
          </table:table-cell>
          <table:table-cell table:formula="of:=INDEX([$'preus unitaris'.$D$1:.$G$114];MATCH([.B28];[$'preus unitaris'.$D$1:.$D$114];0);3)" office:value-type="string" office:string-value="Mòdul d'interruptor general de maniobra de 160 A" calcext:value-type="string">
            <text:p>Mòdul d'interruptor general de maniobra de 160 A</text:p>
          </table:table-cell>
          <table:table-cell/>
          <table:table-cell table:style-name="ce25" table:formula="of:=INDEX([$'preus unitaris'.$D$1:.$G$114];MATCH([.B28];[$'preus unitaris'.$D$1:.$D$114];0);4)" office:value-type="float" office:value="135.23" calcext:value-type="float">
            <text:p>135,23</text:p>
          </table:table-cell>
          <table:table-cell table:formula="of:=[.C28]*[.G28]" office:value-type="float" office:value="135.23" calcext:value-type="float">
            <text:p>135,23</text:p>
          </table:table-cell>
          <table:table-cell table:number-columns-repeated="10"/>
          <table:table-cell table:style-name="ce4" table:number-columns-repeated="16366"/>
        </table:table-row>
        <table:table-row table:style-name="ro2">
          <table:table-cell/>
          <table:table-cell table:style-name="ce9" office:value-type="string" calcext:value-type="string">
            <text:p>UF_3TE</text:p>
          </table:table-cell>
          <table:table-cell office:value-type="float" office:value="1" calcext:value-type="float">
            <text:p>1,000</text:p>
          </table:table-cell>
          <table:table-cell table:formula="of:=INDEX([$'preus unitaris'.$D$1:.$G$114];MATCH([.B29];[$'preus unitaris'.$D$1:.$D$114];0);2)" office:value-type="string" office:string-value="ud" calcext:value-type="string">
            <text:p>ud</text:p>
          </table:table-cell>
          <table:table-cell table:formula="of:=INDEX([$'preus unitaris'.$D$1:.$G$114];MATCH([.B29];[$'preus unitaris'.$D$1:.$D$114];0);3)" office:value-type="string" office:string-value="Mòdul per a la ubicació de tres comptadors trifàsics" calcext:value-type="string">
            <text:p>Mòdul per a la ubicació de tres comptadors trifàsics</text:p>
          </table:table-cell>
          <table:table-cell/>
          <table:table-cell table:style-name="ce25" table:formula="of:=INDEX([$'preus unitaris'.$D$1:.$G$114];MATCH([.B29];[$'preus unitaris'.$D$1:.$D$114];0);4)" office:value-type="float" office:value="75.13" calcext:value-type="float">
            <text:p>75,13</text:p>
          </table:table-cell>
          <table:table-cell table:formula="of:=[.C29]*[.G29]" office:value-type="float" office:value="75.13" calcext:value-type="float">
            <text:p>75,13</text:p>
          </table:table-cell>
          <table:table-cell table:number-columns-repeated="10"/>
          <table:table-cell table:style-name="ce4" table:number-columns-repeated="16366"/>
        </table:table-row>
        <table:table-row table:style-name="ro2">
          <table:table-cell/>
          <table:table-cell table:style-name="ce9" office:value-type="string" calcext:value-type="string">
            <text:p>UF_EMB</text:p>
          </table:table-cell>
          <table:table-cell office:value-type="float" office:value="2" calcext:value-type="float">
            <text:p>2,000</text:p>
          </table:table-cell>
          <table:table-cell table:formula="of:=INDEX([$'preus unitaris'.$D$1:.$G$114];MATCH([.B30];[$'preus unitaris'.$D$1:.$D$114];0);2)" office:value-type="string" office:string-value="ud" calcext:value-type="string">
            <text:p>ud</text:p>
          </table:table-cell>
          <table:table-cell table:formula="of:=INDEX([$'preus unitaris'.$D$1:.$G$114];MATCH([.B30];[$'preus unitaris'.$D$1:.$D$114];0);3)" office:value-type="string" office:string-value="Mòdul d'embarrat general" calcext:value-type="string">
            <text:p>Mòdul d'embarrat general</text:p>
          </table:table-cell>
          <table:table-cell/>
          <table:table-cell table:style-name="ce25" table:formula="of:=INDEX([$'preus unitaris'.$D$1:.$G$114];MATCH([.B30];[$'preus unitaris'.$D$1:.$D$114];0);4)" office:value-type="float" office:value="106.02" calcext:value-type="float">
            <text:p>106,02</text:p>
          </table:table-cell>
          <table:table-cell table:formula="of:=[.C30]*[.G30]" office:value-type="float" office:value="212.04" calcext:value-type="float">
            <text:p>212,04</text:p>
          </table:table-cell>
          <table:table-cell table:number-columns-repeated="10"/>
          <table:table-cell table:style-name="ce4" table:number-columns-repeated="16366"/>
        </table:table-row>
        <table:table-row table:style-name="ro2">
          <table:table-cell/>
          <table:table-cell table:style-name="ce9" office:value-type="string" calcext:value-type="string">
            <text:p>UF_2ME</text:p>
          </table:table-cell>
          <table:table-cell office:value-type="float" office:value="3" calcext:value-type="float">
            <text:p>3,000</text:p>
          </table:table-cell>
          <table:table-cell table:formula="of:=INDEX([$'preus unitaris'.$D$1:.$G$114];MATCH([.B31];[$'preus unitaris'.$D$1:.$D$114];0);2)" office:value-type="string" office:string-value="ud" calcext:value-type="string">
            <text:p>ud</text:p>
          </table:table-cell>
          <table:table-cell table:formula="of:=INDEX([$'preus unitaris'.$D$1:.$G$114];MATCH([.B31];[$'preus unitaris'.$D$1:.$D$114];0);3)" office:value-type="string" office:string-value="Mòdul per a la ubicació de quatre comptadors monofàsics" calcext:value-type="string">
            <text:p>Mòdul per a la ubicació de quatre comptadors monofàsics</text:p>
          </table:table-cell>
          <table:table-cell/>
          <table:table-cell table:style-name="ce25" table:formula="of:=INDEX([$'preus unitaris'.$D$1:.$G$114];MATCH([.B31];[$'preus unitaris'.$D$1:.$D$114];0);4)" office:value-type="float" office:value="75" calcext:value-type="float">
            <text:p>75,00</text:p>
          </table:table-cell>
          <table:table-cell table:formula="of:=[.C31]*[.G31]" office:value-type="float" office:value="225" calcext:value-type="float">
            <text:p>225,00</text:p>
          </table:table-cell>
          <table:table-cell table:number-columns-repeated="10"/>
          <table:table-cell table:style-name="ce4" table:number-columns-repeated="16366"/>
        </table:table-row>
        <table:table-row table:style-name="ro2">
          <table:table-cell/>
          <table:table-cell table:style-name="ce9" office:value-type="string" calcext:value-type="string">
            <text:p>UF_FUS</text:p>
          </table:table-cell>
          <table:table-cell office:value-type="float" office:value="1" calcext:value-type="float">
            <text:p>1,000</text:p>
          </table:table-cell>
          <table:table-cell table:formula="of:=INDEX([$'preus unitaris'.$D$1:.$G$114];MATCH([.B32];[$'preus unitaris'.$D$1:.$D$114];0);2)" office:value-type="string" office:string-value="ud" calcext:value-type="string">
            <text:p>ud</text:p>
          </table:table-cell>
          <table:table-cell table:formula="of:=INDEX([$'preus unitaris'.$D$1:.$G$114];MATCH([.B32];[$'preus unitaris'.$D$1:.$D$114];0);3)" office:value-type="string" office:string-value="Mòdul de fusibles de seguretat" calcext:value-type="string">
            <text:p>Mòdul de fusibles de seguretat</text:p>
          </table:table-cell>
          <table:table-cell/>
          <table:table-cell table:style-name="ce25" table:formula="of:=INDEX([$'preus unitaris'.$D$1:.$G$114];MATCH([.B32];[$'preus unitaris'.$D$1:.$D$114];0);4)" office:value-type="float" office:value="70.62" calcext:value-type="float">
            <text:p>70,62</text:p>
          </table:table-cell>
          <table:table-cell table:formula="of:=[.C32]*[.G32]" office:value-type="float" office:value="70.62" calcext:value-type="float">
            <text:p>70,62</text:p>
          </table:table-cell>
          <table:table-cell table:number-columns-repeated="10"/>
          <table:table-cell table:style-name="ce4" table:number-columns-repeated="16366"/>
        </table:table-row>
        <table:table-row table:style-name="ro2">
          <table:table-cell/>
          <table:table-cell table:style-name="ce9" office:value-type="string" calcext:value-type="string">
            <text:p>UF_ST</text:p>
          </table:table-cell>
          <table:table-cell office:value-type="float" office:value="1" calcext:value-type="float">
            <text:p>1,000</text:p>
          </table:table-cell>
          <table:table-cell table:formula="of:=INDEX([$'preus unitaris'.$D$1:.$G$114];MATCH([.B33];[$'preus unitaris'.$D$1:.$D$114];0);2)" office:value-type="string" office:string-value="ud" calcext:value-type="string">
            <text:p>ud</text:p>
          </table:table-cell>
          <table:table-cell table:formula="of:=INDEX([$'preus unitaris'.$D$1:.$G$114];MATCH([.B33];[$'preus unitaris'.$D$1:.$D$114];0);3)" office:value-type="string" office:string-value="Mòdul de borns de sortida i posada a terra" calcext:value-type="string">
            <text:p>Mòdul de borns de sortida i posada a terra</text:p>
          </table:table-cell>
          <table:table-cell/>
          <table:table-cell table:style-name="ce25" table:formula="of:=INDEX([$'preus unitaris'.$D$1:.$G$114];MATCH([.B33];[$'preus unitaris'.$D$1:.$D$114];0);4)" office:value-type="float" office:value="81.14" calcext:value-type="float">
            <text:p>81,14</text:p>
          </table:table-cell>
          <table:table-cell table:formula="of:=[.C33]*[.G33]" office:value-type="float" office:value="81.14" calcext:value-type="float">
            <text:p>81,14</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1</text:p>
          </table:table-cell>
          <table:table-cell office:value-type="float" office:value="4" calcext:value-type="float">
            <text:p>4,000</text:p>
          </table:table-cell>
          <table:table-cell table:formula="of:=INDEX([$'preus unitaris'.$D$1:.$G$114];MATCH([.B34];[$'preus unitaris'.$D$1:.$D$114];0);2)" office:value-type="string" office:string-value="h" calcext:value-type="string">
            <text:p>h</text:p>
          </table:table-cell>
          <table:table-cell table:formula="of:=INDEX([$'preus unitaris'.$D$1:.$G$114];MATCH([.B34];[$'preus unitaris'.$D$1:.$D$114];0);3)" office:value-type="string" office:string-value="Oficial 1a electricista" calcext:value-type="string">
            <text:p>Oficial 1a electricista</text:p>
          </table:table-cell>
          <table:table-cell table:style-name="ce89"/>
          <table:table-cell table:style-name="ce25" table:formula="of:=INDEX([$'preus unitaris'.$D$1:.$G$114];MATCH([.B34];[$'preus unitaris'.$D$1:.$D$114];0);4)" office:value-type="float" office:value="25" calcext:value-type="float">
            <text:p>25,00</text:p>
          </table:table-cell>
          <table:table-cell table:formula="of:=[.C34]*[.G34]" office:value-type="float" office:value="100" calcext:value-type="float">
            <text:p>100,00</text:p>
          </table:table-cell>
          <table:table-cell table:number-columns-repeated="10"/>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35];[$'preus unitaris'.$D$1:.$D$114];0);2)" office:value-type="string" office:string-value="%" calcext:value-type="string">
            <text:p>%</text:p>
          </table:table-cell>
          <table:table-cell table:formula="of:=INDEX([$'preus unitaris'.$D$1:.$G$114];MATCH([.B35];[$'preus unitaris'.$D$1:.$D$114];0);3)" office:value-type="string" office:string-value="Mitjans auxiliars" calcext:value-type="string">
            <text:p>Mitjans auxiliars</text:p>
          </table:table-cell>
          <table:table-cell/>
          <table:table-cell table:formula="of:=SUM([.H28:.H34])" office:value-type="float" office:value="899.16" calcext:value-type="float">
            <text:p>899,16</text:p>
          </table:table-cell>
          <table:table-cell table:formula="of:=[.G35]*[.C35]/100" office:value-type="float" office:value="17.9832" calcext:value-type="float">
            <text:p>17,98</text:p>
          </table:table-cell>
          <table:table-cell table:style-name="ce114"/>
          <table:table-cell table:number-columns-repeated="9"/>
          <table:table-cell table:style-name="ce4" table:number-columns-repeated="16366"/>
        </table:table-row>
        <table:table-row table:style-name="ro2">
          <table:table-cell table:number-columns-repeated="5"/>
          <table:table-cell table:style-name="ce83"/>
          <table:table-cell table:style-name="ce94"/>
          <table:table-cell table:style-name="ce109"/>
          <table:table-cell table:number-columns-repeated="10"/>
          <table:table-cell table:style-name="ce4" table:number-columns-repeated="16366"/>
        </table:table-row>
        <table:table-row table:style-name="ro2">
          <table:table-cell table:number-columns-repeated="5"/>
          <table:table-cell table:style-name="ce88" office:value-type="string" calcext:value-type="string" table:number-columns-spanned="3" table:number-rows-spanned="1">
            <text:p>TOTAL PARTIDA………………………….…………</text:p>
          </table:table-cell>
          <table:covered-table-cell table:number-columns-repeated="2"/>
          <table:table-cell table:style-name="ce120" table:formula="of:=SUM([.H28:.H35])" office:value-type="float" office:value="917.1432" calcext:value-type="float">
            <text:p>917,14</text:p>
          </table:table-cell>
          <table:table-cell table:number-columns-repeated="9"/>
          <table:table-cell table:style-name="ce4" table:number-columns-repeated="16366"/>
        </table:table-row>
        <table:table-row table:style-name="ro2">
          <table:table-cell table:number-columns-repeated="5"/>
          <table:table-cell table:style-name="ce88"/>
          <table:table-cell table:number-columns-repeated="2"/>
          <table:table-cell table:style-name="ce114"/>
          <table:table-cell table:number-columns-repeated="9"/>
          <table:table-cell table:style-name="ce4" table:number-columns-repeated="16366"/>
        </table:table-row>
        <table:table-row table:style-name="ro2">
          <table:table-cell/>
          <table:table-cell table:style-name="ce37" office:value-type="string" calcext:value-type="string">
            <text:p>01.04</text:p>
          </table:table-cell>
          <table:table-cell table:style-name="ce60"/>
          <table:table-cell table:style-name="ce37" office:value-type="string" calcext:value-type="string">
            <text:p>m</text:p>
          </table:table-cell>
          <table:table-cell table:style-name="ce37" office:value-type="string" calcext:value-type="string" table:number-columns-spanned="2" table:number-rows-spanned="1">
            <text:p>DI con conductor de 10 mm²</text:p>
          </table:table-cell>
          <table:covered-table-cell table:style-name="ce37"/>
          <table:table-cell table:style-name="ce94" table:number-columns-repeated="3"/>
          <table:table-cell table:number-columns-repeated="9"/>
          <table:table-cell table:style-name="ce4" table:number-columns-repeated="16366"/>
        </table:table-row>
        <table:table-row table:style-name="ro3">
          <table:table-cell table:style-name="ce33" table:number-columns-repeated="2"/>
          <table:table-cell table:style-name="ce68"/>
          <table:table-cell table:style-name="ce33"/>
          <table:table-cell table:style-name="ce80" office:value-type="string" calcext:value-type="string" table:number-columns-spanned="4" table:number-rows-spanned="1">
            <text:p>Derivació individual monofàsica empotrada per a habitatge, formada per cables unipolars amb conductors de coure, H07Z1-K (AS) 3G10 mm², essent la seva tensió assignada de 450/750 V, sota tub protector flexible, corrugat, de PVC, de 32 mm de diàmetre.</text:p>
          </table:table-cell>
          <table:covered-table-cell table:style-name="ce33"/>
          <table:covered-table-cell table:number-columns-repeated="2" table:style-name="ce107"/>
          <table:table-cell table:style-name="ce107"/>
          <table:table-cell table:number-columns-repeated="9"/>
          <table:table-cell table:style-name="ce4" table:number-columns-repeated="16366"/>
        </table:table-row>
        <table:table-row table:style-name="ro2">
          <table:table-cell/>
          <table:table-cell table:style-name="ce9" office:value-type="string" calcext:value-type="string">
            <text:p>H07Z1-K_10</text:p>
          </table:table-cell>
          <table:table-cell office:value-type="float" office:value="3" calcext:value-type="float">
            <text:p>3,000</text:p>
          </table:table-cell>
          <table:table-cell table:formula="of:=INDEX([$'preus unitaris'.$D$1:.$G$114];MATCH([.B41];[$'preus unitaris'.$D$1:.$D$114];0);2)" office:value-type="string" office:string-value="m" calcext:value-type="string">
            <text:p>m</text:p>
          </table:table-cell>
          <table:table-cell table:formula="of:=INDEX([$'preus unitaris'.$D$1:.$G$114];MATCH([.B41];[$'preus unitaris'.$D$1:.$D$114];0);3)" office:value-type="string" office:string-value="Cable 10 mm² H07Z1-K (AS) 750 / 1 kV" calcext:value-type="string">
            <text:p>Cable 10 mm² H07Z1-K (AS) 750 / 1 kV</text:p>
          </table:table-cell>
          <table:table-cell/>
          <table:table-cell table:style-name="ce25" table:formula="of:=INDEX([$'preus unitaris'.$D$1:.$G$114];MATCH([.B41];[$'preus unitaris'.$D$1:.$D$114];0);4)" office:value-type="float" office:value="3.58" calcext:value-type="float">
            <text:p>3,58</text:p>
          </table:table-cell>
          <table:table-cell table:formula="of:=[.C41]*[.G41]" office:value-type="float" office:value="10.74" calcext:value-type="float">
            <text:p>10,74</text:p>
          </table:table-cell>
          <table:table-cell table:number-columns-repeated="10"/>
          <table:table-cell table:style-name="ce4" table:number-columns-repeated="16366"/>
        </table:table-row>
        <table:table-row table:style-name="ro2">
          <table:table-cell/>
          <table:table-cell table:style-name="ce9" office:value-type="string" calcext:value-type="string">
            <text:p>TØ20_2221</text:p>
          </table:table-cell>
          <table:table-cell office:value-type="float" office:value="1" calcext:value-type="float">
            <text:p>1,000</text:p>
          </table:table-cell>
          <table:table-cell table:formula="of:=INDEX([$'preus unitaris'.$D$1:.$G$114];MATCH([.B42];[$'preus unitaris'.$D$1:.$D$114];0);2)" office:value-type="string" office:string-value="m" calcext:value-type="string">
            <text:p>m</text:p>
          </table:table-cell>
          <table:table-cell table:formula="of:=INDEX([$'preus unitaris'.$D$1:.$G$114];MATCH([.B42];[$'preus unitaris'.$D$1:.$D$114];0);3)" office:value-type="string" office:string-value="Tub corrugat 2221 de diàmetre 20 mm" calcext:value-type="string">
            <text:p>Tub corrugat 2221 de diàmetre 20 mm</text:p>
          </table:table-cell>
          <table:table-cell/>
          <table:table-cell table:style-name="ce25" table:formula="of:=INDEX([$'preus unitaris'.$D$1:.$G$114];MATCH([.B42];[$'preus unitaris'.$D$1:.$D$114];0);4)" office:value-type="float" office:value="0.81" calcext:value-type="float">
            <text:p>0,81</text:p>
          </table:table-cell>
          <table:table-cell table:formula="of:=[.C42]*[.G42]" office:value-type="float" office:value="0.81" calcext:value-type="float">
            <text:p>0,81</text:p>
          </table:table-cell>
          <table:table-cell table:number-columns-repeated="10"/>
          <table:table-cell table:style-name="ce4" table:number-columns-repeated="16366"/>
        </table:table-row>
        <table:table-row table:style-name="ro2">
          <table:table-cell/>
          <table:table-cell office:value-type="string" calcext:value-type="string">
            <text:p>MO_ELEC_P</text:p>
          </table:table-cell>
          <table:table-cell office:value-type="float" office:value="0.1" calcext:value-type="float">
            <text:p>0,100</text:p>
          </table:table-cell>
          <table:table-cell table:formula="of:=INDEX([$'preus unitaris'.$D$1:.$G$114];MATCH([.B43];[$'preus unitaris'.$D$1:.$D$114];0);2)" office:value-type="string" office:string-value="h" calcext:value-type="string">
            <text:p>h</text:p>
          </table:table-cell>
          <table:table-cell table:formula="of:=INDEX([$'preus unitaris'.$D$1:.$G$114];MATCH([.B43];[$'preus unitaris'.$D$1:.$D$114];0);3)" office:value-type="string" office:string-value="Peó electricista" calcext:value-type="string">
            <text:p>Peó electricista</text:p>
          </table:table-cell>
          <table:table-cell/>
          <table:table-cell table:style-name="ce25" table:formula="of:=INDEX([$'preus unitaris'.$D$1:.$G$114];MATCH([.B43];[$'preus unitaris'.$D$1:.$D$114];0);4)" office:value-type="float" office:value="20" calcext:value-type="float">
            <text:p>20,00</text:p>
          </table:table-cell>
          <table:table-cell table:formula="of:=[.C43]*[.G43]" office:value-type="float" office:value="2" calcext:value-type="float">
            <text:p>2,00</text:p>
          </table:table-cell>
          <table:table-cell table:number-columns-repeated="10"/>
          <table:table-cell table:style-name="ce4" table:number-columns-repeated="16366"/>
        </table:table-row>
        <table:table-row table:style-name="ro2">
          <table:table-cell/>
          <table:table-cell table:style-name="ce7" office:value-type="string" calcext:value-type="string">
            <text:p>MO_ELEC_1</text:p>
          </table:table-cell>
          <table:table-cell office:value-type="float" office:value="0.1" calcext:value-type="float">
            <text:p>0,100</text:p>
          </table:table-cell>
          <table:table-cell table:formula="of:=INDEX([$'preus unitaris'.$D$1:.$G$114];MATCH([.B44];[$'preus unitaris'.$D$1:.$D$114];0);2)" office:value-type="string" office:string-value="h" calcext:value-type="string">
            <text:p>h</text:p>
          </table:table-cell>
          <table:table-cell table:formula="of:=INDEX([$'preus unitaris'.$D$1:.$G$114];MATCH([.B44];[$'preus unitaris'.$D$1:.$D$114];0);3)" office:value-type="string" office:string-value="Oficial 1a electricista" calcext:value-type="string">
            <text:p>Oficial 1a electricista</text:p>
          </table:table-cell>
          <table:table-cell table:style-name="ce89"/>
          <table:table-cell table:style-name="ce25" table:formula="of:=INDEX([$'preus unitaris'.$D$1:.$G$114];MATCH([.B44];[$'preus unitaris'.$D$1:.$D$114];0);4)" office:value-type="float" office:value="25" calcext:value-type="float">
            <text:p>25,00</text:p>
          </table:table-cell>
          <table:table-cell table:formula="of:=[.C44]*[.G44]" office:value-type="float" office:value="2.5" calcext:value-type="float">
            <text:p>2,50</text:p>
          </table:table-cell>
          <table:table-cell table:number-columns-repeated="10"/>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45];[$'preus unitaris'.$D$1:.$D$114];0);2)" office:value-type="string" office:string-value="%" calcext:value-type="string">
            <text:p>%</text:p>
          </table:table-cell>
          <table:table-cell table:formula="of:=INDEX([$'preus unitaris'.$D$1:.$G$114];MATCH([.B45];[$'preus unitaris'.$D$1:.$D$114];0);3)" office:value-type="string" office:string-value="Mitjans auxiliars" calcext:value-type="string">
            <text:p>Mitjans auxiliars</text:p>
          </table:table-cell>
          <table:table-cell/>
          <table:table-cell table:formula="of:=SUM([.H41:.H44])" office:value-type="float" office:value="16.05" calcext:value-type="float">
            <text:p>16,05</text:p>
          </table:table-cell>
          <table:table-cell table:formula="of:=[.G45]*[.C45]/100" office:value-type="float" office:value="0.321" calcext:value-type="float">
            <text:p>0,32</text:p>
          </table:table-cell>
          <table:table-cell table:style-name="ce114"/>
          <table:table-cell table:number-columns-repeated="9"/>
          <table:table-cell table:style-name="ce4" table:number-columns-repeated="16366"/>
        </table:table-row>
        <table:table-row table:style-name="ro2">
          <table:table-cell table:number-columns-repeated="5"/>
          <table:table-cell table:style-name="ce83"/>
          <table:table-cell table:style-name="ce94"/>
          <table:table-cell table:style-name="ce109"/>
          <table:table-cell table:number-columns-repeated="10"/>
          <table:table-cell table:style-name="ce4" table:number-columns-repeated="16366"/>
        </table:table-row>
        <table:table-row table:style-name="ro2">
          <table:table-cell table:number-columns-repeated="5"/>
          <table:table-cell table:style-name="ce88" office:value-type="string" calcext:value-type="string" table:number-columns-spanned="3" table:number-rows-spanned="1">
            <text:p>TOTAL PARTIDA………………………….…………</text:p>
          </table:table-cell>
          <table:covered-table-cell table:number-columns-repeated="2"/>
          <table:table-cell table:style-name="ce120" table:formula="of:=SUM([.H41:.H45])" office:value-type="float" office:value="16.371" calcext:value-type="float">
            <text:p>16,37</text:p>
          </table:table-cell>
          <table:table-cell table:number-columns-repeated="9"/>
          <table:table-cell table:style-name="ce4" table:number-columns-repeated="16366"/>
        </table:table-row>
        <table:table-row table:style-name="ro2">
          <table:table-cell table:number-columns-repeated="5"/>
          <table:table-cell table:style-name="ce88"/>
          <table:table-cell table:number-columns-repeated="2"/>
          <table:table-cell table:style-name="ce114"/>
          <table:table-cell table:number-columns-repeated="9"/>
          <table:table-cell table:style-name="ce4" table:number-columns-repeated="16366"/>
        </table:table-row>
        <table:table-row table:style-name="ro2">
          <table:table-cell/>
          <table:table-cell table:style-name="ce37" office:value-type="string" calcext:value-type="string">
            <text:p>01.05</text:p>
          </table:table-cell>
          <table:table-cell table:style-name="ce60"/>
          <table:table-cell table:style-name="ce37" office:value-type="string" calcext:value-type="string">
            <text:p>m</text:p>
          </table:table-cell>
          <table:table-cell table:style-name="ce37" office:value-type="string" calcext:value-type="string" table:number-columns-spanned="2" table:number-rows-spanned="1">
            <text:p>DI con conductor de 16 mm²</text:p>
          </table:table-cell>
          <table:covered-table-cell table:style-name="ce37"/>
          <table:table-cell table:style-name="ce94" table:number-columns-repeated="3"/>
          <table:table-cell table:number-columns-repeated="9"/>
          <table:table-cell table:style-name="ce4" table:number-columns-repeated="16366"/>
        </table:table-row>
        <table:table-row table:style-name="ro7">
          <table:table-cell/>
          <table:table-cell table:style-name="ce33"/>
          <table:table-cell table:style-name="ce68"/>
          <table:table-cell table:style-name="ce33"/>
          <table:table-cell table:style-name="ce80" office:value-type="string" calcext:value-type="string" table:number-columns-spanned="4" table:number-rows-spanned="1">
            <text:p>Derivació individual monofàsica empotrada per a habitatge, formada per cables unipolars amb conductors de coure, H07Z1-K (AS) 3G16 mm², essent la seva tensió assignada de 450/750 V, sota tub protector flexible, corrugat, de PVC, de 32 mm de diàmetre.</text:p>
          </table:table-cell>
          <table:covered-table-cell table:style-name="ce33"/>
          <table:covered-table-cell table:number-columns-repeated="2" table:style-name="ce107"/>
          <table:table-cell table:style-name="ce107"/>
          <table:table-cell table:number-columns-repeated="9"/>
          <table:table-cell table:style-name="ce4" table:number-columns-repeated="16366"/>
        </table:table-row>
        <table:table-row table:style-name="ro2">
          <table:table-cell/>
          <table:table-cell table:style-name="ce9" office:value-type="string" calcext:value-type="string">
            <text:p>H07Z1-K_16</text:p>
          </table:table-cell>
          <table:table-cell office:value-type="float" office:value="3" calcext:value-type="float">
            <text:p>3,000</text:p>
          </table:table-cell>
          <table:table-cell table:formula="of:=INDEX([$'preus unitaris'.$D$1:.$G$114];MATCH([.B51];[$'preus unitaris'.$D$1:.$D$114];0);2)" office:value-type="string" office:string-value="m" calcext:value-type="string">
            <text:p>m</text:p>
          </table:table-cell>
          <table:table-cell table:formula="of:=INDEX([$'preus unitaris'.$D$1:.$G$114];MATCH([.B51];[$'preus unitaris'.$D$1:.$D$114];0);3)" office:value-type="string" office:string-value="Cable 16 mm² H07Z1-K (AS) 750 / 1 kV" calcext:value-type="string">
            <text:p>Cable 16 mm² H07Z1-K (AS) 750 / 1 kV</text:p>
          </table:table-cell>
          <table:table-cell/>
          <table:table-cell table:style-name="ce25" table:formula="of:=INDEX([$'preus unitaris'.$D$1:.$G$114];MATCH([.B51];[$'preus unitaris'.$D$1:.$D$114];0);4)" office:value-type="float" office:value="5.61" calcext:value-type="float">
            <text:p>5,61</text:p>
          </table:table-cell>
          <table:table-cell table:formula="of:=[.C51]*[.G51]" office:value-type="float" office:value="16.83" calcext:value-type="float">
            <text:p>16,83</text:p>
          </table:table-cell>
          <table:table-cell table:number-columns-repeated="10"/>
          <table:table-cell table:style-name="ce4" table:number-columns-repeated="16366"/>
        </table:table-row>
        <table:table-row table:style-name="ro2">
          <table:table-cell/>
          <table:table-cell table:style-name="ce9" office:value-type="string" calcext:value-type="string">
            <text:p>TØ20_2221</text:p>
          </table:table-cell>
          <table:table-cell office:value-type="float" office:value="1" calcext:value-type="float">
            <text:p>1,000</text:p>
          </table:table-cell>
          <table:table-cell table:formula="of:=INDEX([$'preus unitaris'.$D$1:.$G$114];MATCH([.B52];[$'preus unitaris'.$D$1:.$D$114];0);2)" office:value-type="string" office:string-value="m" calcext:value-type="string">
            <text:p>m</text:p>
          </table:table-cell>
          <table:table-cell table:formula="of:=INDEX([$'preus unitaris'.$D$1:.$G$114];MATCH([.B52];[$'preus unitaris'.$D$1:.$D$114];0);3)" office:value-type="string" office:string-value="Tub corrugat 2221 de diàmetre 20 mm" calcext:value-type="string">
            <text:p>Tub corrugat 2221 de diàmetre 20 mm</text:p>
          </table:table-cell>
          <table:table-cell/>
          <table:table-cell table:style-name="ce25" table:formula="of:=INDEX([$'preus unitaris'.$D$1:.$G$114];MATCH([.B52];[$'preus unitaris'.$D$1:.$D$114];0);4)" office:value-type="float" office:value="0.81" calcext:value-type="float">
            <text:p>0,81</text:p>
          </table:table-cell>
          <table:table-cell table:formula="of:=[.C52]*[.G52]" office:value-type="float" office:value="0.81" calcext:value-type="float">
            <text:p>0,81</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P</text:p>
          </table:table-cell>
          <table:table-cell office:value-type="float" office:value="0.1" calcext:value-type="float">
            <text:p>0,100</text:p>
          </table:table-cell>
          <table:table-cell table:formula="of:=INDEX([$'preus unitaris'.$D$1:.$G$114];MATCH([.B53];[$'preus unitaris'.$D$1:.$D$114];0);2)" office:value-type="string" office:string-value="h" calcext:value-type="string">
            <text:p>h</text:p>
          </table:table-cell>
          <table:table-cell table:formula="of:=INDEX([$'preus unitaris'.$D$1:.$G$114];MATCH([.B53];[$'preus unitaris'.$D$1:.$D$114];0);3)" office:value-type="string" office:string-value="Peó electricista" calcext:value-type="string">
            <text:p>Peó electricista</text:p>
          </table:table-cell>
          <table:table-cell/>
          <table:table-cell table:style-name="ce25" table:formula="of:=INDEX([$'preus unitaris'.$D$1:.$G$114];MATCH([.B53];[$'preus unitaris'.$D$1:.$D$114];0);4)" office:value-type="float" office:value="20" calcext:value-type="float">
            <text:p>20,00</text:p>
          </table:table-cell>
          <table:table-cell table:formula="of:=[.C53]*[.G53]" office:value-type="float" office:value="2" calcext:value-type="float">
            <text:p>2,00</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1</text:p>
          </table:table-cell>
          <table:table-cell office:value-type="float" office:value="0.1" calcext:value-type="float">
            <text:p>0,100</text:p>
          </table:table-cell>
          <table:table-cell table:formula="of:=INDEX([$'preus unitaris'.$D$1:.$G$114];MATCH([.B54];[$'preus unitaris'.$D$1:.$D$114];0);2)" office:value-type="string" office:string-value="h" calcext:value-type="string">
            <text:p>h</text:p>
          </table:table-cell>
          <table:table-cell table:formula="of:=INDEX([$'preus unitaris'.$D$1:.$G$114];MATCH([.B54];[$'preus unitaris'.$D$1:.$D$114];0);3)" office:value-type="string" office:string-value="Oficial 1a electricista" calcext:value-type="string">
            <text:p>Oficial 1a electricista</text:p>
          </table:table-cell>
          <table:table-cell table:style-name="ce89"/>
          <table:table-cell table:style-name="ce25" table:formula="of:=INDEX([$'preus unitaris'.$D$1:.$G$114];MATCH([.B54];[$'preus unitaris'.$D$1:.$D$114];0);4)" office:value-type="float" office:value="25" calcext:value-type="float">
            <text:p>25,00</text:p>
          </table:table-cell>
          <table:table-cell table:formula="of:=[.C54]*[.G54]" office:value-type="float" office:value="2.5" calcext:value-type="float">
            <text:p>2,50</text:p>
          </table:table-cell>
          <table:table-cell table:number-columns-repeated="10"/>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55];[$'preus unitaris'.$D$1:.$D$114];0);2)" office:value-type="string" office:string-value="%" calcext:value-type="string">
            <text:p>%</text:p>
          </table:table-cell>
          <table:table-cell table:formula="of:=INDEX([$'preus unitaris'.$D$1:.$G$114];MATCH([.B55];[$'preus unitaris'.$D$1:.$D$114];0);3)" office:value-type="string" office:string-value="Mitjans auxiliars" calcext:value-type="string">
            <text:p>Mitjans auxiliars</text:p>
          </table:table-cell>
          <table:table-cell/>
          <table:table-cell table:formula="of:=SUM([.H51:.H54])" office:value-type="float" office:value="22.14" calcext:value-type="float">
            <text:p>22,14</text:p>
          </table:table-cell>
          <table:table-cell table:formula="of:=[.G55]*[.C55]/100" office:value-type="float" office:value="0.4428" calcext:value-type="float">
            <text:p>0,44</text:p>
          </table:table-cell>
          <table:table-cell table:style-name="ce114"/>
          <table:table-cell table:number-columns-repeated="9"/>
          <table:table-cell table:style-name="ce4" table:number-columns-repeated="16366"/>
        </table:table-row>
        <table:table-row table:style-name="ro2">
          <table:table-cell table:number-columns-repeated="5"/>
          <table:table-cell table:style-name="ce83"/>
          <table:table-cell table:style-name="ce94"/>
          <table:table-cell table:style-name="ce109"/>
          <table:table-cell table:number-columns-repeated="10"/>
          <table:table-cell table:style-name="ce4" table:number-columns-repeated="16366"/>
        </table:table-row>
        <table:table-row table:style-name="ro2">
          <table:table-cell table:number-columns-repeated="5"/>
          <table:table-cell table:style-name="ce88" office:value-type="string" calcext:value-type="string" table:number-columns-spanned="3" table:number-rows-spanned="1">
            <text:p>TOTAL PARTIDA………………………….…………</text:p>
          </table:table-cell>
          <table:covered-table-cell table:number-columns-repeated="2"/>
          <table:table-cell table:style-name="ce120" table:formula="of:=SUM([.H51:.H55])" office:value-type="float" office:value="22.5828" calcext:value-type="float">
            <text:p>22,58</text:p>
          </table:table-cell>
          <table:table-cell table:number-columns-repeated="9"/>
          <table:table-cell table:style-name="ce4" table:number-columns-repeated="16366"/>
        </table:table-row>
        <table:table-row table:style-name="ro2">
          <table:table-cell table:number-columns-repeated="5"/>
          <table:table-cell table:style-name="ce88"/>
          <table:table-cell table:number-columns-repeated="2"/>
          <table:table-cell table:style-name="ce114"/>
          <table:table-cell table:number-columns-repeated="9"/>
          <table:table-cell table:style-name="ce4" table:number-columns-repeated="16366"/>
        </table:table-row>
        <table:table-row table:style-name="ro2">
          <table:table-cell/>
          <table:table-cell table:style-name="ce37" office:value-type="string" calcext:value-type="string">
            <text:p>01.06</text:p>
          </table:table-cell>
          <table:table-cell table:style-name="ce60"/>
          <table:table-cell table:style-name="ce37" office:value-type="string" calcext:value-type="string">
            <text:p>m</text:p>
          </table:table-cell>
          <table:table-cell table:style-name="ce37" office:value-type="string" calcext:value-type="string" table:number-columns-spanned="2" table:number-rows-spanned="1">
            <text:p>DI con conductor de 25 mm²</text:p>
          </table:table-cell>
          <table:covered-table-cell table:style-name="ce37"/>
          <table:table-cell table:style-name="ce94" table:number-columns-repeated="3"/>
          <table:table-cell table:number-columns-repeated="9"/>
          <table:table-cell table:style-name="ce4" table:number-columns-repeated="16366"/>
        </table:table-row>
        <table:table-row table:style-name="ro3">
          <table:table-cell/>
          <table:table-cell table:style-name="ce33"/>
          <table:table-cell table:style-name="ce68"/>
          <table:table-cell table:style-name="ce33"/>
          <table:table-cell table:style-name="ce80" office:value-type="string" calcext:value-type="string" table:number-columns-spanned="4" table:number-rows-spanned="1">
            <text:p>Derivació individual monofàsica empotrada per a habitatge, formada per cables unipolars amb conductors de coure, H07Z1-K (AS) 3G25 mm², essent la seva tensió assignada de 450/750 V, sota tub protector flexible, corrugat, de PVC, de 40 mm de diàmetre.</text:p>
          </table:table-cell>
          <table:covered-table-cell table:style-name="ce33"/>
          <table:covered-table-cell table:number-columns-repeated="2" table:style-name="ce107"/>
          <table:table-cell table:style-name="ce107"/>
          <table:table-cell table:number-columns-repeated="9"/>
          <table:table-cell table:style-name="ce4" table:number-columns-repeated="16366"/>
        </table:table-row>
        <table:table-row table:style-name="ro2">
          <table:table-cell/>
          <table:table-cell table:style-name="ce9" office:value-type="string" calcext:value-type="string">
            <text:p>H07Z1-K_25</text:p>
          </table:table-cell>
          <table:table-cell office:value-type="float" office:value="3" calcext:value-type="float">
            <text:p>3,000</text:p>
          </table:table-cell>
          <table:table-cell table:formula="of:=INDEX([$'preus unitaris'.$D$1:.$G$114];MATCH([.B61];[$'preus unitaris'.$D$1:.$D$114];0);2)" office:value-type="string" office:string-value="m" calcext:value-type="string">
            <text:p>m</text:p>
          </table:table-cell>
          <table:table-cell table:formula="of:=INDEX([$'preus unitaris'.$D$1:.$G$114];MATCH([.B61];[$'preus unitaris'.$D$1:.$D$114];0);3)" office:value-type="string" office:string-value="Cable 25 mm² H07Z1-K (AS) 750 / 1 kV" calcext:value-type="string">
            <text:p>Cable 25 mm² H07Z1-K (AS) 750 / 1 kV</text:p>
          </table:table-cell>
          <table:table-cell/>
          <table:table-cell table:style-name="ce25" table:formula="of:=INDEX([$'preus unitaris'.$D$1:.$G$114];MATCH([.B61];[$'preus unitaris'.$D$1:.$D$114];0);4)" office:value-type="float" office:value="8.52" calcext:value-type="float">
            <text:p>8,52</text:p>
          </table:table-cell>
          <table:table-cell table:formula="of:=[.C61]*[.G61]" office:value-type="float" office:value="25.56" calcext:value-type="float">
            <text:p>25,56</text:p>
          </table:table-cell>
          <table:table-cell table:number-columns-repeated="10"/>
          <table:table-cell table:style-name="ce4" table:number-columns-repeated="16366"/>
        </table:table-row>
        <table:table-row table:style-name="ro2">
          <table:table-cell/>
          <table:table-cell table:style-name="ce9" office:value-type="string" calcext:value-type="string">
            <text:p>TØ40_2221</text:p>
          </table:table-cell>
          <table:table-cell office:value-type="float" office:value="1" calcext:value-type="float">
            <text:p>1,000</text:p>
          </table:table-cell>
          <table:table-cell table:formula="of:=INDEX([$'preus unitaris'.$D$1:.$G$114];MATCH([.B62];[$'preus unitaris'.$D$1:.$D$114];0);2)" office:value-type="string" office:string-value="m" calcext:value-type="string">
            <text:p>m</text:p>
          </table:table-cell>
          <table:table-cell table:formula="of:=INDEX([$'preus unitaris'.$D$1:.$G$114];MATCH([.B62];[$'preus unitaris'.$D$1:.$D$114];0);3)" office:value-type="string" office:string-value="Tub corrugat 2221 de diàmetre 40 mm" calcext:value-type="string">
            <text:p>Tub corrugat 2221 de diàmetre 40 mm</text:p>
          </table:table-cell>
          <table:table-cell/>
          <table:table-cell table:style-name="ce25" table:formula="of:=INDEX([$'preus unitaris'.$D$1:.$G$114];MATCH([.B62];[$'preus unitaris'.$D$1:.$D$114];0);4)" office:value-type="float" office:value="2.27" calcext:value-type="float">
            <text:p>2,27</text:p>
          </table:table-cell>
          <table:table-cell table:formula="of:=[.C62]*[.G62]" office:value-type="float" office:value="2.27" calcext:value-type="float">
            <text:p>2,27</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P</text:p>
          </table:table-cell>
          <table:table-cell office:value-type="float" office:value="0.1" calcext:value-type="float">
            <text:p>0,100</text:p>
          </table:table-cell>
          <table:table-cell table:formula="of:=INDEX([$'preus unitaris'.$D$1:.$G$114];MATCH([.B63];[$'preus unitaris'.$D$1:.$D$114];0);2)" office:value-type="string" office:string-value="h" calcext:value-type="string">
            <text:p>h</text:p>
          </table:table-cell>
          <table:table-cell table:formula="of:=INDEX([$'preus unitaris'.$D$1:.$G$114];MATCH([.B63];[$'preus unitaris'.$D$1:.$D$114];0);3)" office:value-type="string" office:string-value="Peó electricista" calcext:value-type="string">
            <text:p>Peó electricista</text:p>
          </table:table-cell>
          <table:table-cell/>
          <table:table-cell table:style-name="ce25" table:formula="of:=INDEX([$'preus unitaris'.$D$1:.$G$114];MATCH([.B63];[$'preus unitaris'.$D$1:.$D$114];0);4)" office:value-type="float" office:value="20" calcext:value-type="float">
            <text:p>20,00</text:p>
          </table:table-cell>
          <table:table-cell table:formula="of:=[.C63]*[.G63]" office:value-type="float" office:value="2" calcext:value-type="float">
            <text:p>2,00</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1</text:p>
          </table:table-cell>
          <table:table-cell office:value-type="float" office:value="0.1" calcext:value-type="float">
            <text:p>0,100</text:p>
          </table:table-cell>
          <table:table-cell table:formula="of:=INDEX([$'preus unitaris'.$D$1:.$G$114];MATCH([.B64];[$'preus unitaris'.$D$1:.$D$114];0);2)" office:value-type="string" office:string-value="h" calcext:value-type="string">
            <text:p>h</text:p>
          </table:table-cell>
          <table:table-cell table:formula="of:=INDEX([$'preus unitaris'.$D$1:.$G$114];MATCH([.B64];[$'preus unitaris'.$D$1:.$D$114];0);3)" office:value-type="string" office:string-value="Oficial 1a electricista" calcext:value-type="string">
            <text:p>Oficial 1a electricista</text:p>
          </table:table-cell>
          <table:table-cell table:style-name="ce89"/>
          <table:table-cell table:style-name="ce25" table:formula="of:=INDEX([$'preus unitaris'.$D$1:.$G$114];MATCH([.B64];[$'preus unitaris'.$D$1:.$D$114];0);4)" office:value-type="float" office:value="25" calcext:value-type="float">
            <text:p>25,00</text:p>
          </table:table-cell>
          <table:table-cell table:formula="of:=[.C64]*[.G64]" office:value-type="float" office:value="2.5" calcext:value-type="float">
            <text:p>2,50</text:p>
          </table:table-cell>
          <table:table-cell table:number-columns-repeated="10"/>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65];[$'preus unitaris'.$D$1:.$D$114];0);2)" office:value-type="string" office:string-value="%" calcext:value-type="string">
            <text:p>%</text:p>
          </table:table-cell>
          <table:table-cell table:formula="of:=INDEX([$'preus unitaris'.$D$1:.$G$114];MATCH([.B65];[$'preus unitaris'.$D$1:.$D$114];0);3)" office:value-type="string" office:string-value="Mitjans auxiliars" calcext:value-type="string">
            <text:p>Mitjans auxiliars</text:p>
          </table:table-cell>
          <table:table-cell/>
          <table:table-cell table:formula="of:=SUM([.H61:.H64])" office:value-type="float" office:value="32.33" calcext:value-type="float">
            <text:p>32,33</text:p>
          </table:table-cell>
          <table:table-cell table:formula="of:=[.G65]*[.C65]/100" office:value-type="float" office:value="0.6466" calcext:value-type="float">
            <text:p>0,65</text:p>
          </table:table-cell>
          <table:table-cell table:style-name="ce114"/>
          <table:table-cell table:number-columns-repeated="9"/>
          <table:table-cell table:style-name="ce4" table:number-columns-repeated="16366"/>
        </table:table-row>
        <table:table-row table:style-name="ro2">
          <table:table-cell table:number-columns-repeated="5"/>
          <table:table-cell table:style-name="ce83"/>
          <table:table-cell table:style-name="ce94"/>
          <table:table-cell table:style-name="ce109"/>
          <table:table-cell table:number-columns-repeated="10"/>
          <table:table-cell table:style-name="ce4" table:number-columns-repeated="16366"/>
        </table:table-row>
        <table:table-row table:style-name="ro2">
          <table:table-cell table:number-columns-repeated="5"/>
          <table:table-cell table:style-name="ce88" office:value-type="string" calcext:value-type="string" table:number-columns-spanned="3" table:number-rows-spanned="1">
            <text:p>TOTAL PARTIDA………………………….…………</text:p>
          </table:table-cell>
          <table:covered-table-cell table:number-columns-repeated="2"/>
          <table:table-cell table:style-name="ce120" table:formula="of:=SUM([.H61:.H65])" office:value-type="float" office:value="32.9766" calcext:value-type="float">
            <text:p>32,98</text:p>
          </table:table-cell>
          <table:table-cell table:number-columns-repeated="9"/>
          <table:table-cell table:style-name="ce4" table:number-columns-repeated="16366"/>
        </table:table-row>
        <table:table-row table:style-name="ro2">
          <table:table-cell table:number-columns-repeated="5"/>
          <table:table-cell table:style-name="ce88"/>
          <table:table-cell table:number-columns-repeated="2"/>
          <table:table-cell table:style-name="ce114"/>
          <table:table-cell table:number-columns-repeated="9"/>
          <table:table-cell table:style-name="ce4" table:number-columns-repeated="16366"/>
        </table:table-row>
        <table:table-row table:style-name="ro2">
          <table:table-cell/>
          <table:table-cell table:style-name="ce37" office:value-type="string" calcext:value-type="string">
            <text:p>01.07</text:p>
          </table:table-cell>
          <table:table-cell table:style-name="ce60"/>
          <table:table-cell table:style-name="ce37" office:value-type="string" calcext:value-type="string">
            <text:p>m</text:p>
          </table:table-cell>
          <table:table-cell table:style-name="ce37" office:value-type="string" calcext:value-type="string" table:number-columns-spanned="2" table:number-rows-spanned="1">
            <text:p>Tubo de reserva de 32 mm de diámetro</text:p>
          </table:table-cell>
          <table:covered-table-cell table:style-name="ce37"/>
          <table:table-cell table:style-name="ce94" table:number-columns-repeated="3"/>
          <table:table-cell table:number-columns-repeated="9"/>
          <table:table-cell table:style-name="ce4" table:number-columns-repeated="16366"/>
        </table:table-row>
        <table:table-row table:style-name="ro8">
          <table:table-cell/>
          <table:table-cell table:style-name="ce33"/>
          <table:table-cell table:style-name="ce68"/>
          <table:table-cell table:style-name="ce33"/>
          <table:table-cell table:style-name="ce80" office:value-type="string" calcext:value-type="string" table:number-columns-spanned="4" table:number-rows-spanned="1">
            <text:p>Tub de reserva per cada deu derivacions individuals de 32 mm de diàmetre, tub protector flexible, corrugat de PVC.</text:p>
          </table:table-cell>
          <table:covered-table-cell table:style-name="ce33"/>
          <table:covered-table-cell table:number-columns-repeated="2" table:style-name="ce107"/>
          <table:table-cell table:style-name="ce107"/>
          <table:table-cell table:number-columns-repeated="9"/>
          <table:table-cell table:style-name="ce4" table:number-columns-repeated="16366"/>
        </table:table-row>
        <table:table-row table:style-name="ro2">
          <table:table-cell/>
          <table:table-cell table:style-name="ce9" office:value-type="string" calcext:value-type="string">
            <text:p>TØ20_2221</text:p>
          </table:table-cell>
          <table:table-cell office:value-type="float" office:value="1" calcext:value-type="float">
            <text:p>1,000</text:p>
          </table:table-cell>
          <table:table-cell table:formula="of:=INDEX([$'preus unitaris'.$D$1:.$G$114];MATCH([.B71];[$'preus unitaris'.$D$1:.$D$114];0);2)" office:value-type="string" office:string-value="m" calcext:value-type="string">
            <text:p>m</text:p>
          </table:table-cell>
          <table:table-cell table:formula="of:=INDEX([$'preus unitaris'.$D$1:.$G$114];MATCH([.B71];[$'preus unitaris'.$D$1:.$D$114];0);3)" office:value-type="string" office:string-value="Tub corrugat 2221 de diàmetre 20 mm" calcext:value-type="string">
            <text:p>Tub corrugat 2221 de diàmetre 20 mm</text:p>
          </table:table-cell>
          <table:table-cell/>
          <table:table-cell table:style-name="ce25" table:formula="of:=INDEX([$'preus unitaris'.$D$1:.$G$114];MATCH([.B71];[$'preus unitaris'.$D$1:.$D$114];0);4)" office:value-type="float" office:value="0.81" calcext:value-type="float">
            <text:p>0,81</text:p>
          </table:table-cell>
          <table:table-cell table:formula="of:=[.C71]*[.G71]" office:value-type="float" office:value="0.81" calcext:value-type="float">
            <text:p>0,81</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1</text:p>
          </table:table-cell>
          <table:table-cell office:value-type="float" office:value="0.08" calcext:value-type="float">
            <text:p>0,080</text:p>
          </table:table-cell>
          <table:table-cell table:formula="of:=INDEX([$'preus unitaris'.$D$1:.$G$114];MATCH([.B72];[$'preus unitaris'.$D$1:.$D$114];0);2)" office:value-type="string" office:string-value="h" calcext:value-type="string">
            <text:p>h</text:p>
          </table:table-cell>
          <table:table-cell table:formula="of:=INDEX([$'preus unitaris'.$D$1:.$G$114];MATCH([.B72];[$'preus unitaris'.$D$1:.$D$114];0);3)" office:value-type="string" office:string-value="Oficial 1a electricista" calcext:value-type="string">
            <text:p>Oficial 1a electricista</text:p>
          </table:table-cell>
          <table:table-cell table:style-name="ce89"/>
          <table:table-cell table:style-name="ce25" table:formula="of:=INDEX([$'preus unitaris'.$D$1:.$G$114];MATCH([.B72];[$'preus unitaris'.$D$1:.$D$114];0);4)" office:value-type="float" office:value="25" calcext:value-type="float">
            <text:p>25,00</text:p>
          </table:table-cell>
          <table:table-cell table:formula="of:=[.C72]*[.G72]" office:value-type="float" office:value="2" calcext:value-type="float">
            <text:p>2,00</text:p>
          </table:table-cell>
          <table:table-cell table:number-columns-repeated="10"/>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73];[$'preus unitaris'.$D$1:.$D$114];0);2)" office:value-type="string" office:string-value="%" calcext:value-type="string">
            <text:p>%</text:p>
          </table:table-cell>
          <table:table-cell table:formula="of:=INDEX([$'preus unitaris'.$D$1:.$G$114];MATCH([.B73];[$'preus unitaris'.$D$1:.$D$114];0);3)" office:value-type="string" office:string-value="Mitjans auxiliars" calcext:value-type="string">
            <text:p>Mitjans auxiliars</text:p>
          </table:table-cell>
          <table:table-cell/>
          <table:table-cell table:formula="of:=SUM([.H71:.H72])" office:value-type="float" office:value="2.81" calcext:value-type="float">
            <text:p>2,81</text:p>
          </table:table-cell>
          <table:table-cell table:formula="of:=[.G73]*[.C73]/100" office:value-type="float" office:value="0.0562" calcext:value-type="float">
            <text:p>0,06</text:p>
          </table:table-cell>
          <table:table-cell table:style-name="ce114"/>
          <table:table-cell table:number-columns-repeated="9"/>
          <table:table-cell table:style-name="ce4" table:number-columns-repeated="16366"/>
        </table:table-row>
        <table:table-row table:style-name="ro2">
          <table:table-cell table:number-columns-repeated="5"/>
          <table:table-cell table:style-name="ce83"/>
          <table:table-cell table:style-name="ce94"/>
          <table:table-cell table:style-name="ce109"/>
          <table:table-cell table:number-columns-repeated="10"/>
          <table:table-cell table:style-name="ce4" table:number-columns-repeated="16366"/>
        </table:table-row>
        <table:table-row table:style-name="ro2">
          <table:table-cell table:number-columns-repeated="5"/>
          <table:table-cell table:style-name="ce88" office:value-type="string" calcext:value-type="string" table:number-columns-spanned="3" table:number-rows-spanned="1">
            <text:p>TOTAL PARTIDA………………………….…………</text:p>
          </table:table-cell>
          <table:covered-table-cell table:number-columns-repeated="2"/>
          <table:table-cell table:style-name="ce120" table:formula="of:=SUM([.H71:.H73])" office:value-type="float" office:value="2.8662" calcext:value-type="float">
            <text:p>2,87</text:p>
          </table:table-cell>
          <table:table-cell table:number-columns-repeated="9"/>
          <table:table-cell table:style-name="ce4" table:number-columns-repeated="16366"/>
        </table:table-row>
        <table:table-row table:style-name="ro2">
          <table:table-cell table:number-columns-repeated="5"/>
          <table:table-cell table:style-name="ce88"/>
          <table:table-cell table:number-columns-repeated="2"/>
          <table:table-cell table:style-name="ce114"/>
          <table:table-cell table:number-columns-repeated="9"/>
          <table:table-cell table:style-name="ce4" table:number-columns-repeated="16366"/>
        </table:table-row>
        <table:table-row table:style-name="ro2">
          <table:table-cell/>
          <table:table-cell table:style-name="ce40" office:value-type="string" calcext:value-type="string" table:number-columns-spanned="8" table:number-rows-spanned="1">
            <text:p>CAPÍTULO 2 OBRA ELÉCTRICA</text:p>
          </table:table-cell>
          <table:covered-table-cell table:number-columns-repeated="3"/>
          <table:covered-table-cell table:style-name="ce88"/>
          <table:covered-table-cell table:number-columns-repeated="2"/>
          <table:covered-table-cell table:style-name="ce120"/>
          <table:table-cell table:number-columns-repeated="9"/>
          <table:table-cell table:style-name="ce4" table:number-columns-repeated="16366"/>
        </table:table-row>
        <table:table-row table:style-name="ro2">
          <table:table-cell/>
          <table:table-cell table:style-name="ce41" office:value-type="string" calcext:value-type="string" table:number-columns-spanned="8" table:number-rows-spanned="1">
            <text:p>2.1.0 MECANISMES</text:p>
          </table:table-cell>
          <table:covered-table-cell table:number-columns-repeated="7"/>
          <table:table-cell table:number-columns-repeated="9"/>
          <table:table-cell table:style-name="ce4" table:number-columns-repeated="16366"/>
        </table:table-row>
        <table:table-row table:style-name="ro2">
          <table:table-cell/>
          <table:table-cell table:style-name="ce37" office:value-type="string" calcext:value-type="string">
            <text:p>2.1.1</text:p>
          </table:table-cell>
          <table:table-cell table:style-name="ce60"/>
          <table:table-cell table:style-name="ce37" office:value-type="string" calcext:value-type="string">
            <text:p>ud</text:p>
          </table:table-cell>
          <table:table-cell table:style-name="ce37" office:value-type="string" calcext:value-type="string" table:number-columns-spanned="2" table:number-rows-spanned="1">
            <text:p>Punt de llum simple</text:p>
          </table:table-cell>
          <table:covered-table-cell table:style-name="ce37"/>
          <table:table-cell table:style-name="ce94" table:number-columns-repeated="3"/>
          <table:table-cell table:number-columns-repeated="9"/>
          <table:table-cell table:style-name="ce4" table:number-columns-repeated="16366"/>
        </table:table-row>
        <table:table-row table:style-name="ro9">
          <table:table-cell table:number-columns-repeated="4"/>
          <table:table-cell table:style-name="ce82" office:value-type="string" calcext:value-type="string" table:number-columns-spanned="4" table:number-rows-spanned="1">
            <text:p>Punt de llum simple que inclou caixa universal, tub corrugat de 2221 de diàmetre 20, interruptor simple JUNG (tecla inclosa) o similar aprovat per direcció d'obra, embellecedor de la mateixa gamma, cable de 1,5 mm² H07ZK1 de la marca Prysmian o similar aprovat per direcció d'obra, totalment instal·lat i provat en funcionament. Treballs nocturns inclosos.</text:p>
          </table:table-cell>
          <table:covered-table-cell table:number-columns-repeated="3"/>
          <table:table-cell table:number-columns-repeated="10"/>
          <table:table-cell table:style-name="ce4" table:number-columns-repeated="16366"/>
        </table:table-row>
        <table:table-row table:style-name="ro2">
          <table:table-cell/>
          <table:table-cell table:style-name="ce43" office:value-type="string" calcext:value-type="string">
            <text:p>CAENC_68x46</text:p>
          </table:table-cell>
          <table:table-cell office:value-type="float" office:value="1" calcext:value-type="float">
            <text:p>1,000</text:p>
          </table:table-cell>
          <table:table-cell table:formula="of:=INDEX([$'preus unitaris'.$D$1:.$G$114];MATCH([.B81];[$'preus unitaris'.$D$1:.$D$114];0);2)" office:value-type="string" office:string-value="ud" calcext:value-type="string">
            <text:p>ud</text:p>
          </table:table-cell>
          <table:table-cell table:formula="of:=INDEX([$'preus unitaris'.$D$1:.$G$114];MATCH([.B81];[$'preus unitaris'.$D$1:.$D$114];0);3)" office:value-type="string" office:string-value="Caixa universal 68x46" calcext:value-type="string">
            <text:p>Caixa universal 68x46</text:p>
          </table:table-cell>
          <table:table-cell/>
          <table:table-cell table:style-name="ce25" table:formula="of:=INDEX([$'preus unitaris'.$D$1:.$G$114];MATCH([.B81];[$'preus unitaris'.$D$1:.$D$114];0);4)" office:value-type="float" office:value="1.86" calcext:value-type="float">
            <text:p>1,86</text:p>
          </table:table-cell>
          <table:table-cell table:formula="of:=[.C81]*[.G81]" office:value-type="float" office:value="1.86" calcext:value-type="float">
            <text:p>1,86</text:p>
          </table:table-cell>
          <table:table-cell table:number-columns-repeated="10"/>
          <table:table-cell table:style-name="ce4" table:number-columns-repeated="16366"/>
        </table:table-row>
        <table:table-row table:style-name="ro2">
          <table:table-cell/>
          <table:table-cell table:style-name="ce43" office:value-type="string" calcext:value-type="string">
            <text:p>TØ20_2221</text:p>
          </table:table-cell>
          <table:table-cell office:value-type="float" office:value="5" calcext:value-type="float">
            <text:p>5,000</text:p>
          </table:table-cell>
          <table:table-cell table:formula="of:=INDEX([$'preus unitaris'.$D$1:.$G$114];MATCH([.B82];[$'preus unitaris'.$D$1:.$D$114];0);2)" office:value-type="string" office:string-value="m" calcext:value-type="string">
            <text:p>m</text:p>
          </table:table-cell>
          <table:table-cell table:formula="of:=INDEX([$'preus unitaris'.$D$1:.$G$114];MATCH([.B82];[$'preus unitaris'.$D$1:.$D$114];0);3)" office:value-type="string" office:string-value="Tub corrugat 2221 de diàmetre 20 mm" calcext:value-type="string">
            <text:p>Tub corrugat 2221 de diàmetre 20 mm</text:p>
          </table:table-cell>
          <table:table-cell/>
          <table:table-cell table:style-name="ce25" table:formula="of:=INDEX([$'preus unitaris'.$D$1:.$G$114];MATCH([.B82];[$'preus unitaris'.$D$1:.$D$114];0);4)" office:value-type="float" office:value="0.81" calcext:value-type="float">
            <text:p>0,81</text:p>
          </table:table-cell>
          <table:table-cell table:formula="of:=[.C82]*[.G82]" office:value-type="float" office:value="4.05" calcext:value-type="float">
            <text:p>4,05</text:p>
          </table:table-cell>
          <table:table-cell table:number-columns-repeated="10"/>
          <table:table-cell table:style-name="ce4" table:number-columns-repeated="16366"/>
        </table:table-row>
        <table:table-row table:style-name="ro2">
          <table:table-cell/>
          <table:table-cell table:style-name="ce9" office:value-type="string" calcext:value-type="string">
            <text:p>ISIM</text:p>
          </table:table-cell>
          <table:table-cell office:value-type="float" office:value="1" calcext:value-type="float">
            <text:p>1,000</text:p>
          </table:table-cell>
          <table:table-cell table:formula="of:=INDEX([$'preus unitaris'.$D$1:.$G$114];MATCH([.B83];[$'preus unitaris'.$D$1:.$D$114];0);2)" office:value-type="string" office:string-value="ud" calcext:value-type="string">
            <text:p>ud</text:p>
          </table:table-cell>
          <table:table-cell table:formula="of:=INDEX([$'preus unitaris'.$D$1:.$G$114];MATCH([.B83];[$'preus unitaris'.$D$1:.$D$114];0);3)" office:value-type="string" office:string-value="Interruptor simple" calcext:value-type="string">
            <text:p>Interruptor simple</text:p>
          </table:table-cell>
          <table:table-cell/>
          <table:table-cell table:style-name="ce25" table:formula="of:=INDEX([$'preus unitaris'.$D$1:.$G$114];MATCH([.B83];[$'preus unitaris'.$D$1:.$D$114];0);4)" office:value-type="float" office:value="7.26" calcext:value-type="float">
            <text:p>7,26</text:p>
          </table:table-cell>
          <table:table-cell table:formula="of:=[.C83]*[.G83]" office:value-type="float" office:value="7.26" calcext:value-type="float">
            <text:p>7,26</text:p>
          </table:table-cell>
          <table:table-cell table:number-columns-repeated="10"/>
          <table:table-cell table:style-name="ce4" table:number-columns-repeated="16366"/>
        </table:table-row>
        <table:table-row table:style-name="ro2">
          <table:table-cell/>
          <table:table-cell table:style-name="ce9" office:value-type="string" calcext:value-type="string">
            <text:p>TEC_INT</text:p>
          </table:table-cell>
          <table:table-cell office:value-type="float" office:value="1" calcext:value-type="float">
            <text:p>1,000</text:p>
          </table:table-cell>
          <table:table-cell table:formula="of:=INDEX([$'preus unitaris'.$D$1:.$G$114];MATCH([.B84];[$'preus unitaris'.$D$1:.$D$114];0);2)" office:value-type="string" office:string-value="ud" calcext:value-type="string">
            <text:p>ud</text:p>
          </table:table-cell>
          <table:table-cell table:formula="of:=INDEX([$'preus unitaris'.$D$1:.$G$114];MATCH([.B84];[$'preus unitaris'.$D$1:.$D$114];0);3)" office:value-type="string" office:string-value="Tecla per a interruptor/commutador" calcext:value-type="string">
            <text:p>Tecla per a interruptor/commutador</text:p>
          </table:table-cell>
          <table:table-cell/>
          <table:table-cell table:style-name="ce25" table:formula="of:=INDEX([$'preus unitaris'.$D$1:.$G$114];MATCH([.B84];[$'preus unitaris'.$D$1:.$D$114];0);4)" office:value-type="float" office:value="4.52" calcext:value-type="float">
            <text:p>4,52</text:p>
          </table:table-cell>
          <table:table-cell table:formula="of:=[.C84]*[.G84]" office:value-type="float" office:value="4.52" calcext:value-type="float">
            <text:p>4,52</text:p>
          </table:table-cell>
          <table:table-cell table:number-columns-repeated="10"/>
          <table:table-cell table:style-name="ce4" table:number-columns-repeated="16366"/>
        </table:table-row>
        <table:table-row table:style-name="ro2">
          <table:table-cell/>
          <table:table-cell table:style-name="ce9" office:value-type="string" calcext:value-type="string">
            <text:p>EMB</text:p>
          </table:table-cell>
          <table:table-cell office:value-type="float" office:value="1" calcext:value-type="float">
            <text:p>1,000</text:p>
          </table:table-cell>
          <table:table-cell table:formula="of:=INDEX([$'preus unitaris'.$D$1:.$G$114];MATCH([.B85];[$'preus unitaris'.$D$1:.$D$114];0);2)" office:value-type="string" office:string-value="ud" calcext:value-type="string">
            <text:p>ud</text:p>
          </table:table-cell>
          <table:table-cell table:formula="of:=INDEX([$'preus unitaris'.$D$1:.$G$114];MATCH([.B85];[$'preus unitaris'.$D$1:.$D$114];0);3)" office:value-type="string" office:string-value="Embellidor" calcext:value-type="string">
            <text:p>Embellidor</text:p>
          </table:table-cell>
          <table:table-cell/>
          <table:table-cell table:style-name="ce25" table:formula="of:=INDEX([$'preus unitaris'.$D$1:.$G$114];MATCH([.B85];[$'preus unitaris'.$D$1:.$D$114];0);4)" office:value-type="float" office:value="3.72" calcext:value-type="float">
            <text:p>3,72</text:p>
          </table:table-cell>
          <table:table-cell table:formula="of:=[.C85]*[.G85]" office:value-type="float" office:value="3.72" calcext:value-type="float">
            <text:p>3,72</text:p>
          </table:table-cell>
          <table:table-cell table:number-columns-repeated="10"/>
          <table:table-cell table:style-name="ce4" table:number-columns-repeated="16366"/>
        </table:table-row>
        <table:table-row table:style-name="ro2">
          <table:table-cell/>
          <table:table-cell table:style-name="ce9" office:value-type="string" calcext:value-type="string">
            <text:p>H07Z1-K_1_5</text:p>
          </table:table-cell>
          <table:table-cell office:value-type="float" office:value="5" calcext:value-type="float">
            <text:p>5,000</text:p>
          </table:table-cell>
          <table:table-cell table:formula="of:=INDEX([$'preus unitaris'.$D$1:.$G$114];MATCH([.B86];[$'preus unitaris'.$D$1:.$D$114];0);2)" office:value-type="string" office:string-value="m" calcext:value-type="string">
            <text:p>m</text:p>
          </table:table-cell>
          <table:table-cell table:formula="of:=INDEX([$'preus unitaris'.$D$1:.$G$114];MATCH([.B86];[$'preus unitaris'.$D$1:.$D$114];0);3)" office:value-type="string" office:string-value="Cable 1,5 mm² H07Z1-K (AS) 750 / 1 kV" calcext:value-type="string">
            <text:p>Cable 1,5 mm² H07Z1-K (AS) 750 / 1 kV</text:p>
          </table:table-cell>
          <table:table-cell/>
          <table:table-cell table:style-name="ce25" table:formula="of:=INDEX([$'preus unitaris'.$D$1:.$G$114];MATCH([.B86];[$'preus unitaris'.$D$1:.$D$114];0);4)" office:value-type="float" office:value="0.54" calcext:value-type="float">
            <text:p>0,54</text:p>
          </table:table-cell>
          <table:table-cell table:formula="of:=[.C86]*[.G86]" office:value-type="float" office:value="2.7" calcext:value-type="float">
            <text:p>2,70</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P</text:p>
          </table:table-cell>
          <table:table-cell office:value-type="float" office:value="0.5" calcext:value-type="float">
            <text:p>0,500</text:p>
          </table:table-cell>
          <table:table-cell table:formula="of:=INDEX([$'preus unitaris'.$D$1:.$G$114];MATCH([.B87];[$'preus unitaris'.$D$1:.$D$114];0);2)" office:value-type="string" office:string-value="h" calcext:value-type="string">
            <text:p>h</text:p>
          </table:table-cell>
          <table:table-cell table:formula="of:=INDEX([$'preus unitaris'.$D$1:.$G$114];MATCH([.B87];[$'preus unitaris'.$D$1:.$D$114];0);3)" office:value-type="string" office:string-value="Peó electricista" calcext:value-type="string">
            <text:p>Peó electricista</text:p>
          </table:table-cell>
          <table:table-cell/>
          <table:table-cell table:style-name="ce25" table:formula="of:=INDEX([$'preus unitaris'.$D$1:.$G$114];MATCH([.B87];[$'preus unitaris'.$D$1:.$D$114];0);4)" office:value-type="float" office:value="20" calcext:value-type="float">
            <text:p>20,00</text:p>
          </table:table-cell>
          <table:table-cell table:formula="of:=[.C87]*[.G87]" office:value-type="float" office:value="10" calcext:value-type="float">
            <text:p>10,00</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1</text:p>
          </table:table-cell>
          <table:table-cell office:value-type="float" office:value="0.5" calcext:value-type="float">
            <text:p>0,500</text:p>
          </table:table-cell>
          <table:table-cell table:formula="of:=INDEX([$'preus unitaris'.$D$1:.$G$114];MATCH([.B88];[$'preus unitaris'.$D$1:.$D$114];0);2)" office:value-type="string" office:string-value="h" calcext:value-type="string">
            <text:p>h</text:p>
          </table:table-cell>
          <table:table-cell table:formula="of:=INDEX([$'preus unitaris'.$D$1:.$G$114];MATCH([.B88];[$'preus unitaris'.$D$1:.$D$114];0);3)" office:value-type="string" office:string-value="Oficial 1a electricista" calcext:value-type="string">
            <text:p>Oficial 1a electricista</text:p>
          </table:table-cell>
          <table:table-cell table:style-name="ce89"/>
          <table:table-cell table:style-name="ce25" table:formula="of:=INDEX([$'preus unitaris'.$D$1:.$G$114];MATCH([.B88];[$'preus unitaris'.$D$1:.$D$114];0);4)" office:value-type="float" office:value="25" calcext:value-type="float">
            <text:p>25,00</text:p>
          </table:table-cell>
          <table:table-cell table:formula="of:=[.C88]*[.G88]" office:value-type="float" office:value="12.5" calcext:value-type="float">
            <text:p>12,50</text:p>
          </table:table-cell>
          <table:table-cell table:number-columns-repeated="10"/>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89];[$'preus unitaris'.$D$1:.$D$114];0);2)" office:value-type="string" office:string-value="%" calcext:value-type="string">
            <text:p>%</text:p>
          </table:table-cell>
          <table:table-cell table:formula="of:=INDEX([$'preus unitaris'.$D$1:.$G$114];MATCH([.B89];[$'preus unitaris'.$D$1:.$D$114];0);3)" office:value-type="string" office:string-value="Mitjans auxiliars" calcext:value-type="string">
            <text:p>Mitjans auxiliars</text:p>
          </table:table-cell>
          <table:table-cell/>
          <table:table-cell table:formula="of:=SUM([.H81:.H88])" office:value-type="float" office:value="46.61" calcext:value-type="float">
            <text:p>46,61</text:p>
          </table:table-cell>
          <table:table-cell table:formula="of:=[.G89]*[.C89]/100" office:value-type="float" office:value="0.9322" calcext:value-type="float">
            <text:p>0,93</text:p>
          </table:table-cell>
          <table:table-cell table:style-name="ce114"/>
          <table:table-cell table:number-columns-repeated="9"/>
          <table:table-cell table:style-name="ce4" table:number-columns-repeated="16366"/>
        </table:table-row>
        <table:table-row table:style-name="ro2">
          <table:table-cell table:number-columns-repeated="5"/>
          <table:table-cell table:style-name="ce83"/>
          <table:table-cell table:style-name="ce94"/>
          <table:table-cell table:style-name="ce109"/>
          <table:table-cell table:number-columns-repeated="10"/>
          <table:table-cell table:style-name="ce4" table:number-columns-repeated="16366"/>
        </table:table-row>
        <table:table-row table:style-name="ro2">
          <table:table-cell table:number-columns-repeated="5"/>
          <table:table-cell table:style-name="ce88" office:value-type="string" calcext:value-type="string" table:number-columns-spanned="3" table:number-rows-spanned="1">
            <text:p>TOTAL PARTIDA………………………….…………</text:p>
          </table:table-cell>
          <table:covered-table-cell table:number-columns-repeated="2"/>
          <table:table-cell table:style-name="ce120" table:formula="of:=SUM([.H81:.H89])" office:value-type="float" office:value="47.5422" calcext:value-type="float">
            <text:p>47,54</text:p>
          </table:table-cell>
          <table:table-cell table:number-columns-repeated="9"/>
          <table:table-cell table:style-name="ce4" table:number-columns-repeated="16366"/>
        </table:table-row>
        <table:table-row table:style-name="ro2">
          <table:table-cell table:number-columns-repeated="18"/>
          <table:table-cell table:style-name="ce4" table:number-columns-repeated="16366"/>
        </table:table-row>
        <table:table-row table:style-name="ro2">
          <table:table-cell/>
          <table:table-cell table:style-name="ce37" office:value-type="string" calcext:value-type="string">
            <text:p>2.1.2</text:p>
          </table:table-cell>
          <table:table-cell table:style-name="ce60"/>
          <table:table-cell table:style-name="ce37" office:value-type="string" calcext:value-type="string">
            <text:p>ud</text:p>
          </table:table-cell>
          <table:table-cell table:style-name="ce37" office:value-type="string" calcext:value-type="string" table:number-columns-spanned="2" table:number-rows-spanned="1">
            <text:p>Punt de llum commutat</text:p>
          </table:table-cell>
          <table:covered-table-cell table:style-name="ce37"/>
          <table:table-cell table:style-name="ce94" table:number-columns-repeated="3"/>
          <table:table-cell table:number-columns-repeated="9"/>
          <table:table-cell table:style-name="ce4" table:number-columns-repeated="16366"/>
        </table:table-row>
        <table:table-row table:style-name="ro9">
          <table:table-cell table:number-columns-repeated="4"/>
          <table:table-cell table:style-name="ce80" office:value-type="string" calcext:value-type="string" table:number-columns-spanned="4" table:number-rows-spanned="1">
            <text:p>Punt de llum commutat que inclou caixa universal, tub corrugat de 2221 de diàmetre 20, interruptor commutat JUNG (tecla inclosa) o similar aprovat per direcció d'obra, embellecedor de la mateixa gamma, cable de 1,5 mm² H07ZK1 de la marca Prysmian o similar aprovat per direcció d'obra, totalment instal·lat i provat en funcionament. Treballs nocturns inclosos.</text:p>
          </table:table-cell>
          <table:covered-table-cell table:number-columns-repeated="3"/>
          <table:table-cell table:number-columns-repeated="10"/>
          <table:table-cell table:style-name="ce4" table:number-columns-repeated="16366"/>
        </table:table-row>
        <table:table-row table:style-name="ro2">
          <table:table-cell/>
          <table:table-cell table:style-name="ce43" office:value-type="string" calcext:value-type="string">
            <text:p>CAENC_68x46</text:p>
          </table:table-cell>
          <table:table-cell office:value-type="float" office:value="2" calcext:value-type="float">
            <text:p>2,000</text:p>
          </table:table-cell>
          <table:table-cell table:formula="of:=INDEX([$'preus unitaris'.$D$1:.$G$114];MATCH([.B95];[$'preus unitaris'.$D$1:.$D$114];0);2)" office:value-type="string" office:string-value="ud" calcext:value-type="string">
            <text:p>ud</text:p>
          </table:table-cell>
          <table:table-cell table:formula="of:=INDEX([$'preus unitaris'.$D$1:.$G$114];MATCH([.B95];[$'preus unitaris'.$D$1:.$D$114];0);3)" office:value-type="string" office:string-value="Caixa universal 68x46" calcext:value-type="string">
            <text:p>Caixa universal 68x46</text:p>
          </table:table-cell>
          <table:table-cell/>
          <table:table-cell table:style-name="ce25" table:formula="of:=INDEX([$'preus unitaris'.$D$1:.$G$114];MATCH([.B95];[$'preus unitaris'.$D$1:.$D$114];0);4)" office:value-type="float" office:value="1.86" calcext:value-type="float">
            <text:p>1,86</text:p>
          </table:table-cell>
          <table:table-cell table:formula="of:=[.C95]*[.G95]" office:value-type="float" office:value="3.72" calcext:value-type="float">
            <text:p>3,72</text:p>
          </table:table-cell>
          <table:table-cell table:number-columns-repeated="10"/>
          <table:table-cell table:style-name="ce4" table:number-columns-repeated="16366"/>
        </table:table-row>
        <table:table-row table:style-name="ro2">
          <table:table-cell/>
          <table:table-cell table:style-name="ce43" office:value-type="string" calcext:value-type="string">
            <text:p>TØ20_2221</text:p>
          </table:table-cell>
          <table:table-cell office:value-type="float" office:value="5" calcext:value-type="float">
            <text:p>5,000</text:p>
          </table:table-cell>
          <table:table-cell table:formula="of:=INDEX([$'preus unitaris'.$D$1:.$G$114];MATCH([.B96];[$'preus unitaris'.$D$1:.$D$114];0);2)" office:value-type="string" office:string-value="m" calcext:value-type="string">
            <text:p>m</text:p>
          </table:table-cell>
          <table:table-cell table:formula="of:=INDEX([$'preus unitaris'.$D$1:.$G$114];MATCH([.B96];[$'preus unitaris'.$D$1:.$D$114];0);3)" office:value-type="string" office:string-value="Tub corrugat 2221 de diàmetre 20 mm" calcext:value-type="string">
            <text:p>Tub corrugat 2221 de diàmetre 20 mm</text:p>
          </table:table-cell>
          <table:table-cell/>
          <table:table-cell table:style-name="ce25" table:formula="of:=INDEX([$'preus unitaris'.$D$1:.$G$114];MATCH([.B96];[$'preus unitaris'.$D$1:.$D$114];0);4)" office:value-type="float" office:value="0.81" calcext:value-type="float">
            <text:p>0,81</text:p>
          </table:table-cell>
          <table:table-cell table:formula="of:=[.C96]*[.G96]" office:value-type="float" office:value="4.05" calcext:value-type="float">
            <text:p>4,05</text:p>
          </table:table-cell>
          <table:table-cell table:number-columns-repeated="10"/>
          <table:table-cell table:style-name="ce4" table:number-columns-repeated="16366"/>
        </table:table-row>
        <table:table-row table:style-name="ro2">
          <table:table-cell/>
          <table:table-cell table:style-name="ce9" office:value-type="string" calcext:value-type="string">
            <text:p>ICOM</text:p>
          </table:table-cell>
          <table:table-cell office:value-type="float" office:value="2" calcext:value-type="float">
            <text:p>2,000</text:p>
          </table:table-cell>
          <table:table-cell table:formula="of:=INDEX([$'preus unitaris'.$D$1:.$G$114];MATCH([.B97];[$'preus unitaris'.$D$1:.$D$114];0);2)" office:value-type="string" office:string-value="ud" calcext:value-type="string">
            <text:p>ud</text:p>
          </table:table-cell>
          <table:table-cell table:formula="of:=INDEX([$'preus unitaris'.$D$1:.$G$114];MATCH([.B97];[$'preus unitaris'.$D$1:.$D$114];0);3)" office:value-type="string" office:string-value="Interruptor commutat" calcext:value-type="string">
            <text:p>Interruptor commutat</text:p>
          </table:table-cell>
          <table:table-cell/>
          <table:table-cell table:style-name="ce25" table:formula="of:=INDEX([$'preus unitaris'.$D$1:.$G$114];MATCH([.B97];[$'preus unitaris'.$D$1:.$D$114];0);4)" office:value-type="float" office:value="8.26" calcext:value-type="float">
            <text:p>8,26</text:p>
          </table:table-cell>
          <table:table-cell table:formula="of:=[.C97]*[.G97]" office:value-type="float" office:value="16.52" calcext:value-type="float">
            <text:p>16,52</text:p>
          </table:table-cell>
          <table:table-cell table:number-columns-repeated="10"/>
          <table:table-cell table:style-name="ce4" table:number-columns-repeated="16366"/>
        </table:table-row>
        <table:table-row table:style-name="ro2">
          <table:table-cell/>
          <table:table-cell table:style-name="ce9" office:value-type="string" calcext:value-type="string">
            <text:p>EMB</text:p>
          </table:table-cell>
          <table:table-cell office:value-type="float" office:value="2" calcext:value-type="float">
            <text:p>2,000</text:p>
          </table:table-cell>
          <table:table-cell table:formula="of:=INDEX([$'preus unitaris'.$D$1:.$G$114];MATCH([.B98];[$'preus unitaris'.$D$1:.$D$114];0);2)" office:value-type="string" office:string-value="ud" calcext:value-type="string">
            <text:p>ud</text:p>
          </table:table-cell>
          <table:table-cell table:formula="of:=INDEX([$'preus unitaris'.$D$1:.$G$114];MATCH([.B98];[$'preus unitaris'.$D$1:.$D$114];0);3)" office:value-type="string" office:string-value="Embellidor" calcext:value-type="string">
            <text:p>Embellidor</text:p>
          </table:table-cell>
          <table:table-cell/>
          <table:table-cell table:style-name="ce25" table:formula="of:=INDEX([$'preus unitaris'.$D$1:.$G$114];MATCH([.B98];[$'preus unitaris'.$D$1:.$D$114];0);4)" office:value-type="float" office:value="3.72" calcext:value-type="float">
            <text:p>3,72</text:p>
          </table:table-cell>
          <table:table-cell table:formula="of:=[.C98]*[.G98]" office:value-type="float" office:value="7.44" calcext:value-type="float">
            <text:p>7,44</text:p>
          </table:table-cell>
          <table:table-cell table:number-columns-repeated="10"/>
          <table:table-cell table:style-name="ce4" table:number-columns-repeated="16366"/>
        </table:table-row>
        <table:table-row table:style-name="ro2">
          <table:table-cell/>
          <table:table-cell table:style-name="ce9" office:value-type="string" calcext:value-type="string">
            <text:p>TEC_INT</text:p>
          </table:table-cell>
          <table:table-cell office:value-type="float" office:value="2" calcext:value-type="float">
            <text:p>2,000</text:p>
          </table:table-cell>
          <table:table-cell table:formula="of:=INDEX([$'preus unitaris'.$D$1:.$G$114];MATCH([.B99];[$'preus unitaris'.$D$1:.$D$114];0);2)" office:value-type="string" office:string-value="ud" calcext:value-type="string">
            <text:p>ud</text:p>
          </table:table-cell>
          <table:table-cell table:formula="of:=INDEX([$'preus unitaris'.$D$1:.$G$114];MATCH([.B99];[$'preus unitaris'.$D$1:.$D$114];0);3)" office:value-type="string" office:string-value="Tecla per a interruptor/commutador" calcext:value-type="string">
            <text:p>Tecla per a interruptor/commutador</text:p>
          </table:table-cell>
          <table:table-cell/>
          <table:table-cell table:style-name="ce25" table:formula="of:=INDEX([$'preus unitaris'.$D$1:.$G$114];MATCH([.B99];[$'preus unitaris'.$D$1:.$D$114];0);4)" office:value-type="float" office:value="4.52" calcext:value-type="float">
            <text:p>4,52</text:p>
          </table:table-cell>
          <table:table-cell table:formula="of:=[.C99]*[.G99]" office:value-type="float" office:value="9.04" calcext:value-type="float">
            <text:p>9,04</text:p>
          </table:table-cell>
          <table:table-cell table:number-columns-repeated="10"/>
          <table:table-cell table:style-name="ce4" table:number-columns-repeated="16366"/>
        </table:table-row>
        <table:table-row table:style-name="ro2">
          <table:table-cell/>
          <table:table-cell table:style-name="ce9" office:value-type="string" calcext:value-type="string">
            <text:p>H07Z1-K_1_5</text:p>
          </table:table-cell>
          <table:table-cell office:value-type="float" office:value="5" calcext:value-type="float">
            <text:p>5,000</text:p>
          </table:table-cell>
          <table:table-cell table:formula="of:=INDEX([$'preus unitaris'.$D$1:.$G$114];MATCH([.B100];[$'preus unitaris'.$D$1:.$D$114];0);2)" office:value-type="string" office:string-value="m" calcext:value-type="string">
            <text:p>m</text:p>
          </table:table-cell>
          <table:table-cell table:formula="of:=INDEX([$'preus unitaris'.$D$1:.$G$114];MATCH([.B100];[$'preus unitaris'.$D$1:.$D$114];0);3)" office:value-type="string" office:string-value="Cable 1,5 mm² H07Z1-K (AS) 750 / 1 kV" calcext:value-type="string">
            <text:p>Cable 1,5 mm² H07Z1-K (AS) 750 / 1 kV</text:p>
          </table:table-cell>
          <table:table-cell/>
          <table:table-cell table:style-name="ce25" table:formula="of:=INDEX([$'preus unitaris'.$D$1:.$G$114];MATCH([.B100];[$'preus unitaris'.$D$1:.$D$114];0);4)" office:value-type="float" office:value="0.54" calcext:value-type="float">
            <text:p>0,54</text:p>
          </table:table-cell>
          <table:table-cell table:formula="of:=[.C100]*[.G100]" office:value-type="float" office:value="2.7" calcext:value-type="float">
            <text:p>2,70</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P</text:p>
          </table:table-cell>
          <table:table-cell office:value-type="float" office:value="0.5" calcext:value-type="float">
            <text:p>0,500</text:p>
          </table:table-cell>
          <table:table-cell table:formula="of:=INDEX([$'preus unitaris'.$D$1:.$G$114];MATCH([.B101];[$'preus unitaris'.$D$1:.$D$114];0);2)" office:value-type="string" office:string-value="h" calcext:value-type="string">
            <text:p>h</text:p>
          </table:table-cell>
          <table:table-cell table:formula="of:=INDEX([$'preus unitaris'.$D$1:.$G$114];MATCH([.B101];[$'preus unitaris'.$D$1:.$D$114];0);3)" office:value-type="string" office:string-value="Peó electricista" calcext:value-type="string">
            <text:p>Peó electricista</text:p>
          </table:table-cell>
          <table:table-cell/>
          <table:table-cell table:style-name="ce25" table:formula="of:=INDEX([$'preus unitaris'.$D$1:.$G$114];MATCH([.B101];[$'preus unitaris'.$D$1:.$D$114];0);4)" office:value-type="float" office:value="20" calcext:value-type="float">
            <text:p>20,00</text:p>
          </table:table-cell>
          <table:table-cell table:formula="of:=[.C101]*[.G101]" office:value-type="float" office:value="10" calcext:value-type="float">
            <text:p>10,00</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1</text:p>
          </table:table-cell>
          <table:table-cell office:value-type="float" office:value="0.5" calcext:value-type="float">
            <text:p>0,500</text:p>
          </table:table-cell>
          <table:table-cell table:formula="of:=INDEX([$'preus unitaris'.$D$1:.$G$114];MATCH([.B102];[$'preus unitaris'.$D$1:.$D$114];0);2)" office:value-type="string" office:string-value="h" calcext:value-type="string">
            <text:p>h</text:p>
          </table:table-cell>
          <table:table-cell table:formula="of:=INDEX([$'preus unitaris'.$D$1:.$G$114];MATCH([.B102];[$'preus unitaris'.$D$1:.$D$114];0);3)" office:value-type="string" office:string-value="Oficial 1a electricista" calcext:value-type="string">
            <text:p>Oficial 1a electricista</text:p>
          </table:table-cell>
          <table:table-cell table:style-name="ce89"/>
          <table:table-cell table:style-name="ce25" table:formula="of:=INDEX([$'preus unitaris'.$D$1:.$G$114];MATCH([.B102];[$'preus unitaris'.$D$1:.$D$114];0);4)" office:value-type="float" office:value="25" calcext:value-type="float">
            <text:p>25,00</text:p>
          </table:table-cell>
          <table:table-cell table:formula="of:=[.C102]*[.G102]" office:value-type="float" office:value="12.5" calcext:value-type="float">
            <text:p>12,50</text:p>
          </table:table-cell>
          <table:table-cell table:number-columns-repeated="10"/>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103];[$'preus unitaris'.$D$1:.$D$114];0);2)" office:value-type="string" office:string-value="%" calcext:value-type="string">
            <text:p>%</text:p>
          </table:table-cell>
          <table:table-cell table:formula="of:=INDEX([$'preus unitaris'.$D$1:.$G$114];MATCH([.B103];[$'preus unitaris'.$D$1:.$D$114];0);3)" office:value-type="string" office:string-value="Mitjans auxiliars" calcext:value-type="string">
            <text:p>Mitjans auxiliars</text:p>
          </table:table-cell>
          <table:table-cell/>
          <table:table-cell table:formula="of:=SUM([.H95:.H102])" office:value-type="float" office:value="65.97" calcext:value-type="float">
            <text:p>65,97</text:p>
          </table:table-cell>
          <table:table-cell table:formula="of:=[.G103]*[.C103]/100" office:value-type="float" office:value="1.3194" calcext:value-type="float">
            <text:p>1,32</text:p>
          </table:table-cell>
          <table:table-cell table:style-name="ce114"/>
          <table:table-cell table:number-columns-repeated="9"/>
          <table:table-cell table:style-name="ce4" table:number-columns-repeated="16366"/>
        </table:table-row>
        <table:table-row table:style-name="ro2">
          <table:table-cell table:number-columns-repeated="5"/>
          <table:table-cell table:style-name="ce83"/>
          <table:table-cell table:style-name="ce94"/>
          <table:table-cell table:style-name="ce109"/>
          <table:table-cell table:number-columns-repeated="10"/>
          <table:table-cell table:style-name="ce4" table:number-columns-repeated="16366"/>
        </table:table-row>
        <table:table-row table:style-name="ro2">
          <table:table-cell table:number-columns-repeated="5"/>
          <table:table-cell table:style-name="ce88" office:value-type="string" calcext:value-type="string" table:number-columns-spanned="3" table:number-rows-spanned="1">
            <text:p>TOTAL PARTIDA………………………….…………</text:p>
          </table:table-cell>
          <table:covered-table-cell table:number-columns-repeated="2"/>
          <table:table-cell table:style-name="ce120" table:formula="of:=SUM([.H95:.H103])" office:value-type="float" office:value="67.2894" calcext:value-type="float">
            <text:p>67,29</text:p>
          </table:table-cell>
          <table:table-cell table:number-columns-repeated="9"/>
          <table:table-cell table:style-name="ce4" table:number-columns-repeated="16366"/>
        </table:table-row>
        <table:table-row table:style-name="ro2">
          <table:table-cell table:number-columns-repeated="18"/>
          <table:table-cell table:style-name="ce4" table:number-columns-repeated="16366"/>
        </table:table-row>
        <table:table-row table:style-name="ro2">
          <table:table-cell/>
          <table:table-cell table:style-name="ce37" office:value-type="string" calcext:value-type="string">
            <text:p>2.1.3</text:p>
          </table:table-cell>
          <table:table-cell table:style-name="ce60"/>
          <table:table-cell table:style-name="ce37" office:value-type="string" calcext:value-type="string">
            <text:p>ud</text:p>
          </table:table-cell>
          <table:table-cell table:style-name="ce37" office:value-type="string" calcext:value-type="string" table:number-columns-spanned="2" table:number-rows-spanned="1">
            <text:p>Punt de llum creuament</text:p>
          </table:table-cell>
          <table:covered-table-cell table:style-name="ce37"/>
          <table:table-cell table:style-name="ce94" table:number-columns-repeated="3"/>
          <table:table-cell table:number-columns-repeated="9"/>
          <table:table-cell table:style-name="ce4" table:number-columns-repeated="16366"/>
        </table:table-row>
        <table:table-row table:style-name="ro9">
          <table:table-cell table:number-columns-repeated="4"/>
          <table:table-cell table:style-name="ce80" office:value-type="string" calcext:value-type="string" table:number-columns-spanned="4" table:number-rows-spanned="1">
            <text:p>Punt de llum de creuament que inclou caixa universal, tub corrugat de 2221 de diàmetre 20, interruptor de creuament JUNG (tecla inclosa) o similar aprovat per direcció d'obra, embellecedor de la mateixa gamma, cable de 1,5 mm² H07ZK1 de la marca Prysmian o similar aprovat per direcció d'obra, totalment instal·lat i provat en funcionament. Treballs nocturns inclosos. <text:s/></text:p>
          </table:table-cell>
          <table:covered-table-cell table:number-columns-repeated="3"/>
          <table:table-cell table:number-columns-repeated="10"/>
          <table:table-cell table:style-name="ce4" table:number-columns-repeated="16366"/>
        </table:table-row>
        <table:table-row table:style-name="ro2">
          <table:table-cell/>
          <table:table-cell table:style-name="ce43" office:value-type="string" calcext:value-type="string">
            <text:p>CAENC_68x46</text:p>
          </table:table-cell>
          <table:table-cell office:value-type="float" office:value="3" calcext:value-type="float">
            <text:p>3,000</text:p>
          </table:table-cell>
          <table:table-cell table:formula="of:=INDEX([$'preus unitaris'.$D$1:.$G$114];MATCH([.B109];[$'preus unitaris'.$D$1:.$D$114];0);2)" office:value-type="string" office:string-value="ud" calcext:value-type="string">
            <text:p>ud</text:p>
          </table:table-cell>
          <table:table-cell table:formula="of:=INDEX([$'preus unitaris'.$D$1:.$G$114];MATCH([.B109];[$'preus unitaris'.$D$1:.$D$114];0);3)" office:value-type="string" office:string-value="Caixa universal 68x46" calcext:value-type="string">
            <text:p>Caixa universal 68x46</text:p>
          </table:table-cell>
          <table:table-cell/>
          <table:table-cell table:style-name="ce25" table:formula="of:=INDEX([$'preus unitaris'.$D$1:.$G$114];MATCH([.B109];[$'preus unitaris'.$D$1:.$D$114];0);4)" office:value-type="float" office:value="1.86" calcext:value-type="float">
            <text:p>1,86</text:p>
          </table:table-cell>
          <table:table-cell table:formula="of:=[.C109]*[.G109]" office:value-type="float" office:value="5.58" calcext:value-type="float">
            <text:p>5,58</text:p>
          </table:table-cell>
          <table:table-cell table:number-columns-repeated="10"/>
          <table:table-cell table:style-name="ce4" table:number-columns-repeated="16366"/>
        </table:table-row>
        <table:table-row table:style-name="ro2">
          <table:table-cell/>
          <table:table-cell table:style-name="ce43" office:value-type="string" calcext:value-type="string">
            <text:p>TØ20_2221</text:p>
          </table:table-cell>
          <table:table-cell office:value-type="float" office:value="5" calcext:value-type="float">
            <text:p>5,000</text:p>
          </table:table-cell>
          <table:table-cell table:formula="of:=INDEX([$'preus unitaris'.$D$1:.$G$114];MATCH([.B110];[$'preus unitaris'.$D$1:.$D$114];0);2)" office:value-type="string" office:string-value="m" calcext:value-type="string">
            <text:p>m</text:p>
          </table:table-cell>
          <table:table-cell table:formula="of:=INDEX([$'preus unitaris'.$D$1:.$G$114];MATCH([.B110];[$'preus unitaris'.$D$1:.$D$114];0);3)" office:value-type="string" office:string-value="Tub corrugat 2221 de diàmetre 20 mm" calcext:value-type="string">
            <text:p>Tub corrugat 2221 de diàmetre 20 mm</text:p>
          </table:table-cell>
          <table:table-cell/>
          <table:table-cell table:style-name="ce25" table:formula="of:=INDEX([$'preus unitaris'.$D$1:.$G$114];MATCH([.B110];[$'preus unitaris'.$D$1:.$D$114];0);4)" office:value-type="float" office:value="0.81" calcext:value-type="float">
            <text:p>0,81</text:p>
          </table:table-cell>
          <table:table-cell table:formula="of:=[.C110]*[.G110]" office:value-type="float" office:value="4.05" calcext:value-type="float">
            <text:p>4,05</text:p>
          </table:table-cell>
          <table:table-cell table:number-columns-repeated="10"/>
          <table:table-cell table:style-name="ce4" table:number-columns-repeated="16366"/>
        </table:table-row>
        <table:table-row table:style-name="ro2">
          <table:table-cell/>
          <table:table-cell table:style-name="ce9" office:value-type="string" calcext:value-type="string">
            <text:p>ICOM</text:p>
          </table:table-cell>
          <table:table-cell office:value-type="float" office:value="2" calcext:value-type="float">
            <text:p>2,000</text:p>
          </table:table-cell>
          <table:table-cell table:formula="of:=INDEX([$'preus unitaris'.$D$1:.$G$114];MATCH([.B111];[$'preus unitaris'.$D$1:.$D$114];0);2)" office:value-type="string" office:string-value="ud" calcext:value-type="string">
            <text:p>ud</text:p>
          </table:table-cell>
          <table:table-cell table:formula="of:=INDEX([$'preus unitaris'.$D$1:.$G$114];MATCH([.B111];[$'preus unitaris'.$D$1:.$D$114];0);3)" office:value-type="string" office:string-value="Interruptor commutat" calcext:value-type="string">
            <text:p>Interruptor commutat</text:p>
          </table:table-cell>
          <table:table-cell/>
          <table:table-cell table:style-name="ce25" table:formula="of:=INDEX([$'preus unitaris'.$D$1:.$G$114];MATCH([.B111];[$'preus unitaris'.$D$1:.$D$114];0);4)" office:value-type="float" office:value="8.26" calcext:value-type="float">
            <text:p>8,26</text:p>
          </table:table-cell>
          <table:table-cell table:formula="of:=[.C111]*[.G111]" office:value-type="float" office:value="16.52" calcext:value-type="float">
            <text:p>16,52</text:p>
          </table:table-cell>
          <table:table-cell table:number-columns-repeated="10"/>
          <table:table-cell table:style-name="ce4" table:number-columns-repeated="16366"/>
        </table:table-row>
        <table:table-row table:style-name="ro2">
          <table:table-cell/>
          <table:table-cell table:style-name="ce9" office:value-type="string" calcext:value-type="string">
            <text:p>ICRE</text:p>
          </table:table-cell>
          <table:table-cell office:value-type="float" office:value="5" calcext:value-type="float">
            <text:p>5,000</text:p>
          </table:table-cell>
          <table:table-cell table:formula="of:=INDEX([$'preus unitaris'.$D$1:.$G$114];MATCH([.B112];[$'preus unitaris'.$D$1:.$D$114];0);2)" office:value-type="string" office:string-value="ud" calcext:value-type="string">
            <text:p>ud</text:p>
          </table:table-cell>
          <table:table-cell table:formula="of:=INDEX([$'preus unitaris'.$D$1:.$G$114];MATCH([.B112];[$'preus unitaris'.$D$1:.$D$114];0);3)" office:value-type="string" office:string-value="Interruptor de creuament" calcext:value-type="string">
            <text:p>Interruptor de creuament</text:p>
          </table:table-cell>
          <table:table-cell/>
          <table:table-cell table:style-name="ce25" table:formula="of:=INDEX([$'preus unitaris'.$D$1:.$G$114];MATCH([.B112];[$'preus unitaris'.$D$1:.$D$114];0);4)" office:value-type="float" office:value="17.37" calcext:value-type="float">
            <text:p>17,37</text:p>
          </table:table-cell>
          <table:table-cell table:formula="of:=[.C112]*[.G112]" office:value-type="float" office:value="86.85" calcext:value-type="float">
            <text:p>86,85</text:p>
          </table:table-cell>
          <table:table-cell table:number-columns-repeated="10"/>
          <table:table-cell table:style-name="ce4" table:number-columns-repeated="16366"/>
        </table:table-row>
        <table:table-row table:style-name="ro2">
          <table:table-cell/>
          <table:table-cell table:style-name="ce9" office:value-type="string" calcext:value-type="string">
            <text:p>EMB</text:p>
          </table:table-cell>
          <table:table-cell office:value-type="float" office:value="3" calcext:value-type="float">
            <text:p>3,000</text:p>
          </table:table-cell>
          <table:table-cell table:formula="of:=INDEX([$'preus unitaris'.$D$1:.$G$114];MATCH([.B113];[$'preus unitaris'.$D$1:.$D$114];0);2)" office:value-type="string" office:string-value="ud" calcext:value-type="string">
            <text:p>ud</text:p>
          </table:table-cell>
          <table:table-cell table:formula="of:=INDEX([$'preus unitaris'.$D$1:.$G$114];MATCH([.B113];[$'preus unitaris'.$D$1:.$D$114];0);3)" office:value-type="string" office:string-value="Embellidor" calcext:value-type="string">
            <text:p>Embellidor</text:p>
          </table:table-cell>
          <table:table-cell/>
          <table:table-cell table:style-name="ce25" table:formula="of:=INDEX([$'preus unitaris'.$D$1:.$G$114];MATCH([.B113];[$'preus unitaris'.$D$1:.$D$114];0);4)" office:value-type="float" office:value="3.72" calcext:value-type="float">
            <text:p>3,72</text:p>
          </table:table-cell>
          <table:table-cell table:formula="of:=[.C113]*[.G113]" office:value-type="float" office:value="11.16" calcext:value-type="float">
            <text:p>11,16</text:p>
          </table:table-cell>
          <table:table-cell table:number-columns-repeated="10"/>
          <table:table-cell table:style-name="ce4" table:number-columns-repeated="16366"/>
        </table:table-row>
        <table:table-row table:style-name="ro2">
          <table:table-cell/>
          <table:table-cell table:style-name="ce9" office:value-type="string" calcext:value-type="string">
            <text:p>TEC_INT</text:p>
          </table:table-cell>
          <table:table-cell office:value-type="float" office:value="2" calcext:value-type="float">
            <text:p>2,000</text:p>
          </table:table-cell>
          <table:table-cell table:formula="of:=INDEX([$'preus unitaris'.$D$1:.$G$114];MATCH([.B114];[$'preus unitaris'.$D$1:.$D$114];0);2)" office:value-type="string" office:string-value="ud" calcext:value-type="string">
            <text:p>ud</text:p>
          </table:table-cell>
          <table:table-cell table:formula="of:=INDEX([$'preus unitaris'.$D$1:.$G$114];MATCH([.B114];[$'preus unitaris'.$D$1:.$D$114];0);3)" office:value-type="string" office:string-value="Tecla per a interruptor/commutador" calcext:value-type="string">
            <text:p>Tecla per a interruptor/commutador</text:p>
          </table:table-cell>
          <table:table-cell/>
          <table:table-cell table:style-name="ce25" table:formula="of:=INDEX([$'preus unitaris'.$D$1:.$G$114];MATCH([.B114];[$'preus unitaris'.$D$1:.$D$114];0);4)" office:value-type="float" office:value="4.52" calcext:value-type="float">
            <text:p>4,52</text:p>
          </table:table-cell>
          <table:table-cell table:formula="of:=[.C114]*[.G114]" office:value-type="float" office:value="9.04" calcext:value-type="float">
            <text:p>9,04</text:p>
          </table:table-cell>
          <table:table-cell table:number-columns-repeated="10"/>
          <table:table-cell table:style-name="ce4" table:number-columns-repeated="16366"/>
        </table:table-row>
        <table:table-row table:style-name="ro2">
          <table:table-cell/>
          <table:table-cell table:style-name="ce9" office:value-type="string" calcext:value-type="string">
            <text:p>H07Z1-K_1_5</text:p>
          </table:table-cell>
          <table:table-cell office:value-type="float" office:value="5" calcext:value-type="float">
            <text:p>5,000</text:p>
          </table:table-cell>
          <table:table-cell table:formula="of:=INDEX([$'preus unitaris'.$D$1:.$G$114];MATCH([.B115];[$'preus unitaris'.$D$1:.$D$114];0);2)" office:value-type="string" office:string-value="m" calcext:value-type="string">
            <text:p>m</text:p>
          </table:table-cell>
          <table:table-cell table:formula="of:=INDEX([$'preus unitaris'.$D$1:.$G$114];MATCH([.B115];[$'preus unitaris'.$D$1:.$D$114];0);3)" office:value-type="string" office:string-value="Cable 1,5 mm² H07Z1-K (AS) 750 / 1 kV" calcext:value-type="string">
            <text:p>Cable 1,5 mm² H07Z1-K (AS) 750 / 1 kV</text:p>
          </table:table-cell>
          <table:table-cell/>
          <table:table-cell table:style-name="ce25" table:formula="of:=INDEX([$'preus unitaris'.$D$1:.$G$114];MATCH([.B115];[$'preus unitaris'.$D$1:.$D$114];0);4)" office:value-type="float" office:value="0.54" calcext:value-type="float">
            <text:p>0,54</text:p>
          </table:table-cell>
          <table:table-cell table:formula="of:=[.C115]*[.G115]" office:value-type="float" office:value="2.7" calcext:value-type="float">
            <text:p>2,70</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P</text:p>
          </table:table-cell>
          <table:table-cell office:value-type="float" office:value="0.5" calcext:value-type="float">
            <text:p>0,500</text:p>
          </table:table-cell>
          <table:table-cell table:formula="of:=INDEX([$'preus unitaris'.$D$1:.$G$114];MATCH([.B116];[$'preus unitaris'.$D$1:.$D$114];0);2)" office:value-type="string" office:string-value="h" calcext:value-type="string">
            <text:p>h</text:p>
          </table:table-cell>
          <table:table-cell table:formula="of:=INDEX([$'preus unitaris'.$D$1:.$G$114];MATCH([.B116];[$'preus unitaris'.$D$1:.$D$114];0);3)" office:value-type="string" office:string-value="Peó electricista" calcext:value-type="string">
            <text:p>Peó electricista</text:p>
          </table:table-cell>
          <table:table-cell/>
          <table:table-cell table:style-name="ce25" table:formula="of:=INDEX([$'preus unitaris'.$D$1:.$G$114];MATCH([.B116];[$'preus unitaris'.$D$1:.$D$114];0);4)" office:value-type="float" office:value="20" calcext:value-type="float">
            <text:p>20,00</text:p>
          </table:table-cell>
          <table:table-cell table:formula="of:=[.C116]*[.G116]" office:value-type="float" office:value="10" calcext:value-type="float">
            <text:p>10,00</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1</text:p>
          </table:table-cell>
          <table:table-cell office:value-type="float" office:value="0.5" calcext:value-type="float">
            <text:p>0,500</text:p>
          </table:table-cell>
          <table:table-cell table:formula="of:=INDEX([$'preus unitaris'.$D$1:.$G$114];MATCH([.B117];[$'preus unitaris'.$D$1:.$D$114];0);2)" office:value-type="string" office:string-value="h" calcext:value-type="string">
            <text:p>h</text:p>
          </table:table-cell>
          <table:table-cell table:formula="of:=INDEX([$'preus unitaris'.$D$1:.$G$114];MATCH([.B117];[$'preus unitaris'.$D$1:.$D$114];0);3)" office:value-type="string" office:string-value="Oficial 1a electricista" calcext:value-type="string">
            <text:p>Oficial 1a electricista</text:p>
          </table:table-cell>
          <table:table-cell table:style-name="ce89"/>
          <table:table-cell table:style-name="ce25" table:formula="of:=INDEX([$'preus unitaris'.$D$1:.$G$114];MATCH([.B117];[$'preus unitaris'.$D$1:.$D$114];0);4)" office:value-type="float" office:value="25" calcext:value-type="float">
            <text:p>25,00</text:p>
          </table:table-cell>
          <table:table-cell table:formula="of:=[.C117]*[.G117]" office:value-type="float" office:value="12.5" calcext:value-type="float">
            <text:p>12,50</text:p>
          </table:table-cell>
          <table:table-cell table:number-columns-repeated="10"/>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118];[$'preus unitaris'.$D$1:.$D$114];0);2)" office:value-type="string" office:string-value="%" calcext:value-type="string">
            <text:p>%</text:p>
          </table:table-cell>
          <table:table-cell table:formula="of:=INDEX([$'preus unitaris'.$D$1:.$G$114];MATCH([.B118];[$'preus unitaris'.$D$1:.$D$114];0);3)" office:value-type="string" office:string-value="Mitjans auxiliars" calcext:value-type="string">
            <text:p>Mitjans auxiliars</text:p>
          </table:table-cell>
          <table:table-cell/>
          <table:table-cell table:formula="of:=SUM([.H109:.H117])" office:value-type="float" office:value="158.4" calcext:value-type="float">
            <text:p>158,40</text:p>
          </table:table-cell>
          <table:table-cell table:formula="of:=[.G118]*[.C118]/100" office:value-type="float" office:value="3.168" calcext:value-type="float">
            <text:p>3,17</text:p>
          </table:table-cell>
          <table:table-cell table:style-name="ce114"/>
          <table:table-cell table:number-columns-repeated="9"/>
          <table:table-cell table:style-name="ce4" table:number-columns-repeated="16366"/>
        </table:table-row>
        <table:table-row table:style-name="ro2">
          <table:table-cell table:number-columns-repeated="5"/>
          <table:table-cell table:style-name="ce83"/>
          <table:table-cell table:style-name="ce94"/>
          <table:table-cell table:style-name="ce109"/>
          <table:table-cell table:number-columns-repeated="10"/>
          <table:table-cell table:style-name="ce4" table:number-columns-repeated="16366"/>
        </table:table-row>
        <table:table-row table:style-name="ro2">
          <table:table-cell table:number-columns-repeated="5"/>
          <table:table-cell table:style-name="ce88" office:value-type="string" calcext:value-type="string" table:number-columns-spanned="3" table:number-rows-spanned="1">
            <text:p>TOTAL PARTIDA………………………….…………</text:p>
          </table:table-cell>
          <table:covered-table-cell table:number-columns-repeated="2"/>
          <table:table-cell table:style-name="ce120" table:formula="of:=SUM([.H109:.H118])" office:value-type="float" office:value="161.568" calcext:value-type="float">
            <text:p>161,57</text:p>
          </table:table-cell>
          <table:table-cell table:number-columns-repeated="9"/>
          <table:table-cell table:style-name="ce4" table:number-columns-repeated="16366"/>
        </table:table-row>
        <table:table-row table:style-name="ro2">
          <table:table-cell table:number-columns-repeated="18"/>
          <table:table-cell table:style-name="ce4" table:number-columns-repeated="16366"/>
        </table:table-row>
        <table:table-row table:style-name="ro2">
          <table:table-cell/>
          <table:table-cell table:style-name="ce37" office:value-type="string" calcext:value-type="string">
            <text:p>2.1.4</text:p>
          </table:table-cell>
          <table:table-cell table:style-name="ce60"/>
          <table:table-cell table:style-name="ce37" office:value-type="string" calcext:value-type="string">
            <text:p>ud</text:p>
          </table:table-cell>
          <table:table-cell table:style-name="ce37" office:value-type="string" calcext:value-type="string" table:number-columns-spanned="2" table:number-rows-spanned="1">
            <text:p>Presa de corrent tipus C2a</text:p>
          </table:table-cell>
          <table:covered-table-cell table:style-name="ce37"/>
          <table:table-cell table:style-name="ce94" table:number-columns-repeated="3"/>
          <table:table-cell table:number-columns-repeated="9"/>
          <table:table-cell table:style-name="ce4" table:number-columns-repeated="16366"/>
        </table:table-row>
        <table:table-row table:style-name="ro9">
          <table:table-cell table:number-columns-repeated="4"/>
          <table:table-cell table:style-name="ce80" office:value-type="string" calcext:value-type="string" table:number-columns-spanned="4" table:number-rows-spanned="1">
            <text:p>Presa de corrent tipus C2A que inclou caixa universal, tub corrugat de 2221 de diàmetre 25, endoll JUNG o similar aprovat per direcció d'obra, embellecedor de la mateixa gamma, cable de 2,5 mm² H07ZK1 de la marca Prysmian o similar aprovat per direcció d'obra, totalment instal·lat i provat en funcionament. Treballs nocturns inclosos.</text:p>
          </table:table-cell>
          <table:covered-table-cell table:number-columns-repeated="3"/>
          <table:table-cell table:number-columns-repeated="10"/>
          <table:table-cell table:style-name="ce4" table:number-columns-repeated="16366"/>
        </table:table-row>
        <table:table-row table:style-name="ro2">
          <table:table-cell/>
          <table:table-cell table:style-name="ce43" office:value-type="string" calcext:value-type="string">
            <text:p>CAENC_68x46</text:p>
          </table:table-cell>
          <table:table-cell office:value-type="float" office:value="1" calcext:value-type="float">
            <text:p>1,000</text:p>
          </table:table-cell>
          <table:table-cell table:formula="of:=INDEX([$'preus unitaris'.$D$1:.$G$114];MATCH([.B124];[$'preus unitaris'.$D$1:.$D$114];0);2)" office:value-type="string" office:string-value="ud" calcext:value-type="string">
            <text:p>ud</text:p>
          </table:table-cell>
          <table:table-cell table:formula="of:=INDEX([$'preus unitaris'.$D$1:.$G$114];MATCH([.B124];[$'preus unitaris'.$D$1:.$D$114];0);3)" office:value-type="string" office:string-value="Caixa universal 68x46" calcext:value-type="string">
            <text:p>Caixa universal 68x46</text:p>
          </table:table-cell>
          <table:table-cell/>
          <table:table-cell table:style-name="ce25" table:formula="of:=INDEX([$'preus unitaris'.$D$1:.$G$114];MATCH([.B124];[$'preus unitaris'.$D$1:.$D$114];0);4)" office:value-type="float" office:value="1.86" calcext:value-type="float">
            <text:p>1,86</text:p>
          </table:table-cell>
          <table:table-cell table:formula="of:=[.C124]*[.G124]" office:value-type="float" office:value="1.86" calcext:value-type="float">
            <text:p>1,86</text:p>
          </table:table-cell>
          <table:table-cell table:number-columns-repeated="10"/>
          <table:table-cell table:style-name="ce4" table:number-columns-repeated="16366"/>
        </table:table-row>
        <table:table-row table:style-name="ro2">
          <table:table-cell/>
          <table:table-cell table:style-name="ce43" office:value-type="string" calcext:value-type="string">
            <text:p>TØ20_2221</text:p>
          </table:table-cell>
          <table:table-cell office:value-type="float" office:value="10" calcext:value-type="float">
            <text:p>10,000</text:p>
          </table:table-cell>
          <table:table-cell table:formula="of:=INDEX([$'preus unitaris'.$D$1:.$G$114];MATCH([.B125];[$'preus unitaris'.$D$1:.$D$114];0);2)" office:value-type="string" office:string-value="m" calcext:value-type="string">
            <text:p>m</text:p>
          </table:table-cell>
          <table:table-cell table:formula="of:=INDEX([$'preus unitaris'.$D$1:.$G$114];MATCH([.B125];[$'preus unitaris'.$D$1:.$D$114];0);3)" office:value-type="string" office:string-value="Tub corrugat 2221 de diàmetre 20 mm" calcext:value-type="string">
            <text:p>Tub corrugat 2221 de diàmetre 20 mm</text:p>
          </table:table-cell>
          <table:table-cell/>
          <table:table-cell table:style-name="ce25" table:formula="of:=INDEX([$'preus unitaris'.$D$1:.$G$114];MATCH([.B125];[$'preus unitaris'.$D$1:.$D$114];0);4)" office:value-type="float" office:value="0.81" calcext:value-type="float">
            <text:p>0,81</text:p>
          </table:table-cell>
          <table:table-cell table:formula="of:=[.C125]*[.G125]" office:value-type="float" office:value="8.1" calcext:value-type="float">
            <text:p>8,10</text:p>
          </table:table-cell>
          <table:table-cell table:number-columns-repeated="10"/>
          <table:table-cell table:style-name="ce4" table:number-columns-repeated="16366"/>
        </table:table-row>
        <table:table-row table:style-name="ro2">
          <table:table-cell/>
          <table:table-cell table:style-name="ce9" office:value-type="string" calcext:value-type="string">
            <text:p>ISIM</text:p>
          </table:table-cell>
          <table:table-cell office:value-type="float" office:value="1" calcext:value-type="float">
            <text:p>1,000</text:p>
          </table:table-cell>
          <table:table-cell table:formula="of:=INDEX([$'preus unitaris'.$D$1:.$G$114];MATCH([.B126];[$'preus unitaris'.$D$1:.$D$114];0);2)" office:value-type="string" office:string-value="ud" calcext:value-type="string">
            <text:p>ud</text:p>
          </table:table-cell>
          <table:table-cell table:formula="of:=INDEX([$'preus unitaris'.$D$1:.$G$114];MATCH([.B126];[$'preus unitaris'.$D$1:.$D$114];0);3)" office:value-type="string" office:string-value="Interruptor simple" calcext:value-type="string">
            <text:p>Interruptor simple</text:p>
          </table:table-cell>
          <table:table-cell/>
          <table:table-cell table:style-name="ce25" table:formula="of:=INDEX([$'preus unitaris'.$D$1:.$G$114];MATCH([.B126];[$'preus unitaris'.$D$1:.$D$114];0);4)" office:value-type="float" office:value="7.26" calcext:value-type="float">
            <text:p>7,26</text:p>
          </table:table-cell>
          <table:table-cell table:formula="of:=[.C126]*[.G126]" office:value-type="float" office:value="7.26" calcext:value-type="float">
            <text:p>7,26</text:p>
          </table:table-cell>
          <table:table-cell table:number-columns-repeated="10"/>
          <table:table-cell table:style-name="ce4" table:number-columns-repeated="16366"/>
        </table:table-row>
        <table:table-row table:style-name="ro2">
          <table:table-cell/>
          <table:table-cell table:style-name="ce9" office:value-type="string" calcext:value-type="string">
            <text:p>EMB</text:p>
          </table:table-cell>
          <table:table-cell office:value-type="float" office:value="1" calcext:value-type="float">
            <text:p>1,000</text:p>
          </table:table-cell>
          <table:table-cell table:formula="of:=INDEX([$'preus unitaris'.$D$1:.$G$114];MATCH([.B127];[$'preus unitaris'.$D$1:.$D$114];0);2)" office:value-type="string" office:string-value="ud" calcext:value-type="string">
            <text:p>ud</text:p>
          </table:table-cell>
          <table:table-cell table:formula="of:=INDEX([$'preus unitaris'.$D$1:.$G$114];MATCH([.B127];[$'preus unitaris'.$D$1:.$D$114];0);3)" office:value-type="string" office:string-value="Embellidor" calcext:value-type="string">
            <text:p>Embellidor</text:p>
          </table:table-cell>
          <table:table-cell/>
          <table:table-cell table:style-name="ce25" table:formula="of:=INDEX([$'preus unitaris'.$D$1:.$G$114];MATCH([.B127];[$'preus unitaris'.$D$1:.$D$114];0);4)" office:value-type="float" office:value="3.72" calcext:value-type="float">
            <text:p>3,72</text:p>
          </table:table-cell>
          <table:table-cell table:formula="of:=[.C127]*[.G127]" office:value-type="float" office:value="3.72" calcext:value-type="float">
            <text:p>3,72</text:p>
          </table:table-cell>
          <table:table-cell table:number-columns-repeated="10"/>
          <table:table-cell table:style-name="ce4" table:number-columns-repeated="16366"/>
        </table:table-row>
        <table:table-row table:style-name="ro2">
          <table:table-cell/>
          <table:table-cell table:style-name="ce9" office:value-type="string" calcext:value-type="string">
            <text:p>TEC_INT</text:p>
          </table:table-cell>
          <table:table-cell office:value-type="float" office:value="2" calcext:value-type="float">
            <text:p>2,000</text:p>
          </table:table-cell>
          <table:table-cell table:formula="of:=INDEX([$'preus unitaris'.$D$1:.$G$114];MATCH([.B128];[$'preus unitaris'.$D$1:.$D$114];0);2)" office:value-type="string" office:string-value="ud" calcext:value-type="string">
            <text:p>ud</text:p>
          </table:table-cell>
          <table:table-cell table:formula="of:=INDEX([$'preus unitaris'.$D$1:.$G$114];MATCH([.B128];[$'preus unitaris'.$D$1:.$D$114];0);3)" office:value-type="string" office:string-value="Tecla per a interruptor/commutador" calcext:value-type="string">
            <text:p>Tecla per a interruptor/commutador</text:p>
          </table:table-cell>
          <table:table-cell/>
          <table:table-cell table:style-name="ce25" table:formula="of:=INDEX([$'preus unitaris'.$D$1:.$G$114];MATCH([.B128];[$'preus unitaris'.$D$1:.$D$114];0);4)" office:value-type="float" office:value="4.52" calcext:value-type="float">
            <text:p>4,52</text:p>
          </table:table-cell>
          <table:table-cell table:formula="of:=[.C128]*[.G128]" office:value-type="float" office:value="9.04" calcext:value-type="float">
            <text:p>9,04</text:p>
          </table:table-cell>
          <table:table-cell table:number-columns-repeated="10"/>
          <table:table-cell table:style-name="ce4" table:number-columns-repeated="16366"/>
        </table:table-row>
        <table:table-row table:style-name="ro2">
          <table:table-cell/>
          <table:table-cell table:style-name="ce9" office:value-type="string" calcext:value-type="string">
            <text:p>H07Z1-K_2_5</text:p>
          </table:table-cell>
          <table:table-cell office:value-type="float" office:value="5" calcext:value-type="float">
            <text:p>5,000</text:p>
          </table:table-cell>
          <table:table-cell table:formula="of:=INDEX([$'preus unitaris'.$D$1:.$G$114];MATCH([.B129];[$'preus unitaris'.$D$1:.$D$114];0);2)" office:value-type="string" office:string-value="m" calcext:value-type="string">
            <text:p>m</text:p>
          </table:table-cell>
          <table:table-cell table:formula="of:=INDEX([$'preus unitaris'.$D$1:.$G$114];MATCH([.B129];[$'preus unitaris'.$D$1:.$D$114];0);3)" office:value-type="string" office:string-value="Cable 2,5 mm² H07Z1-K (AS) 750 / 1 kV" calcext:value-type="string">
            <text:p>Cable 2,5 mm² H07Z1-K (AS) 750 / 1 kV</text:p>
          </table:table-cell>
          <table:table-cell/>
          <table:table-cell table:style-name="ce25" table:formula="of:=INDEX([$'preus unitaris'.$D$1:.$G$114];MATCH([.B129];[$'preus unitaris'.$D$1:.$D$114];0);4)" office:value-type="float" office:value="0.88" calcext:value-type="float">
            <text:p>0,88</text:p>
          </table:table-cell>
          <table:table-cell table:formula="of:=[.C129]*[.G129]" office:value-type="float" office:value="4.4" calcext:value-type="float">
            <text:p>4,40</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P</text:p>
          </table:table-cell>
          <table:table-cell office:value-type="float" office:value="0.5" calcext:value-type="float">
            <text:p>0,500</text:p>
          </table:table-cell>
          <table:table-cell table:formula="of:=INDEX([$'preus unitaris'.$D$1:.$G$114];MATCH([.B130];[$'preus unitaris'.$D$1:.$D$114];0);2)" office:value-type="string" office:string-value="h" calcext:value-type="string">
            <text:p>h</text:p>
          </table:table-cell>
          <table:table-cell table:formula="of:=INDEX([$'preus unitaris'.$D$1:.$G$114];MATCH([.B130];[$'preus unitaris'.$D$1:.$D$114];0);3)" office:value-type="string" office:string-value="Peó electricista" calcext:value-type="string">
            <text:p>Peó electricista</text:p>
          </table:table-cell>
          <table:table-cell/>
          <table:table-cell table:style-name="ce25" table:formula="of:=INDEX([$'preus unitaris'.$D$1:.$G$114];MATCH([.B130];[$'preus unitaris'.$D$1:.$D$114];0);4)" office:value-type="float" office:value="20" calcext:value-type="float">
            <text:p>20,00</text:p>
          </table:table-cell>
          <table:table-cell table:formula="of:=[.C130]*[.G130]" office:value-type="float" office:value="10" calcext:value-type="float">
            <text:p>10,00</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1</text:p>
          </table:table-cell>
          <table:table-cell office:value-type="float" office:value="0.5" calcext:value-type="float">
            <text:p>0,500</text:p>
          </table:table-cell>
          <table:table-cell table:formula="of:=INDEX([$'preus unitaris'.$D$1:.$G$114];MATCH([.B131];[$'preus unitaris'.$D$1:.$D$114];0);2)" office:value-type="string" office:string-value="h" calcext:value-type="string">
            <text:p>h</text:p>
          </table:table-cell>
          <table:table-cell table:formula="of:=INDEX([$'preus unitaris'.$D$1:.$G$114];MATCH([.B131];[$'preus unitaris'.$D$1:.$D$114];0);3)" office:value-type="string" office:string-value="Oficial 1a electricista" calcext:value-type="string">
            <text:p>Oficial 1a electricista</text:p>
          </table:table-cell>
          <table:table-cell table:style-name="ce89"/>
          <table:table-cell table:style-name="ce25" table:formula="of:=INDEX([$'preus unitaris'.$D$1:.$G$114];MATCH([.B131];[$'preus unitaris'.$D$1:.$D$114];0);4)" office:value-type="float" office:value="25" calcext:value-type="float">
            <text:p>25,00</text:p>
          </table:table-cell>
          <table:table-cell table:formula="of:=[.C131]*[.G131]" office:value-type="float" office:value="12.5" calcext:value-type="float">
            <text:p>12,50</text:p>
          </table:table-cell>
          <table:table-cell table:number-columns-repeated="10"/>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132];[$'preus unitaris'.$D$1:.$D$114];0);2)" office:value-type="string" office:string-value="%" calcext:value-type="string">
            <text:p>%</text:p>
          </table:table-cell>
          <table:table-cell table:formula="of:=INDEX([$'preus unitaris'.$D$1:.$G$114];MATCH([.B132];[$'preus unitaris'.$D$1:.$D$114];0);3)" office:value-type="string" office:string-value="Mitjans auxiliars" calcext:value-type="string">
            <text:p>Mitjans auxiliars</text:p>
          </table:table-cell>
          <table:table-cell/>
          <table:table-cell table:formula="of:=SUM([.H124:.H131])" office:value-type="float" office:value="56.88" calcext:value-type="float">
            <text:p>56,88</text:p>
          </table:table-cell>
          <table:table-cell table:formula="of:=[.G132]*[.C132]/100" office:value-type="float" office:value="1.1376" calcext:value-type="float">
            <text:p>1,14</text:p>
          </table:table-cell>
          <table:table-cell table:style-name="ce114"/>
          <table:table-cell table:number-columns-repeated="9"/>
          <table:table-cell table:style-name="ce4" table:number-columns-repeated="16366"/>
        </table:table-row>
        <table:table-row table:style-name="ro2">
          <table:table-cell table:number-columns-repeated="5"/>
          <table:table-cell table:style-name="ce83"/>
          <table:table-cell table:style-name="ce94"/>
          <table:table-cell table:style-name="ce109"/>
          <table:table-cell table:number-columns-repeated="10"/>
          <table:table-cell table:style-name="ce4" table:number-columns-repeated="16366"/>
        </table:table-row>
        <table:table-row table:style-name="ro2">
          <table:table-cell table:number-columns-repeated="5"/>
          <table:table-cell table:style-name="ce88" office:value-type="string" calcext:value-type="string" table:number-columns-spanned="3" table:number-rows-spanned="1">
            <text:p>TOTAL PARTIDA………………………….…………</text:p>
          </table:table-cell>
          <table:covered-table-cell table:number-columns-repeated="2"/>
          <table:table-cell table:style-name="ce120" table:formula="of:=SUM([.H124:.H132])" office:value-type="float" office:value="58.0176" calcext:value-type="float">
            <text:p>58,02</text:p>
          </table:table-cell>
          <table:table-cell table:number-columns-repeated="9"/>
          <table:table-cell table:style-name="ce4" table:number-columns-repeated="16366"/>
        </table:table-row>
        <table:table-row table:style-name="ro2">
          <table:table-cell table:number-columns-repeated="18"/>
          <table:table-cell table:style-name="ce4" table:number-columns-repeated="16366"/>
        </table:table-row>
        <table:table-row table:style-name="ro2">
          <table:table-cell/>
          <table:table-cell table:style-name="ce37" office:value-type="string" calcext:value-type="string">
            <text:p>2.1.5</text:p>
          </table:table-cell>
          <table:table-cell table:style-name="ce60"/>
          <table:table-cell table:style-name="ce37" office:value-type="string" calcext:value-type="string">
            <text:p>ud</text:p>
          </table:table-cell>
          <table:table-cell table:style-name="ce37" office:value-type="string" calcext:value-type="string" table:number-columns-spanned="2" table:number-rows-spanned="1">
            <text:p>Presa de corrent tipus ESB25-5a </text:p>
          </table:table-cell>
          <table:covered-table-cell table:style-name="ce37"/>
          <table:table-cell table:style-name="ce94" table:number-columns-repeated="3"/>
          <table:table-cell table:number-columns-repeated="9"/>
          <table:table-cell table:style-name="ce4" table:number-columns-repeated="16366"/>
        </table:table-row>
        <table:table-row table:style-name="ro9">
          <table:table-cell table:number-columns-repeated="4"/>
          <table:table-cell table:style-name="ce80" office:value-type="string" calcext:value-type="string" table:number-columns-spanned="4" table:number-rows-spanned="1">
            <text:p>Presa de corrent tipus ESB25-5A que inclou caixa universal, tub corrugat de 2221 de diàmetre 25, presa de corrent o similar aprovat per direcció d'obra, embellidor de la mateixa gamma, cable de 6 mm² H07ZK1 de la marca Prysmian o similar aprovat per direcció d'obra, totalment instal·lat i provat en funcionament. Treballs nocturns inclosos.</text:p>
          </table:table-cell>
          <table:covered-table-cell table:number-columns-repeated="3"/>
          <table:table-cell table:number-columns-repeated="10"/>
          <table:table-cell table:style-name="ce4" table:number-columns-repeated="16366"/>
        </table:table-row>
        <table:table-row table:style-name="ro2">
          <table:table-cell/>
          <table:table-cell table:style-name="ce43" office:value-type="string" calcext:value-type="string">
            <text:p>CAENC_EBS</text:p>
          </table:table-cell>
          <table:table-cell office:value-type="float" office:value="1" calcext:value-type="float">
            <text:p>1,000</text:p>
          </table:table-cell>
          <table:table-cell table:formula="of:=INDEX([$'preus unitaris'.$D$1:.$G$114];MATCH([.B138];[$'preus unitaris'.$D$1:.$D$114];0);2)" office:value-type="string" office:string-value="ud" calcext:value-type="string">
            <text:p>ud</text:p>
          </table:table-cell>
          <table:table-cell table:formula="of:=INDEX([$'preus unitaris'.$D$1:.$G$114];MATCH([.B138];[$'preus unitaris'.$D$1:.$D$114];0);3)" office:value-type="string" office:string-value="Caixa encastar per a ESB25-5A" calcext:value-type="string">
            <text:p>Caixa encastar per a ESB25-5A</text:p>
          </table:table-cell>
          <table:table-cell/>
          <table:table-cell table:style-name="ce25" table:formula="of:=INDEX([$'preus unitaris'.$D$1:.$G$114];MATCH([.B138];[$'preus unitaris'.$D$1:.$D$114];0);4)" office:value-type="float" office:value="1.86" calcext:value-type="float">
            <text:p>1,86</text:p>
          </table:table-cell>
          <table:table-cell table:formula="of:=[.C138]*[.G138]" office:value-type="float" office:value="1.86" calcext:value-type="float">
            <text:p>1,86</text:p>
          </table:table-cell>
          <table:table-cell table:number-columns-repeated="10"/>
          <table:table-cell table:style-name="ce4" table:number-columns-repeated="16366"/>
        </table:table-row>
        <table:table-row table:style-name="ro2">
          <table:table-cell/>
          <table:table-cell table:style-name="ce43" office:value-type="string" calcext:value-type="string">
            <text:p>TØ20_2221</text:p>
          </table:table-cell>
          <table:table-cell office:value-type="float" office:value="10" calcext:value-type="float">
            <text:p>10,000</text:p>
          </table:table-cell>
          <table:table-cell table:formula="of:=INDEX([$'preus unitaris'.$D$1:.$G$114];MATCH([.B139];[$'preus unitaris'.$D$1:.$D$114];0);2)" office:value-type="string" office:string-value="m" calcext:value-type="string">
            <text:p>m</text:p>
          </table:table-cell>
          <table:table-cell table:formula="of:=INDEX([$'preus unitaris'.$D$1:.$G$114];MATCH([.B139];[$'preus unitaris'.$D$1:.$D$114];0);3)" office:value-type="string" office:string-value="Tub corrugat 2221 de diàmetre 20 mm" calcext:value-type="string">
            <text:p>Tub corrugat 2221 de diàmetre 20 mm</text:p>
          </table:table-cell>
          <table:table-cell/>
          <table:table-cell table:style-name="ce25" table:formula="of:=INDEX([$'preus unitaris'.$D$1:.$G$114];MATCH([.B139];[$'preus unitaris'.$D$1:.$D$114];0);4)" office:value-type="float" office:value="0.81" calcext:value-type="float">
            <text:p>0,81</text:p>
          </table:table-cell>
          <table:table-cell table:formula="of:=[.C139]*[.G139]" office:value-type="float" office:value="8.1" calcext:value-type="float">
            <text:p>8,10</text:p>
          </table:table-cell>
          <table:table-cell table:number-columns-repeated="10"/>
          <table:table-cell table:style-name="ce4" table:number-columns-repeated="16366"/>
        </table:table-row>
        <table:table-row table:style-name="ro2">
          <table:table-cell/>
          <table:table-cell table:style-name="ce9" office:value-type="string" calcext:value-type="string">
            <text:p>EBS</text:p>
          </table:table-cell>
          <table:table-cell office:value-type="float" office:value="1" calcext:value-type="float">
            <text:p>1,000</text:p>
          </table:table-cell>
          <table:table-cell table:formula="of:=INDEX([$'preus unitaris'.$D$1:.$G$114];MATCH([.B140];[$'preus unitaris'.$D$1:.$D$114];0);2)" office:value-type="string" office:string-value="ud" calcext:value-type="string">
            <text:p>ud</text:p>
          </table:table-cell>
          <table:table-cell table:formula="of:=INDEX([$'preus unitaris'.$D$1:.$G$114];MATCH([.B140];[$'preus unitaris'.$D$1:.$D$114];0);3)" office:value-type="string" office:string-value="Base endoll T.T. 25A JUNG o similar" calcext:value-type="string">
            <text:p>Base endoll T.T. 25A JUNG o similar</text:p>
          </table:table-cell>
          <table:table-cell/>
          <table:table-cell table:style-name="ce25" table:formula="of:=INDEX([$'preus unitaris'.$D$1:.$G$114];MATCH([.B140];[$'preus unitaris'.$D$1:.$D$114];0);4)" office:value-type="float" office:value="12.55" calcext:value-type="float">
            <text:p>12,55</text:p>
          </table:table-cell>
          <table:table-cell table:formula="of:=[.C140]*[.G140]" office:value-type="float" office:value="12.55" calcext:value-type="float">
            <text:p>12,55</text:p>
          </table:table-cell>
          <table:table-cell table:number-columns-repeated="10"/>
          <table:table-cell table:style-name="ce4" table:number-columns-repeated="16366"/>
        </table:table-row>
        <table:table-row table:style-name="ro2">
          <table:table-cell/>
          <table:table-cell table:style-name="ce9" office:value-type="string" calcext:value-type="string">
            <text:p>EMB</text:p>
          </table:table-cell>
          <table:table-cell office:value-type="float" office:value="1" calcext:value-type="float">
            <text:p>1,000</text:p>
          </table:table-cell>
          <table:table-cell table:formula="of:=INDEX([$'preus unitaris'.$D$1:.$G$114];MATCH([.B141];[$'preus unitaris'.$D$1:.$D$114];0);2)" office:value-type="string" office:string-value="ud" calcext:value-type="string">
            <text:p>ud</text:p>
          </table:table-cell>
          <table:table-cell table:formula="of:=INDEX([$'preus unitaris'.$D$1:.$G$114];MATCH([.B141];[$'preus unitaris'.$D$1:.$D$114];0);3)" office:value-type="string" office:string-value="Embellidor" calcext:value-type="string">
            <text:p>Embellidor</text:p>
          </table:table-cell>
          <table:table-cell/>
          <table:table-cell table:style-name="ce25" table:formula="of:=INDEX([$'preus unitaris'.$D$1:.$G$114];MATCH([.B141];[$'preus unitaris'.$D$1:.$D$114];0);4)" office:value-type="float" office:value="3.72" calcext:value-type="float">
            <text:p>3,72</text:p>
          </table:table-cell>
          <table:table-cell table:formula="of:=[.C141]*[.G141]" office:value-type="float" office:value="3.72" calcext:value-type="float">
            <text:p>3,72</text:p>
          </table:table-cell>
          <table:table-cell table:number-columns-repeated="10"/>
          <table:table-cell table:style-name="ce4" table:number-columns-repeated="16366"/>
        </table:table-row>
        <table:table-row table:style-name="ro2">
          <table:table-cell/>
          <table:table-cell table:style-name="ce9" office:value-type="string" calcext:value-type="string">
            <text:p>H07Z1-K_6</text:p>
          </table:table-cell>
          <table:table-cell office:value-type="float" office:value="10" calcext:value-type="float">
            <text:p>10,000</text:p>
          </table:table-cell>
          <table:table-cell table:formula="of:=INDEX([$'preus unitaris'.$D$1:.$G$114];MATCH([.B142];[$'preus unitaris'.$D$1:.$D$114];0);2)" office:value-type="string" office:string-value="m" calcext:value-type="string">
            <text:p>m</text:p>
          </table:table-cell>
          <table:table-cell table:formula="of:=INDEX([$'preus unitaris'.$D$1:.$G$114];MATCH([.B142];[$'preus unitaris'.$D$1:.$D$114];0);3)" office:value-type="string" office:string-value="Cable 6 mm² H07ZK1" calcext:value-type="string">
            <text:p>Cable 6 mm² H07ZK1</text:p>
          </table:table-cell>
          <table:table-cell/>
          <table:table-cell table:style-name="ce25" table:formula="of:=INDEX([$'preus unitaris'.$D$1:.$G$114];MATCH([.B142];[$'preus unitaris'.$D$1:.$D$114];0);4)" office:value-type="float" office:value="2.06" calcext:value-type="float">
            <text:p>2,06</text:p>
          </table:table-cell>
          <table:table-cell table:formula="of:=[.C142]*[.G142]" office:value-type="float" office:value="20.6" calcext:value-type="float">
            <text:p>20,60</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P</text:p>
          </table:table-cell>
          <table:table-cell office:value-type="float" office:value="0.5" calcext:value-type="float">
            <text:p>0,500</text:p>
          </table:table-cell>
          <table:table-cell table:formula="of:=INDEX([$'preus unitaris'.$D$1:.$G$114];MATCH([.B143];[$'preus unitaris'.$D$1:.$D$114];0);2)" office:value-type="string" office:string-value="h" calcext:value-type="string">
            <text:p>h</text:p>
          </table:table-cell>
          <table:table-cell table:formula="of:=INDEX([$'preus unitaris'.$D$1:.$G$114];MATCH([.B143];[$'preus unitaris'.$D$1:.$D$114];0);3)" office:value-type="string" office:string-value="Peó electricista" calcext:value-type="string">
            <text:p>Peó electricista</text:p>
          </table:table-cell>
          <table:table-cell/>
          <table:table-cell table:style-name="ce25" table:formula="of:=INDEX([$'preus unitaris'.$D$1:.$G$114];MATCH([.B143];[$'preus unitaris'.$D$1:.$D$114];0);4)" office:value-type="float" office:value="20" calcext:value-type="float">
            <text:p>20,00</text:p>
          </table:table-cell>
          <table:table-cell table:formula="of:=[.C143]*[.G143]" office:value-type="float" office:value="10" calcext:value-type="float">
            <text:p>10,00</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1</text:p>
          </table:table-cell>
          <table:table-cell office:value-type="float" office:value="0.5" calcext:value-type="float">
            <text:p>0,500</text:p>
          </table:table-cell>
          <table:table-cell table:formula="of:=INDEX([$'preus unitaris'.$D$1:.$G$114];MATCH([.B144];[$'preus unitaris'.$D$1:.$D$114];0);2)" office:value-type="string" office:string-value="h" calcext:value-type="string">
            <text:p>h</text:p>
          </table:table-cell>
          <table:table-cell table:formula="of:=INDEX([$'preus unitaris'.$D$1:.$G$114];MATCH([.B144];[$'preus unitaris'.$D$1:.$D$114];0);3)" office:value-type="string" office:string-value="Oficial 1a electricista" calcext:value-type="string">
            <text:p>Oficial 1a electricista</text:p>
          </table:table-cell>
          <table:table-cell table:style-name="ce89"/>
          <table:table-cell table:style-name="ce25" table:formula="of:=INDEX([$'preus unitaris'.$D$1:.$G$114];MATCH([.B144];[$'preus unitaris'.$D$1:.$D$114];0);4)" office:value-type="float" office:value="25" calcext:value-type="float">
            <text:p>25,00</text:p>
          </table:table-cell>
          <table:table-cell table:formula="of:=[.C144]*[.G144]" office:value-type="float" office:value="12.5" calcext:value-type="float">
            <text:p>12,50</text:p>
          </table:table-cell>
          <table:table-cell table:number-columns-repeated="10"/>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145];[$'preus unitaris'.$D$1:.$D$114];0);2)" office:value-type="string" office:string-value="%" calcext:value-type="string">
            <text:p>%</text:p>
          </table:table-cell>
          <table:table-cell table:formula="of:=INDEX([$'preus unitaris'.$D$1:.$G$114];MATCH([.B145];[$'preus unitaris'.$D$1:.$D$114];0);3)" office:value-type="string" office:string-value="Mitjans auxiliars" calcext:value-type="string">
            <text:p>Mitjans auxiliars</text:p>
          </table:table-cell>
          <table:table-cell/>
          <table:table-cell table:formula="of:=SUM([.H138:.H144])" office:value-type="float" office:value="69.33" calcext:value-type="float">
            <text:p>69,33</text:p>
          </table:table-cell>
          <table:table-cell table:formula="of:=[.G145]*[.C145]/100" office:value-type="float" office:value="1.3866" calcext:value-type="float">
            <text:p>1,39</text:p>
          </table:table-cell>
          <table:table-cell table:style-name="ce114"/>
          <table:table-cell table:number-columns-repeated="9"/>
          <table:table-cell table:style-name="ce4" table:number-columns-repeated="16366"/>
        </table:table-row>
        <table:table-row table:style-name="ro2">
          <table:table-cell table:number-columns-repeated="5"/>
          <table:table-cell table:style-name="ce83"/>
          <table:table-cell table:style-name="ce94"/>
          <table:table-cell table:style-name="ce109"/>
          <table:table-cell table:number-columns-repeated="10"/>
          <table:table-cell table:style-name="ce4" table:number-columns-repeated="16366"/>
        </table:table-row>
        <table:table-row table:style-name="ro2">
          <table:table-cell table:number-columns-repeated="5"/>
          <table:table-cell table:style-name="ce88" office:value-type="string" calcext:value-type="string" table:number-columns-spanned="3" table:number-rows-spanned="1">
            <text:p>TOTAL PARTIDA………………………….…………</text:p>
          </table:table-cell>
          <table:covered-table-cell table:number-columns-repeated="2"/>
          <table:table-cell table:style-name="ce120" table:formula="of:=SUM([.H138:.H145])" office:value-type="float" office:value="70.7166" calcext:value-type="float">
            <text:p>70,72</text:p>
          </table:table-cell>
          <table:table-cell table:number-columns-repeated="9"/>
          <table:table-cell table:style-name="ce4" table:number-columns-repeated="16366"/>
        </table:table-row>
        <table:table-row table:style-name="ro2">
          <table:table-cell table:number-columns-repeated="5"/>
          <table:table-cell table:style-name="ce88"/>
          <table:table-cell table:number-columns-repeated="2"/>
          <table:table-cell table:style-name="ce4"/>
          <table:table-cell table:number-columns-repeated="9"/>
          <table:table-cell table:style-name="ce4" table:number-columns-repeated="16366"/>
        </table:table-row>
        <table:table-row table:style-name="ro2">
          <table:table-cell/>
          <table:table-cell table:style-name="ce37" office:value-type="string" calcext:value-type="string">
            <text:p>2.1.6</text:p>
          </table:table-cell>
          <table:table-cell table:style-name="ce60"/>
          <table:table-cell table:style-name="ce37" office:value-type="string" calcext:value-type="string">
            <text:p>ud</text:p>
          </table:table-cell>
          <table:table-cell table:style-name="ce37" office:value-type="string" calcext:value-type="string" table:number-columns-spanned="2" table:number-rows-spanned="1">
            <text:p>Timbre</text:p>
          </table:table-cell>
          <table:covered-table-cell table:style-name="ce37"/>
          <table:table-cell table:style-name="ce94" table:number-columns-repeated="3"/>
          <table:table-cell table:number-columns-repeated="9"/>
          <table:table-cell table:style-name="ce4" table:number-columns-repeated="16366"/>
        </table:table-row>
        <table:table-row table:style-name="ro3">
          <table:table-cell table:number-columns-repeated="4"/>
          <table:table-cell table:style-name="ce80" office:value-type="string" calcext:value-type="string" table:number-columns-spanned="4" table:number-rows-spanned="1">
            <text:p>Timbre, de tensió assignada 230 V, format per mecanisme per a timbre amb 4 melodies, referència 8124.2, tapa amb perforacions, per a timbre, brunzidor i altaveu, de material termoplàstic, color blanc, sèrie Sky JUNG, referència 8529 BL i marc embellidor per a 1 element.</text:p>
          </table:table-cell>
          <table:covered-table-cell table:number-columns-repeated="3"/>
          <table:table-cell table:number-columns-repeated="10"/>
          <table:table-cell table:style-name="ce4" table:number-columns-repeated="16366"/>
        </table:table-row>
        <table:table-row table:style-name="ro2">
          <table:table-cell/>
          <table:table-cell table:style-name="ce43" office:value-type="string" calcext:value-type="string">
            <text:p>CAENC_68x46</text:p>
          </table:table-cell>
          <table:table-cell office:value-type="float" office:value="2" calcext:value-type="float">
            <text:p>2,000</text:p>
          </table:table-cell>
          <table:table-cell table:formula="of:=INDEX([$'preus unitaris'.$D$1:.$G$114];MATCH([.B151];[$'preus unitaris'.$D$1:.$D$114];0);2)" office:value-type="string" office:string-value="ud" calcext:value-type="string">
            <text:p>ud</text:p>
          </table:table-cell>
          <table:table-cell table:formula="of:=INDEX([$'preus unitaris'.$D$1:.$G$114];MATCH([.B151];[$'preus unitaris'.$D$1:.$D$114];0);3)" office:value-type="string" office:string-value="Caixa universal 68x46" calcext:value-type="string">
            <text:p>Caixa universal 68x46</text:p>
          </table:table-cell>
          <table:table-cell/>
          <table:table-cell table:style-name="ce25" table:formula="of:=INDEX([$'preus unitaris'.$D$1:.$G$114];MATCH([.B151];[$'preus unitaris'.$D$1:.$D$114];0);4)" office:value-type="float" office:value="1.86" calcext:value-type="float">
            <text:p>1,86</text:p>
          </table:table-cell>
          <table:table-cell table:formula="of:=[.C151]*[.G151]" office:value-type="float" office:value="3.72" calcext:value-type="float">
            <text:p>3,72</text:p>
          </table:table-cell>
          <table:table-cell table:number-columns-repeated="10"/>
          <table:table-cell table:style-name="ce4" table:number-columns-repeated="16366"/>
        </table:table-row>
        <table:table-row table:style-name="ro2">
          <table:table-cell/>
          <table:table-cell table:style-name="ce43" office:value-type="string" calcext:value-type="string">
            <text:p>TØ20_2221</text:p>
          </table:table-cell>
          <table:table-cell office:value-type="float" office:value="4" calcext:value-type="float">
            <text:p>4,000</text:p>
          </table:table-cell>
          <table:table-cell table:formula="of:=INDEX([$'preus unitaris'.$D$1:.$G$114];MATCH([.B152];[$'preus unitaris'.$D$1:.$D$114];0);2)" office:value-type="string" office:string-value="m" calcext:value-type="string">
            <text:p>m</text:p>
          </table:table-cell>
          <table:table-cell table:formula="of:=INDEX([$'preus unitaris'.$D$1:.$G$114];MATCH([.B152];[$'preus unitaris'.$D$1:.$D$114];0);3)" office:value-type="string" office:string-value="Tub corrugat 2221 de diàmetre 20 mm" calcext:value-type="string">
            <text:p>Tub corrugat 2221 de diàmetre 20 mm</text:p>
          </table:table-cell>
          <table:table-cell/>
          <table:table-cell table:style-name="ce25" table:formula="of:=INDEX([$'preus unitaris'.$D$1:.$G$114];MATCH([.B152];[$'preus unitaris'.$D$1:.$D$114];0);4)" office:value-type="float" office:value="0.81" calcext:value-type="float">
            <text:p>0,81</text:p>
          </table:table-cell>
          <table:table-cell table:formula="of:=[.C152]*[.G152]" office:value-type="float" office:value="3.24" calcext:value-type="float">
            <text:p>3,24</text:p>
          </table:table-cell>
          <table:table-cell table:number-columns-repeated="10"/>
          <table:table-cell table:style-name="ce4" table:number-columns-repeated="16366"/>
        </table:table-row>
        <table:table-row table:style-name="ro2">
          <table:table-cell/>
          <table:table-cell table:style-name="ce9" office:value-type="string" calcext:value-type="string">
            <text:p>TIMB</text:p>
          </table:table-cell>
          <table:table-cell office:value-type="float" office:value="1" calcext:value-type="float">
            <text:p>1,000</text:p>
          </table:table-cell>
          <table:table-cell table:formula="of:=INDEX([$'preus unitaris'.$D$1:.$G$114];MATCH([.B153];[$'preus unitaris'.$D$1:.$D$114];0);2)" office:value-type="string" office:string-value="ud" calcext:value-type="string">
            <text:p>ud</text:p>
          </table:table-cell>
          <table:table-cell table:formula="of:=INDEX([$'preus unitaris'.$D$1:.$G$114];MATCH([.B153];[$'preus unitaris'.$D$1:.$D$114];0);3)" office:value-type="string" office:string-value="Mecanisme per a timbre" calcext:value-type="string">
            <text:p>Mecanisme per a timbre</text:p>
          </table:table-cell>
          <table:table-cell/>
          <table:table-cell table:style-name="ce25" table:formula="of:=INDEX([$'preus unitaris'.$D$1:.$G$114];MATCH([.B153];[$'preus unitaris'.$D$1:.$D$114];0);4)" office:value-type="float" office:value="56.71" calcext:value-type="float">
            <text:p>56,71</text:p>
          </table:table-cell>
          <table:table-cell table:formula="of:=[.C153]*[.G153]" office:value-type="float" office:value="56.71" calcext:value-type="float">
            <text:p>56,71</text:p>
          </table:table-cell>
          <table:table-cell table:number-columns-repeated="10"/>
          <table:table-cell table:style-name="ce4" table:number-columns-repeated="16366"/>
        </table:table-row>
        <table:table-row table:style-name="ro2">
          <table:table-cell/>
          <table:table-cell table:style-name="ce9" office:value-type="string" calcext:value-type="string">
            <text:p>EMB</text:p>
          </table:table-cell>
          <table:table-cell office:value-type="float" office:value="2" calcext:value-type="float">
            <text:p>2,000</text:p>
          </table:table-cell>
          <table:table-cell table:formula="of:=INDEX([$'preus unitaris'.$D$1:.$G$114];MATCH([.B154];[$'preus unitaris'.$D$1:.$D$114];0);2)" office:value-type="string" office:string-value="ud" calcext:value-type="string">
            <text:p>ud</text:p>
          </table:table-cell>
          <table:table-cell table:formula="of:=INDEX([$'preus unitaris'.$D$1:.$G$114];MATCH([.B154];[$'preus unitaris'.$D$1:.$D$114];0);3)" office:value-type="string" office:string-value="Embellidor" calcext:value-type="string">
            <text:p>Embellidor</text:p>
          </table:table-cell>
          <table:table-cell/>
          <table:table-cell table:style-name="ce25" table:formula="of:=INDEX([$'preus unitaris'.$D$1:.$G$114];MATCH([.B154];[$'preus unitaris'.$D$1:.$D$114];0);4)" office:value-type="float" office:value="3.72" calcext:value-type="float">
            <text:p>3,72</text:p>
          </table:table-cell>
          <table:table-cell table:formula="of:=[.C154]*[.G154]" office:value-type="float" office:value="7.44" calcext:value-type="float">
            <text:p>7,44</text:p>
          </table:table-cell>
          <table:table-cell table:number-columns-repeated="10"/>
          <table:table-cell table:style-name="ce4" table:number-columns-repeated="16366"/>
        </table:table-row>
        <table:table-row table:style-name="ro2">
          <table:table-cell/>
          <table:table-cell table:style-name="ce9" office:value-type="string" calcext:value-type="string">
            <text:p>POLS</text:p>
          </table:table-cell>
          <table:table-cell office:value-type="float" office:value="1" calcext:value-type="float">
            <text:p>1,000</text:p>
          </table:table-cell>
          <table:table-cell table:formula="of:=INDEX([$'preus unitaris'.$D$1:.$G$114];MATCH([.B155];[$'preus unitaris'.$D$1:.$D$114];0);2)" office:value-type="string" office:string-value="ud" calcext:value-type="string">
            <text:p>ud</text:p>
          </table:table-cell>
          <table:table-cell table:formula="of:=INDEX([$'preus unitaris'.$D$1:.$G$114];MATCH([.B155];[$'preus unitaris'.$D$1:.$D$114];0);3)" office:value-type="string" office:string-value="Polsador simple" calcext:value-type="string">
            <text:p>Polsador simple</text:p>
          </table:table-cell>
          <table:table-cell/>
          <table:table-cell table:style-name="ce25" table:formula="of:=INDEX([$'preus unitaris'.$D$1:.$G$114];MATCH([.B155];[$'preus unitaris'.$D$1:.$D$114];0);4)" office:value-type="float" office:value="7.35" calcext:value-type="float">
            <text:p>7,35</text:p>
          </table:table-cell>
          <table:table-cell table:formula="of:=[.C155]*[.G155]" office:value-type="float" office:value="7.35" calcext:value-type="float">
            <text:p>7,35</text:p>
          </table:table-cell>
          <table:table-cell table:number-columns-repeated="10"/>
          <table:table-cell table:style-name="ce4" table:number-columns-repeated="16366"/>
        </table:table-row>
        <table:table-row table:style-name="ro2">
          <table:table-cell/>
          <table:table-cell table:style-name="ce9" office:value-type="string" calcext:value-type="string">
            <text:p>H07Z1-K_1_5</text:p>
          </table:table-cell>
          <table:table-cell office:value-type="float" office:value="5" calcext:value-type="float">
            <text:p>5,000</text:p>
          </table:table-cell>
          <table:table-cell table:formula="of:=INDEX([$'preus unitaris'.$D$1:.$G$114];MATCH([.B156];[$'preus unitaris'.$D$1:.$D$114];0);2)" office:value-type="string" office:string-value="m" calcext:value-type="string">
            <text:p>m</text:p>
          </table:table-cell>
          <table:table-cell table:formula="of:=INDEX([$'preus unitaris'.$D$1:.$G$114];MATCH([.B156];[$'preus unitaris'.$D$1:.$D$114];0);3)" office:value-type="string" office:string-value="Cable 1,5 mm² H07Z1-K (AS) 750 / 1 kV" calcext:value-type="string">
            <text:p>Cable 1,5 mm² H07Z1-K (AS) 750 / 1 kV</text:p>
          </table:table-cell>
          <table:table-cell/>
          <table:table-cell table:style-name="ce25" table:formula="of:=INDEX([$'preus unitaris'.$D$1:.$G$114];MATCH([.B156];[$'preus unitaris'.$D$1:.$D$114];0);4)" office:value-type="float" office:value="0.54" calcext:value-type="float">
            <text:p>0,54</text:p>
          </table:table-cell>
          <table:table-cell table:formula="of:=[.C156]*[.G156]" office:value-type="float" office:value="2.7" calcext:value-type="float">
            <text:p>2,70</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P</text:p>
          </table:table-cell>
          <table:table-cell office:value-type="float" office:value="0.3" calcext:value-type="float">
            <text:p>0,300</text:p>
          </table:table-cell>
          <table:table-cell table:formula="of:=INDEX([$'preus unitaris'.$D$1:.$G$114];MATCH([.B157];[$'preus unitaris'.$D$1:.$D$114];0);2)" office:value-type="string" office:string-value="h" calcext:value-type="string">
            <text:p>h</text:p>
          </table:table-cell>
          <table:table-cell table:formula="of:=INDEX([$'preus unitaris'.$D$1:.$G$114];MATCH([.B157];[$'preus unitaris'.$D$1:.$D$114];0);3)" office:value-type="string" office:string-value="Peó electricista" calcext:value-type="string">
            <text:p>Peó electricista</text:p>
          </table:table-cell>
          <table:table-cell/>
          <table:table-cell table:style-name="ce25" table:formula="of:=INDEX([$'preus unitaris'.$D$1:.$G$114];MATCH([.B157];[$'preus unitaris'.$D$1:.$D$114];0);4)" office:value-type="float" office:value="20" calcext:value-type="float">
            <text:p>20,00</text:p>
          </table:table-cell>
          <table:table-cell table:formula="of:=[.C157]*[.G157]" office:value-type="float" office:value="6" calcext:value-type="float">
            <text:p>6,00</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1</text:p>
          </table:table-cell>
          <table:table-cell office:value-type="float" office:value="0.4" calcext:value-type="float">
            <text:p>0,400</text:p>
          </table:table-cell>
          <table:table-cell table:formula="of:=INDEX([$'preus unitaris'.$D$1:.$G$114];MATCH([.B158];[$'preus unitaris'.$D$1:.$D$114];0);2)" office:value-type="string" office:string-value="h" calcext:value-type="string">
            <text:p>h</text:p>
          </table:table-cell>
          <table:table-cell table:formula="of:=INDEX([$'preus unitaris'.$D$1:.$G$114];MATCH([.B158];[$'preus unitaris'.$D$1:.$D$114];0);3)" office:value-type="string" office:string-value="Oficial 1a electricista" calcext:value-type="string">
            <text:p>Oficial 1a electricista</text:p>
          </table:table-cell>
          <table:table-cell table:style-name="ce89"/>
          <table:table-cell table:style-name="ce25" table:formula="of:=INDEX([$'preus unitaris'.$D$1:.$G$114];MATCH([.B158];[$'preus unitaris'.$D$1:.$D$114];0);4)" office:value-type="float" office:value="25" calcext:value-type="float">
            <text:p>25,00</text:p>
          </table:table-cell>
          <table:table-cell table:formula="of:=[.C158]*[.G158]" office:value-type="float" office:value="10" calcext:value-type="float">
            <text:p>10,00</text:p>
          </table:table-cell>
          <table:table-cell table:number-columns-repeated="10"/>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159];[$'preus unitaris'.$D$1:.$D$114];0);2)" office:value-type="string" office:string-value="%" calcext:value-type="string">
            <text:p>%</text:p>
          </table:table-cell>
          <table:table-cell table:formula="of:=INDEX([$'preus unitaris'.$D$1:.$G$114];MATCH([.B159];[$'preus unitaris'.$D$1:.$D$114];0);3)" office:value-type="string" office:string-value="Mitjans auxiliars" calcext:value-type="string">
            <text:p>Mitjans auxiliars</text:p>
          </table:table-cell>
          <table:table-cell/>
          <table:table-cell table:formula="of:=SUM([.H151:.H158])" office:value-type="float" office:value="97.16" calcext:value-type="float">
            <text:p>97,16</text:p>
          </table:table-cell>
          <table:table-cell table:formula="of:=[.G159]*[.C159]/100" office:value-type="float" office:value="1.9432" calcext:value-type="float">
            <text:p>1,94</text:p>
          </table:table-cell>
          <table:table-cell table:style-name="ce114"/>
          <table:table-cell table:number-columns-repeated="9"/>
          <table:table-cell table:style-name="ce4" table:number-columns-repeated="16366"/>
        </table:table-row>
        <table:table-row table:style-name="ro2">
          <table:table-cell table:number-columns-repeated="5"/>
          <table:table-cell table:style-name="ce83"/>
          <table:table-cell table:style-name="ce94"/>
          <table:table-cell table:style-name="ce109"/>
          <table:table-cell table:number-columns-repeated="10"/>
          <table:table-cell table:style-name="ce4" table:number-columns-repeated="16366"/>
        </table:table-row>
        <table:table-row table:style-name="ro2">
          <table:table-cell table:number-columns-repeated="5"/>
          <table:table-cell table:style-name="ce88" office:value-type="string" calcext:value-type="string" table:number-columns-spanned="3" table:number-rows-spanned="1">
            <text:p>TOTAL PARTIDA………………………….…………</text:p>
          </table:table-cell>
          <table:covered-table-cell table:number-columns-repeated="2"/>
          <table:table-cell table:style-name="ce120" table:formula="of:=SUM([.H151:.H159])" office:value-type="float" office:value="99.1032" calcext:value-type="float">
            <text:p>99,10</text:p>
          </table:table-cell>
          <table:table-cell table:number-columns-repeated="9"/>
          <table:table-cell table:style-name="ce4" table:number-columns-repeated="16366"/>
        </table:table-row>
        <table:table-row table:style-name="ro2">
          <table:table-cell table:number-columns-repeated="5"/>
          <table:table-cell table:style-name="ce88"/>
          <table:table-cell table:number-columns-repeated="2"/>
          <table:table-cell table:style-name="ce114"/>
          <table:table-cell table:number-columns-repeated="9"/>
          <table:table-cell table:style-name="ce4" table:number-columns-repeated="16366"/>
        </table:table-row>
        <table:table-row table:style-name="ro2">
          <table:table-cell/>
          <table:table-cell table:style-name="ce37" office:value-type="string" calcext:value-type="string">
            <text:p>2.1.7</text:p>
          </table:table-cell>
          <table:table-cell table:style-name="ce60"/>
          <table:table-cell table:style-name="ce37" office:value-type="string" calcext:value-type="string">
            <text:p>ud</text:p>
          </table:table-cell>
          <table:table-cell table:style-name="ce37" office:value-type="string" calcext:value-type="string" table:number-columns-spanned="2" table:number-rows-spanned="1">
            <text:p>Polsador</text:p>
          </table:table-cell>
          <table:covered-table-cell table:style-name="ce37"/>
          <table:table-cell table:style-name="ce94" table:number-columns-repeated="3"/>
          <table:table-cell table:number-columns-repeated="9"/>
          <table:table-cell table:style-name="ce4" table:number-columns-repeated="16366"/>
        </table:table-row>
        <table:table-row table:style-name="ro9">
          <table:table-cell table:number-columns-repeated="4"/>
          <table:table-cell table:style-name="ce82" office:value-type="string" calcext:value-type="string" table:number-columns-spanned="4" table:number-rows-spanned="1">
            <text:p>Polsador d'encesa de llums que inclou caixa universal, tub corrugat 2221 de diàmetre 20 mm, Polsador tipus JUNG (tecla inclosa) o similar aprovat per la Direcció d'Obra, embellidor de la mateixa gamma, cable de 1,5 mm² H07ZK1 marca Prysmian o similar aprovat per la Direcció d'Obra, totalment instal·lat i provat en funcionament. Treballs nocturns inclosos.</text:p>
          </table:table-cell>
          <table:covered-table-cell table:number-columns-repeated="3"/>
          <table:table-cell table:number-columns-repeated="10"/>
          <table:table-cell table:style-name="ce4" table:number-columns-repeated="16366"/>
        </table:table-row>
        <table:table-row table:style-name="ro2">
          <table:table-cell/>
          <table:table-cell table:style-name="ce43" office:value-type="string" calcext:value-type="string">
            <text:p>CAENC_68x46</text:p>
          </table:table-cell>
          <table:table-cell office:value-type="float" office:value="1" calcext:value-type="float">
            <text:p>1,000</text:p>
          </table:table-cell>
          <table:table-cell table:formula="of:=INDEX([$'preus unitaris'.$D$1:.$G$114];MATCH([.B165];[$'preus unitaris'.$D$1:.$D$114];0);2)" office:value-type="string" office:string-value="ud" calcext:value-type="string">
            <text:p>ud</text:p>
          </table:table-cell>
          <table:table-cell table:formula="of:=INDEX([$'preus unitaris'.$D$1:.$G$114];MATCH([.B165];[$'preus unitaris'.$D$1:.$D$114];0);3)" office:value-type="string" office:string-value="Caixa universal 68x46" calcext:value-type="string">
            <text:p>Caixa universal 68x46</text:p>
          </table:table-cell>
          <table:table-cell/>
          <table:table-cell table:style-name="ce25" table:formula="of:=INDEX([$'preus unitaris'.$D$1:.$G$114];MATCH([.B165];[$'preus unitaris'.$D$1:.$D$114];0);4)" office:value-type="float" office:value="1.86" calcext:value-type="float">
            <text:p>1,86</text:p>
          </table:table-cell>
          <table:table-cell table:formula="of:=[.C165]*[.G165]" office:value-type="float" office:value="1.86" calcext:value-type="float">
            <text:p>1,86</text:p>
          </table:table-cell>
          <table:table-cell table:number-columns-repeated="10"/>
          <table:table-cell table:style-name="ce4" table:number-columns-repeated="16366"/>
        </table:table-row>
        <table:table-row table:style-name="ro2">
          <table:table-cell/>
          <table:table-cell table:style-name="ce43" office:value-type="string" calcext:value-type="string">
            <text:p>TØ20_2221</text:p>
          </table:table-cell>
          <table:table-cell office:value-type="float" office:value="5" calcext:value-type="float">
            <text:p>5,000</text:p>
          </table:table-cell>
          <table:table-cell table:formula="of:=INDEX([$'preus unitaris'.$D$1:.$G$114];MATCH([.B166];[$'preus unitaris'.$D$1:.$D$114];0);2)" office:value-type="string" office:string-value="m" calcext:value-type="string">
            <text:p>m</text:p>
          </table:table-cell>
          <table:table-cell table:formula="of:=INDEX([$'preus unitaris'.$D$1:.$G$114];MATCH([.B166];[$'preus unitaris'.$D$1:.$D$114];0);3)" office:value-type="string" office:string-value="Tub corrugat 2221 de diàmetre 20 mm" calcext:value-type="string">
            <text:p>Tub corrugat 2221 de diàmetre 20 mm</text:p>
          </table:table-cell>
          <table:table-cell/>
          <table:table-cell table:style-name="ce25" table:formula="of:=INDEX([$'preus unitaris'.$D$1:.$G$114];MATCH([.B166];[$'preus unitaris'.$D$1:.$D$114];0);4)" office:value-type="float" office:value="0.81" calcext:value-type="float">
            <text:p>0,81</text:p>
          </table:table-cell>
          <table:table-cell table:formula="of:=[.C166]*[.G166]" office:value-type="float" office:value="4.05" calcext:value-type="float">
            <text:p>4,05</text:p>
          </table:table-cell>
          <table:table-cell table:number-columns-repeated="10"/>
          <table:table-cell table:style-name="ce4" table:number-columns-repeated="16366"/>
        </table:table-row>
        <table:table-row table:style-name="ro2">
          <table:table-cell/>
          <table:table-cell table:style-name="ce9" office:value-type="string" calcext:value-type="string">
            <text:p>POLS</text:p>
          </table:table-cell>
          <table:table-cell office:value-type="float" office:value="1" calcext:value-type="float">
            <text:p>1,000</text:p>
          </table:table-cell>
          <table:table-cell table:formula="of:=INDEX([$'preus unitaris'.$D$1:.$G$114];MATCH([.B167];[$'preus unitaris'.$D$1:.$D$114];0);2)" office:value-type="string" office:string-value="ud" calcext:value-type="string">
            <text:p>ud</text:p>
          </table:table-cell>
          <table:table-cell table:formula="of:=INDEX([$'preus unitaris'.$D$1:.$G$114];MATCH([.B167];[$'preus unitaris'.$D$1:.$D$114];0);3)" office:value-type="string" office:string-value="Polsador simple" calcext:value-type="string">
            <text:p>Polsador simple</text:p>
          </table:table-cell>
          <table:table-cell/>
          <table:table-cell table:style-name="ce25" table:formula="of:=INDEX([$'preus unitaris'.$D$1:.$G$114];MATCH([.B167];[$'preus unitaris'.$D$1:.$D$114];0);4)" office:value-type="float" office:value="7.35" calcext:value-type="float">
            <text:p>7,35</text:p>
          </table:table-cell>
          <table:table-cell table:formula="of:=[.C167]*[.G167]" office:value-type="float" office:value="7.35" calcext:value-type="float">
            <text:p>7,35</text:p>
          </table:table-cell>
          <table:table-cell table:number-columns-repeated="10"/>
          <table:table-cell table:style-name="ce4" table:number-columns-repeated="16366"/>
        </table:table-row>
        <table:table-row table:style-name="ro2">
          <table:table-cell/>
          <table:table-cell table:style-name="ce9" office:value-type="string" calcext:value-type="string">
            <text:p>TEC_POLS</text:p>
          </table:table-cell>
          <table:table-cell office:value-type="float" office:value="1" calcext:value-type="float">
            <text:p>1,000</text:p>
          </table:table-cell>
          <table:table-cell table:formula="of:=INDEX([$'preus unitaris'.$D$1:.$G$114];MATCH([.B168];[$'preus unitaris'.$D$1:.$D$114];0);2)" office:value-type="string" office:string-value="ud" calcext:value-type="string">
            <text:p>ud</text:p>
          </table:table-cell>
          <table:table-cell table:formula="of:=INDEX([$'preus unitaris'.$D$1:.$G$114];MATCH([.B168];[$'preus unitaris'.$D$1:.$D$114];0);3)" office:value-type="string" office:string-value="Tecla per a Polsador amb símbol de làmpada" calcext:value-type="string">
            <text:p>Tecla per a Polsador amb símbol de làmpada</text:p>
          </table:table-cell>
          <table:table-cell/>
          <table:table-cell table:style-name="ce25" table:formula="of:=INDEX([$'preus unitaris'.$D$1:.$G$114];MATCH([.B168];[$'preus unitaris'.$D$1:.$D$114];0);4)" office:value-type="float" office:value="4.52" calcext:value-type="float">
            <text:p>4,52</text:p>
          </table:table-cell>
          <table:table-cell table:formula="of:=[.C168]*[.G168]" office:value-type="float" office:value="4.52" calcext:value-type="float">
            <text:p>4,52</text:p>
          </table:table-cell>
          <table:table-cell table:number-columns-repeated="10"/>
          <table:table-cell table:style-name="ce4" table:number-columns-repeated="16366"/>
        </table:table-row>
        <table:table-row table:style-name="ro2">
          <table:table-cell/>
          <table:table-cell table:style-name="ce9" office:value-type="string" calcext:value-type="string">
            <text:p>EMB</text:p>
          </table:table-cell>
          <table:table-cell office:value-type="float" office:value="1" calcext:value-type="float">
            <text:p>1,000</text:p>
          </table:table-cell>
          <table:table-cell table:formula="of:=INDEX([$'preus unitaris'.$D$1:.$G$114];MATCH([.B169];[$'preus unitaris'.$D$1:.$D$114];0);2)" office:value-type="string" office:string-value="ud" calcext:value-type="string">
            <text:p>ud</text:p>
          </table:table-cell>
          <table:table-cell table:formula="of:=INDEX([$'preus unitaris'.$D$1:.$G$114];MATCH([.B169];[$'preus unitaris'.$D$1:.$D$114];0);3)" office:value-type="string" office:string-value="Embellidor" calcext:value-type="string">
            <text:p>Embellidor</text:p>
          </table:table-cell>
          <table:table-cell/>
          <table:table-cell table:style-name="ce25" table:formula="of:=INDEX([$'preus unitaris'.$D$1:.$G$114];MATCH([.B169];[$'preus unitaris'.$D$1:.$D$114];0);4)" office:value-type="float" office:value="3.72" calcext:value-type="float">
            <text:p>3,72</text:p>
          </table:table-cell>
          <table:table-cell table:formula="of:=[.C169]*[.G169]" office:value-type="float" office:value="3.72" calcext:value-type="float">
            <text:p>3,72</text:p>
          </table:table-cell>
          <table:table-cell table:number-columns-repeated="10"/>
          <table:table-cell table:style-name="ce4" table:number-columns-repeated="16366"/>
        </table:table-row>
        <table:table-row table:style-name="ro2">
          <table:table-cell/>
          <table:table-cell table:style-name="ce9" office:value-type="string" calcext:value-type="string">
            <text:p>H07Z1-K_1_5</text:p>
          </table:table-cell>
          <table:table-cell office:value-type="float" office:value="5" calcext:value-type="float">
            <text:p>5,000</text:p>
          </table:table-cell>
          <table:table-cell table:formula="of:=INDEX([$'preus unitaris'.$D$1:.$G$114];MATCH([.B170];[$'preus unitaris'.$D$1:.$D$114];0);2)" office:value-type="string" office:string-value="m" calcext:value-type="string">
            <text:p>m</text:p>
          </table:table-cell>
          <table:table-cell table:formula="of:=INDEX([$'preus unitaris'.$D$1:.$G$114];MATCH([.B170];[$'preus unitaris'.$D$1:.$D$114];0);3)" office:value-type="string" office:string-value="Cable 1,5 mm² H07Z1-K (AS) 750 / 1 kV" calcext:value-type="string">
            <text:p>Cable 1,5 mm² H07Z1-K (AS) 750 / 1 kV</text:p>
          </table:table-cell>
          <table:table-cell/>
          <table:table-cell table:style-name="ce25" table:formula="of:=INDEX([$'preus unitaris'.$D$1:.$G$114];MATCH([.B170];[$'preus unitaris'.$D$1:.$D$114];0);4)" office:value-type="float" office:value="0.54" calcext:value-type="float">
            <text:p>0,54</text:p>
          </table:table-cell>
          <table:table-cell table:formula="of:=[.C170]*[.G170]" office:value-type="float" office:value="2.7" calcext:value-type="float">
            <text:p>2,70</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P</text:p>
          </table:table-cell>
          <table:table-cell office:value-type="float" office:value="0.5" calcext:value-type="float">
            <text:p>0,500</text:p>
          </table:table-cell>
          <table:table-cell table:formula="of:=INDEX([$'preus unitaris'.$D$1:.$G$114];MATCH([.B171];[$'preus unitaris'.$D$1:.$D$114];0);2)" office:value-type="string" office:string-value="h" calcext:value-type="string">
            <text:p>h</text:p>
          </table:table-cell>
          <table:table-cell table:formula="of:=INDEX([$'preus unitaris'.$D$1:.$G$114];MATCH([.B171];[$'preus unitaris'.$D$1:.$D$114];0);3)" office:value-type="string" office:string-value="Peó electricista" calcext:value-type="string">
            <text:p>Peó electricista</text:p>
          </table:table-cell>
          <table:table-cell/>
          <table:table-cell table:style-name="ce25" table:formula="of:=INDEX([$'preus unitaris'.$D$1:.$G$114];MATCH([.B171];[$'preus unitaris'.$D$1:.$D$114];0);4)" office:value-type="float" office:value="20" calcext:value-type="float">
            <text:p>20,00</text:p>
          </table:table-cell>
          <table:table-cell table:formula="of:=[.C171]*[.G171]" office:value-type="float" office:value="10" calcext:value-type="float">
            <text:p>10,00</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1</text:p>
          </table:table-cell>
          <table:table-cell office:value-type="float" office:value="0.5" calcext:value-type="float">
            <text:p>0,500</text:p>
          </table:table-cell>
          <table:table-cell table:formula="of:=INDEX([$'preus unitaris'.$D$1:.$G$114];MATCH([.B172];[$'preus unitaris'.$D$1:.$D$114];0);2)" office:value-type="string" office:string-value="h" calcext:value-type="string">
            <text:p>h</text:p>
          </table:table-cell>
          <table:table-cell table:formula="of:=INDEX([$'preus unitaris'.$D$1:.$G$114];MATCH([.B172];[$'preus unitaris'.$D$1:.$D$114];0);3)" office:value-type="string" office:string-value="Oficial 1a electricista" calcext:value-type="string">
            <text:p>Oficial 1a electricista</text:p>
          </table:table-cell>
          <table:table-cell table:style-name="ce89"/>
          <table:table-cell table:style-name="ce25" table:formula="of:=INDEX([$'preus unitaris'.$D$1:.$G$114];MATCH([.B172];[$'preus unitaris'.$D$1:.$D$114];0);4)" office:value-type="float" office:value="25" calcext:value-type="float">
            <text:p>25,00</text:p>
          </table:table-cell>
          <table:table-cell table:formula="of:=[.C172]*[.G172]" office:value-type="float" office:value="12.5" calcext:value-type="float">
            <text:p>12,50</text:p>
          </table:table-cell>
          <table:table-cell table:number-columns-repeated="10"/>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173];[$'preus unitaris'.$D$1:.$D$114];0);2)" office:value-type="string" office:string-value="%" calcext:value-type="string">
            <text:p>%</text:p>
          </table:table-cell>
          <table:table-cell table:formula="of:=INDEX([$'preus unitaris'.$D$1:.$G$114];MATCH([.B173];[$'preus unitaris'.$D$1:.$D$114];0);3)" office:value-type="string" office:string-value="Mitjans auxiliars" calcext:value-type="string">
            <text:p>Mitjans auxiliars</text:p>
          </table:table-cell>
          <table:table-cell/>
          <table:table-cell table:formula="of:=SUM([.H165:.H172])" office:value-type="float" office:value="46.7" calcext:value-type="float">
            <text:p>46,70</text:p>
          </table:table-cell>
          <table:table-cell table:formula="of:=[.G173]*[.C173]/100" office:value-type="float" office:value="0.934" calcext:value-type="float">
            <text:p>0,93</text:p>
          </table:table-cell>
          <table:table-cell table:style-name="ce114"/>
          <table:table-cell table:number-columns-repeated="9"/>
          <table:table-cell table:style-name="ce4" table:number-columns-repeated="16366"/>
        </table:table-row>
        <table:table-row table:style-name="ro2">
          <table:table-cell table:number-columns-repeated="5"/>
          <table:table-cell table:style-name="ce83"/>
          <table:table-cell table:style-name="ce94"/>
          <table:table-cell table:style-name="ce109"/>
          <table:table-cell table:number-columns-repeated="10"/>
          <table:table-cell table:style-name="ce4" table:number-columns-repeated="16366"/>
        </table:table-row>
        <table:table-row table:style-name="ro2">
          <table:table-cell table:number-columns-repeated="5"/>
          <table:table-cell table:style-name="ce88" office:value-type="string" calcext:value-type="string" table:number-columns-spanned="3" table:number-rows-spanned="1">
            <text:p>TOTAL PARTIDA………………………….…………</text:p>
          </table:table-cell>
          <table:covered-table-cell table:number-columns-repeated="2"/>
          <table:table-cell table:style-name="ce120" table:formula="of:=SUM([.H165:.H173])" office:value-type="float" office:value="47.634" calcext:value-type="float">
            <text:p>47,63</text:p>
          </table:table-cell>
          <table:table-cell table:number-columns-repeated="9"/>
          <table:table-cell table:style-name="ce4" table:number-columns-repeated="16366"/>
        </table:table-row>
        <table:table-row table:style-name="ro2">
          <table:table-cell table:number-columns-repeated="5"/>
          <table:table-cell table:style-name="ce88"/>
          <table:table-cell table:number-columns-repeated="2"/>
          <table:table-cell table:style-name="ce114"/>
          <table:table-cell table:number-columns-repeated="9"/>
          <table:table-cell table:style-name="ce4" table:number-columns-repeated="16366"/>
        </table:table-row>
        <table:table-row table:style-name="ro2">
          <table:table-cell/>
          <table:table-cell table:style-name="ce41" office:value-type="string" calcext:value-type="string" table:number-columns-spanned="8" table:number-rows-spanned="1">
            <text:p>2.2.0 CABLEJAT</text:p>
          </table:table-cell>
          <table:covered-table-cell table:number-columns-repeated="7"/>
          <table:table-cell table:number-columns-repeated="9"/>
          <table:table-cell table:style-name="ce4" table:number-columns-repeated="16366"/>
        </table:table-row>
        <table:table-row table:style-name="ro2">
          <table:table-cell/>
          <table:table-cell table:style-name="ce45" office:value-type="string" calcext:value-type="string">
            <text:p>2.2.1</text:p>
          </table:table-cell>
          <table:table-cell table:style-name="ce37"/>
          <table:table-cell table:style-name="ce37" office:value-type="string" calcext:value-type="string">
            <text:p>m</text:p>
          </table:table-cell>
          <table:table-cell table:style-name="ce37" office:value-type="string" calcext:value-type="string">
            <text:p>Cablejat <text:s/>2x1,5 + 1,5 mm² </text:p>
          </table:table-cell>
          <table:table-cell table:style-name="ce37" table:number-columns-repeated="3"/>
          <table:table-cell table:style-name="ce4"/>
          <table:table-cell table:number-columns-repeated="9"/>
          <table:table-cell table:style-name="ce4" table:number-columns-repeated="16366"/>
        </table:table-row>
        <table:table-row table:style-name="ro3">
          <table:table-cell/>
          <table:table-cell table:style-name="ce49"/>
          <table:table-cell table:style-name="ce4"/>
          <table:table-cell/>
          <table:table-cell table:style-name="ce21" office:value-type="string" calcext:value-type="string" table:number-columns-spanned="4" table:number-rows-spanned="1">
            <text:p>Instal·lació d'un metre de cablejat H07Z1-K 1,5 mm² unipolar, blau, negre, verd-groc de la marca Prysmian encastat dins de tub forroplas de 20 de diàmetre 2221. Instal·lació i estesa de cables i la seva connexió des del quadre general fins a les caixes de derivació.</text:p>
          </table:table-cell>
          <table:covered-table-cell/>
          <table:covered-table-cell table:number-columns-repeated="2" table:style-name="ce4"/>
          <table:table-cell table:style-name="ce4"/>
          <table:table-cell table:number-columns-repeated="9"/>
          <table:table-cell table:style-name="ce4" table:number-columns-repeated="16366"/>
        </table:table-row>
        <table:table-row table:style-name="ro2">
          <table:table-cell/>
          <table:table-cell table:style-name="ce9" office:value-type="string" calcext:value-type="string">
            <text:p>H07Z1-K_1_5</text:p>
          </table:table-cell>
          <table:table-cell office:value-type="float" office:value="5" calcext:value-type="float">
            <text:p>5,000</text:p>
          </table:table-cell>
          <table:table-cell table:formula="of:=INDEX([$'preus unitaris'.$D$1:.$G$114];MATCH([.B180];[$'preus unitaris'.$D$1:.$D$114];0);2)" office:value-type="string" office:string-value="m" calcext:value-type="string">
            <text:p>m</text:p>
          </table:table-cell>
          <table:table-cell table:formula="of:=INDEX([$'preus unitaris'.$D$1:.$G$114];MATCH([.B180];[$'preus unitaris'.$D$1:.$D$114];0);3)" office:value-type="string" office:string-value="Cable 1,5 mm² H07Z1-K (AS) 750 / 1 kV" calcext:value-type="string">
            <text:p>Cable 1,5 mm² H07Z1-K (AS) 750 / 1 kV</text:p>
          </table:table-cell>
          <table:table-cell/>
          <table:table-cell table:style-name="ce25" table:formula="of:=INDEX([$'preus unitaris'.$D$1:.$G$114];MATCH([.B180];[$'preus unitaris'.$D$1:.$D$114];0);4)" office:value-type="float" office:value="0.54" calcext:value-type="float">
            <text:p>0,54</text:p>
          </table:table-cell>
          <table:table-cell table:formula="of:=[.C180]*[.G180]" office:value-type="float" office:value="2.7" calcext:value-type="float">
            <text:p>2,70</text:p>
          </table:table-cell>
          <table:table-cell table:style-name="ce4"/>
          <table:table-cell table:number-columns-repeated="9"/>
          <table:table-cell table:style-name="ce4" table:number-columns-repeated="16366"/>
        </table:table-row>
        <table:table-row table:style-name="ro2">
          <table:table-cell/>
          <table:table-cell table:style-name="ce43" office:value-type="string" calcext:value-type="string">
            <text:p>TØ20_2221</text:p>
          </table:table-cell>
          <table:table-cell office:value-type="float" office:value="1" calcext:value-type="float">
            <text:p>1,000</text:p>
          </table:table-cell>
          <table:table-cell table:formula="of:=INDEX([$'preus unitaris'.$D$1:.$G$114];MATCH([.B181];[$'preus unitaris'.$D$1:.$D$114];0);2)" office:value-type="string" office:string-value="m" calcext:value-type="string">
            <text:p>m</text:p>
          </table:table-cell>
          <table:table-cell table:formula="of:=INDEX([$'preus unitaris'.$D$1:.$G$114];MATCH([.B181];[$'preus unitaris'.$D$1:.$D$114];0);3)" office:value-type="string" office:string-value="Tub corrugat 2221 de diàmetre 20 mm" calcext:value-type="string">
            <text:p>Tub corrugat 2221 de diàmetre 20 mm</text:p>
          </table:table-cell>
          <table:table-cell/>
          <table:table-cell table:style-name="ce25" table:formula="of:=INDEX([$'preus unitaris'.$D$1:.$G$114];MATCH([.B181];[$'preus unitaris'.$D$1:.$D$114];0);4)" office:value-type="float" office:value="0.81" calcext:value-type="float">
            <text:p>0,81</text:p>
          </table:table-cell>
          <table:table-cell table:formula="of:=[.C181]*[.G181]" office:value-type="float" office:value="0.81" calcext:value-type="float">
            <text:p>0,81</text:p>
          </table:table-cell>
          <table:table-cell table:style-name="ce4"/>
          <table:table-cell table:number-columns-repeated="9"/>
          <table:table-cell table:style-name="ce4" table:number-columns-repeated="16366"/>
        </table:table-row>
        <table:table-row table:style-name="ro2">
          <table:table-cell/>
          <table:table-cell table:style-name="ce9" office:value-type="string" calcext:value-type="string">
            <text:p>MO_ELEC_P</text:p>
          </table:table-cell>
          <table:table-cell office:value-type="float" office:value="0.5" calcext:value-type="float">
            <text:p>0,500</text:p>
          </table:table-cell>
          <table:table-cell table:formula="of:=INDEX([$'preus unitaris'.$D$1:.$G$114];MATCH([.B182];[$'preus unitaris'.$D$1:.$D$114];0);2)" office:value-type="string" office:string-value="h" calcext:value-type="string">
            <text:p>h</text:p>
          </table:table-cell>
          <table:table-cell table:formula="of:=INDEX([$'preus unitaris'.$D$1:.$G$114];MATCH([.B182];[$'preus unitaris'.$D$1:.$D$114];0);3)" office:value-type="string" office:string-value="Peó electricista" calcext:value-type="string">
            <text:p>Peó electricista</text:p>
          </table:table-cell>
          <table:table-cell/>
          <table:table-cell table:style-name="ce25" table:formula="of:=INDEX([$'preus unitaris'.$D$1:.$G$114];MATCH([.B182];[$'preus unitaris'.$D$1:.$D$114];0);4)" office:value-type="float" office:value="20" calcext:value-type="float">
            <text:p>20,00</text:p>
          </table:table-cell>
          <table:table-cell table:formula="of:=[.C182]*[.G182]" office:value-type="float" office:value="10" calcext:value-type="float">
            <text:p>10,00</text:p>
          </table:table-cell>
          <table:table-cell table:style-name="ce4"/>
          <table:table-cell table:number-columns-repeated="9"/>
          <table:table-cell table:style-name="ce4" table:number-columns-repeated="16366"/>
        </table:table-row>
        <table:table-row table:style-name="ro2">
          <table:table-cell/>
          <table:table-cell table:style-name="ce9" office:value-type="string" calcext:value-type="string">
            <text:p>MO_ELEC_1</text:p>
          </table:table-cell>
          <table:table-cell office:value-type="float" office:value="0.5" calcext:value-type="float">
            <text:p>0,500</text:p>
          </table:table-cell>
          <table:table-cell table:formula="of:=INDEX([$'preus unitaris'.$D$1:.$G$114];MATCH([.B183];[$'preus unitaris'.$D$1:.$D$114];0);2)" office:value-type="string" office:string-value="h" calcext:value-type="string">
            <text:p>h</text:p>
          </table:table-cell>
          <table:table-cell table:formula="of:=INDEX([$'preus unitaris'.$D$1:.$G$114];MATCH([.B183];[$'preus unitaris'.$D$1:.$D$114];0);3)" office:value-type="string" office:string-value="Oficial 1a electricista" calcext:value-type="string">
            <text:p>Oficial 1a electricista</text:p>
          </table:table-cell>
          <table:table-cell table:style-name="ce89"/>
          <table:table-cell table:style-name="ce25" table:formula="of:=INDEX([$'preus unitaris'.$D$1:.$G$114];MATCH([.B183];[$'preus unitaris'.$D$1:.$D$114];0);4)" office:value-type="float" office:value="25" calcext:value-type="float">
            <text:p>25,00</text:p>
          </table:table-cell>
          <table:table-cell table:formula="of:=[.C183]*[.G183]" office:value-type="float" office:value="12.5" calcext:value-type="float">
            <text:p>12,50</text:p>
          </table:table-cell>
          <table:table-cell table:style-name="ce4"/>
          <table:table-cell table:number-columns-repeated="9"/>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184];[$'preus unitaris'.$D$1:.$D$114];0);2)" office:value-type="string" office:string-value="%" calcext:value-type="string">
            <text:p>%</text:p>
          </table:table-cell>
          <table:table-cell table:formula="of:=INDEX([$'preus unitaris'.$D$1:.$G$114];MATCH([.B184];[$'preus unitaris'.$D$1:.$D$114];0);3)" office:value-type="string" office:string-value="Mitjans auxiliars" calcext:value-type="string">
            <text:p>Mitjans auxiliars</text:p>
          </table:table-cell>
          <table:table-cell/>
          <table:table-cell table:formula="of:=SUM([.H180:.H183])" office:value-type="float" office:value="26.01" calcext:value-type="float">
            <text:p>26,01</text:p>
          </table:table-cell>
          <table:table-cell table:style-name="ce110" table:formula="of:=[.C184]/100*[.G184]" office:value-type="float" office:value="0.5202" calcext:value-type="float">
            <text:p>0,52</text:p>
          </table:table-cell>
          <table:table-cell table:style-name="ce121"/>
          <table:table-cell table:number-columns-repeated="9"/>
          <table:table-cell table:style-name="ce4" table:number-columns-repeated="16366"/>
        </table:table-row>
        <table:table-row table:style-name="ro2">
          <table:table-cell/>
          <table:table-cell table:style-name="ce10"/>
          <table:table-cell table:number-columns-repeated="2"/>
          <table:table-cell table:style-name="ce15"/>
          <table:table-cell table:number-columns-repeated="2"/>
          <table:table-cell table:style-name="ce113"/>
          <table:table-cell table:style-name="ce122"/>
          <table:table-cell table:number-columns-repeated="9"/>
          <table:table-cell table:style-name="ce4" table:number-columns-repeated="16366"/>
        </table:table-row>
        <table:table-row table:style-name="ro2">
          <table:table-cell/>
          <table:table-cell table:style-name="ce49"/>
          <table:table-cell table:style-name="ce4"/>
          <table:table-cell table:number-columns-repeated="2"/>
          <table:table-cell table:style-name="ce88" office:value-type="string" calcext:value-type="string" table:number-columns-spanned="3" table:number-rows-spanned="1">
            <text:p>TOTAL PARTIDA………………………….…………</text:p>
          </table:table-cell>
          <table:covered-table-cell table:number-columns-repeated="2"/>
          <table:table-cell table:style-name="ce123" table:formula="of:=SUM([.H180:.H184])" office:value-type="float" office:value="26.5302" calcext:value-type="float">
            <text:p>26,53</text:p>
          </table:table-cell>
          <table:table-cell table:number-columns-repeated="9"/>
          <table:table-cell table:style-name="ce4" table:number-columns-repeated="16366"/>
        </table:table-row>
        <table:table-row table:style-name="ro2">
          <table:table-cell/>
          <table:table-cell table:style-name="ce49"/>
          <table:table-cell table:number-columns-repeated="3"/>
          <table:table-cell table:style-name="ce37" table:number-columns-repeated="3"/>
          <table:table-cell table:style-name="ce123"/>
          <table:table-cell table:number-columns-repeated="9"/>
          <table:table-cell table:style-name="ce4" table:number-columns-repeated="16366"/>
        </table:table-row>
        <table:table-row table:style-name="ro2">
          <table:table-cell/>
          <table:table-cell table:style-name="ce45" office:value-type="string" calcext:value-type="string">
            <text:p>2.2.2</text:p>
          </table:table-cell>
          <table:table-cell table:style-name="ce37"/>
          <table:table-cell table:style-name="ce37" office:value-type="string" calcext:value-type="string">
            <text:p>m</text:p>
          </table:table-cell>
          <table:table-cell table:style-name="ce37" office:value-type="string" calcext:value-type="string">
            <text:p>Cablejat 2x2,5 + 2,5 mm² </text:p>
          </table:table-cell>
          <table:table-cell table:style-name="ce37" table:number-columns-repeated="3"/>
          <table:table-cell table:style-name="ce4"/>
          <table:table-cell table:number-columns-repeated="9"/>
          <table:table-cell table:style-name="ce4" table:number-columns-repeated="16366"/>
        </table:table-row>
        <table:table-row table:style-name="ro3">
          <table:table-cell/>
          <table:table-cell table:style-name="ce49"/>
          <table:table-cell table:style-name="ce4"/>
          <table:table-cell/>
          <table:table-cell table:style-name="ce21" office:value-type="string" calcext:value-type="string" table:number-columns-spanned="4" table:number-rows-spanned="1">
            <text:p>Instal·lació d'un metre de cablejat H07Z1-K 2,5 mm² unipolar, blau, negre, verd-groc de la marca Prysmian encastat dins de tub forroplas de 20 de diàmetre 2221. Instal·lació i estesa de cables i la seva connexió des del quadre general fins a les caixes de derivació.</text:p>
          </table:table-cell>
          <table:covered-table-cell/>
          <table:covered-table-cell table:number-columns-repeated="2" table:style-name="ce4"/>
          <table:table-cell table:style-name="ce4"/>
          <table:table-cell table:number-columns-repeated="9"/>
          <table:table-cell table:style-name="ce4" table:number-columns-repeated="16366"/>
        </table:table-row>
        <table:table-row table:style-name="ro2">
          <table:table-cell/>
          <table:table-cell table:style-name="ce9" office:value-type="string" calcext:value-type="string">
            <text:p>H07Z1-K_2_5</text:p>
          </table:table-cell>
          <table:table-cell office:value-type="float" office:value="5" calcext:value-type="float">
            <text:p>5,000</text:p>
          </table:table-cell>
          <table:table-cell table:formula="of:=INDEX([$'preus unitaris'.$D$1:.$G$114];MATCH([.B190];[$'preus unitaris'.$D$1:.$D$114];0);2)" office:value-type="string" office:string-value="m" calcext:value-type="string">
            <text:p>m</text:p>
          </table:table-cell>
          <table:table-cell table:formula="of:=INDEX([$'preus unitaris'.$D$1:.$G$114];MATCH([.B190];[$'preus unitaris'.$D$1:.$D$114];0);3)" office:value-type="string" office:string-value="Cable 2,5 mm² H07Z1-K (AS) 750 / 1 kV" calcext:value-type="string">
            <text:p>Cable 2,5 mm² H07Z1-K (AS) 750 / 1 kV</text:p>
          </table:table-cell>
          <table:table-cell/>
          <table:table-cell table:style-name="ce25" table:formula="of:=INDEX([$'preus unitaris'.$D$1:.$G$114];MATCH([.B190];[$'preus unitaris'.$D$1:.$D$114];0);4)" office:value-type="float" office:value="0.88" calcext:value-type="float">
            <text:p>0,88</text:p>
          </table:table-cell>
          <table:table-cell table:formula="of:=[.C190]*[.G190]" office:value-type="float" office:value="4.4" calcext:value-type="float">
            <text:p>4,40</text:p>
          </table:table-cell>
          <table:table-cell table:style-name="ce4"/>
          <table:table-cell table:number-columns-repeated="9"/>
          <table:table-cell table:style-name="ce4" table:number-columns-repeated="16366"/>
        </table:table-row>
        <table:table-row table:style-name="ro2">
          <table:table-cell/>
          <table:table-cell table:style-name="ce43" office:value-type="string" calcext:value-type="string">
            <text:p>TØ20_2221</text:p>
          </table:table-cell>
          <table:table-cell office:value-type="float" office:value="1" calcext:value-type="float">
            <text:p>1,000</text:p>
          </table:table-cell>
          <table:table-cell table:formula="of:=INDEX([$'preus unitaris'.$D$1:.$G$114];MATCH([.B191];[$'preus unitaris'.$D$1:.$D$114];0);2)" office:value-type="string" office:string-value="m" calcext:value-type="string">
            <text:p>m</text:p>
          </table:table-cell>
          <table:table-cell table:formula="of:=INDEX([$'preus unitaris'.$D$1:.$G$114];MATCH([.B191];[$'preus unitaris'.$D$1:.$D$114];0);3)" office:value-type="string" office:string-value="Tub corrugat 2221 de diàmetre 20 mm" calcext:value-type="string">
            <text:p>Tub corrugat 2221 de diàmetre 20 mm</text:p>
          </table:table-cell>
          <table:table-cell/>
          <table:table-cell table:style-name="ce25" table:formula="of:=INDEX([$'preus unitaris'.$D$1:.$G$114];MATCH([.B191];[$'preus unitaris'.$D$1:.$D$114];0);4)" office:value-type="float" office:value="0.81" calcext:value-type="float">
            <text:p>0,81</text:p>
          </table:table-cell>
          <table:table-cell table:formula="of:=[.C191]*[.G191]" office:value-type="float" office:value="0.81" calcext:value-type="float">
            <text:p>0,81</text:p>
          </table:table-cell>
          <table:table-cell table:style-name="ce4"/>
          <table:table-cell table:number-columns-repeated="9"/>
          <table:table-cell table:style-name="ce4" table:number-columns-repeated="16366"/>
        </table:table-row>
        <table:table-row table:style-name="ro2">
          <table:table-cell/>
          <table:table-cell table:style-name="ce9" office:value-type="string" calcext:value-type="string">
            <text:p>MO_ELEC_P</text:p>
          </table:table-cell>
          <table:table-cell office:value-type="float" office:value="0.5" calcext:value-type="float">
            <text:p>0,500</text:p>
          </table:table-cell>
          <table:table-cell table:formula="of:=INDEX([$'preus unitaris'.$D$1:.$G$114];MATCH([.B192];[$'preus unitaris'.$D$1:.$D$114];0);2)" office:value-type="string" office:string-value="h" calcext:value-type="string">
            <text:p>h</text:p>
          </table:table-cell>
          <table:table-cell table:formula="of:=INDEX([$'preus unitaris'.$D$1:.$G$114];MATCH([.B192];[$'preus unitaris'.$D$1:.$D$114];0);3)" office:value-type="string" office:string-value="Peó electricista" calcext:value-type="string">
            <text:p>Peó electricista</text:p>
          </table:table-cell>
          <table:table-cell/>
          <table:table-cell table:style-name="ce25" table:formula="of:=INDEX([$'preus unitaris'.$D$1:.$G$114];MATCH([.B192];[$'preus unitaris'.$D$1:.$D$114];0);4)" office:value-type="float" office:value="20" calcext:value-type="float">
            <text:p>20,00</text:p>
          </table:table-cell>
          <table:table-cell table:formula="of:=[.C192]*[.G192]" office:value-type="float" office:value="10" calcext:value-type="float">
            <text:p>10,00</text:p>
          </table:table-cell>
          <table:table-cell table:style-name="ce4"/>
          <table:table-cell table:number-columns-repeated="9"/>
          <table:table-cell table:style-name="ce4" table:number-columns-repeated="16366"/>
        </table:table-row>
        <table:table-row table:style-name="ro2">
          <table:table-cell/>
          <table:table-cell table:style-name="ce9" office:value-type="string" calcext:value-type="string">
            <text:p>MO_ELEC_1</text:p>
          </table:table-cell>
          <table:table-cell office:value-type="float" office:value="0.5" calcext:value-type="float">
            <text:p>0,500</text:p>
          </table:table-cell>
          <table:table-cell table:formula="of:=INDEX([$'preus unitaris'.$D$1:.$G$114];MATCH([.B193];[$'preus unitaris'.$D$1:.$D$114];0);2)" office:value-type="string" office:string-value="h" calcext:value-type="string">
            <text:p>h</text:p>
          </table:table-cell>
          <table:table-cell table:formula="of:=INDEX([$'preus unitaris'.$D$1:.$G$114];MATCH([.B193];[$'preus unitaris'.$D$1:.$D$114];0);3)" office:value-type="string" office:string-value="Oficial 1a electricista" calcext:value-type="string">
            <text:p>Oficial 1a electricista</text:p>
          </table:table-cell>
          <table:table-cell table:style-name="ce89"/>
          <table:table-cell table:style-name="ce25" table:formula="of:=INDEX([$'preus unitaris'.$D$1:.$G$114];MATCH([.B193];[$'preus unitaris'.$D$1:.$D$114];0);4)" office:value-type="float" office:value="25" calcext:value-type="float">
            <text:p>25,00</text:p>
          </table:table-cell>
          <table:table-cell table:formula="of:=[.C193]*[.G193]" office:value-type="float" office:value="12.5" calcext:value-type="float">
            <text:p>12,50</text:p>
          </table:table-cell>
          <table:table-cell table:style-name="ce4"/>
          <table:table-cell table:number-columns-repeated="9"/>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194];[$'preus unitaris'.$D$1:.$D$114];0);2)" office:value-type="string" office:string-value="%" calcext:value-type="string">
            <text:p>%</text:p>
          </table:table-cell>
          <table:table-cell table:formula="of:=INDEX([$'preus unitaris'.$D$1:.$G$114];MATCH([.B194];[$'preus unitaris'.$D$1:.$D$114];0);3)" office:value-type="string" office:string-value="Mitjans auxiliars" calcext:value-type="string">
            <text:p>Mitjans auxiliars</text:p>
          </table:table-cell>
          <table:table-cell/>
          <table:table-cell table:formula="of:=SUM([.H190:.H193])" office:value-type="float" office:value="27.71" calcext:value-type="float">
            <text:p>27,71</text:p>
          </table:table-cell>
          <table:table-cell table:style-name="ce110" table:formula="of:=[.C194]/100*[.G194]" office:value-type="float" office:value="0.5542" calcext:value-type="float">
            <text:p>0,55</text:p>
          </table:table-cell>
          <table:table-cell table:style-name="ce121"/>
          <table:table-cell table:number-columns-repeated="9"/>
          <table:table-cell table:style-name="ce4" table:number-columns-repeated="16366"/>
        </table:table-row>
        <table:table-row table:style-name="ro2">
          <table:table-cell/>
          <table:table-cell table:style-name="ce10"/>
          <table:table-cell table:number-columns-repeated="2"/>
          <table:table-cell table:style-name="ce15"/>
          <table:table-cell table:number-columns-repeated="2"/>
          <table:table-cell table:style-name="ce113"/>
          <table:table-cell table:style-name="ce122"/>
          <table:table-cell table:number-columns-repeated="9"/>
          <table:table-cell table:style-name="ce4" table:number-columns-repeated="16366"/>
        </table:table-row>
        <table:table-row table:style-name="ro2">
          <table:table-cell/>
          <table:table-cell table:style-name="ce49"/>
          <table:table-cell table:style-name="ce4"/>
          <table:table-cell table:number-columns-repeated="2"/>
          <table:table-cell table:style-name="ce88" office:value-type="string" calcext:value-type="string" table:number-columns-spanned="3" table:number-rows-spanned="1">
            <text:p>TOTAL PARTIDA………………………….…………</text:p>
          </table:table-cell>
          <table:covered-table-cell table:number-columns-repeated="2"/>
          <table:table-cell table:style-name="ce123" table:formula="of:=SUM([.H190:.H194])" office:value-type="float" office:value="28.2642" calcext:value-type="float">
            <text:p>28,26</text:p>
          </table:table-cell>
          <table:table-cell table:number-columns-repeated="9"/>
          <table:table-cell table:style-name="ce4" table:number-columns-repeated="16366"/>
        </table:table-row>
        <table:table-row table:style-name="ro2">
          <table:table-cell/>
          <table:table-cell table:style-name="ce49"/>
          <table:table-cell table:style-name="ce4"/>
          <table:table-cell table:number-columns-repeated="3"/>
          <table:table-cell table:style-name="ce4" table:number-columns-repeated="3"/>
          <table:table-cell table:number-columns-repeated="9"/>
          <table:table-cell table:style-name="ce4" table:number-columns-repeated="16366"/>
        </table:table-row>
        <table:table-row table:style-name="ro2">
          <table:table-cell/>
          <table:table-cell table:style-name="ce45" office:value-type="string" calcext:value-type="string">
            <text:p>2.2.3</text:p>
          </table:table-cell>
          <table:table-cell table:style-name="ce37"/>
          <table:table-cell table:style-name="ce37" office:value-type="string" calcext:value-type="string">
            <text:p>m</text:p>
          </table:table-cell>
          <table:table-cell table:style-name="ce37" office:value-type="string" calcext:value-type="string">
            <text:p>Cablejat <text:s/>2x6 + 6 mm² </text:p>
          </table:table-cell>
          <table:table-cell table:style-name="ce37" table:number-columns-repeated="3"/>
          <table:table-cell table:style-name="ce4"/>
          <table:table-cell table:number-columns-repeated="9"/>
          <table:table-cell table:style-name="ce4" table:number-columns-repeated="16366"/>
        </table:table-row>
        <table:table-row table:style-name="ro3">
          <table:table-cell/>
          <table:table-cell table:style-name="ce49"/>
          <table:table-cell table:style-name="ce4"/>
          <table:table-cell/>
          <table:table-cell table:style-name="ce21" office:value-type="string" calcext:value-type="string" table:number-columns-spanned="4" table:number-rows-spanned="1">
            <text:p>Instal·lació d'un metre de cablejat H07Z1-K 6 mm² unipolar, blau, negre, verd-groc de la marca Prysmian encastat dins de tub forroplas de 25 de diàmetre 2221. Instal·lació i estesa de cables i la seva connexió des del quadre general fins a les caixes de derivació.</text:p>
          </table:table-cell>
          <table:covered-table-cell/>
          <table:covered-table-cell table:number-columns-repeated="2" table:style-name="ce4"/>
          <table:table-cell table:style-name="ce4"/>
          <table:table-cell table:number-columns-repeated="9"/>
          <table:table-cell table:style-name="ce4" table:number-columns-repeated="16366"/>
        </table:table-row>
        <table:table-row table:style-name="ro2">
          <table:table-cell/>
          <table:table-cell table:style-name="ce9" office:value-type="string" calcext:value-type="string">
            <text:p>H07Z1-K_6</text:p>
          </table:table-cell>
          <table:table-cell office:value-type="float" office:value="3" calcext:value-type="float">
            <text:p>3,000</text:p>
          </table:table-cell>
          <table:table-cell table:formula="of:=INDEX([$'preus unitaris'.$D$1:.$G$114];MATCH([.B200];[$'preus unitaris'.$D$1:.$D$114];0);2)" office:value-type="string" office:string-value="m" calcext:value-type="string">
            <text:p>m</text:p>
          </table:table-cell>
          <table:table-cell table:formula="of:=INDEX([$'preus unitaris'.$D$1:.$G$114];MATCH([.B200];[$'preus unitaris'.$D$1:.$D$114];0);3)" office:value-type="string" office:string-value="Cable 6 mm² H07ZK1" calcext:value-type="string">
            <text:p>Cable 6 mm² H07ZK1</text:p>
          </table:table-cell>
          <table:table-cell/>
          <table:table-cell table:style-name="ce25" table:formula="of:=INDEX([$'preus unitaris'.$D$1:.$G$114];MATCH([.B200];[$'preus unitaris'.$D$1:.$D$114];0);4)" office:value-type="float" office:value="2.06" calcext:value-type="float">
            <text:p>2,06</text:p>
          </table:table-cell>
          <table:table-cell table:formula="of:=[.C200]*[.G200]" office:value-type="float" office:value="6.18" calcext:value-type="float">
            <text:p>6,18</text:p>
          </table:table-cell>
          <table:table-cell table:style-name="ce4"/>
          <table:table-cell table:number-columns-repeated="9"/>
          <table:table-cell table:style-name="ce4" table:number-columns-repeated="16366"/>
        </table:table-row>
        <table:table-row table:style-name="ro2">
          <table:table-cell/>
          <table:table-cell table:style-name="ce43" office:value-type="string" calcext:value-type="string">
            <text:p>TØ20_2221</text:p>
          </table:table-cell>
          <table:table-cell office:value-type="float" office:value="1" calcext:value-type="float">
            <text:p>1,000</text:p>
          </table:table-cell>
          <table:table-cell table:formula="of:=INDEX([$'preus unitaris'.$D$1:.$G$114];MATCH([.B201];[$'preus unitaris'.$D$1:.$D$114];0);2)" office:value-type="string" office:string-value="m" calcext:value-type="string">
            <text:p>m</text:p>
          </table:table-cell>
          <table:table-cell table:formula="of:=INDEX([$'preus unitaris'.$D$1:.$G$114];MATCH([.B201];[$'preus unitaris'.$D$1:.$D$114];0);3)" office:value-type="string" office:string-value="Tub corrugat 2221 de diàmetre 20 mm" calcext:value-type="string">
            <text:p>Tub corrugat 2221 de diàmetre 20 mm</text:p>
          </table:table-cell>
          <table:table-cell/>
          <table:table-cell table:style-name="ce25" table:formula="of:=INDEX([$'preus unitaris'.$D$1:.$G$114];MATCH([.B201];[$'preus unitaris'.$D$1:.$D$114];0);4)" office:value-type="float" office:value="0.81" calcext:value-type="float">
            <text:p>0,81</text:p>
          </table:table-cell>
          <table:table-cell table:formula="of:=[.C201]*[.G201]" office:value-type="float" office:value="0.81" calcext:value-type="float">
            <text:p>0,81</text:p>
          </table:table-cell>
          <table:table-cell table:style-name="ce4"/>
          <table:table-cell table:number-columns-repeated="9"/>
          <table:table-cell table:style-name="ce4" table:number-columns-repeated="16366"/>
        </table:table-row>
        <table:table-row table:style-name="ro2">
          <table:table-cell/>
          <table:table-cell table:style-name="ce9" office:value-type="string" calcext:value-type="string">
            <text:p>MO_ELEC_P</text:p>
          </table:table-cell>
          <table:table-cell office:value-type="float" office:value="0.5" calcext:value-type="float">
            <text:p>0,500</text:p>
          </table:table-cell>
          <table:table-cell table:formula="of:=INDEX([$'preus unitaris'.$D$1:.$G$114];MATCH([.B202];[$'preus unitaris'.$D$1:.$D$114];0);2)" office:value-type="string" office:string-value="h" calcext:value-type="string">
            <text:p>h</text:p>
          </table:table-cell>
          <table:table-cell table:formula="of:=INDEX([$'preus unitaris'.$D$1:.$G$114];MATCH([.B202];[$'preus unitaris'.$D$1:.$D$114];0);3)" office:value-type="string" office:string-value="Peó electricista" calcext:value-type="string">
            <text:p>Peó electricista</text:p>
          </table:table-cell>
          <table:table-cell/>
          <table:table-cell table:style-name="ce25" table:formula="of:=INDEX([$'preus unitaris'.$D$1:.$G$114];MATCH([.B202];[$'preus unitaris'.$D$1:.$D$114];0);4)" office:value-type="float" office:value="20" calcext:value-type="float">
            <text:p>20,00</text:p>
          </table:table-cell>
          <table:table-cell table:formula="of:=[.C202]*[.G202]" office:value-type="float" office:value="10" calcext:value-type="float">
            <text:p>10,00</text:p>
          </table:table-cell>
          <table:table-cell table:style-name="ce4"/>
          <table:table-cell table:number-columns-repeated="9"/>
          <table:table-cell table:style-name="ce4" table:number-columns-repeated="16366"/>
        </table:table-row>
        <table:table-row table:style-name="ro2">
          <table:table-cell/>
          <table:table-cell table:style-name="ce9" office:value-type="string" calcext:value-type="string">
            <text:p>MO_ELEC_1</text:p>
          </table:table-cell>
          <table:table-cell office:value-type="float" office:value="0.5" calcext:value-type="float">
            <text:p>0,500</text:p>
          </table:table-cell>
          <table:table-cell table:formula="of:=INDEX([$'preus unitaris'.$D$1:.$G$114];MATCH([.B203];[$'preus unitaris'.$D$1:.$D$114];0);2)" office:value-type="string" office:string-value="h" calcext:value-type="string">
            <text:p>h</text:p>
          </table:table-cell>
          <table:table-cell table:formula="of:=INDEX([$'preus unitaris'.$D$1:.$G$114];MATCH([.B203];[$'preus unitaris'.$D$1:.$D$114];0);3)" office:value-type="string" office:string-value="Oficial 1a electricista" calcext:value-type="string">
            <text:p>Oficial 1a electricista</text:p>
          </table:table-cell>
          <table:table-cell table:style-name="ce89"/>
          <table:table-cell table:style-name="ce25" table:formula="of:=INDEX([$'preus unitaris'.$D$1:.$G$114];MATCH([.B203];[$'preus unitaris'.$D$1:.$D$114];0);4)" office:value-type="float" office:value="25" calcext:value-type="float">
            <text:p>25,00</text:p>
          </table:table-cell>
          <table:table-cell table:formula="of:=[.C203]*[.G203]" office:value-type="float" office:value="12.5" calcext:value-type="float">
            <text:p>12,50</text:p>
          </table:table-cell>
          <table:table-cell table:style-name="ce4"/>
          <table:table-cell table:number-columns-repeated="9"/>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204];[$'preus unitaris'.$D$1:.$D$114];0);2)" office:value-type="string" office:string-value="%" calcext:value-type="string">
            <text:p>%</text:p>
          </table:table-cell>
          <table:table-cell table:formula="of:=INDEX([$'preus unitaris'.$D$1:.$G$114];MATCH([.B204];[$'preus unitaris'.$D$1:.$D$114];0);3)" office:value-type="string" office:string-value="Mitjans auxiliars" calcext:value-type="string">
            <text:p>Mitjans auxiliars</text:p>
          </table:table-cell>
          <table:table-cell/>
          <table:table-cell table:formula="of:=SUM([.H200:.H203])" office:value-type="float" office:value="29.49" calcext:value-type="float">
            <text:p>29,49</text:p>
          </table:table-cell>
          <table:table-cell table:style-name="ce110" table:formula="of:=[.C204]/100*[.G204]" office:value-type="float" office:value="0.5898" calcext:value-type="float">
            <text:p>0,59</text:p>
          </table:table-cell>
          <table:table-cell table:style-name="ce121"/>
          <table:table-cell table:number-columns-repeated="9"/>
          <table:table-cell table:style-name="ce4" table:number-columns-repeated="16366"/>
        </table:table-row>
        <table:table-row table:style-name="ro2">
          <table:table-cell/>
          <table:table-cell table:style-name="ce10"/>
          <table:table-cell table:number-columns-repeated="2"/>
          <table:table-cell table:style-name="ce15"/>
          <table:table-cell table:number-columns-repeated="2"/>
          <table:table-cell table:style-name="ce113"/>
          <table:table-cell table:style-name="ce122"/>
          <table:table-cell table:number-columns-repeated="9"/>
          <table:table-cell table:style-name="ce4" table:number-columns-repeated="16366"/>
        </table:table-row>
        <table:table-row table:style-name="ro2">
          <table:table-cell/>
          <table:table-cell table:style-name="ce49"/>
          <table:table-cell table:style-name="ce4"/>
          <table:table-cell table:number-columns-repeated="2"/>
          <table:table-cell table:style-name="ce88" office:value-type="string" calcext:value-type="string" table:number-columns-spanned="3" table:number-rows-spanned="1">
            <text:p>TOTAL PARTIDA………………………….…………</text:p>
          </table:table-cell>
          <table:covered-table-cell table:number-columns-repeated="2"/>
          <table:table-cell table:style-name="ce123" table:formula="of:=SUM([.H200:.H204])" office:value-type="float" office:value="30.0798" calcext:value-type="float">
            <text:p>30,08</text:p>
          </table:table-cell>
          <table:table-cell table:number-columns-repeated="9"/>
          <table:table-cell table:style-name="ce4" table:number-columns-repeated="16366"/>
        </table:table-row>
        <table:table-row table:style-name="ro2">
          <table:table-cell/>
          <table:table-cell table:style-name="ce49"/>
          <table:table-cell table:style-name="ce4"/>
          <table:table-cell table:number-columns-repeated="2"/>
          <table:table-cell table:style-name="ce37" table:number-columns-repeated="3"/>
          <table:table-cell table:style-name="ce123"/>
          <table:table-cell table:number-columns-repeated="9"/>
          <table:table-cell table:style-name="ce4" table:number-columns-repeated="16366"/>
        </table:table-row>
        <table:table-row table:style-name="ro2">
          <table:table-cell/>
          <table:table-cell table:style-name="ce45" office:value-type="string" calcext:value-type="string">
            <text:p>2.2.5</text:p>
          </table:table-cell>
          <table:table-cell table:style-name="ce60"/>
          <table:table-cell table:style-name="ce37" office:value-type="string" calcext:value-type="string">
            <text:p>ud</text:p>
          </table:table-cell>
          <table:table-cell table:style-name="ce37" office:value-type="string" calcext:value-type="string">
            <text:p>Caixa de derivació empotrada 250x250x60</text:p>
          </table:table-cell>
          <table:table-cell table:style-name="ce37" table:number-columns-repeated="3"/>
          <table:table-cell table:style-name="ce4"/>
          <table:table-cell table:number-columns-repeated="9"/>
          <table:table-cell table:style-name="ce4" table:number-columns-repeated="16366"/>
        </table:table-row>
        <table:table-row table:style-name="ro10">
          <table:table-cell/>
          <table:table-cell table:style-name="ce49"/>
          <table:table-cell table:number-columns-repeated="2"/>
          <table:table-cell table:style-name="ce21" office:value-type="string" calcext:value-type="string" table:number-columns-spanned="4" table:number-rows-spanned="1">
            <text:p>Caixa de derivació cega, rectangular, de 250x250x60 mm, amb 20 entrades foradades i tapa de registre amb garres metàl·liques. Instal·lació encastada. Incloent regletes de connexió.</text:p>
          </table:table-cell>
          <table:covered-table-cell/>
          <table:covered-table-cell table:number-columns-repeated="2" table:style-name="ce4"/>
          <table:table-cell table:style-name="ce4"/>
          <table:table-cell table:number-columns-repeated="9"/>
          <table:table-cell table:style-name="ce4" table:number-columns-repeated="16366"/>
        </table:table-row>
        <table:table-row table:style-name="ro2">
          <table:table-cell/>
          <table:table-cell table:style-name="ce49" office:value-type="string" calcext:value-type="string">
            <text:p>CENC</text:p>
          </table:table-cell>
          <table:table-cell office:value-type="float" office:value="1" calcext:value-type="float">
            <text:p>1,000</text:p>
          </table:table-cell>
          <table:table-cell table:formula="of:=INDEX([$'preus unitaris'.$D$1:.$G$114];MATCH([.B210];[$'preus unitaris'.$D$1:.$D$114];0);2)" office:value-type="string" office:string-value="ud" calcext:value-type="string">
            <text:p>ud</text:p>
          </table:table-cell>
          <table:table-cell table:formula="of:=INDEX([$'preus unitaris'.$D$1:.$G$114];MATCH([.B210];[$'preus unitaris'.$D$1:.$D$114];0);3)" office:value-type="string" office:string-value="Caixa per a encastrar" calcext:value-type="string">
            <text:p>Caixa per a encastrar</text:p>
          </table:table-cell>
          <table:table-cell/>
          <table:table-cell table:style-name="ce25" table:formula="of:=INDEX([$'preus unitaris'.$D$1:.$G$114];MATCH([.B210];[$'preus unitaris'.$D$1:.$D$114];0);4)" office:value-type="float" office:value="5.78" calcext:value-type="float">
            <text:p>5,78</text:p>
          </table:table-cell>
          <table:table-cell table:formula="of:=[.C210]*[.G210]" office:value-type="float" office:value="5.78" calcext:value-type="float">
            <text:p>5,78</text:p>
          </table:table-cell>
          <table:table-cell table:style-name="ce4"/>
          <table:table-cell table:number-columns-repeated="9"/>
          <table:table-cell table:style-name="ce4" table:number-columns-repeated="16366"/>
        </table:table-row>
        <table:table-row table:style-name="ro2">
          <table:table-cell/>
          <table:table-cell table:style-name="ce49" office:value-type="string" calcext:value-type="string">
            <text:p>REGL</text:p>
          </table:table-cell>
          <table:table-cell office:value-type="float" office:value="20" calcext:value-type="float">
            <text:p>20,000</text:p>
          </table:table-cell>
          <table:table-cell table:formula="of:=INDEX([$'preus unitaris'.$D$1:.$G$114];MATCH([.B211];[$'preus unitaris'.$D$1:.$D$114];0);2)" office:value-type="string" office:string-value="ud" calcext:value-type="string">
            <text:p>ud</text:p>
          </table:table-cell>
          <table:table-cell table:formula="of:=INDEX([$'preus unitaris'.$D$1:.$G$114];MATCH([.B211];[$'preus unitaris'.$D$1:.$D$114];0);3)" office:value-type="string" office:string-value="Regletes de connexió" calcext:value-type="string">
            <text:p>Regletes de connexió</text:p>
          </table:table-cell>
          <table:table-cell/>
          <table:table-cell table:style-name="ce25" table:formula="of:=INDEX([$'preus unitaris'.$D$1:.$G$114];MATCH([.B211];[$'preus unitaris'.$D$1:.$D$114];0);4)" office:value-type="float" office:value="0.3" calcext:value-type="float">
            <text:p>0,30</text:p>
          </table:table-cell>
          <table:table-cell table:formula="of:=[.C211]*[.G211]" office:value-type="float" office:value="6" calcext:value-type="float">
            <text:p>6,00</text:p>
          </table:table-cell>
          <table:table-cell table:style-name="Default"/>
          <table:table-cell table:number-columns-repeated="9"/>
          <table:table-cell table:style-name="ce4" table:number-columns-repeated="16366"/>
        </table:table-row>
        <table:table-row table:style-name="ro2">
          <table:table-cell/>
          <table:table-cell table:style-name="ce9" office:value-type="string" calcext:value-type="string">
            <text:p>MO_ELEC_1</text:p>
          </table:table-cell>
          <table:table-cell office:value-type="float" office:value="0.1" calcext:value-type="float">
            <text:p>0,100</text:p>
          </table:table-cell>
          <table:table-cell table:formula="of:=INDEX([$'preus unitaris'.$D$1:.$G$114];MATCH([.B212];[$'preus unitaris'.$D$1:.$D$114];0);2)" office:value-type="string" office:string-value="h" calcext:value-type="string">
            <text:p>h</text:p>
          </table:table-cell>
          <table:table-cell table:formula="of:=INDEX([$'preus unitaris'.$D$1:.$G$114];MATCH([.B212];[$'preus unitaris'.$D$1:.$D$114];0);3)" office:value-type="string" office:string-value="Oficial 1a electricista" calcext:value-type="string">
            <text:p>Oficial 1a electricista</text:p>
          </table:table-cell>
          <table:table-cell table:style-name="ce89"/>
          <table:table-cell table:style-name="ce25" table:formula="of:=INDEX([$'preus unitaris'.$D$1:.$G$114];MATCH([.B212];[$'preus unitaris'.$D$1:.$D$114];0);4)" office:value-type="float" office:value="25" calcext:value-type="float">
            <text:p>25,00</text:p>
          </table:table-cell>
          <table:table-cell table:formula="of:=[.C212]*[.G212]" office:value-type="float" office:value="2.5" calcext:value-type="float">
            <text:p>2,50</text:p>
          </table:table-cell>
          <table:table-cell table:style-name="ce4"/>
          <table:table-cell table:number-columns-repeated="9"/>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213];[$'preus unitaris'.$D$1:.$D$114];0);2)" office:value-type="string" office:string-value="%" calcext:value-type="string">
            <text:p>%</text:p>
          </table:table-cell>
          <table:table-cell table:formula="of:=INDEX([$'preus unitaris'.$D$1:.$G$114];MATCH([.B213];[$'preus unitaris'.$D$1:.$D$114];0);3)" office:value-type="string" office:string-value="Mitjans auxiliars" calcext:value-type="string">
            <text:p>Mitjans auxiliars</text:p>
          </table:table-cell>
          <table:table-cell/>
          <table:table-cell table:formula="of:=SUM([.H208:.H212])" office:value-type="float" office:value="14.28" calcext:value-type="float">
            <text:p>14,28</text:p>
          </table:table-cell>
          <table:table-cell table:style-name="ce110" table:formula="of:=[.C213]/100*[.G213]" office:value-type="float" office:value="0.2856" calcext:value-type="float">
            <text:p>0,29</text:p>
          </table:table-cell>
          <table:table-cell table:style-name="ce4"/>
          <table:table-cell table:number-columns-repeated="9"/>
          <table:table-cell table:style-name="ce4" table:number-columns-repeated="16366"/>
        </table:table-row>
        <table:table-row table:style-name="ro2">
          <table:table-cell/>
          <table:table-cell table:style-name="ce49"/>
          <table:table-cell table:number-columns-repeated="5"/>
          <table:table-cell table:style-name="ce113"/>
          <table:table-cell table:style-name="ce122"/>
          <table:table-cell table:number-columns-repeated="9"/>
          <table:table-cell table:style-name="ce4" table:number-columns-repeated="16366"/>
        </table:table-row>
        <table:table-row table:style-name="ro2">
          <table:table-cell/>
          <table:table-cell table:style-name="ce49"/>
          <table:table-cell table:number-columns-repeated="3"/>
          <table:table-cell table:style-name="ce88" office:value-type="string" calcext:value-type="string" table:number-columns-spanned="3" table:number-rows-spanned="1">
            <text:p>TOTAL PARTIDA………………………….…………</text:p>
          </table:table-cell>
          <table:covered-table-cell table:number-columns-repeated="2"/>
          <table:table-cell table:style-name="ce123" table:formula="of:=SUM([.H210:.H213])" office:value-type="float" office:value="14.5656" calcext:value-type="float">
            <text:p>14,57</text:p>
          </table:table-cell>
          <table:table-cell table:number-columns-repeated="9"/>
          <table:table-cell table:style-name="ce4" table:number-columns-repeated="16366"/>
        </table:table-row>
        <table:table-row table:style-name="ro2">
          <table:table-cell/>
          <table:table-cell table:style-name="Default" table:number-columns-repeated="8"/>
          <table:table-cell table:number-columns-repeated="9"/>
          <table:table-cell table:style-name="ce4" table:number-columns-repeated="16366"/>
        </table:table-row>
        <table:table-row table:style-name="ro2">
          <table:table-cell/>
          <table:table-cell table:style-name="ce41" office:value-type="string" calcext:value-type="string" table:number-columns-spanned="8" table:number-rows-spanned="1">
            <text:p>2.3.0 <text:s/>ILUMINACIÓ</text:p>
          </table:table-cell>
          <table:covered-table-cell table:number-columns-repeated="7"/>
          <table:table-cell table:number-columns-repeated="9"/>
          <table:table-cell table:style-name="ce4" table:number-columns-repeated="16366"/>
        </table:table-row>
        <table:table-row table:style-name="ro2">
          <table:table-cell/>
          <table:table-cell table:style-name="ce45" office:value-type="string" calcext:value-type="string">
            <text:p>2.3.1</text:p>
          </table:table-cell>
          <table:table-cell/>
          <table:table-cell table:style-name="ce37" office:value-type="string" calcext:value-type="string">
            <text:p>ud</text:p>
          </table:table-cell>
          <table:table-cell table:style-name="ce37" office:value-type="string" calcext:value-type="string">
            <text:p>Luz de lectura</text:p>
          </table:table-cell>
          <table:table-cell/>
          <table:table-cell table:style-name="ce4" table:number-columns-repeated="3"/>
          <table:table-cell table:number-columns-repeated="9"/>
          <table:table-cell table:style-name="ce4" table:number-columns-repeated="16366"/>
        </table:table-row>
        <table:table-row table:style-name="ro11">
          <table:table-cell/>
          <table:table-cell table:style-name="ce49"/>
          <table:table-cell table:number-columns-repeated="2"/>
          <table:table-cell table:style-name="ce21" office:value-type="string" calcext:value-type="string" table:number-columns-spanned="4" table:number-rows-spanned="1">
            <text:p>Aplic de paret i ajustable per a lectura, bombeta LED GU10 i potència màxima de 4 W, làmpada de color blanc càlid, vida útil de fins a 25.000 hores, braç de la làmpada mòbil.</text:p>
          </table:table-cell>
          <table:covered-table-cell/>
          <table:covered-table-cell table:number-columns-repeated="2" table:style-name="ce4"/>
          <table:table-cell table:style-name="ce4"/>
          <table:table-cell table:number-columns-repeated="9"/>
          <table:table-cell table:style-name="ce4" table:number-columns-repeated="16366"/>
        </table:table-row>
        <table:table-row table:style-name="ro2">
          <table:table-cell/>
          <table:table-cell table:style-name="ce49" office:value-type="string" calcext:value-type="string">
            <text:p>APL</text:p>
          </table:table-cell>
          <table:table-cell office:value-type="float" office:value="1" calcext:value-type="float">
            <text:p>1,000</text:p>
          </table:table-cell>
          <table:table-cell table:formula="of:=INDEX([$'preus unitaris'.$D$1:.$G$114];MATCH([.B220];[$'preus unitaris'.$D$1:.$D$114];0);2)" office:value-type="string" office:string-value="ud" calcext:value-type="string">
            <text:p>ud</text:p>
          </table:table-cell>
          <table:table-cell table:formula="of:=INDEX([$'preus unitaris'.$D$1:.$G$114];MATCH([.B220];[$'preus unitaris'.$D$1:.$D$114];0);3)" office:value-type="string" office:string-value="Aplic de paret ajustable per a lectura" calcext:value-type="string">
            <text:p>Aplic de paret ajustable per a lectura</text:p>
          </table:table-cell>
          <table:table-cell/>
          <table:table-cell table:style-name="ce25" table:formula="of:=INDEX([$'preus unitaris'.$D$1:.$G$114];MATCH([.B220];[$'preus unitaris'.$D$1:.$D$114];0);4)" office:value-type="float" office:value="32.99" calcext:value-type="float">
            <text:p>32,99</text:p>
          </table:table-cell>
          <table:table-cell table:formula="of:=[.C220]*[.G220]" office:value-type="float" office:value="32.99" calcext:value-type="float">
            <text:p>32,99</text:p>
          </table:table-cell>
          <table:table-cell table:style-name="ce4"/>
          <table:table-cell table:number-columns-repeated="9"/>
          <table:table-cell table:style-name="ce4" table:number-columns-repeated="16366"/>
        </table:table-row>
        <table:table-row table:style-name="ro2">
          <table:table-cell/>
          <table:table-cell table:style-name="ce49" office:value-type="string" calcext:value-type="string">
            <text:p>GU10_4W</text:p>
          </table:table-cell>
          <table:table-cell office:value-type="float" office:value="1" calcext:value-type="float">
            <text:p>1,000</text:p>
          </table:table-cell>
          <table:table-cell table:formula="of:=INDEX([$'preus unitaris'.$D$1:.$G$114];MATCH([.B221];[$'preus unitaris'.$D$1:.$D$114];0);2)" office:value-type="string" office:string-value="ud" calcext:value-type="string">
            <text:p>ud</text:p>
          </table:table-cell>
          <table:table-cell table:formula="of:=INDEX([$'preus unitaris'.$D$1:.$G$114];MATCH([.B221];[$'preus unitaris'.$D$1:.$D$114];0);3)" office:value-type="string" office:string-value="Bombeta GU10 4W" calcext:value-type="string">
            <text:p>Bombeta GU10 4W</text:p>
          </table:table-cell>
          <table:table-cell/>
          <table:table-cell table:style-name="ce25" table:formula="of:=INDEX([$'preus unitaris'.$D$1:.$G$114];MATCH([.B221];[$'preus unitaris'.$D$1:.$D$114];0);4)" office:value-type="float" office:value="3.15" calcext:value-type="float">
            <text:p>3,15</text:p>
          </table:table-cell>
          <table:table-cell table:formula="of:=[.C221]*[.G221]" office:value-type="float" office:value="3.15" calcext:value-type="float">
            <text:p>3,15</text:p>
          </table:table-cell>
          <table:table-cell table:style-name="ce4"/>
          <table:table-cell table:number-columns-repeated="9"/>
          <table:table-cell table:style-name="ce4" table:number-columns-repeated="16366"/>
        </table:table-row>
        <table:table-row table:style-name="ro2">
          <table:table-cell/>
          <table:table-cell table:style-name="ce10" office:value-type="string" calcext:value-type="string">
            <text:p>MO_ELEC_1</text:p>
          </table:table-cell>
          <table:table-cell office:value-type="float" office:value="0.3" calcext:value-type="float">
            <text:p>0,300</text:p>
          </table:table-cell>
          <table:table-cell table:formula="of:=INDEX([$'preus unitaris'.$D$1:.$G$114];MATCH([.B222];[$'preus unitaris'.$D$1:.$D$114];0);2)" office:value-type="string" office:string-value="h" calcext:value-type="string">
            <text:p>h</text:p>
          </table:table-cell>
          <table:table-cell table:formula="of:=INDEX([$'preus unitaris'.$D$1:.$G$114];MATCH([.B222];[$'preus unitaris'.$D$1:.$D$114];0);3)" office:value-type="string" office:string-value="Oficial 1a electricista" calcext:value-type="string">
            <text:p>Oficial 1a electricista</text:p>
          </table:table-cell>
          <table:table-cell/>
          <table:table-cell table:style-name="ce25" table:formula="of:=INDEX([$'preus unitaris'.$D$1:.$G$114];MATCH([.B222];[$'preus unitaris'.$D$1:.$D$114];0);4)" office:value-type="float" office:value="25" calcext:value-type="float">
            <text:p>25,00</text:p>
          </table:table-cell>
          <table:table-cell table:formula="of:=[.C222]*[.G222]" office:value-type="float" office:value="7.5" calcext:value-type="float">
            <text:p>7,50</text:p>
          </table:table-cell>
          <table:table-cell table:style-name="ce4"/>
          <table:table-cell table:number-columns-repeated="9"/>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223];[$'preus unitaris'.$D$1:.$D$114];0);2)" office:value-type="string" office:string-value="%" calcext:value-type="string">
            <text:p>%</text:p>
          </table:table-cell>
          <table:table-cell table:formula="of:=INDEX([$'preus unitaris'.$D$1:.$G$114];MATCH([.B223];[$'preus unitaris'.$D$1:.$D$114];0);3)" office:value-type="string" office:string-value="Mitjans auxiliars" calcext:value-type="string">
            <text:p>Mitjans auxiliars</text:p>
          </table:table-cell>
          <table:table-cell/>
          <table:table-cell table:formula="of:=SUM([.H216:.H222])" office:value-type="float" office:value="43.64" calcext:value-type="float">
            <text:p>43,64</text:p>
          </table:table-cell>
          <table:table-cell table:style-name="ce110" table:formula="of:=[.C223]/100*[.G223]" office:value-type="float" office:value="0.8728" calcext:value-type="float">
            <text:p>0,87</text:p>
          </table:table-cell>
          <table:table-cell table:style-name="ce121"/>
          <table:table-cell table:number-columns-repeated="9"/>
          <table:table-cell table:style-name="ce4" table:number-columns-repeated="16366"/>
        </table:table-row>
        <table:table-row table:style-name="ro2">
          <table:table-cell/>
          <table:table-cell table:style-name="ce10"/>
          <table:table-cell table:number-columns-repeated="5"/>
          <table:table-cell table:style-name="ce113"/>
          <table:table-cell table:style-name="ce122"/>
          <table:table-cell table:number-columns-repeated="9"/>
          <table:table-cell table:style-name="ce4" table:number-columns-repeated="16366"/>
        </table:table-row>
        <table:table-row table:style-name="ro2">
          <table:table-cell/>
          <table:table-cell table:style-name="ce49"/>
          <table:table-cell table:number-columns-repeated="3"/>
          <table:table-cell table:style-name="ce88" office:value-type="string" calcext:value-type="string" table:number-columns-spanned="3" table:number-rows-spanned="1">
            <text:p>TOTAL PARTIDA………………………….…………</text:p>
          </table:table-cell>
          <table:covered-table-cell table:number-columns-repeated="2"/>
          <table:table-cell table:style-name="ce123" table:formula="of:=SUM([.H220:.H223])" office:value-type="float" office:value="44.5128" calcext:value-type="float">
            <text:p>44,51</text:p>
          </table:table-cell>
          <table:table-cell table:number-columns-repeated="9"/>
          <table:table-cell table:style-name="ce4" table:number-columns-repeated="16366"/>
        </table:table-row>
        <table:table-row table:style-name="ro2">
          <table:table-cell/>
          <table:table-cell table:style-name="ce49"/>
          <table:table-cell table:number-columns-repeated="3"/>
          <table:table-cell table:style-name="ce37" table:number-columns-repeated="3"/>
          <table:table-cell table:style-name="ce123"/>
          <table:table-cell table:number-columns-repeated="9"/>
          <table:table-cell table:style-name="ce4" table:number-columns-repeated="16366"/>
        </table:table-row>
        <table:table-row table:style-name="ro2">
          <table:table-cell/>
          <table:table-cell table:style-name="ce45" office:value-type="string" calcext:value-type="string">
            <text:p>2.3.2</text:p>
          </table:table-cell>
          <table:table-cell/>
          <table:table-cell table:style-name="ce37" office:value-type="string" calcext:value-type="string">
            <text:p>ud</text:p>
          </table:table-cell>
          <table:table-cell table:style-name="ce37" office:value-type="string" calcext:value-type="string">
            <text:p>Downlight circular DN020B LED20</text:p>
          </table:table-cell>
          <table:table-cell/>
          <table:table-cell table:style-name="ce4" table:number-columns-repeated="3"/>
          <table:table-cell table:number-columns-repeated="9"/>
          <table:table-cell table:style-name="ce4" table:number-columns-repeated="16366"/>
        </table:table-row>
        <table:table-row table:style-name="ro3">
          <table:table-cell/>
          <table:table-cell table:style-name="ce49"/>
          <table:table-cell table:number-columns-repeated="2"/>
          <table:table-cell table:style-name="ce21" office:value-type="string" calcext:value-type="string" table:number-columns-spanned="4" table:number-rows-spanned="1">
            <text:p>Lluminària circular fixa de sostre tipus Downlight, no regulable, de 24 W, alimentació a 220/240 V blanc càlid i 50-60 Hz, de 215 mm de diàmetre exterior i 49 mm d'altura, amb làmpada LED reemplaçable i amb una eficiència lumínica de 75 lumens. <text:s/></text:p>
          </table:table-cell>
          <table:covered-table-cell/>
          <table:covered-table-cell table:number-columns-repeated="2" table:style-name="ce4"/>
          <table:table-cell table:style-name="ce4"/>
          <table:table-cell table:number-columns-repeated="9"/>
          <table:table-cell table:style-name="ce4" table:number-columns-repeated="16366"/>
        </table:table-row>
        <table:table-row table:style-name="ro2">
          <table:table-cell/>
          <table:table-cell table:style-name="ce50" office:value-type="string" calcext:value-type="string">
            <text:p>DOWN24</text:p>
          </table:table-cell>
          <table:table-cell office:value-type="float" office:value="1" calcext:value-type="float">
            <text:p>1,000</text:p>
          </table:table-cell>
          <table:table-cell table:formula="of:=INDEX([$'preus unitaris'.$D$1:.$G$114];MATCH([.B229];[$'preus unitaris'.$D$1:.$D$114];0);2)" office:value-type="string" office:string-value="ud" calcext:value-type="string">
            <text:p>ud</text:p>
          </table:table-cell>
          <table:table-cell table:formula="of:=INDEX([$'preus unitaris'.$D$1:.$G$114];MATCH([.B229];[$'preus unitaris'.$D$1:.$D$114];0);3)" office:value-type="string" office:string-value="Downlight LED20/840 24W 220-240V blanc càlid" calcext:value-type="string">
            <text:p>Downlight LED20/840 24W 220-240V blanc càlid</text:p>
          </table:table-cell>
          <table:table-cell/>
          <table:table-cell table:style-name="ce25" table:formula="of:=INDEX([$'preus unitaris'.$D$1:.$G$114];MATCH([.B229];[$'preus unitaris'.$D$1:.$D$114];0);4)" office:value-type="float" office:value="10.64" calcext:value-type="float">
            <text:p>10,64</text:p>
          </table:table-cell>
          <table:table-cell table:formula="of:=[.C229]*[.G229]" office:value-type="float" office:value="10.64" calcext:value-type="float">
            <text:p>10,64</text:p>
          </table:table-cell>
          <table:table-cell table:style-name="ce4"/>
          <table:table-cell table:number-columns-repeated="9"/>
          <table:table-cell table:style-name="ce4" table:number-columns-repeated="16366"/>
        </table:table-row>
        <table:table-row table:style-name="ro2">
          <table:table-cell/>
          <table:table-cell table:style-name="ce43" office:value-type="string" calcext:value-type="string">
            <text:p>TØ20_2221</text:p>
          </table:table-cell>
          <table:table-cell office:value-type="float" office:value="6" calcext:value-type="float">
            <text:p>6,000</text:p>
          </table:table-cell>
          <table:table-cell table:formula="of:=INDEX([$'preus unitaris'.$D$1:.$G$114];MATCH([.B230];[$'preus unitaris'.$D$1:.$D$114];0);2)" office:value-type="string" office:string-value="m" calcext:value-type="string">
            <text:p>m</text:p>
          </table:table-cell>
          <table:table-cell table:formula="of:=INDEX([$'preus unitaris'.$D$1:.$G$114];MATCH([.B230];[$'preus unitaris'.$D$1:.$D$114];0);3)" office:value-type="string" office:string-value="Tub corrugat 2221 de diàmetre 20 mm" calcext:value-type="string">
            <text:p>Tub corrugat 2221 de diàmetre 20 mm</text:p>
          </table:table-cell>
          <table:table-cell/>
          <table:table-cell table:style-name="ce25" table:formula="of:=INDEX([$'preus unitaris'.$D$1:.$G$114];MATCH([.B230];[$'preus unitaris'.$D$1:.$D$114];0);4)" office:value-type="float" office:value="0.81" calcext:value-type="float">
            <text:p>0,81</text:p>
          </table:table-cell>
          <table:table-cell table:formula="of:=[.C230]*[.G230]" office:value-type="float" office:value="4.86" calcext:value-type="float">
            <text:p>4,86</text:p>
          </table:table-cell>
          <table:table-cell table:style-name="ce4"/>
          <table:table-cell table:number-columns-repeated="9"/>
          <table:table-cell table:style-name="ce4" table:number-columns-repeated="16366"/>
        </table:table-row>
        <table:table-row table:style-name="ro2">
          <table:table-cell/>
          <table:table-cell table:style-name="ce9" office:value-type="string" calcext:value-type="string">
            <text:p>H07Z1-K_2_5</text:p>
          </table:table-cell>
          <table:table-cell office:value-type="float" office:value="5" calcext:value-type="float">
            <text:p>5,000</text:p>
          </table:table-cell>
          <table:table-cell table:formula="of:=INDEX([$'preus unitaris'.$D$1:.$G$114];MATCH([.B231];[$'preus unitaris'.$D$1:.$D$114];0);2)" office:value-type="string" office:string-value="m" calcext:value-type="string">
            <text:p>m</text:p>
          </table:table-cell>
          <table:table-cell table:formula="of:=INDEX([$'preus unitaris'.$D$1:.$G$114];MATCH([.B231];[$'preus unitaris'.$D$1:.$D$114];0);3)" office:value-type="string" office:string-value="Cable 2,5 mm² H07Z1-K (AS) 750 / 1 kV" calcext:value-type="string">
            <text:p>Cable 2,5 mm² H07Z1-K (AS) 750 / 1 kV</text:p>
          </table:table-cell>
          <table:table-cell/>
          <table:table-cell table:style-name="ce25" table:formula="of:=INDEX([$'preus unitaris'.$D$1:.$G$114];MATCH([.B231];[$'preus unitaris'.$D$1:.$D$114];0);4)" office:value-type="float" office:value="0.88" calcext:value-type="float">
            <text:p>0,88</text:p>
          </table:table-cell>
          <table:table-cell table:formula="of:=[.C231]*[.G231]" office:value-type="float" office:value="4.4" calcext:value-type="float">
            <text:p>4,40</text:p>
          </table:table-cell>
          <table:table-cell table:style-name="ce4"/>
          <table:table-cell table:number-columns-repeated="9"/>
          <table:table-cell table:style-name="ce4" table:number-columns-repeated="16366"/>
        </table:table-row>
        <table:table-row table:style-name="ro2">
          <table:table-cell/>
          <table:table-cell table:style-name="ce10" office:value-type="string" calcext:value-type="string">
            <text:p>MO_ELEC_1</text:p>
          </table:table-cell>
          <table:table-cell office:value-type="float" office:value="0.3" calcext:value-type="float">
            <text:p>0,300</text:p>
          </table:table-cell>
          <table:table-cell table:formula="of:=INDEX([$'preus unitaris'.$D$1:.$G$114];MATCH([.B232];[$'preus unitaris'.$D$1:.$D$114];0);2)" office:value-type="string" office:string-value="h" calcext:value-type="string">
            <text:p>h</text:p>
          </table:table-cell>
          <table:table-cell table:formula="of:=INDEX([$'preus unitaris'.$D$1:.$G$114];MATCH([.B232];[$'preus unitaris'.$D$1:.$D$114];0);3)" office:value-type="string" office:string-value="Oficial 1a electricista" calcext:value-type="string">
            <text:p>Oficial 1a electricista</text:p>
          </table:table-cell>
          <table:table-cell/>
          <table:table-cell table:style-name="ce25" table:formula="of:=INDEX([$'preus unitaris'.$D$1:.$G$114];MATCH([.B232];[$'preus unitaris'.$D$1:.$D$114];0);4)" office:value-type="float" office:value="25" calcext:value-type="float">
            <text:p>25,00</text:p>
          </table:table-cell>
          <table:table-cell table:formula="of:=[.C232]*[.G232]" office:value-type="float" office:value="7.5" calcext:value-type="float">
            <text:p>7,50</text:p>
          </table:table-cell>
          <table:table-cell table:style-name="ce4"/>
          <table:table-cell table:number-columns-repeated="9"/>
          <table:table-cell table:style-name="ce4" table:number-columns-repeated="16366"/>
        </table:table-row>
        <table:table-row table:style-name="ro2">
          <table:table-cell/>
          <table:table-cell table:style-name="ce9" office:value-type="string" calcext:value-type="string">
            <text:p>MO_ELEC_P</text:p>
          </table:table-cell>
          <table:table-cell office:value-type="float" office:value="0.1" calcext:value-type="float">
            <text:p>0,100</text:p>
          </table:table-cell>
          <table:table-cell table:formula="of:=INDEX([$'preus unitaris'.$D$1:.$G$114];MATCH([.B233];[$'preus unitaris'.$D$1:.$D$114];0);2)" office:value-type="string" office:string-value="h" calcext:value-type="string">
            <text:p>h</text:p>
          </table:table-cell>
          <table:table-cell table:formula="of:=INDEX([$'preus unitaris'.$D$1:.$G$114];MATCH([.B233];[$'preus unitaris'.$D$1:.$D$114];0);3)" office:value-type="string" office:string-value="Peó electricista" calcext:value-type="string">
            <text:p>Peó electricista</text:p>
          </table:table-cell>
          <table:table-cell/>
          <table:table-cell table:style-name="ce25" table:formula="of:=INDEX([$'preus unitaris'.$D$1:.$G$114];MATCH([.B233];[$'preus unitaris'.$D$1:.$D$114];0);4)" office:value-type="float" office:value="20" calcext:value-type="float">
            <text:p>20,00</text:p>
          </table:table-cell>
          <table:table-cell table:formula="of:=[.C233]*[.G233]" office:value-type="float" office:value="2" calcext:value-type="float">
            <text:p>2,00</text:p>
          </table:table-cell>
          <table:table-cell table:style-name="ce4"/>
          <table:table-cell table:number-columns-repeated="9"/>
          <table:table-cell table:style-name="ce4" table:number-columns-repeated="16366"/>
        </table:table-row>
        <table:table-row table:style-name="ro2">
          <table:table-cell office:value-type="string" calcext:value-type="string">
            <text:p><text:s/></text:p>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234];[$'preus unitaris'.$D$1:.$D$114];0);2)" office:value-type="string" office:string-value="%" calcext:value-type="string">
            <text:p>%</text:p>
          </table:table-cell>
          <table:table-cell table:formula="of:=INDEX([$'preus unitaris'.$D$1:.$G$114];MATCH([.B234];[$'preus unitaris'.$D$1:.$D$114];0);3)" office:value-type="string" office:string-value="Mitjans auxiliars" calcext:value-type="string">
            <text:p>Mitjans auxiliars</text:p>
          </table:table-cell>
          <table:table-cell/>
          <table:table-cell table:formula="of:=SUM([.H225:.H232])" office:value-type="float" office:value="27.4" calcext:value-type="float">
            <text:p>27,40</text:p>
          </table:table-cell>
          <table:table-cell table:style-name="ce110" table:formula="of:=[.C234]/100*[.G234]" office:value-type="float" office:value="0.548" calcext:value-type="float">
            <text:p>0,55</text:p>
          </table:table-cell>
          <table:table-cell table:style-name="ce121"/>
          <table:table-cell table:number-columns-repeated="9"/>
          <table:table-cell table:style-name="ce4" table:number-columns-repeated="16366"/>
        </table:table-row>
        <table:table-row table:style-name="ro2">
          <table:table-cell/>
          <table:table-cell table:style-name="ce10"/>
          <table:table-cell table:number-columns-repeated="5"/>
          <table:table-cell table:style-name="ce113"/>
          <table:table-cell table:style-name="ce122"/>
          <table:table-cell table:number-columns-repeated="9"/>
          <table:table-cell table:style-name="ce4" table:number-columns-repeated="16366"/>
        </table:table-row>
        <table:table-row table:style-name="ro2">
          <table:table-cell/>
          <table:table-cell table:style-name="ce49"/>
          <table:table-cell table:number-columns-repeated="3"/>
          <table:table-cell table:style-name="ce88" office:value-type="string" calcext:value-type="string" table:number-columns-spanned="3" table:number-rows-spanned="1">
            <text:p>TOTAL PARTIDA………………………….…………</text:p>
          </table:table-cell>
          <table:covered-table-cell table:number-columns-repeated="2"/>
          <table:table-cell table:style-name="ce123" table:formula="of:=SUM([.H229:.H234])" office:value-type="float" office:value="29.948" calcext:value-type="float">
            <text:p>29,95</text:p>
          </table:table-cell>
          <table:table-cell table:number-columns-repeated="9"/>
          <table:table-cell table:style-name="ce4" table:number-columns-repeated="16366"/>
        </table:table-row>
        <table:table-row table:style-name="ro2">
          <table:table-cell/>
          <table:table-cell table:style-name="ce49"/>
          <table:table-cell table:number-columns-repeated="3"/>
          <table:table-cell table:style-name="ce37" table:number-columns-repeated="3"/>
          <table:table-cell table:style-name="ce123"/>
          <table:table-cell table:number-columns-repeated="9"/>
          <table:table-cell table:style-name="ce4" table:number-columns-repeated="16366"/>
        </table:table-row>
        <table:table-row table:style-name="ro2">
          <table:table-cell/>
          <table:table-cell table:style-name="ce45" office:value-type="string" calcext:value-type="string">
            <text:p>2.3.3</text:p>
          </table:table-cell>
          <table:table-cell/>
          <table:table-cell table:style-name="ce37" office:value-type="string" calcext:value-type="string">
            <text:p>ud</text:p>
          </table:table-cell>
          <table:table-cell table:style-name="ce37" office:value-type="string" calcext:value-type="string">
            <text:p>Pantalla estanca led</text:p>
          </table:table-cell>
          <table:table-cell/>
          <table:table-cell table:style-name="ce4" table:number-columns-repeated="3"/>
          <table:table-cell table:number-columns-repeated="9"/>
          <table:table-cell table:style-name="ce4" table:number-columns-repeated="16366"/>
        </table:table-row>
        <table:table-row table:style-name="ro8">
          <table:table-cell/>
          <table:table-cell table:style-name="ce49"/>
          <table:table-cell table:number-columns-repeated="2"/>
          <table:table-cell table:style-name="ce21" office:value-type="string" calcext:value-type="string" table:number-columns-spanned="4" table:number-rows-spanned="1">
            <text:p>Pantalla estanca LED 2x1200mm, 8 clips gris clar de 127cm x 12,5cm x 8,8cm. Inclou tub LED, tub corrugat 2221 de diàmetre 20, cable 1,5 mm² H07ZK1.</text:p>
          </table:table-cell>
          <table:covered-table-cell/>
          <table:covered-table-cell table:number-columns-repeated="2" table:style-name="ce4"/>
          <table:table-cell table:style-name="ce4"/>
          <table:table-cell table:number-columns-repeated="9"/>
          <table:table-cell table:style-name="ce4" table:number-columns-repeated="16366"/>
        </table:table-row>
        <table:table-row table:style-name="ro2">
          <table:table-cell/>
          <table:table-cell table:style-name="ce50" office:value-type="string" calcext:value-type="string">
            <text:p>PANT</text:p>
          </table:table-cell>
          <table:table-cell office:value-type="float" office:value="1" calcext:value-type="float">
            <text:p>1,000</text:p>
          </table:table-cell>
          <table:table-cell table:formula="of:=INDEX([$'preus unitaris'.$D$1:.$G$114];MATCH([.B240];[$'preus unitaris'.$D$1:.$D$114];0);2)" office:value-type="string" office:string-value="ud" calcext:value-type="string">
            <text:p>ud</text:p>
          </table:table-cell>
          <table:table-cell table:formula="of:=INDEX([$'preus unitaris'.$D$1:.$G$114];MATCH([.B240];[$'preus unitaris'.$D$1:.$D$114];0);3)" office:value-type="string" office:string-value="Pantalla estanca" calcext:value-type="string">
            <text:p>Pantalla estanca</text:p>
          </table:table-cell>
          <table:table-cell/>
          <table:table-cell table:style-name="ce25" table:formula="of:=INDEX([$'preus unitaris'.$D$1:.$G$114];MATCH([.B240];[$'preus unitaris'.$D$1:.$D$114];0);4)" office:value-type="float" office:value="36.21" calcext:value-type="float">
            <text:p>36,21</text:p>
          </table:table-cell>
          <table:table-cell table:formula="of:=[.C240]*[.G240]" office:value-type="float" office:value="36.21" calcext:value-type="float">
            <text:p>36,21</text:p>
          </table:table-cell>
          <table:table-cell table:style-name="ce4"/>
          <table:table-cell table:number-columns-repeated="9"/>
          <table:table-cell table:style-name="ce4" table:number-columns-repeated="16366"/>
        </table:table-row>
        <table:table-row table:style-name="ro2">
          <table:table-cell/>
          <table:table-cell table:style-name="ce43" office:value-type="string" calcext:value-type="string">
            <text:p>TØ20_2221</text:p>
          </table:table-cell>
          <table:table-cell office:value-type="float" office:value="6" calcext:value-type="float">
            <text:p>6,000</text:p>
          </table:table-cell>
          <table:table-cell table:formula="of:=INDEX([$'preus unitaris'.$D$1:.$G$114];MATCH([.B241];[$'preus unitaris'.$D$1:.$D$114];0);2)" office:value-type="string" office:string-value="m" calcext:value-type="string">
            <text:p>m</text:p>
          </table:table-cell>
          <table:table-cell table:formula="of:=INDEX([$'preus unitaris'.$D$1:.$G$114];MATCH([.B241];[$'preus unitaris'.$D$1:.$D$114];0);3)" office:value-type="string" office:string-value="Tub corrugat 2221 de diàmetre 20 mm" calcext:value-type="string">
            <text:p>Tub corrugat 2221 de diàmetre 20 mm</text:p>
          </table:table-cell>
          <table:table-cell/>
          <table:table-cell table:style-name="ce25" table:formula="of:=INDEX([$'preus unitaris'.$D$1:.$G$114];MATCH([.B241];[$'preus unitaris'.$D$1:.$D$114];0);4)" office:value-type="float" office:value="0.81" calcext:value-type="float">
            <text:p>0,81</text:p>
          </table:table-cell>
          <table:table-cell table:formula="of:=[.C241]*[.G241]" office:value-type="float" office:value="4.86" calcext:value-type="float">
            <text:p>4,86</text:p>
          </table:table-cell>
          <table:table-cell table:style-name="ce4"/>
          <table:table-cell table:number-columns-repeated="9"/>
          <table:table-cell table:style-name="ce4" table:number-columns-repeated="16366"/>
        </table:table-row>
        <table:table-row table:style-name="ro2">
          <table:table-cell/>
          <table:table-cell table:style-name="ce9" office:value-type="string" calcext:value-type="string">
            <text:p>H07Z1-K_2_5</text:p>
          </table:table-cell>
          <table:table-cell office:value-type="float" office:value="5" calcext:value-type="float">
            <text:p>5,000</text:p>
          </table:table-cell>
          <table:table-cell table:formula="of:=INDEX([$'preus unitaris'.$D$1:.$G$114];MATCH([.B242];[$'preus unitaris'.$D$1:.$D$114];0);2)" office:value-type="string" office:string-value="m" calcext:value-type="string">
            <text:p>m</text:p>
          </table:table-cell>
          <table:table-cell table:formula="of:=INDEX([$'preus unitaris'.$D$1:.$G$114];MATCH([.B242];[$'preus unitaris'.$D$1:.$D$114];0);3)" office:value-type="string" office:string-value="Cable 2,5 mm² H07Z1-K (AS) 750 / 1 kV" calcext:value-type="string">
            <text:p>Cable 2,5 mm² H07Z1-K (AS) 750 / 1 kV</text:p>
          </table:table-cell>
          <table:table-cell/>
          <table:table-cell table:style-name="ce25" table:formula="of:=INDEX([$'preus unitaris'.$D$1:.$G$114];MATCH([.B242];[$'preus unitaris'.$D$1:.$D$114];0);4)" office:value-type="float" office:value="0.88" calcext:value-type="float">
            <text:p>0,88</text:p>
          </table:table-cell>
          <table:table-cell table:formula="of:=[.C242]*[.G242]" office:value-type="float" office:value="4.4" calcext:value-type="float">
            <text:p>4,40</text:p>
          </table:table-cell>
          <table:table-cell table:style-name="ce4"/>
          <table:table-cell table:number-columns-repeated="9"/>
          <table:table-cell table:style-name="ce4" table:number-columns-repeated="16366"/>
        </table:table-row>
        <table:table-row table:style-name="ro2">
          <table:table-cell/>
          <table:table-cell table:style-name="ce50" office:value-type="string" calcext:value-type="string">
            <text:p>MO_ELEC_1</text:p>
          </table:table-cell>
          <table:table-cell office:value-type="float" office:value="0.3" calcext:value-type="float">
            <text:p>0,300</text:p>
          </table:table-cell>
          <table:table-cell table:formula="of:=INDEX([$'preus unitaris'.$D$1:.$G$114];MATCH([.B243];[$'preus unitaris'.$D$1:.$D$114];0);2)" office:value-type="string" office:string-value="h" calcext:value-type="string">
            <text:p>h</text:p>
          </table:table-cell>
          <table:table-cell table:formula="of:=INDEX([$'preus unitaris'.$D$1:.$G$114];MATCH([.B243];[$'preus unitaris'.$D$1:.$D$114];0);3)" office:value-type="string" office:string-value="Oficial 1a electricista" calcext:value-type="string">
            <text:p>Oficial 1a electricista</text:p>
          </table:table-cell>
          <table:table-cell/>
          <table:table-cell table:style-name="ce25" table:formula="of:=INDEX([$'preus unitaris'.$D$1:.$G$114];MATCH([.B243];[$'preus unitaris'.$D$1:.$D$114];0);4)" office:value-type="float" office:value="25" calcext:value-type="float">
            <text:p>25,00</text:p>
          </table:table-cell>
          <table:table-cell table:formula="of:=[.C243]*[.G243]" office:value-type="float" office:value="7.5" calcext:value-type="float">
            <text:p>7,50</text:p>
          </table:table-cell>
          <table:table-cell table:style-name="ce4"/>
          <table:table-cell table:number-columns-repeated="9"/>
          <table:table-cell table:style-name="ce4" table:number-columns-repeated="16366"/>
        </table:table-row>
        <table:table-row table:style-name="ro2">
          <table:table-cell/>
          <table:table-cell table:style-name="ce9" office:value-type="string" calcext:value-type="string">
            <text:p>MO_ELEC_P</text:p>
          </table:table-cell>
          <table:table-cell office:value-type="float" office:value="0.1" calcext:value-type="float">
            <text:p>0,100</text:p>
          </table:table-cell>
          <table:table-cell table:formula="of:=INDEX([$'preus unitaris'.$D$1:.$G$114];MATCH([.B244];[$'preus unitaris'.$D$1:.$D$114];0);2)" office:value-type="string" office:string-value="h" calcext:value-type="string">
            <text:p>h</text:p>
          </table:table-cell>
          <table:table-cell table:formula="of:=INDEX([$'preus unitaris'.$D$1:.$G$114];MATCH([.B244];[$'preus unitaris'.$D$1:.$D$114];0);3)" office:value-type="string" office:string-value="Peó electricista" calcext:value-type="string">
            <text:p>Peó electricista</text:p>
          </table:table-cell>
          <table:table-cell/>
          <table:table-cell table:style-name="ce25" table:formula="of:=INDEX([$'preus unitaris'.$D$1:.$G$114];MATCH([.B244];[$'preus unitaris'.$D$1:.$D$114];0);4)" office:value-type="float" office:value="20" calcext:value-type="float">
            <text:p>20,00</text:p>
          </table:table-cell>
          <table:table-cell table:formula="of:=[.C244]*[.G244]" office:value-type="float" office:value="2" calcext:value-type="float">
            <text:p>2,00</text:p>
          </table:table-cell>
          <table:table-cell table:style-name="ce4"/>
          <table:table-cell table:number-columns-repeated="9"/>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245];[$'preus unitaris'.$D$1:.$D$114];0);2)" office:value-type="string" office:string-value="%" calcext:value-type="string">
            <text:p>%</text:p>
          </table:table-cell>
          <table:table-cell table:formula="of:=INDEX([$'preus unitaris'.$D$1:.$G$114];MATCH([.B245];[$'preus unitaris'.$D$1:.$D$114];0);3)" office:value-type="string" office:string-value="Mitjans auxiliars" calcext:value-type="string">
            <text:p>Mitjans auxiliars</text:p>
          </table:table-cell>
          <table:table-cell/>
          <table:table-cell table:formula="of:=SUM([.H236:.H243])" office:value-type="float" office:value="52.97" calcext:value-type="float">
            <text:p>52,97</text:p>
          </table:table-cell>
          <table:table-cell table:style-name="ce110" table:formula="of:=[.C245]/100*[.G245]" office:value-type="float" office:value="1.0594" calcext:value-type="float">
            <text:p>1,06</text:p>
          </table:table-cell>
          <table:table-cell table:style-name="ce121"/>
          <table:table-cell table:number-columns-repeated="9"/>
          <table:table-cell table:style-name="ce4" table:number-columns-repeated="16366"/>
        </table:table-row>
        <table:table-row table:style-name="ro2">
          <table:table-cell/>
          <table:table-cell table:style-name="ce10"/>
          <table:table-cell table:number-columns-repeated="5"/>
          <table:table-cell table:style-name="ce113"/>
          <table:table-cell table:style-name="ce122"/>
          <table:table-cell table:number-columns-repeated="9"/>
          <table:table-cell table:style-name="ce4" table:number-columns-repeated="16366"/>
        </table:table-row>
        <table:table-row table:style-name="ro2">
          <table:table-cell/>
          <table:table-cell table:style-name="ce49"/>
          <table:table-cell table:number-columns-repeated="3"/>
          <table:table-cell table:style-name="ce88" office:value-type="string" calcext:value-type="string" table:number-columns-spanned="3" table:number-rows-spanned="1">
            <text:p>TOTAL PARTIDA………………………….…………</text:p>
          </table:table-cell>
          <table:covered-table-cell table:number-columns-repeated="2"/>
          <table:table-cell table:style-name="ce123" table:formula="of:=SUM([.H240:.H245])" office:value-type="float" office:value="56.0294" calcext:value-type="float">
            <text:p>56,03</text:p>
          </table:table-cell>
          <table:table-cell table:number-columns-repeated="9"/>
          <table:table-cell table:style-name="ce4" table:number-columns-repeated="16366"/>
        </table:table-row>
        <table:table-row table:style-name="ro2">
          <table:table-cell/>
          <table:table-cell table:style-name="ce49"/>
          <table:table-cell table:number-columns-repeated="3"/>
          <table:table-cell table:style-name="ce37" table:number-columns-repeated="3"/>
          <table:table-cell table:style-name="ce123"/>
          <table:table-cell table:number-columns-repeated="9"/>
          <table:table-cell table:style-name="ce4" table:number-columns-repeated="16366"/>
        </table:table-row>
        <table:table-row table:style-name="ro2">
          <table:table-cell/>
          <table:table-cell table:style-name="ce41" office:value-type="string" calcext:value-type="string" table:number-columns-spanned="8" table:number-rows-spanned="1">
            <text:p>2.4.0 QUADRES</text:p>
          </table:table-cell>
          <table:covered-table-cell table:style-name="ce75"/>
          <table:covered-table-cell table:number-columns-repeated="3" table:style-name="ce41"/>
          <table:covered-table-cell table:number-columns-repeated="3" table:style-name="ce108"/>
          <table:table-cell table:number-columns-repeated="9"/>
          <table:table-cell table:style-name="ce4" table:number-columns-repeated="16366"/>
        </table:table-row>
        <table:table-row table:style-name="ro2">
          <table:table-cell/>
          <table:table-cell table:style-name="ce37" office:value-type="string" calcext:value-type="string">
            <text:p>2.4.1</text:p>
          </table:table-cell>
          <table:table-cell table:style-name="ce60"/>
          <table:table-cell table:style-name="ce37" office:value-type="string" calcext:value-type="string">
            <text:p>ud</text:p>
          </table:table-cell>
          <table:table-cell table:style-name="ce37" office:value-type="string" calcext:value-type="string" table:number-columns-spanned="2" table:number-rows-spanned="1">
            <text:p>Quadre general electrificació elevada</text:p>
          </table:table-cell>
          <table:covered-table-cell table:style-name="ce37"/>
          <table:table-cell table:style-name="ce94" table:number-columns-repeated="3"/>
          <table:table-cell table:number-columns-repeated="9"/>
          <table:table-cell table:style-name="ce4" table:number-columns-repeated="16366"/>
        </table:table-row>
        <table:table-row table:style-name="ro9">
          <table:table-cell table:number-columns-repeated="4"/>
          <table:table-cell table:style-name="ce82" office:value-type="string" calcext:value-type="string" table:number-columns-spanned="4" table:number-rows-spanned="1">
            <text:p>Quadre general format per caixa encastable de material aïllant amb porta, per a allotjament dels següents dispositius Schneider: interruptor general automàtic (IGA) de tall omnipolar (2P), interruptor diferencial 40A 30mA, interruptor automàtic magnetotèrmic de 10 A, interruptor automàtic magnetotèrmic de 16 A, interruptor automàtic magnetotèrmic de 25 A. S'inclou cable per a realitzar les pertinents connexions.</text:p>
          </table:table-cell>
          <table:covered-table-cell table:number-columns-repeated="3"/>
          <table:table-cell table:number-columns-repeated="10"/>
          <table:table-cell table:style-name="ce4" table:number-columns-repeated="16366"/>
        </table:table-row>
        <table:table-row table:style-name="ro2">
          <table:table-cell/>
          <table:table-cell table:style-name="ce9" office:value-type="string" calcext:value-type="string">
            <text:p>ENV_3_36</text:p>
          </table:table-cell>
          <table:table-cell office:value-type="float" office:value="1" calcext:value-type="float">
            <text:p>1,000</text:p>
          </table:table-cell>
          <table:table-cell table:formula="of:=INDEX([$'preus unitaris'.$D$1:.$G$114];MATCH([.B252];[$'preus unitaris'.$D$1:.$D$114];0);2)" office:value-type="string" office:string-value="ud" calcext:value-type="string">
            <text:p>ud</text:p>
          </table:table-cell>
          <table:table-cell table:formula="of:=INDEX([$'preus unitaris'.$D$1:.$G$114];MATCH([.B252];[$'preus unitaris'.$D$1:.$D$114];0);3)" office:value-type="string" office:string-value="Caixa encastable quadre - 3 files - 36 mòduls" calcext:value-type="string">
            <text:p>Caixa encastable quadre - 3 files - 36 mòduls</text:p>
          </table:table-cell>
          <table:table-cell/>
          <table:table-cell table:style-name="ce25" table:formula="of:=INDEX([$'preus unitaris'.$D$1:.$G$114];MATCH([.B252];[$'preus unitaris'.$D$1:.$D$114];0);4)" office:value-type="float" office:value="114.47" calcext:value-type="float">
            <text:p>114,47</text:p>
          </table:table-cell>
          <table:table-cell table:formula="of:=[.C252]*[.G252]" office:value-type="float" office:value="114.47" calcext:value-type="float">
            <text:p>114,47</text:p>
          </table:table-cell>
          <table:table-cell table:number-columns-repeated="10"/>
          <table:table-cell table:style-name="ce4" table:number-columns-repeated="16366"/>
        </table:table-row>
        <table:table-row table:style-name="ro4">
          <table:table-cell/>
          <table:table-cell table:style-name="ce54" office:value-type="string" calcext:value-type="string">
            <text:p>PTS40</text:p>
          </table:table-cell>
          <table:table-cell table:style-name="ce78" office:value-type="float" office:value="1" calcext:value-type="float">
            <text:p>1,000</text:p>
          </table:table-cell>
          <table:table-cell table:formula="of:=INDEX([$'preus unitaris'.$D$1:.$G$114];MATCH([.B253];[$'preus unitaris'.$D$1:.$D$114];0);2)" office:value-type="string" office:string-value="ud" calcext:value-type="string">
            <text:p>ud</text:p>
          </table:table-cell>
          <table:table-cell table:formula="of:=INDEX([$'preus unitaris'.$D$1:.$G$114];MATCH([.B253];[$'preus unitaris'.$D$1:.$D$114];0);3)" office:value-type="string" office:string-value="PTS 40A" calcext:value-type="string">
            <text:p>PTS 40A</text:p>
          </table:table-cell>
          <table:table-cell/>
          <table:table-cell table:style-name="ce25" table:formula="of:=INDEX([$'preus unitaris'.$D$1:.$G$114];MATCH([.B253];[$'preus unitaris'.$D$1:.$D$114];0);4)" office:value-type="float" office:value="197.43" calcext:value-type="float">
            <text:p>197,43</text:p>
          </table:table-cell>
          <table:table-cell table:style-name="ce28" table:formula="of:=[.C253]*[.G253]" office:value-type="float" office:value="197.43" calcext:value-type="float">
            <text:p>197,43</text:p>
          </table:table-cell>
          <table:table-cell table:number-columns-repeated="10"/>
          <table:table-cell table:style-name="ce4" table:number-columns-repeated="16366"/>
        </table:table-row>
        <table:table-row table:style-name="ro2">
          <table:table-cell/>
          <table:table-cell table:style-name="ce9" office:value-type="string" calcext:value-type="string">
            <text:p>ID40_30</text:p>
          </table:table-cell>
          <table:table-cell office:value-type="float" office:value="3" calcext:value-type="float">
            <text:p>3,000</text:p>
          </table:table-cell>
          <table:table-cell table:formula="of:=INDEX([$'preus unitaris'.$D$1:.$G$114];MATCH([.B254];[$'preus unitaris'.$D$1:.$D$114];0);2)" office:value-type="string" office:string-value="ud" calcext:value-type="string">
            <text:p>ud</text:p>
          </table:table-cell>
          <table:table-cell table:formula="of:=INDEX([$'preus unitaris'.$D$1:.$G$114];MATCH([.B254];[$'preus unitaris'.$D$1:.$D$114];0);3)" office:value-type="string" office:string-value="ID 2P 40A 30mA AC residencial" calcext:value-type="string">
            <text:p>ID 2P 40A 30mA AC residencial</text:p>
          </table:table-cell>
          <table:table-cell/>
          <table:table-cell table:style-name="ce25" table:formula="of:=INDEX([$'preus unitaris'.$D$1:.$G$114];MATCH([.B254];[$'preus unitaris'.$D$1:.$D$114];0);4)" office:value-type="float" office:value="115.83" calcext:value-type="float">
            <text:p>115,83</text:p>
          </table:table-cell>
          <table:table-cell table:formula="of:=[.C254]*[.G254]" office:value-type="float" office:value="347.49" calcext:value-type="float">
            <text:p>347,49</text:p>
          </table:table-cell>
          <table:table-cell table:number-columns-repeated="10"/>
          <table:table-cell table:style-name="ce4" table:number-columns-repeated="16366"/>
        </table:table-row>
        <table:table-row table:style-name="ro2">
          <table:table-cell/>
          <table:table-cell table:style-name="ce9" office:value-type="string" calcext:value-type="string">
            <text:p>MT_10C</text:p>
          </table:table-cell>
          <table:table-cell office:value-type="float" office:value="1" calcext:value-type="float">
            <text:p>1,000</text:p>
          </table:table-cell>
          <table:table-cell table:formula="of:=INDEX([$'preus unitaris'.$D$1:.$G$114];MATCH([.B255];[$'preus unitaris'.$D$1:.$D$114];0);2)" office:value-type="string" office:string-value="ud" calcext:value-type="string">
            <text:p>ud</text:p>
          </table:table-cell>
          <table:table-cell table:formula="of:=INDEX([$'preus unitaris'.$D$1:.$G$114];MATCH([.B255];[$'preus unitaris'.$D$1:.$D$114];0);3)" office:value-type="string" office:string-value="Interruptor Magnetotèrmic; Resi9; 1P+N; 10 A" calcext:value-type="string">
            <text:p>Interruptor Magnetotèrmic; Resi9; 1P+N; 10 A</text:p>
          </table:table-cell>
          <table:table-cell/>
          <table:table-cell table:style-name="ce25" table:formula="of:=INDEX([$'preus unitaris'.$D$1:.$G$114];MATCH([.B255];[$'preus unitaris'.$D$1:.$D$114];0);4)" office:value-type="float" office:value="19.87" calcext:value-type="float">
            <text:p>19,87</text:p>
          </table:table-cell>
          <table:table-cell table:formula="of:=[.C255]*[.G255]" office:value-type="float" office:value="19.87" calcext:value-type="float">
            <text:p>19,87</text:p>
          </table:table-cell>
          <table:table-cell table:number-columns-repeated="10"/>
          <table:table-cell table:style-name="ce4" table:number-columns-repeated="16366"/>
        </table:table-row>
        <table:table-row table:style-name="ro2">
          <table:table-cell/>
          <table:table-cell table:style-name="ce9" office:value-type="string" calcext:value-type="string">
            <text:p>MT_16C</text:p>
          </table:table-cell>
          <table:table-cell office:value-type="float" office:value="6" calcext:value-type="float">
            <text:p>6,000</text:p>
          </table:table-cell>
          <table:table-cell table:formula="of:=INDEX([$'preus unitaris'.$D$1:.$G$114];MATCH([.B256];[$'preus unitaris'.$D$1:.$D$114];0);2)" office:value-type="string" office:string-value="ud" calcext:value-type="string">
            <text:p>ud</text:p>
          </table:table-cell>
          <table:table-cell table:formula="of:=INDEX([$'preus unitaris'.$D$1:.$G$114];MATCH([.B256];[$'preus unitaris'.$D$1:.$D$114];0);3)" office:value-type="string" office:string-value="Interruptor Magnetotèrmic; Resi9; 1P+N; 16 A" calcext:value-type="string">
            <text:p>Interruptor Magnetotèrmic; Resi9; 1P+N; 16 A</text:p>
          </table:table-cell>
          <table:table-cell/>
          <table:table-cell table:style-name="ce25" table:formula="of:=INDEX([$'preus unitaris'.$D$1:.$G$114];MATCH([.B256];[$'preus unitaris'.$D$1:.$D$114];0);4)" office:value-type="float" office:value="20.09" calcext:value-type="float">
            <text:p>20,09</text:p>
          </table:table-cell>
          <table:table-cell table:formula="of:=[.C256]*[.G256]" office:value-type="float" office:value="120.54" calcext:value-type="float">
            <text:p>120,54</text:p>
          </table:table-cell>
          <table:table-cell table:number-columns-repeated="10"/>
          <table:table-cell table:style-name="ce4" table:number-columns-repeated="16366"/>
        </table:table-row>
        <table:table-row table:style-name="ro12">
          <table:table-cell/>
          <table:table-cell table:style-name="ce9" office:value-type="string" calcext:value-type="string">
            <text:p>MT_25C</text:p>
          </table:table-cell>
          <table:table-cell office:value-type="float" office:value="1" calcext:value-type="float">
            <text:p>1,000</text:p>
          </table:table-cell>
          <table:table-cell table:formula="of:=INDEX([$'preus unitaris'.$D$1:.$G$114];MATCH([.B257];[$'preus unitaris'.$D$1:.$D$114];0);2)" office:value-type="string" office:string-value="ud" calcext:value-type="string">
            <text:p>ud</text:p>
          </table:table-cell>
          <table:table-cell table:formula="of:=INDEX([$'preus unitaris'.$D$1:.$G$114];MATCH([.B257];[$'preus unitaris'.$D$1:.$D$114];0);3)" office:value-type="string" office:string-value="Interruptor Magnetotèrmic; Resi9; 1P+N; 25 A" calcext:value-type="string">
            <text:p>Interruptor Magnetotèrmic; Resi9; 1P+N; 25 A</text:p>
          </table:table-cell>
          <table:table-cell/>
          <table:table-cell table:style-name="ce25" table:formula="of:=INDEX([$'preus unitaris'.$D$1:.$G$114];MATCH([.B257];[$'preus unitaris'.$D$1:.$D$114];0);4)" office:value-type="float" office:value="20.45" calcext:value-type="float">
            <text:p>20,45</text:p>
          </table:table-cell>
          <table:table-cell table:formula="of:=[.C257]*[.G257]" office:value-type="float" office:value="20.45" calcext:value-type="float">
            <text:p>20,45</text:p>
          </table:table-cell>
          <table:table-cell table:number-columns-repeated="10"/>
          <table:table-cell table:style-name="ce4" table:number-columns-repeated="16366"/>
        </table:table-row>
        <table:table-row table:style-name="ro2">
          <table:table-cell/>
          <table:table-cell table:style-name="ce9" office:value-type="string" calcext:value-type="string">
            <text:p>H07Z1-K_6</text:p>
          </table:table-cell>
          <table:table-cell office:value-type="float" office:value="5" calcext:value-type="float">
            <text:p>5,000</text:p>
          </table:table-cell>
          <table:table-cell table:formula="of:=INDEX([$'preus unitaris'.$D$1:.$G$114];MATCH([.B258];[$'preus unitaris'.$D$1:.$D$114];0);2)" office:value-type="string" office:string-value="m" calcext:value-type="string">
            <text:p>m</text:p>
          </table:table-cell>
          <table:table-cell table:formula="of:=INDEX([$'preus unitaris'.$D$1:.$G$114];MATCH([.B258];[$'preus unitaris'.$D$1:.$D$114];0);3)" office:value-type="string" office:string-value="Cable 6 mm² H07ZK1" calcext:value-type="string">
            <text:p>Cable 6 mm² H07ZK1</text:p>
          </table:table-cell>
          <table:table-cell/>
          <table:table-cell table:style-name="ce25" table:formula="of:=INDEX([$'preus unitaris'.$D$1:.$G$114];MATCH([.B258];[$'preus unitaris'.$D$1:.$D$114];0);4)" office:value-type="float" office:value="2.06" calcext:value-type="float">
            <text:p>2,06</text:p>
          </table:table-cell>
          <table:table-cell table:formula="of:=[.C258]*[.G258]" office:value-type="float" office:value="10.3" calcext:value-type="float">
            <text:p>10,30</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1</text:p>
          </table:table-cell>
          <table:table-cell office:value-type="float" office:value="1" calcext:value-type="float">
            <text:p>1,000</text:p>
          </table:table-cell>
          <table:table-cell table:formula="of:=INDEX([$'preus unitaris'.$D$1:.$G$114];MATCH([.B259];[$'preus unitaris'.$D$1:.$D$114];0);2)" office:value-type="string" office:string-value="h" calcext:value-type="string">
            <text:p>h</text:p>
          </table:table-cell>
          <table:table-cell table:formula="of:=INDEX([$'preus unitaris'.$D$1:.$G$114];MATCH([.B259];[$'preus unitaris'.$D$1:.$D$114];0);3)" office:value-type="string" office:string-value="Oficial 1a electricista" calcext:value-type="string">
            <text:p>Oficial 1a electricista</text:p>
          </table:table-cell>
          <table:table-cell table:style-name="ce89"/>
          <table:table-cell table:style-name="ce25" table:formula="of:=INDEX([$'preus unitaris'.$D$1:.$G$114];MATCH([.B259];[$'preus unitaris'.$D$1:.$D$114];0);4)" office:value-type="float" office:value="25" calcext:value-type="float">
            <text:p>25,00</text:p>
          </table:table-cell>
          <table:table-cell table:formula="of:=[.C259]*[.G259]" office:value-type="float" office:value="25" calcext:value-type="float">
            <text:p>25,00</text:p>
          </table:table-cell>
          <table:table-cell table:number-columns-repeated="10"/>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260];[$'preus unitaris'.$D$1:.$D$114];0);2)" office:value-type="string" office:string-value="%" calcext:value-type="string">
            <text:p>%</text:p>
          </table:table-cell>
          <table:table-cell table:formula="of:=INDEX([$'preus unitaris'.$D$1:.$G$114];MATCH([.B260];[$'preus unitaris'.$D$1:.$D$114];0);3)" office:value-type="string" office:string-value="Mitjans auxiliars" calcext:value-type="string">
            <text:p>Mitjans auxiliars</text:p>
          </table:table-cell>
          <table:table-cell/>
          <table:table-cell table:formula="of:=SUM([.H252:.H259])" office:value-type="float" office:value="855.55" calcext:value-type="float">
            <text:p>855,55</text:p>
          </table:table-cell>
          <table:table-cell table:formula="of:=[.G260]*[.C260]/100" office:value-type="float" office:value="17.111" calcext:value-type="float">
            <text:p>17,11</text:p>
          </table:table-cell>
          <table:table-cell table:style-name="ce114"/>
          <table:table-cell table:number-columns-repeated="9"/>
          <table:table-cell table:style-name="ce4" table:number-columns-repeated="16366"/>
        </table:table-row>
        <table:table-row table:style-name="ro2">
          <table:table-cell table:number-columns-repeated="5"/>
          <table:table-cell table:style-name="ce83"/>
          <table:table-cell table:style-name="ce94"/>
          <table:table-cell table:style-name="ce109"/>
          <table:table-cell table:number-columns-repeated="10"/>
          <table:table-cell table:style-name="ce4" table:number-columns-repeated="16366"/>
        </table:table-row>
        <table:table-row table:style-name="ro2">
          <table:table-cell table:number-columns-repeated="5"/>
          <table:table-cell table:style-name="ce88" office:value-type="string" calcext:value-type="string" table:number-columns-spanned="3" table:number-rows-spanned="1">
            <text:p>TOTAL PARTIDA………………………….…………</text:p>
          </table:table-cell>
          <table:covered-table-cell table:number-columns-repeated="2"/>
          <table:table-cell table:style-name="ce120" table:formula="of:=SUM([.H252:.H260])" office:value-type="float" office:value="872.661" calcext:value-type="float">
            <text:p>872,66</text:p>
          </table:table-cell>
          <table:table-cell table:number-columns-repeated="9"/>
          <table:table-cell table:style-name="ce4" table:number-columns-repeated="16366"/>
        </table:table-row>
        <table:table-row table:style-name="ro2">
          <table:table-cell table:number-columns-repeated="18"/>
          <table:table-cell table:style-name="ce4" table:number-columns-repeated="16366"/>
        </table:table-row>
        <table:table-row table:style-name="ro2">
          <table:table-cell/>
          <table:table-cell table:style-name="ce37" office:value-type="string" calcext:value-type="string">
            <text:p>2.4.2</text:p>
          </table:table-cell>
          <table:table-cell table:style-name="ce60"/>
          <table:table-cell table:style-name="ce37" office:value-type="string" calcext:value-type="string">
            <text:p>ud</text:p>
          </table:table-cell>
          <table:table-cell table:style-name="ce37" office:value-type="string" calcext:value-type="string" table:number-columns-spanned="2" table:number-rows-spanned="1">
            <text:p>Quadre general electrificació bàsica</text:p>
          </table:table-cell>
          <table:covered-table-cell table:style-name="ce37"/>
          <table:table-cell table:style-name="ce94" table:number-columns-repeated="3"/>
          <table:table-cell table:number-columns-repeated="9"/>
          <table:table-cell table:style-name="ce4" table:number-columns-repeated="16366"/>
        </table:table-row>
        <table:table-row table:style-name="ro9">
          <table:table-cell table:number-columns-repeated="4"/>
          <table:table-cell table:style-name="ce82" office:value-type="string" calcext:value-type="string" table:number-columns-spanned="4" table:number-rows-spanned="1">
            <text:p>Quadre general format per caixa encastable de material aïllant amb porta, per a allotjament dels següents dispositius Schneider: interruptor general automàtic (IGA) de tall omnipolar (2P), interruptor diferencial 40A 30mA, interruptor automàtic magnetotèrmic de 10 A, interruptor automàtic magnetotèrmic de 16 A, interruptor automàtic magnetotèrmic de 25 A. S'inclou cable per a realitzar les pertinents connexions.</text:p>
          </table:table-cell>
          <table:covered-table-cell table:number-columns-repeated="3"/>
          <table:table-cell table:number-columns-repeated="10"/>
          <table:table-cell table:style-name="ce4" table:number-columns-repeated="16366"/>
        </table:table-row>
        <table:table-row table:style-name="ro2">
          <table:table-cell/>
          <table:table-cell table:style-name="ce9" office:value-type="string" calcext:value-type="string">
            <text:p>ENV_3_36</text:p>
          </table:table-cell>
          <table:table-cell office:value-type="float" office:value="1" calcext:value-type="float">
            <text:p>1,000</text:p>
          </table:table-cell>
          <table:table-cell table:formula="of:=INDEX([$'preus unitaris'.$D$1:.$G$114];MATCH([.B266];[$'preus unitaris'.$D$1:.$D$114];0);2)" office:value-type="string" office:string-value="ud" calcext:value-type="string">
            <text:p>ud</text:p>
          </table:table-cell>
          <table:table-cell table:formula="of:=INDEX([$'preus unitaris'.$D$1:.$G$114];MATCH([.B266];[$'preus unitaris'.$D$1:.$D$114];0);3)" office:value-type="string" office:string-value="Caixa encastable quadre - 3 files - 36 mòduls" calcext:value-type="string">
            <text:p>Caixa encastable quadre - 3 files - 36 mòduls</text:p>
          </table:table-cell>
          <table:table-cell/>
          <table:table-cell table:style-name="ce25" table:formula="of:=INDEX([$'preus unitaris'.$D$1:.$G$114];MATCH([.B266];[$'preus unitaris'.$D$1:.$D$114];0);4)" office:value-type="float" office:value="114.47" calcext:value-type="float">
            <text:p>114,47</text:p>
          </table:table-cell>
          <table:table-cell table:formula="of:=[.C266]*[.G266]" office:value-type="float" office:value="114.47" calcext:value-type="float">
            <text:p>114,47</text:p>
          </table:table-cell>
          <table:table-cell table:number-columns-repeated="10"/>
          <table:table-cell table:style-name="ce4" table:number-columns-repeated="16366"/>
        </table:table-row>
        <table:table-row table:style-name="ro4">
          <table:table-cell/>
          <table:table-cell table:style-name="ce54" office:value-type="string" calcext:value-type="string">
            <text:p>PTS25</text:p>
          </table:table-cell>
          <table:table-cell table:style-name="ce78" office:value-type="float" office:value="1" calcext:value-type="float">
            <text:p>1,000</text:p>
          </table:table-cell>
          <table:table-cell table:formula="of:=INDEX([$'preus unitaris'.$D$1:.$G$114];MATCH([.B267];[$'preus unitaris'.$D$1:.$D$114];0);2)" office:value-type="string" office:string-value="ud" calcext:value-type="string">
            <text:p>ud</text:p>
          </table:table-cell>
          <table:table-cell table:formula="of:=INDEX([$'preus unitaris'.$D$1:.$G$114];MATCH([.B267];[$'preus unitaris'.$D$1:.$D$114];0);3)" office:value-type="string" office:string-value="PTS 25A" calcext:value-type="string">
            <text:p>PTS 25A</text:p>
          </table:table-cell>
          <table:table-cell/>
          <table:table-cell table:style-name="ce25" table:formula="of:=INDEX([$'preus unitaris'.$D$1:.$G$114];MATCH([.B267];[$'preus unitaris'.$D$1:.$D$114];0);4)" office:value-type="float" office:value="190.43" calcext:value-type="float">
            <text:p>190,43</text:p>
          </table:table-cell>
          <table:table-cell table:style-name="ce28" table:formula="of:=[.C267]*[.G267]" office:value-type="float" office:value="190.43" calcext:value-type="float">
            <text:p>190,43</text:p>
          </table:table-cell>
          <table:table-cell table:number-columns-repeated="10"/>
          <table:table-cell table:style-name="ce4" table:number-columns-repeated="16366"/>
        </table:table-row>
        <table:table-row table:style-name="ro2">
          <table:table-cell/>
          <table:table-cell table:style-name="ce9" office:value-type="string" calcext:value-type="string">
            <text:p>ID40_30</text:p>
          </table:table-cell>
          <table:table-cell office:value-type="float" office:value="1" calcext:value-type="float">
            <text:p>1,000</text:p>
          </table:table-cell>
          <table:table-cell table:formula="of:=INDEX([$'preus unitaris'.$D$1:.$G$114];MATCH([.B268];[$'preus unitaris'.$D$1:.$D$114];0);2)" office:value-type="string" office:string-value="ud" calcext:value-type="string">
            <text:p>ud</text:p>
          </table:table-cell>
          <table:table-cell table:formula="of:=INDEX([$'preus unitaris'.$D$1:.$G$114];MATCH([.B268];[$'preus unitaris'.$D$1:.$D$114];0);3)" office:value-type="string" office:string-value="ID 2P 40A 30mA AC residencial" calcext:value-type="string">
            <text:p>ID 2P 40A 30mA AC residencial</text:p>
          </table:table-cell>
          <table:table-cell/>
          <table:table-cell table:style-name="ce25" table:formula="of:=INDEX([$'preus unitaris'.$D$1:.$G$114];MATCH([.B268];[$'preus unitaris'.$D$1:.$D$114];0);4)" office:value-type="float" office:value="115.83" calcext:value-type="float">
            <text:p>115,83</text:p>
          </table:table-cell>
          <table:table-cell table:formula="of:=[.C268]*[.G268]" office:value-type="float" office:value="115.83" calcext:value-type="float">
            <text:p>115,83</text:p>
          </table:table-cell>
          <table:table-cell table:number-columns-repeated="10"/>
          <table:table-cell table:style-name="ce4" table:number-columns-repeated="16366"/>
        </table:table-row>
        <table:table-row table:style-name="ro2">
          <table:table-cell/>
          <table:table-cell table:style-name="ce9" office:value-type="string" calcext:value-type="string">
            <text:p>MT_10C</text:p>
          </table:table-cell>
          <table:table-cell office:value-type="float" office:value="1" calcext:value-type="float">
            <text:p>1,000</text:p>
          </table:table-cell>
          <table:table-cell table:formula="of:=INDEX([$'preus unitaris'.$D$1:.$G$114];MATCH([.B269];[$'preus unitaris'.$D$1:.$D$114];0);2)" office:value-type="string" office:string-value="ud" calcext:value-type="string">
            <text:p>ud</text:p>
          </table:table-cell>
          <table:table-cell table:formula="of:=INDEX([$'preus unitaris'.$D$1:.$G$114];MATCH([.B269];[$'preus unitaris'.$D$1:.$D$114];0);3)" office:value-type="string" office:string-value="Interruptor Magnetotèrmic; Resi9; 1P+N; 10 A" calcext:value-type="string">
            <text:p>Interruptor Magnetotèrmic; Resi9; 1P+N; 10 A</text:p>
          </table:table-cell>
          <table:table-cell/>
          <table:table-cell table:style-name="ce25" table:formula="of:=INDEX([$'preus unitaris'.$D$1:.$G$114];MATCH([.B269];[$'preus unitaris'.$D$1:.$D$114];0);4)" office:value-type="float" office:value="19.87" calcext:value-type="float">
            <text:p>19,87</text:p>
          </table:table-cell>
          <table:table-cell table:formula="of:=[.C269]*[.G269]" office:value-type="float" office:value="19.87" calcext:value-type="float">
            <text:p>19,87</text:p>
          </table:table-cell>
          <table:table-cell table:number-columns-repeated="10"/>
          <table:table-cell table:style-name="ce4" table:number-columns-repeated="16366"/>
        </table:table-row>
        <table:table-row table:style-name="ro2">
          <table:table-cell/>
          <table:table-cell table:style-name="ce9" office:value-type="string" calcext:value-type="string">
            <text:p>MT_16C</text:p>
          </table:table-cell>
          <table:table-cell office:value-type="float" office:value="5" calcext:value-type="float">
            <text:p>5,000</text:p>
          </table:table-cell>
          <table:table-cell table:formula="of:=INDEX([$'preus unitaris'.$D$1:.$G$114];MATCH([.B270];[$'preus unitaris'.$D$1:.$D$114];0);2)" office:value-type="string" office:string-value="ud" calcext:value-type="string">
            <text:p>ud</text:p>
          </table:table-cell>
          <table:table-cell table:formula="of:=INDEX([$'preus unitaris'.$D$1:.$G$114];MATCH([.B270];[$'preus unitaris'.$D$1:.$D$114];0);3)" office:value-type="string" office:string-value="Interruptor Magnetotèrmic; Resi9; 1P+N; 16 A" calcext:value-type="string">
            <text:p>Interruptor Magnetotèrmic; Resi9; 1P+N; 16 A</text:p>
          </table:table-cell>
          <table:table-cell/>
          <table:table-cell table:style-name="ce25" table:formula="of:=INDEX([$'preus unitaris'.$D$1:.$G$114];MATCH([.B270];[$'preus unitaris'.$D$1:.$D$114];0);4)" office:value-type="float" office:value="20.09" calcext:value-type="float">
            <text:p>20,09</text:p>
          </table:table-cell>
          <table:table-cell table:formula="of:=[.C270]*[.G270]" office:value-type="float" office:value="100.45" calcext:value-type="float">
            <text:p>100,45</text:p>
          </table:table-cell>
          <table:table-cell table:number-columns-repeated="10"/>
          <table:table-cell table:style-name="ce4" table:number-columns-repeated="16366"/>
        </table:table-row>
        <table:table-row table:style-name="ro12">
          <table:table-cell/>
          <table:table-cell table:style-name="ce9" office:value-type="string" calcext:value-type="string">
            <text:p>MT_25C</text:p>
          </table:table-cell>
          <table:table-cell office:value-type="float" office:value="1" calcext:value-type="float">
            <text:p>1,000</text:p>
          </table:table-cell>
          <table:table-cell table:formula="of:=INDEX([$'preus unitaris'.$D$1:.$G$114];MATCH([.B271];[$'preus unitaris'.$D$1:.$D$114];0);2)" office:value-type="string" office:string-value="ud" calcext:value-type="string">
            <text:p>ud</text:p>
          </table:table-cell>
          <table:table-cell table:formula="of:=INDEX([$'preus unitaris'.$D$1:.$G$114];MATCH([.B271];[$'preus unitaris'.$D$1:.$D$114];0);3)" office:value-type="string" office:string-value="Interruptor Magnetotèrmic; Resi9; 1P+N; 25 A" calcext:value-type="string">
            <text:p>Interruptor Magnetotèrmic; Resi9; 1P+N; 25 A</text:p>
          </table:table-cell>
          <table:table-cell/>
          <table:table-cell table:style-name="ce25" table:formula="of:=INDEX([$'preus unitaris'.$D$1:.$G$114];MATCH([.B271];[$'preus unitaris'.$D$1:.$D$114];0);4)" office:value-type="float" office:value="20.45" calcext:value-type="float">
            <text:p>20,45</text:p>
          </table:table-cell>
          <table:table-cell table:formula="of:=[.C271]*[.G271]" office:value-type="float" office:value="20.45" calcext:value-type="float">
            <text:p>20,45</text:p>
          </table:table-cell>
          <table:table-cell table:number-columns-repeated="10"/>
          <table:table-cell table:style-name="ce4" table:number-columns-repeated="16366"/>
        </table:table-row>
        <table:table-row table:style-name="ro2">
          <table:table-cell/>
          <table:table-cell table:style-name="ce9" office:value-type="string" calcext:value-type="string">
            <text:p>H07Z1-K_6</text:p>
          </table:table-cell>
          <table:table-cell office:value-type="float" office:value="5" calcext:value-type="float">
            <text:p>5,000</text:p>
          </table:table-cell>
          <table:table-cell table:formula="of:=INDEX([$'preus unitaris'.$D$1:.$G$114];MATCH([.B272];[$'preus unitaris'.$D$1:.$D$114];0);2)" office:value-type="string" office:string-value="m" calcext:value-type="string">
            <text:p>m</text:p>
          </table:table-cell>
          <table:table-cell table:formula="of:=INDEX([$'preus unitaris'.$D$1:.$G$114];MATCH([.B272];[$'preus unitaris'.$D$1:.$D$114];0);3)" office:value-type="string" office:string-value="Cable 6 mm² H07ZK1" calcext:value-type="string">
            <text:p>Cable 6 mm² H07ZK1</text:p>
          </table:table-cell>
          <table:table-cell/>
          <table:table-cell table:style-name="ce25" table:formula="of:=INDEX([$'preus unitaris'.$D$1:.$G$114];MATCH([.B272];[$'preus unitaris'.$D$1:.$D$114];0);4)" office:value-type="float" office:value="2.06" calcext:value-type="float">
            <text:p>2,06</text:p>
          </table:table-cell>
          <table:table-cell table:formula="of:=[.C272]*[.G272]" office:value-type="float" office:value="10.3" calcext:value-type="float">
            <text:p>10,30</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1</text:p>
          </table:table-cell>
          <table:table-cell office:value-type="float" office:value="1" calcext:value-type="float">
            <text:p>1,000</text:p>
          </table:table-cell>
          <table:table-cell table:formula="of:=INDEX([$'preus unitaris'.$D$1:.$G$114];MATCH([.B273];[$'preus unitaris'.$D$1:.$D$114];0);2)" office:value-type="string" office:string-value="h" calcext:value-type="string">
            <text:p>h</text:p>
          </table:table-cell>
          <table:table-cell table:formula="of:=INDEX([$'preus unitaris'.$D$1:.$G$114];MATCH([.B273];[$'preus unitaris'.$D$1:.$D$114];0);3)" office:value-type="string" office:string-value="Oficial 1a electricista" calcext:value-type="string">
            <text:p>Oficial 1a electricista</text:p>
          </table:table-cell>
          <table:table-cell table:style-name="ce89"/>
          <table:table-cell table:style-name="ce25" table:formula="of:=INDEX([$'preus unitaris'.$D$1:.$G$114];MATCH([.B273];[$'preus unitaris'.$D$1:.$D$114];0);4)" office:value-type="float" office:value="25" calcext:value-type="float">
            <text:p>25,00</text:p>
          </table:table-cell>
          <table:table-cell table:formula="of:=[.C273]*[.G273]" office:value-type="float" office:value="25" calcext:value-type="float">
            <text:p>25,00</text:p>
          </table:table-cell>
          <table:table-cell table:number-columns-repeated="10"/>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274];[$'preus unitaris'.$D$1:.$D$114];0);2)" office:value-type="string" office:string-value="%" calcext:value-type="string">
            <text:p>%</text:p>
          </table:table-cell>
          <table:table-cell table:formula="of:=INDEX([$'preus unitaris'.$D$1:.$G$114];MATCH([.B274];[$'preus unitaris'.$D$1:.$D$114];0);3)" office:value-type="string" office:string-value="Mitjans auxiliars" calcext:value-type="string">
            <text:p>Mitjans auxiliars</text:p>
          </table:table-cell>
          <table:table-cell/>
          <table:table-cell table:formula="of:=SUM([.H266:.H273])" office:value-type="float" office:value="596.8" calcext:value-type="float">
            <text:p>596,80</text:p>
          </table:table-cell>
          <table:table-cell table:formula="of:=[.G274]*[.C274]/100" office:value-type="float" office:value="11.936" calcext:value-type="float">
            <text:p>11,94</text:p>
          </table:table-cell>
          <table:table-cell table:style-name="ce114"/>
          <table:table-cell table:number-columns-repeated="9"/>
          <table:table-cell table:style-name="ce4" table:number-columns-repeated="16366"/>
        </table:table-row>
        <table:table-row table:style-name="ro2">
          <table:table-cell table:number-columns-repeated="5"/>
          <table:table-cell table:style-name="ce83"/>
          <table:table-cell table:style-name="ce94"/>
          <table:table-cell table:style-name="ce109"/>
          <table:table-cell table:number-columns-repeated="10"/>
          <table:table-cell table:style-name="ce4" table:number-columns-repeated="16366"/>
        </table:table-row>
        <table:table-row table:style-name="ro2">
          <table:table-cell table:number-columns-repeated="5"/>
          <table:table-cell table:style-name="ce88" office:value-type="string" calcext:value-type="string" table:number-columns-spanned="3" table:number-rows-spanned="1">
            <text:p>TOTAL PARTIDA………………………….…………</text:p>
          </table:table-cell>
          <table:covered-table-cell table:number-columns-repeated="2"/>
          <table:table-cell table:style-name="ce120" table:formula="of:=SUM([.H266:.H274])" office:value-type="float" office:value="608.736" calcext:value-type="float">
            <text:p>608,74</text:p>
          </table:table-cell>
          <table:table-cell table:number-columns-repeated="9"/>
          <table:table-cell table:style-name="ce4" table:number-columns-repeated="16366"/>
        </table:table-row>
        <table:table-row table:style-name="ro2">
          <table:table-cell table:number-columns-repeated="18"/>
          <table:table-cell table:style-name="ce4" table:number-columns-repeated="16366"/>
        </table:table-row>
        <table:table-row table:style-name="ro2">
          <table:table-cell/>
          <table:table-cell table:style-name="ce37" office:value-type="string" calcext:value-type="string">
            <text:p>2.4.3</text:p>
          </table:table-cell>
          <table:table-cell table:style-name="ce60"/>
          <table:table-cell table:style-name="ce37" office:value-type="string" calcext:value-type="string">
            <text:p>ud</text:p>
          </table:table-cell>
          <table:table-cell table:style-name="ce37" office:value-type="string" calcext:value-type="string" table:number-columns-spanned="2" table:number-rows-spanned="1">
            <text:p>Quadre general zones comunes</text:p>
          </table:table-cell>
          <table:covered-table-cell table:style-name="ce37"/>
          <table:table-cell table:style-name="ce94" table:number-columns-repeated="3"/>
          <table:table-cell table:number-columns-repeated="9"/>
          <table:table-cell table:style-name="ce4" table:number-columns-repeated="16366"/>
        </table:table-row>
        <table:table-row table:style-name="ro9">
          <table:table-cell table:number-columns-repeated="4"/>
          <table:table-cell table:style-name="ce82" office:value-type="string" calcext:value-type="string" table:number-columns-spanned="4" table:number-rows-spanned="1">
            <text:p>Quadre general format per caixa encastable de material aïllant amb porta, per a allotjament dels següents dispositius Schneider: interruptor general automàtic (IGA) de tall omnipolar (2P), interruptor diferencial 40A 30mA, interruptor automàtic magnetotèrmic de 10 A, interruptor automàtic magnetotèrmic de 16 A i un interruptor minutador automàtic. S'inclou cable per a realitzar les pertinents connexions.</text:p>
          </table:table-cell>
          <table:covered-table-cell table:number-columns-repeated="3"/>
          <table:table-cell table:number-columns-repeated="10"/>
          <table:table-cell table:style-name="ce4" table:number-columns-repeated="16366"/>
        </table:table-row>
        <table:table-row table:style-name="ro2">
          <table:table-cell/>
          <table:table-cell table:style-name="ce9" office:value-type="string" calcext:value-type="string">
            <text:p>ENV_2_24</text:p>
          </table:table-cell>
          <table:table-cell office:value-type="float" office:value="1" calcext:value-type="float">
            <text:p>1,000</text:p>
          </table:table-cell>
          <table:table-cell table:formula="of:=INDEX([$'preus unitaris'.$D$1:.$G$114];MATCH([.B280];[$'preus unitaris'.$D$1:.$D$114];0);2)" office:value-type="string" office:string-value="ud" calcext:value-type="string">
            <text:p>ud</text:p>
          </table:table-cell>
          <table:table-cell table:formula="of:=INDEX([$'preus unitaris'.$D$1:.$G$114];MATCH([.B280];[$'preus unitaris'.$D$1:.$D$114];0);3)" office:value-type="string" office:string-value="Caixa encastable quadre - 2 files – 24 mòduls" calcext:value-type="string">
            <text:p>Caixa encastable quadre - 2 files – 24 mòduls</text:p>
          </table:table-cell>
          <table:table-cell/>
          <table:table-cell table:style-name="ce25" table:formula="of:=INDEX([$'preus unitaris'.$D$1:.$G$114];MATCH([.B280];[$'preus unitaris'.$D$1:.$D$114];0);4)" office:value-type="float" office:value="71.85" calcext:value-type="float">
            <text:p>71,85</text:p>
          </table:table-cell>
          <table:table-cell table:formula="of:=[.C280]*[.G280]" office:value-type="float" office:value="71.85" calcext:value-type="float">
            <text:p>71,85</text:p>
          </table:table-cell>
          <table:table-cell table:number-columns-repeated="10"/>
          <table:table-cell table:style-name="ce4" table:number-columns-repeated="16366"/>
        </table:table-row>
        <table:table-row table:style-name="ro4">
          <table:table-cell/>
          <table:table-cell table:style-name="ce54" office:value-type="string" calcext:value-type="string">
            <text:p>PTS25</text:p>
          </table:table-cell>
          <table:table-cell table:style-name="ce78" office:value-type="float" office:value="1" calcext:value-type="float">
            <text:p>1,000</text:p>
          </table:table-cell>
          <table:table-cell table:formula="of:=INDEX([$'preus unitaris'.$D$1:.$G$114];MATCH([.B281];[$'preus unitaris'.$D$1:.$D$114];0);2)" office:value-type="string" office:string-value="ud" calcext:value-type="string">
            <text:p>ud</text:p>
          </table:table-cell>
          <table:table-cell table:formula="of:=INDEX([$'preus unitaris'.$D$1:.$G$114];MATCH([.B281];[$'preus unitaris'.$D$1:.$D$114];0);3)" office:value-type="string" office:string-value="PTS 25A" calcext:value-type="string">
            <text:p>PTS 25A</text:p>
          </table:table-cell>
          <table:table-cell/>
          <table:table-cell table:style-name="ce25" table:formula="of:=INDEX([$'preus unitaris'.$D$1:.$G$114];MATCH([.B281];[$'preus unitaris'.$D$1:.$D$114];0);4)" office:value-type="float" office:value="190.43" calcext:value-type="float">
            <text:p>190,43</text:p>
          </table:table-cell>
          <table:table-cell table:style-name="ce28" table:formula="of:=[.C281]*[.G281]" office:value-type="float" office:value="190.43" calcext:value-type="float">
            <text:p>190,43</text:p>
          </table:table-cell>
          <table:table-cell table:number-columns-repeated="10"/>
          <table:table-cell table:style-name="ce4" table:number-columns-repeated="16366"/>
        </table:table-row>
        <table:table-row table:style-name="ro2">
          <table:table-cell/>
          <table:table-cell table:style-name="ce9" office:value-type="string" calcext:value-type="string">
            <text:p>ID40_30</text:p>
          </table:table-cell>
          <table:table-cell office:value-type="float" office:value="1" calcext:value-type="float">
            <text:p>1,000</text:p>
          </table:table-cell>
          <table:table-cell table:formula="of:=INDEX([$'preus unitaris'.$D$1:.$G$114];MATCH([.B282];[$'preus unitaris'.$D$1:.$D$114];0);2)" office:value-type="string" office:string-value="ud" calcext:value-type="string">
            <text:p>ud</text:p>
          </table:table-cell>
          <table:table-cell table:formula="of:=INDEX([$'preus unitaris'.$D$1:.$G$114];MATCH([.B282];[$'preus unitaris'.$D$1:.$D$114];0);3)" office:value-type="string" office:string-value="ID 2P 40A 30mA AC residencial" calcext:value-type="string">
            <text:p>ID 2P 40A 30mA AC residencial</text:p>
          </table:table-cell>
          <table:table-cell/>
          <table:table-cell table:style-name="ce25" table:formula="of:=INDEX([$'preus unitaris'.$D$1:.$G$114];MATCH([.B282];[$'preus unitaris'.$D$1:.$D$114];0);4)" office:value-type="float" office:value="115.83" calcext:value-type="float">
            <text:p>115,83</text:p>
          </table:table-cell>
          <table:table-cell table:formula="of:=[.C282]*[.G282]" office:value-type="float" office:value="115.83" calcext:value-type="float">
            <text:p>115,83</text:p>
          </table:table-cell>
          <table:table-cell table:number-columns-repeated="10"/>
          <table:table-cell table:style-name="ce4" table:number-columns-repeated="16366"/>
        </table:table-row>
        <table:table-row table:style-name="ro2">
          <table:table-cell/>
          <table:table-cell table:style-name="ce9" office:value-type="string" calcext:value-type="string">
            <text:p>MT_10C</text:p>
          </table:table-cell>
          <table:table-cell office:value-type="float" office:value="1" calcext:value-type="float">
            <text:p>1,000</text:p>
          </table:table-cell>
          <table:table-cell table:formula="of:=INDEX([$'preus unitaris'.$D$1:.$G$114];MATCH([.B283];[$'preus unitaris'.$D$1:.$D$114];0);2)" office:value-type="string" office:string-value="ud" calcext:value-type="string">
            <text:p>ud</text:p>
          </table:table-cell>
          <table:table-cell table:formula="of:=INDEX([$'preus unitaris'.$D$1:.$G$114];MATCH([.B283];[$'preus unitaris'.$D$1:.$D$114];0);3)" office:value-type="string" office:string-value="Interruptor Magnetotèrmic; Resi9; 1P+N; 10 A" calcext:value-type="string">
            <text:p>Interruptor Magnetotèrmic; Resi9; 1P+N; 10 A</text:p>
          </table:table-cell>
          <table:table-cell/>
          <table:table-cell table:style-name="ce25" table:formula="of:=INDEX([$'preus unitaris'.$D$1:.$G$114];MATCH([.B283];[$'preus unitaris'.$D$1:.$D$114];0);4)" office:value-type="float" office:value="19.87" calcext:value-type="float">
            <text:p>19,87</text:p>
          </table:table-cell>
          <table:table-cell table:formula="of:=[.C283]*[.G283]" office:value-type="float" office:value="19.87" calcext:value-type="float">
            <text:p>19,87</text:p>
          </table:table-cell>
          <table:table-cell table:number-columns-repeated="10"/>
          <table:table-cell table:style-name="ce4" table:number-columns-repeated="16366"/>
        </table:table-row>
        <table:table-row table:style-name="ro2">
          <table:table-cell/>
          <table:table-cell table:style-name="ce9" office:value-type="string" calcext:value-type="string">
            <text:p>MT_16C</text:p>
          </table:table-cell>
          <table:table-cell office:value-type="float" office:value="1" calcext:value-type="float">
            <text:p>1,000</text:p>
          </table:table-cell>
          <table:table-cell table:formula="of:=INDEX([$'preus unitaris'.$D$1:.$G$114];MATCH([.B284];[$'preus unitaris'.$D$1:.$D$114];0);2)" office:value-type="string" office:string-value="ud" calcext:value-type="string">
            <text:p>ud</text:p>
          </table:table-cell>
          <table:table-cell table:formula="of:=INDEX([$'preus unitaris'.$D$1:.$G$114];MATCH([.B284];[$'preus unitaris'.$D$1:.$D$114];0);3)" office:value-type="string" office:string-value="Interruptor Magnetotèrmic; Resi9; 1P+N; 16 A" calcext:value-type="string">
            <text:p>Interruptor Magnetotèrmic; Resi9; 1P+N; 16 A</text:p>
          </table:table-cell>
          <table:table-cell/>
          <table:table-cell table:style-name="ce25" table:formula="of:=INDEX([$'preus unitaris'.$D$1:.$G$114];MATCH([.B284];[$'preus unitaris'.$D$1:.$D$114];0);4)" office:value-type="float" office:value="20.09" calcext:value-type="float">
            <text:p>20,09</text:p>
          </table:table-cell>
          <table:table-cell table:formula="of:=[.C284]*[.G284]" office:value-type="float" office:value="20.09" calcext:value-type="float">
            <text:p>20,09</text:p>
          </table:table-cell>
          <table:table-cell table:number-columns-repeated="10"/>
          <table:table-cell table:style-name="ce4" table:number-columns-repeated="16366"/>
        </table:table-row>
        <table:table-row table:style-name="ro12">
          <table:table-cell/>
          <table:table-cell table:style-name="ce9" office:value-type="string" calcext:value-type="string">
            <text:p>MT_25C</text:p>
          </table:table-cell>
          <table:table-cell office:value-type="float" office:value="1" calcext:value-type="float">
            <text:p>1,000</text:p>
          </table:table-cell>
          <table:table-cell table:formula="of:=INDEX([$'preus unitaris'.$D$1:.$G$114];MATCH([.B285];[$'preus unitaris'.$D$1:.$D$114];0);2)" office:value-type="string" office:string-value="ud" calcext:value-type="string">
            <text:p>ud</text:p>
          </table:table-cell>
          <table:table-cell table:formula="of:=INDEX([$'preus unitaris'.$D$1:.$G$114];MATCH([.B285];[$'preus unitaris'.$D$1:.$D$114];0);3)" office:value-type="string" office:string-value="Interruptor Magnetotèrmic; Resi9; 1P+N; 25 A" calcext:value-type="string">
            <text:p>Interruptor Magnetotèrmic; Resi9; 1P+N; 25 A</text:p>
          </table:table-cell>
          <table:table-cell/>
          <table:table-cell table:style-name="ce25" table:formula="of:=INDEX([$'preus unitaris'.$D$1:.$G$114];MATCH([.B285];[$'preus unitaris'.$D$1:.$D$114];0);4)" office:value-type="float" office:value="20.45" calcext:value-type="float">
            <text:p>20,45</text:p>
          </table:table-cell>
          <table:table-cell table:formula="of:=[.C285]*[.G285]" office:value-type="float" office:value="20.45" calcext:value-type="float">
            <text:p>20,45</text:p>
          </table:table-cell>
          <table:table-cell table:number-columns-repeated="10"/>
          <table:table-cell table:style-name="ce4" table:number-columns-repeated="16366"/>
        </table:table-row>
        <table:table-row table:style-name="ro2">
          <table:table-cell/>
          <table:table-cell table:style-name="ce9" office:value-type="string" calcext:value-type="string">
            <text:p>H07Z1-K_6</text:p>
          </table:table-cell>
          <table:table-cell office:value-type="float" office:value="5" calcext:value-type="float">
            <text:p>5,000</text:p>
          </table:table-cell>
          <table:table-cell table:formula="of:=INDEX([$'preus unitaris'.$D$1:.$G$114];MATCH([.B286];[$'preus unitaris'.$D$1:.$D$114];0);2)" office:value-type="string" office:string-value="m" calcext:value-type="string">
            <text:p>m</text:p>
          </table:table-cell>
          <table:table-cell table:formula="of:=INDEX([$'preus unitaris'.$D$1:.$G$114];MATCH([.B286];[$'preus unitaris'.$D$1:.$D$114];0);3)" office:value-type="string" office:string-value="Cable 6 mm² H07ZK1" calcext:value-type="string">
            <text:p>Cable 6 mm² H07ZK1</text:p>
          </table:table-cell>
          <table:table-cell/>
          <table:table-cell table:style-name="ce25" table:formula="of:=INDEX([$'preus unitaris'.$D$1:.$G$114];MATCH([.B286];[$'preus unitaris'.$D$1:.$D$114];0);4)" office:value-type="float" office:value="2.06" calcext:value-type="float">
            <text:p>2,06</text:p>
          </table:table-cell>
          <table:table-cell table:formula="of:=[.C286]*[.G286]" office:value-type="float" office:value="10.3" calcext:value-type="float">
            <text:p>10,30</text:p>
          </table:table-cell>
          <table:table-cell table:number-columns-repeated="10"/>
          <table:table-cell table:style-name="ce4" table:number-columns-repeated="16366"/>
        </table:table-row>
        <table:table-row table:style-name="ro2">
          <table:table-cell/>
          <table:table-cell table:style-name="ce9" office:value-type="string" calcext:value-type="string">
            <text:p>MO_ELEC_1</text:p>
          </table:table-cell>
          <table:table-cell office:value-type="float" office:value="1" calcext:value-type="float">
            <text:p>1,000</text:p>
          </table:table-cell>
          <table:table-cell table:formula="of:=INDEX([$'preus unitaris'.$D$1:.$G$114];MATCH([.B287];[$'preus unitaris'.$D$1:.$D$114];0);2)" office:value-type="string" office:string-value="h" calcext:value-type="string">
            <text:p>h</text:p>
          </table:table-cell>
          <table:table-cell table:formula="of:=INDEX([$'preus unitaris'.$D$1:.$G$114];MATCH([.B287];[$'preus unitaris'.$D$1:.$D$114];0);3)" office:value-type="string" office:string-value="Oficial 1a electricista" calcext:value-type="string">
            <text:p>Oficial 1a electricista</text:p>
          </table:table-cell>
          <table:table-cell table:style-name="ce89"/>
          <table:table-cell table:style-name="ce25" table:formula="of:=INDEX([$'preus unitaris'.$D$1:.$G$114];MATCH([.B287];[$'preus unitaris'.$D$1:.$D$114];0);4)" office:value-type="float" office:value="25" calcext:value-type="float">
            <text:p>25,00</text:p>
          </table:table-cell>
          <table:table-cell table:formula="of:=[.C287]*[.G287]" office:value-type="float" office:value="25" calcext:value-type="float">
            <text:p>25,00</text:p>
          </table:table-cell>
          <table:table-cell table:number-columns-repeated="10"/>
          <table:table-cell table:style-name="ce4" table:number-columns-repeated="16366"/>
        </table:table-row>
        <table:table-row table:style-name="ro2">
          <table:table-cell/>
          <table:table-cell table:style-name="ce10" office:value-type="string" calcext:value-type="string">
            <text:p>%0200</text:p>
          </table:table-cell>
          <table:table-cell office:value-type="float" office:value="2" calcext:value-type="float">
            <text:p>2,000</text:p>
          </table:table-cell>
          <table:table-cell table:formula="of:=INDEX([$'preus unitaris'.$D$1:.$G$114];MATCH([.B288];[$'preus unitaris'.$D$1:.$D$114];0);2)" office:value-type="string" office:string-value="%" calcext:value-type="string">
            <text:p>%</text:p>
          </table:table-cell>
          <table:table-cell table:formula="of:=INDEX([$'preus unitaris'.$D$1:.$G$114];MATCH([.B288];[$'preus unitaris'.$D$1:.$D$114];0);3)" office:value-type="string" office:string-value="Mitjans auxiliars" calcext:value-type="string">
            <text:p>Mitjans auxiliars</text:p>
          </table:table-cell>
          <table:table-cell/>
          <table:table-cell table:formula="of:=SUM([.H280:.H287])" office:value-type="float" office:value="473.82" calcext:value-type="float">
            <text:p>473,82</text:p>
          </table:table-cell>
          <table:table-cell table:formula="of:=[.G288]*[.C288]/100" office:value-type="float" office:value="9.4764" calcext:value-type="float">
            <text:p>9,48</text:p>
          </table:table-cell>
          <table:table-cell table:style-name="ce114"/>
          <table:table-cell table:number-columns-repeated="9"/>
          <table:table-cell table:style-name="ce4" table:number-columns-repeated="16366"/>
        </table:table-row>
        <table:table-row table:style-name="ro2">
          <table:table-cell table:number-columns-repeated="5"/>
          <table:table-cell table:style-name="ce83"/>
          <table:table-cell table:style-name="ce94"/>
          <table:table-cell table:style-name="ce109"/>
          <table:table-cell table:number-columns-repeated="10"/>
          <table:table-cell table:style-name="ce4" table:number-columns-repeated="16366"/>
        </table:table-row>
        <table:table-row table:style-name="ro2">
          <table:table-cell table:number-columns-repeated="5"/>
          <table:table-cell table:style-name="ce88" office:value-type="string" calcext:value-type="string" table:number-columns-spanned="3" table:number-rows-spanned="1">
            <text:p>TOTAL PARTIDA………………………….…………</text:p>
          </table:table-cell>
          <table:covered-table-cell table:number-columns-repeated="2"/>
          <table:table-cell table:style-name="ce120" table:formula="of:=SUM([.H280:.H288])" office:value-type="float" office:value="483.2964" calcext:value-type="float">
            <text:p>483,30</text:p>
          </table:table-cell>
          <table:table-cell table:number-columns-repeated="9"/>
          <table:table-cell table:style-name="ce4" table:number-columns-repeated="16366"/>
        </table:table-row>
        <table:table-row table:style-name="ro2" table:number-rows-repeated="1048278">
          <table:table-cell table:number-columns-repeated="18"/>
          <table:table-cell table:style-name="ce4" table:number-columns-repeated="16366"/>
        </table:table-row>
        <table:table-row table:style-name="ro13" table:number-rows-repeated="7">
          <table:table-cell table:number-columns-repeated="18"/>
          <table:table-cell table:style-name="ce4" table:number-columns-repeated="16366"/>
        </table:table-row>
        <table:table-row table:style-name="ro13">
          <table:table-cell table:number-columns-repeated="18"/>
          <table:table-cell table:style-name="ce4" table:number-columns-repeated="16366"/>
        </table:table-row>
      </table:table>
      <table:table table:name="pressupost" table:style-name="ta1">
        <table:table-column table:style-name="co14" table:default-cell-style-name="ce4"/>
        <table:table-column table:style-name="co6" table:default-cell-style-name="ce4"/>
        <table:table-column table:style-name="co15" table:default-cell-style-name="ce4"/>
        <table:table-column table:style-name="co16" table:default-cell-style-name="ce4"/>
        <table:table-column table:style-name="co6" table:number-columns-repeated="2" table:default-cell-style-name="ce158"/>
        <table:table-column table:style-name="co6" table:number-columns-repeated="2" table:default-cell-style-name="ce4"/>
        <table:table-column table:style-name="co6" table:number-columns-repeated="2" table:default-cell-style-name="ce158"/>
        <table:table-column table:style-name="co6" table:default-cell-style-name="ce163"/>
        <table:table-column table:style-name="co6" table:default-cell-style-name="ce158"/>
        <table:table-column table:style-name="co6" table:number-columns-repeated="20" table:default-cell-style-name="ce4"/>
        <table:table-column table:style-name="co6" table:number-columns-repeated="16352"/>
        <table:table-row table:style-name="ro2" table:number-rows-repeated="2">
          <table:table-cell table:style-name="ce15" table:number-columns-repeated="4"/>
          <table:table-cell table:number-columns-repeated="2"/>
          <table:table-cell table:style-name="ce15" table:number-columns-repeated="2"/>
          <table:table-cell table:number-columns-repeated="4"/>
          <table:table-cell table:style-name="ce15" table:number-columns-repeated="20"/>
          <table:table-cell table:style-name="ce4" table:number-columns-repeated="16352"/>
        </table:table-row>
        <table:table-row table:style-name="ro2">
          <table:table-cell table:style-name="ce15"/>
          <table:table-cell table:style-name="ce129" office:value-type="string" calcext:value-type="string">
            <text:p>CÓDIGO</text:p>
          </table:table-cell>
          <table:table-cell table:style-name="ce129" office:value-type="string" calcext:value-type="string">
            <text:p>UD</text:p>
          </table:table-cell>
          <table:table-cell table:style-name="ce129" office:value-type="string" calcext:value-type="string">
            <text:p>RESUMEN</text:p>
          </table:table-cell>
          <table:table-cell table:style-name="ce159" office:value-type="string" calcext:value-type="string">
            <text:p>UDS</text:p>
          </table:table-cell>
          <table:table-cell table:style-name="ce159" office:value-type="string" calcext:value-type="string">
            <text:p>LONGITUD</text:p>
          </table:table-cell>
          <table:table-cell table:style-name="ce83" office:value-type="string" calcext:value-type="string">
            <text:p>ANCHURA</text:p>
          </table:table-cell>
          <table:table-cell table:style-name="ce83" office:value-type="string" calcext:value-type="string">
            <text:p>ALTURA</text:p>
          </table:table-cell>
          <table:table-cell table:style-name="ce159" office:value-type="string" calcext:value-type="string">
            <text:p>PARCIALES</text:p>
          </table:table-cell>
          <table:table-cell table:style-name="ce159" office:value-type="string" calcext:value-type="string">
            <text:p>CANTIDAD</text:p>
          </table:table-cell>
          <table:table-cell table:style-name="ce83" office:value-type="string" calcext:value-type="string">
            <text:p>PRECIO</text:p>
          </table:table-cell>
          <table:table-cell table:style-name="ce159" office:value-type="string" calcext:value-type="string">
            <text:p>IMPORTE</text:p>
          </table:table-cell>
          <table:table-cell table:style-name="ce129" table:number-columns-repeated="7"/>
          <table:table-cell table:style-name="ce15" table:number-columns-repeated="13"/>
          <table:table-cell table:style-name="ce4" table:number-columns-repeated="16352"/>
        </table:table-row>
        <table:table-row table:style-name="ro2">
          <table:table-cell table:style-name="ce15"/>
          <table:table-cell table:style-name="ce130" table:number-columns-repeated="3"/>
          <table:table-cell table:style-name="ce160" table:number-columns-repeated="2"/>
          <table:table-cell table:style-name="ce130" table:number-columns-repeated="2"/>
          <table:table-cell table:style-name="ce160" table:number-columns-repeated="2"/>
          <table:table-cell table:style-name="ce178"/>
          <table:table-cell table:style-name="ce160"/>
          <table:table-cell table:style-name="ce129" table:number-columns-repeated="7"/>
          <table:table-cell table:style-name="ce15" table:number-columns-repeated="13"/>
          <table:table-cell table:style-name="ce4" table:number-columns-repeated="16352"/>
        </table:table-row>
        <table:table-row table:style-name="ro2">
          <table:table-cell table:style-name="ce15"/>
          <table:table-cell table:style-name="ce133" table:formula="of:=[$descompost.B4]" office:value-type="string" office:string-value="CAPÍTOL 1 INSTAL·LACIÓ D'ENLLAÇ" calcext:value-type="string" table:number-columns-spanned="11" table:number-rows-spanned="1">
            <text:p>CAPÍTOL 1 INSTAL·LACIÓ D'ENLLAÇ</text:p>
          </table:table-cell>
          <table:covered-table-cell table:style-name="ce133"/>
          <table:covered-table-cell table:style-name="ce15"/>
          <table:covered-table-cell table:number-columns-repeated="2"/>
          <table:covered-table-cell table:number-columns-repeated="2" table:style-name="ce15"/>
          <table:covered-table-cell table:number-columns-repeated="4"/>
          <table:table-cell table:style-name="ce129" table:number-columns-repeated="7"/>
          <table:table-cell table:style-name="ce15" table:number-columns-repeated="13"/>
          <table:table-cell table:style-name="ce4" table:number-columns-repeated="16352"/>
        </table:table-row>
        <table:table-row table:style-name="ro2">
          <table:table-cell table:style-name="ce15"/>
          <table:table-cell table:style-name="ce129" table:formula="of:=[$descompost.B5]" office:value-type="string" office:string-value="01.01" calcext:value-type="string">
            <text:p>01.01</text:p>
          </table:table-cell>
          <table:table-cell table:style-name="ce129" table:formula="of:=[$descompost.D5]" office:value-type="string" office:string-value="m" calcext:value-type="string">
            <text:p>m</text:p>
          </table:table-cell>
          <table:table-cell table:style-name="ce129" table:formula="of:=[$descompost.E5]" office:value-type="string" office:string-value="LGA" calcext:value-type="string">
            <text:p>LGA</text:p>
          </table:table-cell>
          <table:table-cell table:number-columns-repeated="2"/>
          <table:table-cell table:style-name="ce15" table:number-columns-repeated="2"/>
          <table:table-cell table:number-columns-repeated="4"/>
          <table:table-cell table:style-name="ce129" table:number-columns-repeated="7"/>
          <table:table-cell table:style-name="ce15" table:number-columns-repeated="13"/>
          <table:table-cell table:style-name="ce4" table:number-columns-repeated="16352"/>
        </table:table-row>
        <table:table-row table:style-name="ro14">
          <table:table-cell table:style-name="ce15" table:number-columns-repeated="3"/>
          <table:table-cell table:style-name="ce80" table:formula="of:=[$descompost.E6]" office:value-type="string" office:string-value="Línia General d'Alimentació (LGA) formada per conductors unipolars de coure RZ1-K (AS), AFUMEX o similar aprovat per la DF 1000 V, secció 150 mm². Totalment instal·lat i en funcionament. Inclou material auxiliar i treballs nocturns i en cap de setmana si fosin necessaris." calcext:value-type="string" table:number-columns-spanned="7" table:number-rows-spanned="1">
            <text:p>Línia General d'Alimentació (LGA) formada per conductors unipolars de coure RZ1-K (AS), AFUMEX o similar aprovat per la DF 1000 V, secció 150 mm². Totalment instal·lat i en funcionament. Inclou material auxiliar i treballs nocturns i en cap de setmana si fosin necessaris.</text:p>
          </table:table-cell>
          <table:covered-table-cell table:number-columns-repeated="2"/>
          <table:covered-table-cell table:number-columns-repeated="2" table:style-name="ce15"/>
          <table:covered-table-cell table:number-columns-repeated="2"/>
          <table:table-cell table:number-columns-repeated="2"/>
          <table:table-cell table:style-name="ce15" table:number-columns-repeated="20"/>
          <table:table-cell table:style-name="ce4" table:number-columns-repeated="16352"/>
        </table:table-row>
        <table:table-row table:style-name="ro2">
          <table:table-cell table:style-name="ce15" table:number-columns-repeated="3"/>
          <table:table-cell table:style-name="ce15" office:value-type="string" calcext:value-type="string">
            <text:p>- LGA</text:p>
          </table:table-cell>
          <table:table-cell office:value-type="float" office:value="1" calcext:value-type="float">
            <text:p>1,00</text:p>
          </table:table-cell>
          <table:table-cell office:value-type="float" office:value="14.67" calcext:value-type="float">
            <text:p>14,67</text:p>
          </table:table-cell>
          <table:table-cell table:style-name="ce15" table:number-columns-repeated="2"/>
          <table:table-cell table:formula="of:=IF(PRODUCT([.E8:.H8])=0;&quot;&quot;;PRODUCT([.E8:.H8]))" office:value-type="float" office:value="14.67" calcext:value-type="float">
            <text:p>14,67</text:p>
          </table:table-cell>
          <table:table-cell table:number-columns-repeated="3"/>
          <table:table-cell table:style-name="ce15" table:number-columns-repeated="20"/>
          <table:table-cell table:style-name="ce4" table:number-columns-repeated="16352"/>
        </table:table-row>
        <table:table-row table:style-name="ro2">
          <table:table-cell table:style-name="ce15" table:number-columns-repeated="4"/>
          <table:table-cell table:number-columns-repeated="2"/>
          <table:table-cell table:style-name="ce15" table:number-columns-repeated="2"/>
          <table:table-cell table:number-columns-repeated="4"/>
          <table:table-cell table:style-name="ce15" table:number-columns-repeated="20"/>
          <table:table-cell table:style-name="ce4" table:number-columns-repeated="16352"/>
        </table:table-row>
        <table:table-row table:style-name="ro2">
          <table:table-cell table:style-name="ce15" table:number-columns-repeated="4"/>
          <table:table-cell table:number-columns-repeated="2"/>
          <table:table-cell table:style-name="ce15" table:number-columns-repeated="2"/>
          <table:table-cell table:style-name="ce170"/>
          <table:table-cell table:style-name="ce172" table:formula="of:=SUM([.I3:.I9])" office:value-type="float" office:value="14.67" calcext:value-type="float">
            <text:p>14,67</text:p>
          </table:table-cell>
          <table:table-cell table:style-name="ce172" table:formula="of:=[$descompost.I12]" office:value-type="float" office:value="135.1398" calcext:value-type="float">
            <text:p>135,14</text:p>
          </table:table-cell>
          <table:table-cell table:style-name="ce172" table:formula="of:=[.K10]*[.J10]" office:value-type="float" office:value="1982.500866" calcext:value-type="float">
            <text:p>1982,50</text:p>
          </table:table-cell>
          <table:table-cell table:style-name="ce15" table:number-columns-repeated="20"/>
          <table:table-cell table:style-name="ce4" table:number-columns-repeated="16352"/>
        </table:table-row>
        <table:table-row table:style-name="ro2">
          <table:table-cell table:style-name="ce15"/>
          <table:table-cell table:style-name="ce129" table:formula="of:=[$descompost.B14]" office:value-type="string" office:string-value="01.02" calcext:value-type="string">
            <text:p>01.02</text:p>
          </table:table-cell>
          <table:table-cell table:style-name="ce129" table:formula="of:=[$descompost.D14]" office:value-type="string" office:string-value="ud" calcext:value-type="string">
            <text:p>ud</text:p>
          </table:table-cell>
          <table:table-cell table:style-name="ce129" table:formula="of:=[$descompost.E14]" office:value-type="string" office:string-value="Nicho CGP+CS" calcext:value-type="string">
            <text:p>Nicho CGP+CS</text:p>
          </table:table-cell>
          <table:table-cell table:number-columns-repeated="2"/>
          <table:table-cell table:style-name="ce15" table:number-columns-repeated="2"/>
          <table:table-cell table:number-columns-repeated="4"/>
          <table:table-cell table:style-name="ce15" table:number-columns-repeated="20"/>
          <table:table-cell table:style-name="ce4" table:number-columns-repeated="16352"/>
        </table:table-row>
        <table:table-row table:style-name="ro15">
          <table:table-cell table:style-name="ce15" table:number-columns-repeated="3"/>
          <table:table-cell table:style-name="ce147" table:formula="of:=[$descompost.E15]" office:value-type="string" office:string-value="Nínxol de CGP + CS. Caixa general de protecció, equipada amb borns de connexió, bases unipolars tancades previstes per col·locar fusibles d’intensitat màxima 160 A, esquema 9, per a la protecció de la línia general d’alimentació, formada per una embolcall aïllant, precintable i autoventilada, segons UNE-EN 60439-1, grau d’inflamabilitat segons s’indica a UNE-EN 60439-3, amb graus de protecció IP43 segons UNE 20324 i IK08 segons UNE-EN 50102. Inclou marc i porta metàl·lica amb pany o cadenat, amb grau de protecció IK10 segons UNE-EN 50102, protegits de la corrosió i normalitzats per l'empresa subministradora. Totalment instal·lat i en funcionament. Inclou material auxiliar i treballs nocturns i en cap de setmana si fosin necessaris." calcext:value-type="string" table:number-columns-spanned="7" table:number-rows-spanned="1">
            <text:p>Nínxol de CGP + CS. Caixa general de protecció, equipada amb borns de connexió, bases unipolars tancades previstes per col·locar fusibles d’intensitat màxima 160 A, esquema 9, per a la protecció de la línia general d’alimentació, formada per una embolcall aïllant, precintable i autoventilada, segons UNE-EN 60439-1, grau d’inflamabilitat segons s’indica a UNE-EN 60439-3, amb graus de protecció IP43 segons UNE 20324 i IK08 segons UNE-EN 50102. Inclou marc i porta metàl·lica amb pany o cadenat, amb grau de protecció IK10 segons UNE-EN 50102, protegits de la corrosió i normalitzats per l'empresa subministradora. Totalment instal·lat i en funcionament. Inclou material auxiliar i treballs nocturns i en cap de setmana si fosin necessaris.</text:p>
          </table:table-cell>
          <table:covered-table-cell table:number-columns-repeated="2"/>
          <table:covered-table-cell table:number-columns-repeated="2" table:style-name="ce15"/>
          <table:covered-table-cell table:number-columns-repeated="2"/>
          <table:table-cell table:number-columns-repeated="2"/>
          <table:table-cell table:style-name="ce15" table:number-columns-repeated="20"/>
          <table:table-cell table:style-name="ce4" table:number-columns-repeated="16352"/>
        </table:table-row>
        <table:table-row table:style-name="ro2">
          <table:table-cell table:style-name="ce15" table:number-columns-repeated="3"/>
          <table:table-cell table:style-name="ce15" office:value-type="string" calcext:value-type="string">
            <text:p>- Nicho CGP+CS</text:p>
          </table:table-cell>
          <table:table-cell office:value-type="float" office:value="1" calcext:value-type="float">
            <text:p>1,00</text:p>
          </table:table-cell>
          <table:table-cell/>
          <table:table-cell table:style-name="ce15" table:number-columns-repeated="2"/>
          <table:table-cell table:formula="of:=IF(PRODUCT([.E13:.H13])=0;&quot;&quot;;PRODUCT([.E13:.H13]))" office:value-type="float" office:value="1" calcext:value-type="float">
            <text:p>1,00</text:p>
          </table:table-cell>
          <table:table-cell table:number-columns-repeated="3"/>
          <table:table-cell table:style-name="ce15" table:number-columns-repeated="20"/>
          <table:table-cell table:style-name="ce4" table:number-columns-repeated="16352"/>
        </table:table-row>
        <table:table-row table:style-name="ro2">
          <table:table-cell table:style-name="ce15" table:number-columns-repeated="4"/>
          <table:table-cell table:number-columns-repeated="2"/>
          <table:table-cell table:style-name="ce15" table:number-columns-repeated="2"/>
          <table:table-cell table:number-columns-repeated="4"/>
          <table:table-cell table:style-name="ce15" table:number-columns-repeated="20"/>
          <table:table-cell table:style-name="ce4" table:number-columns-repeated="16352"/>
        </table:table-row>
        <table:table-row table:style-name="ro2">
          <table:table-cell table:style-name="ce15" table:number-columns-repeated="4"/>
          <table:table-cell table:number-columns-repeated="2"/>
          <table:table-cell table:style-name="ce15" table:number-columns-repeated="2"/>
          <table:table-cell table:style-name="ce170"/>
          <table:table-cell table:style-name="ce172" table:formula="of:=SUM([.I13:.I14])" office:value-type="float" office:value="1" calcext:value-type="float">
            <text:p>1,00</text:p>
          </table:table-cell>
          <table:table-cell table:style-name="ce172" table:formula="of:=[$descompost.I24]" office:value-type="float" office:value="797.0382" calcext:value-type="float">
            <text:p>797,04</text:p>
          </table:table-cell>
          <table:table-cell table:style-name="ce172" table:formula="of:=[.K15]*[.J15]" office:value-type="float" office:value="797.0382" calcext:value-type="float">
            <text:p>797,04</text:p>
          </table:table-cell>
          <table:table-cell table:style-name="ce15" table:number-columns-repeated="20"/>
          <table:table-cell table:style-name="ce4" table:number-columns-repeated="16352"/>
        </table:table-row>
        <table:table-row table:style-name="ro2">
          <table:table-cell table:style-name="ce15"/>
          <table:table-cell table:style-name="ce129" table:formula="of:=[$descompost.B26]" office:value-type="string" office:string-value="01.03" calcext:value-type="string">
            <text:p>01.03</text:p>
          </table:table-cell>
          <table:table-cell table:style-name="ce129" table:formula="of:=[$descompost.D26]" office:value-type="string" office:string-value="ud" calcext:value-type="string">
            <text:p>ud</text:p>
          </table:table-cell>
          <table:table-cell table:style-name="ce129" table:formula="of:=[$descompost.E26]" office:value-type="string" office:string-value="Centralización de contadores" calcext:value-type="string">
            <text:p>Centralización de contadores</text:p>
          </table:table-cell>
          <table:table-cell table:number-columns-repeated="2"/>
          <table:table-cell table:style-name="ce15" table:number-columns-repeated="2"/>
          <table:table-cell table:number-columns-repeated="4"/>
          <table:table-cell table:style-name="ce15" table:number-columns-repeated="20"/>
          <table:table-cell table:style-name="ce4" table:number-columns-repeated="16352"/>
        </table:table-row>
        <table:table-row table:style-name="ro16">
          <table:table-cell table:style-name="ce15" table:number-columns-repeated="3"/>
          <table:table-cell table:style-name="ce147" table:formula="of:=[$descompost.E27]" office:value-type="string" office:string-value="Centralització de comptadors, excloent l'armari, formada per: mòdul d'interruptor general de maniobra de 160 A; 2 mòduls d'embarrat general; 1 mòdul de fusibles de seguretat; 3 mòduls de comptadors monofàsics; 1 mòdul de comptadors trifàsics; mòdul de serveis generals amb seccionament; borns de sortida i connexió a terra. Totalment instal·lat i en funcionament. Inclou material auxiliar i treballs nocturns i en cap de setmana si fosin necessaris." calcext:value-type="string" table:number-columns-spanned="7" table:number-rows-spanned="1">
            <text:p>Centralització de comptadors, excloent l'armari, formada per: mòdul d'interruptor general de maniobra de 160 A; 2 mòduls d'embarrat general; 1 mòdul de fusibles de seguretat; 3 mòduls de comptadors monofàsics; 1 mòdul de comptadors trifàsics; mòdul de serveis generals amb seccionament; borns de sortida i connexió a terra. Totalment instal·lat i en funcionament. Inclou material auxiliar i treballs nocturns i en cap de setmana si fosin necessaris.</text:p>
          </table:table-cell>
          <table:covered-table-cell table:number-columns-repeated="2"/>
          <table:covered-table-cell table:number-columns-repeated="2" table:style-name="ce15"/>
          <table:covered-table-cell table:number-columns-repeated="2"/>
          <table:table-cell table:number-columns-repeated="2"/>
          <table:table-cell table:style-name="ce15" table:number-columns-repeated="20"/>
          <table:table-cell table:style-name="ce4" table:number-columns-repeated="16352"/>
        </table:table-row>
        <table:table-row table:style-name="ro2">
          <table:table-cell table:style-name="ce15" table:number-columns-repeated="3"/>
          <table:table-cell table:style-name="ce15" office:value-type="string" calcext:value-type="string">
            <text:p>- CC</text:p>
          </table:table-cell>
          <table:table-cell office:value-type="float" office:value="1" calcext:value-type="float">
            <text:p>1,00</text:p>
          </table:table-cell>
          <table:table-cell/>
          <table:table-cell table:style-name="ce15" table:number-columns-repeated="2"/>
          <table:table-cell table:formula="of:=IF(PRODUCT([.E18:.H18])=0;&quot;&quot;;PRODUCT([.E18:.H18]))" office:value-type="float" office:value="1" calcext:value-type="float">
            <text:p>1,00</text:p>
          </table:table-cell>
          <table:table-cell table:number-columns-repeated="3"/>
          <table:table-cell table:style-name="ce15" table:number-columns-repeated="20"/>
          <table:table-cell table:style-name="ce4" table:number-columns-repeated="16352"/>
        </table:table-row>
        <table:table-row table:style-name="ro2">
          <table:table-cell table:style-name="ce15" table:number-columns-repeated="4"/>
          <table:table-cell table:number-columns-repeated="2"/>
          <table:table-cell table:style-name="ce15" table:number-columns-repeated="2"/>
          <table:table-cell table:number-columns-repeated="4"/>
          <table:table-cell table:style-name="ce15" table:number-columns-repeated="20"/>
          <table:table-cell table:style-name="ce4" table:number-columns-repeated="16352"/>
        </table:table-row>
        <table:table-row table:style-name="ro2">
          <table:table-cell table:style-name="ce15" table:number-columns-repeated="4"/>
          <table:table-cell table:number-columns-repeated="2"/>
          <table:table-cell table:style-name="ce15" table:number-columns-repeated="2"/>
          <table:table-cell table:style-name="ce170"/>
          <table:table-cell table:style-name="ce172" table:formula="of:=SUM([.I18:.I19])" office:value-type="float" office:value="1" calcext:value-type="float">
            <text:p>1,00</text:p>
          </table:table-cell>
          <table:table-cell table:style-name="ce172" table:formula="of:=[$descompost.I37]" office:value-type="float" office:value="917.1432" calcext:value-type="float">
            <text:p>917,14</text:p>
          </table:table-cell>
          <table:table-cell table:style-name="ce172" table:formula="of:=[.K20]*[.J20]" office:value-type="float" office:value="917.1432" calcext:value-type="float">
            <text:p>917,14</text:p>
          </table:table-cell>
          <table:table-cell table:style-name="ce15" table:number-columns-repeated="20"/>
          <table:table-cell table:style-name="ce4" table:number-columns-repeated="16352"/>
        </table:table-row>
        <table:table-row table:style-name="ro2">
          <table:table-cell table:style-name="ce15"/>
          <table:table-cell table:style-name="ce129" table:formula="of:=[$descompost.B39]" office:value-type="string" office:string-value="01.04" calcext:value-type="string">
            <text:p>01.04</text:p>
          </table:table-cell>
          <table:table-cell table:style-name="ce129" table:formula="of:=[$descompost.D39]" office:value-type="string" office:string-value="m" calcext:value-type="string">
            <text:p>m</text:p>
          </table:table-cell>
          <table:table-cell table:style-name="ce129" table:formula="of:=[$descompost.E39]" office:value-type="string" office:string-value="DI con conductor de 10 mm²" calcext:value-type="string">
            <text:p>DI con conductor de 10 mm²</text:p>
          </table:table-cell>
          <table:table-cell table:number-columns-repeated="2"/>
          <table:table-cell table:style-name="ce15" table:number-columns-repeated="2"/>
          <table:table-cell table:style-name="ce171"/>
          <table:table-cell table:style-name="ce173" table:number-columns-repeated="3"/>
          <table:table-cell table:style-name="ce15" table:number-columns-repeated="20"/>
          <table:table-cell table:style-name="ce4" table:number-columns-repeated="16352"/>
        </table:table-row>
        <table:table-row table:style-name="ro17">
          <table:table-cell table:style-name="ce15" table:number-columns-repeated="3"/>
          <table:table-cell table:style-name="ce80" table:formula="of:=[$descompost.E40]" office:value-type="string" office:string-value="Derivació individual monofàsica empotrada per a habitatge, formada per cables unipolars amb conductors de coure, H07Z1-K (AS) 3G10 mm², essent la seva tensió assignada de 450/750 V, sota tub protector flexible, corrugat, de PVC, de 32 mm de diàmetre." calcext:value-type="string" table:number-columns-spanned="7" table:number-rows-spanned="1">
            <text:p>Derivació individual monofàsica empotrada per a habitatge, formada per cables unipolars amb conductors de coure, H07Z1-K (AS) 3G10 mm², essent la seva tensió assignada de 450/750 V, sota tub protector flexible, corrugat, de PVC, de 32 mm de diàmetre.</text:p>
          </table:table-cell>
          <table:covered-table-cell table:number-columns-repeated="2"/>
          <table:covered-table-cell table:number-columns-repeated="2" table:style-name="ce15"/>
          <table:covered-table-cell table:style-name="ce171"/>
          <table:covered-table-cell table:style-name="ce173"/>
          <table:table-cell table:style-name="ce173" table:number-columns-repeated="2"/>
          <table:table-cell table:style-name="ce15" table:number-columns-repeated="20"/>
          <table:table-cell table:style-name="ce4" table:number-columns-repeated="16352"/>
        </table:table-row>
        <table:table-row table:style-name="ro2">
          <table:table-cell table:style-name="ce15" table:number-columns-repeated="3"/>
          <table:table-cell table:style-name="ce15" office:value-type="string" calcext:value-type="string">
            <text:p>- Vivienda 3-B</text:p>
          </table:table-cell>
          <table:table-cell office:value-type="float" office:value="1" calcext:value-type="float">
            <text:p>1,00</text:p>
          </table:table-cell>
          <table:table-cell office:value-type="float" office:value="21" calcext:value-type="float">
            <text:p>21,00</text:p>
          </table:table-cell>
          <table:table-cell table:style-name="ce15" table:number-columns-repeated="2"/>
          <table:table-cell table:formula="of:=IF(PRODUCT([.E23:.H23])=0;&quot;&quot;;PRODUCT([.E23:.H23]))" office:value-type="float" office:value="21" calcext:value-type="float">
            <text:p>21,00</text:p>
          </table:table-cell>
          <table:table-cell table:style-name="ce173" table:number-columns-repeated="3"/>
          <table:table-cell table:style-name="ce15" table:number-columns-repeated="20"/>
          <table:table-cell table:style-name="ce4" table:number-columns-repeated="16352"/>
        </table:table-row>
        <table:table-row table:style-name="ro2">
          <table:table-cell table:style-name="ce15" table:number-columns-repeated="3"/>
          <table:table-cell table:style-name="ce148" office:value-type="string" calcext:value-type="string">
            <text:p>- Local 1</text:p>
          </table:table-cell>
          <table:table-cell office:value-type="float" office:value="1" calcext:value-type="float">
            <text:p>1,00</text:p>
          </table:table-cell>
          <table:table-cell office:value-type="float" office:value="16" calcext:value-type="float">
            <text:p>16,00</text:p>
          </table:table-cell>
          <table:table-cell table:style-name="ce15" table:number-columns-repeated="2"/>
          <table:table-cell table:formula="of:=IF(PRODUCT([.E24:.H24])=0;&quot;&quot;;PRODUCT([.E24:.H24]))" office:value-type="float" office:value="16" calcext:value-type="float">
            <text:p>16,00</text:p>
          </table:table-cell>
          <table:table-cell table:style-name="ce173" table:number-columns-repeated="3"/>
          <table:table-cell table:style-name="ce15" table:number-columns-repeated="20"/>
          <table:table-cell table:style-name="ce4" table:number-columns-repeated="16352"/>
        </table:table-row>
        <table:table-row table:style-name="ro2">
          <table:table-cell table:style-name="ce15" table:number-columns-repeated="3"/>
          <table:table-cell table:style-name="ce148" office:value-type="string" calcext:value-type="string">
            <text:p>- Local 2</text:p>
          </table:table-cell>
          <table:table-cell office:value-type="float" office:value="1" calcext:value-type="float">
            <text:p>1,00</text:p>
          </table:table-cell>
          <table:table-cell office:value-type="float" office:value="21" calcext:value-type="float">
            <text:p>21,00</text:p>
          </table:table-cell>
          <table:table-cell table:style-name="ce15" table:number-columns-repeated="2"/>
          <table:table-cell table:formula="of:=IF(PRODUCT([.E25:.H25])=0;&quot;&quot;;PRODUCT([.E25:.H25]))" office:value-type="float" office:value="21" calcext:value-type="float">
            <text:p>21,00</text:p>
          </table:table-cell>
          <table:table-cell table:style-name="ce173" table:number-columns-repeated="3"/>
          <table:table-cell table:style-name="ce15" table:number-columns-repeated="20"/>
          <table:table-cell table:style-name="ce4" table:number-columns-repeated="16352"/>
        </table:table-row>
        <table:table-row table:style-name="ro2">
          <table:table-cell table:style-name="ce15" table:number-columns-repeated="3"/>
          <table:table-cell table:style-name="ce148" office:value-type="string" calcext:value-type="string">
            <text:p>- Local 3</text:p>
          </table:table-cell>
          <table:table-cell office:value-type="float" office:value="1" calcext:value-type="float">
            <text:p>1,00</text:p>
          </table:table-cell>
          <table:table-cell office:value-type="float" office:value="17" calcext:value-type="float">
            <text:p>17,00</text:p>
          </table:table-cell>
          <table:table-cell table:style-name="ce15" table:number-columns-repeated="2"/>
          <table:table-cell table:formula="of:=IF(PRODUCT([.E26:.H26])=0;&quot;&quot;;PRODUCT([.E26:.H26]))" office:value-type="float" office:value="17" calcext:value-type="float">
            <text:p>17,00</text:p>
          </table:table-cell>
          <table:table-cell table:style-name="ce173" table:number-columns-repeated="3"/>
          <table:table-cell table:style-name="ce15" table:number-columns-repeated="20"/>
          <table:table-cell table:style-name="ce4" table:number-columns-repeated="16352"/>
        </table:table-row>
        <table:table-row table:style-name="ro2">
          <table:table-cell table:style-name="ce124" table:number-columns-repeated="3"/>
          <table:table-cell table:style-name="ce149" office:value-type="string" calcext:value-type="string">
            <text:p>- Zonas comunes</text:p>
          </table:table-cell>
          <table:table-cell table:style-name="ce161" office:value-type="float" office:value="1" calcext:value-type="float">
            <text:p>1,00</text:p>
          </table:table-cell>
          <table:table-cell table:style-name="ce161" office:value-type="float" office:value="8" calcext:value-type="float">
            <text:p>8,00</text:p>
          </table:table-cell>
          <table:table-cell table:style-name="ce124" table:number-columns-repeated="2"/>
          <table:table-cell table:style-name="ce161" table:formula="of:=IF(PRODUCT([.E27:.H27])=0;&quot;&quot;;PRODUCT([.E27:.H27]))" office:value-type="float" office:value="8" calcext:value-type="float">
            <text:p>8,00</text:p>
          </table:table-cell>
          <table:table-cell table:style-name="ce177" table:number-columns-repeated="3"/>
          <table:table-cell table:style-name="ce124" table:number-columns-repeated="20"/>
          <table:table-cell table:style-name="ce4" table:number-columns-repeated="16352"/>
        </table:table-row>
        <table:table-row table:style-name="ro2">
          <table:table-cell table:style-name="ce15" table:number-columns-repeated="4"/>
          <table:table-cell table:number-columns-repeated="2"/>
          <table:table-cell table:style-name="ce15" table:number-columns-repeated="2"/>
          <table:table-cell table:style-name="ce171"/>
          <table:table-cell table:style-name="ce173" table:number-columns-repeated="3"/>
          <table:table-cell table:style-name="ce15" table:number-columns-repeated="20"/>
          <table:table-cell table:style-name="ce4" table:number-columns-repeated="16352"/>
        </table:table-row>
        <table:table-row table:style-name="ro2">
          <table:table-cell table:style-name="ce15" table:number-columns-repeated="4"/>
          <table:table-cell table:number-columns-repeated="2"/>
          <table:table-cell table:style-name="ce15" table:number-columns-repeated="2"/>
          <table:table-cell table:style-name="ce170"/>
          <table:table-cell table:style-name="ce172" table:formula="of:=SUM([.I23:.I28])" office:value-type="float" office:value="83" calcext:value-type="float">
            <text:p>83,00</text:p>
          </table:table-cell>
          <table:table-cell table:style-name="ce172" table:formula="of:=[$descompost.I47]" office:value-type="float" office:value="16.371" calcext:value-type="float">
            <text:p>16,37</text:p>
          </table:table-cell>
          <table:table-cell table:style-name="ce172" table:formula="of:=[.K29]*[.J29]" office:value-type="float" office:value="1358.793" calcext:value-type="float">
            <text:p>1358,79</text:p>
          </table:table-cell>
          <table:table-cell table:style-name="ce15" table:number-columns-repeated="20"/>
          <table:table-cell table:style-name="ce4" table:number-columns-repeated="16352"/>
        </table:table-row>
        <table:table-row table:style-name="ro2">
          <table:table-cell table:style-name="ce15"/>
          <table:table-cell table:style-name="ce129" table:formula="of:=[$descompost.B49]" office:value-type="string" office:string-value="01.05" calcext:value-type="string">
            <text:p>01.05</text:p>
          </table:table-cell>
          <table:table-cell table:style-name="ce129" table:formula="of:=[$descompost.D49]" office:value-type="string" office:string-value="m" calcext:value-type="string">
            <text:p>m</text:p>
          </table:table-cell>
          <table:table-cell table:style-name="ce129" table:formula="of:=[$descompost.E49]" office:value-type="string" office:string-value="DI con conductor de 16 mm²" calcext:value-type="string">
            <text:p>DI con conductor de 16 mm²</text:p>
          </table:table-cell>
          <table:table-cell table:number-columns-repeated="2"/>
          <table:table-cell table:style-name="ce15" table:number-columns-repeated="2"/>
          <table:table-cell table:style-name="ce171"/>
          <table:table-cell table:style-name="ce173" table:number-columns-repeated="3"/>
          <table:table-cell table:style-name="ce15" table:number-columns-repeated="20"/>
          <table:table-cell table:style-name="ce4" table:number-columns-repeated="16352"/>
        </table:table-row>
        <table:table-row table:style-name="ro17">
          <table:table-cell table:style-name="ce15" table:number-columns-repeated="3"/>
          <table:table-cell table:style-name="ce150" table:formula="of:=[$descompost.E50]" office:value-type="string" office:string-value="Derivació individual monofàsica empotrada per a habitatge, formada per cables unipolars amb conductors de coure, H07Z1-K (AS) 3G16 mm², essent la seva tensió assignada de 450/750 V, sota tub protector flexible, corrugat, de PVC, de 32 mm de diàmetre." calcext:value-type="string" table:number-columns-spanned="7" table:number-rows-spanned="1">
            <text:p>Derivació individual monofàsica empotrada per a habitatge, formada per cables unipolars amb conductors de coure, H07Z1-K (AS) 3G16 mm², essent la seva tensió assignada de 450/750 V, sota tub protector flexible, corrugat, de PVC, de 32 mm de diàmetre.</text:p>
          </table:table-cell>
          <table:covered-table-cell table:number-columns-repeated="2"/>
          <table:covered-table-cell table:number-columns-repeated="2" table:style-name="ce15"/>
          <table:covered-table-cell table:style-name="ce171"/>
          <table:covered-table-cell table:style-name="ce173"/>
          <table:table-cell table:style-name="ce173" table:number-columns-repeated="2"/>
          <table:table-cell table:style-name="ce15" table:number-columns-repeated="20"/>
          <table:table-cell table:style-name="ce4" table:number-columns-repeated="16352"/>
        </table:table-row>
        <table:table-row table:style-name="ro2">
          <table:table-cell table:style-name="ce15" table:number-columns-repeated="3"/>
          <table:table-cell table:style-name="ce148" office:value-type="string" calcext:value-type="string">
            <text:p>- Vivienda 1-A</text:p>
          </table:table-cell>
          <table:table-cell office:value-type="float" office:value="1" calcext:value-type="float">
            <text:p>1,00</text:p>
          </table:table-cell>
          <table:table-cell office:value-type="float" office:value="20" calcext:value-type="float">
            <text:p>20,00</text:p>
          </table:table-cell>
          <table:table-cell table:style-name="ce15" table:number-columns-repeated="2"/>
          <table:table-cell table:formula="of:=IF(PRODUCT([.E32:.H32])=0;&quot;&quot;;PRODUCT([.E32:.H32]))" office:value-type="float" office:value="20" calcext:value-type="float">
            <text:p>20,00</text:p>
          </table:table-cell>
          <table:table-cell table:style-name="ce173" table:number-columns-repeated="3"/>
          <table:table-cell table:style-name="ce15" table:number-columns-repeated="20"/>
          <table:table-cell table:style-name="ce4" table:number-columns-repeated="16352"/>
        </table:table-row>
        <table:table-row table:style-name="ro2">
          <table:table-cell table:style-name="ce15" table:number-columns-repeated="3"/>
          <table:table-cell table:style-name="ce148" office:value-type="string" calcext:value-type="string">
            <text:p>- Vivienda 1-B</text:p>
          </table:table-cell>
          <table:table-cell office:value-type="float" office:value="1" calcext:value-type="float">
            <text:p>1,00</text:p>
          </table:table-cell>
          <table:table-cell office:value-type="float" office:value="15" calcext:value-type="float">
            <text:p>15,00</text:p>
          </table:table-cell>
          <table:table-cell table:style-name="ce15" table:number-columns-repeated="2"/>
          <table:table-cell table:formula="of:=IF(PRODUCT([.E33:.H33])=0;&quot;&quot;;PRODUCT([.E33:.H33]))" office:value-type="float" office:value="15" calcext:value-type="float">
            <text:p>15,00</text:p>
          </table:table-cell>
          <table:table-cell table:style-name="ce173" table:number-columns-repeated="3"/>
          <table:table-cell table:style-name="ce15" table:number-columns-repeated="20"/>
          <table:table-cell table:style-name="ce4" table:number-columns-repeated="16352"/>
        </table:table-row>
        <table:table-row table:style-name="ro2">
          <table:table-cell table:style-name="ce15" table:number-columns-repeated="3"/>
          <table:table-cell table:style-name="ce148" office:value-type="string" calcext:value-type="string">
            <text:p>- Vivienda 2-B</text:p>
          </table:table-cell>
          <table:table-cell office:value-type="float" office:value="1" calcext:value-type="float">
            <text:p>1,00</text:p>
          </table:table-cell>
          <table:table-cell office:value-type="float" office:value="18" calcext:value-type="float">
            <text:p>18,00</text:p>
          </table:table-cell>
          <table:table-cell table:style-name="ce15" table:number-columns-repeated="2"/>
          <table:table-cell table:formula="of:=IF(PRODUCT([.E34:.H34])=0;&quot;&quot;;PRODUCT([.E34:.H34]))" office:value-type="float" office:value="18" calcext:value-type="float">
            <text:p>18,00</text:p>
          </table:table-cell>
          <table:table-cell table:style-name="ce173" table:number-columns-repeated="3"/>
          <table:table-cell table:style-name="ce15" table:number-columns-repeated="20"/>
          <table:table-cell table:style-name="ce4" table:number-columns-repeated="16352"/>
        </table:table-row>
        <table:table-row table:style-name="ro2">
          <table:table-cell table:style-name="ce15" table:number-columns-repeated="3"/>
          <table:table-cell table:style-name="ce148" office:value-type="string" calcext:value-type="string">
            <text:p>- Vivienda 3-A</text:p>
          </table:table-cell>
          <table:table-cell office:value-type="float" office:value="1" calcext:value-type="float">
            <text:p>1,00</text:p>
          </table:table-cell>
          <table:table-cell office:value-type="float" office:value="26" calcext:value-type="float">
            <text:p>26,00</text:p>
          </table:table-cell>
          <table:table-cell table:style-name="ce15" table:number-columns-repeated="2"/>
          <table:table-cell table:formula="of:=IF(PRODUCT([.E35:.H35])=0;&quot;&quot;;PRODUCT([.E35:.H35]))" office:value-type="float" office:value="26" calcext:value-type="float">
            <text:p>26,00</text:p>
          </table:table-cell>
          <table:table-cell table:style-name="ce173" table:number-columns-repeated="3"/>
          <table:table-cell table:style-name="ce15" table:number-columns-repeated="20"/>
          <table:table-cell table:style-name="ce4" table:number-columns-repeated="16352"/>
        </table:table-row>
        <table:table-row table:style-name="ro2">
          <table:table-cell table:style-name="ce15" table:number-columns-repeated="3"/>
          <table:table-cell table:style-name="ce148" office:value-type="string" calcext:value-type="string">
            <text:p>- Vivienda 4-A</text:p>
          </table:table-cell>
          <table:table-cell office:value-type="float" office:value="1" calcext:value-type="float">
            <text:p>1,00</text:p>
          </table:table-cell>
          <table:table-cell office:value-type="float" office:value="29" calcext:value-type="float">
            <text:p>29,00</text:p>
          </table:table-cell>
          <table:table-cell table:style-name="ce15" table:number-columns-repeated="2"/>
          <table:table-cell table:formula="of:=IF(PRODUCT([.E36:.H36])=0;&quot;&quot;;PRODUCT([.E36:.H36]))" office:value-type="float" office:value="29" calcext:value-type="float">
            <text:p>29,00</text:p>
          </table:table-cell>
          <table:table-cell table:style-name="ce173" table:number-columns-repeated="3"/>
          <table:table-cell table:style-name="ce15" table:number-columns-repeated="20"/>
          <table:table-cell table:style-name="ce4" table:number-columns-repeated="16352"/>
        </table:table-row>
        <table:table-row table:style-name="ro2">
          <table:table-cell table:style-name="ce15" table:number-columns-repeated="3"/>
          <table:table-cell table:style-name="ce148" office:value-type="string" calcext:value-type="string">
            <text:p>- Vivienda 4-B</text:p>
          </table:table-cell>
          <table:table-cell office:value-type="float" office:value="1" calcext:value-type="float">
            <text:p>1,00</text:p>
          </table:table-cell>
          <table:table-cell office:value-type="float" office:value="24" calcext:value-type="float">
            <text:p>24,00</text:p>
          </table:table-cell>
          <table:table-cell table:style-name="ce15" table:number-columns-repeated="2"/>
          <table:table-cell table:formula="of:=IF(PRODUCT([.E37:.H37])=0;&quot;&quot;;PRODUCT([.E37:.H37]))" office:value-type="float" office:value="24" calcext:value-type="float">
            <text:p>24,00</text:p>
          </table:table-cell>
          <table:table-cell table:style-name="ce173" table:number-columns-repeated="3"/>
          <table:table-cell table:style-name="ce15" table:number-columns-repeated="20"/>
          <table:table-cell table:style-name="ce4" table:number-columns-repeated="16352"/>
        </table:table-row>
        <table:table-row table:style-name="ro2">
          <table:table-cell table:style-name="ce15" table:number-columns-repeated="4"/>
          <table:table-cell table:number-columns-repeated="2"/>
          <table:table-cell table:style-name="ce15" table:number-columns-repeated="2"/>
          <table:table-cell table:style-name="ce171"/>
          <table:table-cell table:style-name="ce173" table:number-columns-repeated="3"/>
          <table:table-cell table:style-name="ce15" table:number-columns-repeated="20"/>
          <table:table-cell table:style-name="ce4" table:number-columns-repeated="16352"/>
        </table:table-row>
        <table:table-row table:style-name="ro2">
          <table:table-cell table:style-name="ce15" table:number-columns-repeated="4"/>
          <table:table-cell table:number-columns-repeated="2"/>
          <table:table-cell table:style-name="ce15" table:number-columns-repeated="2"/>
          <table:table-cell table:style-name="ce170"/>
          <table:table-cell table:style-name="ce172" table:formula="of:=SUM([.I32:.I38])" office:value-type="float" office:value="132" calcext:value-type="float">
            <text:p>132,00</text:p>
          </table:table-cell>
          <table:table-cell table:style-name="ce172" table:formula="of:=[$descompost.I57]" office:value-type="float" office:value="22.5828" calcext:value-type="float">
            <text:p>22,58</text:p>
          </table:table-cell>
          <table:table-cell table:style-name="ce172" table:formula="of:=[.K39]*[.J39]" office:value-type="float" office:value="2980.9296" calcext:value-type="float">
            <text:p>2980,93</text:p>
          </table:table-cell>
          <table:table-cell table:style-name="ce15" table:number-columns-repeated="20"/>
          <table:table-cell table:style-name="ce4" table:number-columns-repeated="16352"/>
        </table:table-row>
        <table:table-row table:style-name="ro2">
          <table:table-cell table:style-name="ce15"/>
          <table:table-cell table:style-name="ce129" table:formula="of:=[$descompost.B59]" office:value-type="string" office:string-value="01.06" calcext:value-type="string">
            <text:p>01.06</text:p>
          </table:table-cell>
          <table:table-cell table:style-name="ce129" table:formula="of:=[$descompost.D59]" office:value-type="string" office:string-value="m" calcext:value-type="string">
            <text:p>m</text:p>
          </table:table-cell>
          <table:table-cell table:style-name="ce129" table:formula="of:=[$descompost.E59]" office:value-type="string" office:string-value="DI con conductor de 25 mm²" calcext:value-type="string">
            <text:p>DI con conductor de 25 mm²</text:p>
          </table:table-cell>
          <table:table-cell table:number-columns-repeated="2"/>
          <table:table-cell table:style-name="ce15" table:number-columns-repeated="2"/>
          <table:table-cell table:style-name="ce171"/>
          <table:table-cell table:style-name="ce173" table:number-columns-repeated="3"/>
          <table:table-cell table:style-name="ce15" table:number-columns-repeated="20"/>
          <table:table-cell table:style-name="ce4" table:number-columns-repeated="16352"/>
        </table:table-row>
        <table:table-row table:style-name="ro17">
          <table:table-cell table:style-name="ce15" table:number-columns-repeated="3"/>
          <table:table-cell table:style-name="ce147" table:formula="of:=[$descompost.E60]" office:value-type="string" office:string-value="Derivació individual monofàsica empotrada per a habitatge, formada per cables unipolars amb conductors de coure, H07Z1-K (AS) 3G25 mm², essent la seva tensió assignada de 450/750 V, sota tub protector flexible, corrugat, de PVC, de 40 mm de diàmetre." calcext:value-type="string" table:number-columns-spanned="7" table:number-rows-spanned="1">
            <text:p>Derivació individual monofàsica empotrada per a habitatge, formada per cables unipolars amb conductors de coure, H07Z1-K (AS) 3G25 mm², essent la seva tensió assignada de 450/750 V, sota tub protector flexible, corrugat, de PVC, de 40 mm de diàmetre.</text:p>
          </table:table-cell>
          <table:covered-table-cell table:number-columns-repeated="2"/>
          <table:covered-table-cell table:number-columns-repeated="2" table:style-name="ce15"/>
          <table:covered-table-cell table:style-name="ce171"/>
          <table:covered-table-cell table:style-name="ce173"/>
          <table:table-cell table:style-name="ce173" table:number-columns-repeated="2"/>
          <table:table-cell table:style-name="ce15" table:number-columns-repeated="20"/>
          <table:table-cell table:style-name="ce4" table:number-columns-repeated="16352"/>
        </table:table-row>
        <table:table-row table:style-name="ro2">
          <table:table-cell table:style-name="ce15" table:number-columns-repeated="3"/>
          <table:table-cell table:style-name="ce148" office:value-type="string" calcext:value-type="string">
            <text:p>-Vivienda 2-A</text:p>
          </table:table-cell>
          <table:table-cell office:value-type="float" office:value="1" calcext:value-type="float">
            <text:p>1,00</text:p>
          </table:table-cell>
          <table:table-cell office:value-type="float" office:value="23" calcext:value-type="float">
            <text:p>23,00</text:p>
          </table:table-cell>
          <table:table-cell table:style-name="ce15" table:number-columns-repeated="2"/>
          <table:table-cell table:formula="of:=IF(PRODUCT([.E42:.H42])=0;&quot;&quot;;PRODUCT([.E42:.H42]))" office:value-type="float" office:value="23" calcext:value-type="float">
            <text:p>23,00</text:p>
          </table:table-cell>
          <table:table-cell table:style-name="ce173" table:number-columns-repeated="3"/>
          <table:table-cell table:style-name="ce15" table:number-columns-repeated="20"/>
          <table:table-cell table:style-name="ce4" table:number-columns-repeated="16352"/>
        </table:table-row>
        <table:table-row table:style-name="ro2">
          <table:table-cell table:style-name="ce15" table:number-columns-repeated="4"/>
          <table:table-cell table:number-columns-repeated="2"/>
          <table:table-cell table:style-name="ce15" table:number-columns-repeated="2"/>
          <table:table-cell table:style-name="ce171"/>
          <table:table-cell table:style-name="ce173" table:number-columns-repeated="3"/>
          <table:table-cell table:style-name="ce15" table:number-columns-repeated="20"/>
          <table:table-cell table:style-name="ce4" table:number-columns-repeated="16352"/>
        </table:table-row>
        <table:table-row table:style-name="ro2">
          <table:table-cell table:style-name="ce15" table:number-columns-repeated="4"/>
          <table:table-cell table:number-columns-repeated="2"/>
          <table:table-cell table:style-name="ce15" table:number-columns-repeated="2"/>
          <table:table-cell table:style-name="ce170"/>
          <table:table-cell table:style-name="ce172" table:formula="of:=SUM([.I42:.I43])" office:value-type="float" office:value="23" calcext:value-type="float">
            <text:p>23,00</text:p>
          </table:table-cell>
          <table:table-cell table:style-name="ce172" table:formula="of:=[$descompost.I67]" office:value-type="float" office:value="32.9766" calcext:value-type="float">
            <text:p>32,98</text:p>
          </table:table-cell>
          <table:table-cell table:style-name="ce172" table:formula="of:=[.K44]*[.J44]" office:value-type="float" office:value="758.4618" calcext:value-type="float">
            <text:p>758,46</text:p>
          </table:table-cell>
          <table:table-cell table:style-name="ce15" table:number-columns-repeated="20"/>
          <table:table-cell table:style-name="ce4" table:number-columns-repeated="16352"/>
        </table:table-row>
        <table:table-row table:style-name="ro2">
          <table:table-cell table:style-name="ce15" table:number-columns-repeated="4"/>
          <table:table-cell table:number-columns-repeated="2"/>
          <table:table-cell table:style-name="ce15" table:number-columns-repeated="2"/>
          <table:table-cell table:style-name="ce171"/>
          <table:table-cell table:style-name="ce173" table:number-columns-repeated="3"/>
          <table:table-cell table:style-name="ce15" table:number-columns-repeated="20"/>
          <table:table-cell table:style-name="ce4" table:number-columns-repeated="16352"/>
        </table:table-row>
        <table:table-row table:style-name="ro2">
          <table:table-cell table:style-name="ce15" table:number-columns-repeated="4"/>
          <table:table-cell table:number-columns-repeated="2"/>
          <table:table-cell table:style-name="ce15"/>
          <table:table-cell table:style-name="ce168"/>
          <table:table-cell table:style-name="ce171"/>
          <table:table-cell table:style-name="ce173" table:number-columns-repeated="3"/>
          <table:table-cell table:style-name="ce15" table:number-columns-repeated="20"/>
          <table:table-cell table:style-name="ce4" table:number-columns-repeated="16352"/>
        </table:table-row>
        <table:table-row table:style-name="ro2">
          <table:table-cell table:style-name="ce15"/>
          <table:table-cell table:style-name="ce129" table:formula="of:=[$descompost.B69]" office:value-type="string" office:string-value="01.07" calcext:value-type="string">
            <text:p>01.07</text:p>
          </table:table-cell>
          <table:table-cell table:style-name="ce129" table:formula="of:=[$descompost.D69]" office:value-type="string" office:string-value="m" calcext:value-type="string">
            <text:p>m</text:p>
          </table:table-cell>
          <table:table-cell table:style-name="ce129" table:formula="of:=[$descompost.E69]" office:value-type="string" office:string-value="Tubo de reserva de 32 mm de diámetro" calcext:value-type="string">
            <text:p>Tubo de reserva de 32 mm de diámetro</text:p>
          </table:table-cell>
          <table:table-cell table:number-columns-repeated="2"/>
          <table:table-cell table:style-name="ce15"/>
          <table:table-cell table:style-name="ce168"/>
          <table:table-cell table:style-name="ce171"/>
          <table:table-cell table:style-name="ce173" table:number-columns-repeated="3"/>
          <table:table-cell table:style-name="ce15" table:number-columns-repeated="20"/>
          <table:table-cell table:style-name="ce4" table:number-columns-repeated="16352"/>
        </table:table-row>
        <table:table-row table:style-name="ro2">
          <table:table-cell table:style-name="ce15" table:number-columns-repeated="3"/>
          <table:table-cell table:style-name="ce151" table:formula="of:=[$descompost.E70]" office:value-type="string" office:string-value="Tub de reserva per cada deu derivacions individuals de 32 mm de diàmetre, tub protector flexible, corrugat de PVC." calcext:value-type="string" table:number-columns-spanned="7" table:number-rows-spanned="1">
            <text:p>Tub de reserva per cada deu derivacions individuals de 32 mm de diàmetre, tub protector flexible, corrugat de PVC.</text:p>
          </table:table-cell>
          <table:covered-table-cell table:number-columns-repeated="2"/>
          <table:covered-table-cell table:style-name="ce15"/>
          <table:covered-table-cell table:style-name="ce168"/>
          <table:covered-table-cell table:style-name="ce171"/>
          <table:covered-table-cell table:style-name="ce173"/>
          <table:table-cell table:style-name="ce173" table:number-columns-repeated="2"/>
          <table:table-cell table:style-name="ce15" table:number-columns-repeated="20"/>
          <table:table-cell table:style-name="ce4" table:number-columns-repeated="16352"/>
        </table:table-row>
        <table:table-row table:style-name="ro2">
          <table:table-cell table:style-name="ce15" table:number-columns-repeated="3"/>
          <table:table-cell table:style-name="ce15" office:value-type="string" calcext:value-type="string">
            <text:p>- Tubo de reserva DI</text:p>
          </table:table-cell>
          <table:table-cell office:value-type="float" office:value="1" calcext:value-type="float">
            <text:p>1,00</text:p>
          </table:table-cell>
          <table:table-cell office:value-type="float" office:value="24" calcext:value-type="float">
            <text:p>24,00</text:p>
          </table:table-cell>
          <table:table-cell table:style-name="ce15"/>
          <table:table-cell table:style-name="ce168"/>
          <table:table-cell table:formula="of:=IF(PRODUCT([.E49:.H49])=0;&quot;&quot;;PRODUCT([.E49:.H49]))" office:value-type="float" office:value="24" calcext:value-type="float">
            <text:p>24,00</text:p>
          </table:table-cell>
          <table:table-cell table:style-name="ce173" table:number-columns-repeated="3"/>
          <table:table-cell table:style-name="ce15" table:number-columns-repeated="20"/>
          <table:table-cell table:style-name="ce4" table:number-columns-repeated="16352"/>
        </table:table-row>
        <table:table-row table:style-name="ro2">
          <table:table-cell table:style-name="ce15" table:number-columns-repeated="4"/>
          <table:table-cell table:number-columns-repeated="2"/>
          <table:table-cell table:style-name="ce15"/>
          <table:table-cell table:style-name="ce168"/>
          <table:table-cell table:style-name="ce171"/>
          <table:table-cell table:style-name="ce173" table:number-columns-repeated="3"/>
          <table:table-cell table:style-name="ce15" table:number-columns-repeated="20"/>
          <table:table-cell table:style-name="ce4" table:number-columns-repeated="16352"/>
        </table:table-row>
        <table:table-row table:style-name="ro2">
          <table:table-cell table:style-name="ce15" table:number-columns-repeated="4"/>
          <table:table-cell table:number-columns-repeated="2"/>
          <table:table-cell table:style-name="ce15"/>
          <table:table-cell table:style-name="ce168"/>
          <table:table-cell table:style-name="ce170"/>
          <table:table-cell table:style-name="ce172" table:formula="of:=SUM([.I49:.I50])" office:value-type="float" office:value="24" calcext:value-type="float">
            <text:p>24,00</text:p>
          </table:table-cell>
          <table:table-cell table:style-name="ce172" table:formula="of:=[$descompost.I75]" office:value-type="float" office:value="2.8662" calcext:value-type="float">
            <text:p>2,87</text:p>
          </table:table-cell>
          <table:table-cell table:style-name="ce172" table:formula="of:=[.K51]*[.J51]" office:value-type="float" office:value="68.7888" calcext:value-type="float">
            <text:p>68,79</text:p>
          </table:table-cell>
          <table:table-cell table:style-name="ce15" table:number-columns-repeated="20"/>
          <table:table-cell table:style-name="ce4" table:number-columns-repeated="16352"/>
        </table:table-row>
        <table:table-row table:style-name="ro2">
          <table:table-cell table:style-name="ce15" table:number-columns-repeated="4"/>
          <table:table-cell table:number-columns-repeated="2"/>
          <table:table-cell table:style-name="ce15"/>
          <table:table-cell table:style-name="ce168"/>
          <table:table-cell table:style-name="ce171"/>
          <table:table-cell table:style-name="ce173" table:number-columns-repeated="3"/>
          <table:table-cell table:style-name="ce15" table:number-columns-repeated="20"/>
          <table:table-cell table:style-name="ce4" table:number-columns-repeated="16352"/>
        </table:table-row>
        <table:table-row table:style-name="ro2">
          <table:table-cell table:style-name="ce15" table:number-columns-repeated="3"/>
          <table:table-cell table:style-name="ce152" office:value-type="string" calcext:value-type="string" table:number-columns-spanned="4" table:number-rows-spanned="1">
            <text:p>TOTAL CAPÍTULO 1 INSTALACIÓN DE ENLACE</text:p>
          </table:table-cell>
          <table:covered-table-cell table:number-columns-repeated="2"/>
          <table:covered-table-cell table:style-name="ce15"/>
          <table:table-cell table:style-name="ce169" table:number-columns-spanned="4" table:number-rows-spanned="1"/>
          <table:covered-table-cell table:style-name="ce171"/>
          <table:covered-table-cell table:number-columns-repeated="2" table:style-name="ce173"/>
          <table:table-cell table:style-name="ce172" table:formula="of:=SUM([.L10:.L51])" office:value-type="float" office:value="8863.655466" calcext:value-type="float">
            <text:p>8863,66</text:p>
          </table:table-cell>
          <table:table-cell table:style-name="ce15" table:number-columns-repeated="20"/>
          <table:table-cell table:style-name="ce4" table:number-columns-repeated="16352"/>
        </table:table-row>
        <table:table-row table:style-name="ro2">
          <table:table-cell table:style-name="ce15" table:number-columns-repeated="4"/>
          <table:table-cell table:number-columns-repeated="2"/>
          <table:table-cell table:style-name="ce15"/>
          <table:table-cell table:style-name="ce168"/>
          <table:table-cell table:style-name="ce171"/>
          <table:table-cell table:style-name="ce173" table:number-columns-repeated="3"/>
          <table:table-cell table:style-name="ce15" table:number-columns-repeated="20"/>
          <table:table-cell table:style-name="ce4" table:number-columns-repeated="16352"/>
        </table:table-row>
        <table:table-row table:style-name="ro2">
          <table:table-cell/>
          <table:table-cell table:style-name="ce40" table:formula="of:=[$descompost.B77]" office:value-type="string" office:string-value="CAPÍTULO 2 OBRA ELÉCTRICA" calcext:value-type="string" table:number-columns-spanned="11" table:number-rows-spanned="1">
            <text:p>CAPÍTULO 2 OBRA ELÉCTRICA</text:p>
          </table:table-cell>
          <table:covered-table-cell table:style-name="ce40"/>
          <table:covered-table-cell table:number-columns-repeated="3"/>
          <table:covered-table-cell table:style-name="ce88"/>
          <table:covered-table-cell table:number-columns-repeated="2"/>
          <table:covered-table-cell table:style-name="ce172"/>
          <table:covered-table-cell table:style-name="ce83"/>
          <table:covered-table-cell table:style-name="ce159"/>
          <table:table-cell table:number-columns-repeated="20"/>
          <table:table-cell table:style-name="ce4" table:number-columns-repeated="16352"/>
        </table:table-row>
        <table:table-row table:style-name="ro2">
          <table:table-cell/>
          <table:table-cell table:style-name="ce143" table:formula="of:=[$descompost.B78]" office:value-type="string" office:string-value="2.1.0 MECANISMES" calcext:value-type="string" table:number-columns-spanned="11" table:number-rows-spanned="1">
            <text:p>2.1.0 MECANISMES</text:p>
          </table:table-cell>
          <table:covered-table-cell table:style-name="ce143"/>
          <table:covered-table-cell table:style-name="ce41"/>
          <table:covered-table-cell table:number-columns-repeated="2" table:style-name="ce162"/>
          <table:covered-table-cell table:number-columns-repeated="2" table:style-name="ce41"/>
          <table:covered-table-cell table:number-columns-repeated="2" table:style-name="ce162"/>
          <table:covered-table-cell table:style-name="ce179"/>
          <table:covered-table-cell table:style-name="ce162"/>
          <table:table-cell table:number-columns-repeated="20"/>
          <table:table-cell table:style-name="ce4" table:number-columns-repeated="16352"/>
        </table:table-row>
        <table:table-row table:style-name="ro2">
          <table:table-cell/>
          <table:table-cell table:style-name="ce37" table:formula="of:=[$descompost.B79]" office:value-type="string" office:string-value="2.1.1" calcext:value-type="string">
            <text:p>2.1.1</text:p>
          </table:table-cell>
          <table:table-cell table:style-name="ce37" table:formula="of:=[$descompost.D79]" office:value-type="string" office:string-value="ud" calcext:value-type="string">
            <text:p>ud</text:p>
          </table:table-cell>
          <table:table-cell table:style-name="ce153" table:formula="of:=[$descompost.E79]" office:value-type="string" office:string-value="Punt de llum simple" calcext:value-type="string">
            <text:p>Punt de llum simple</text:p>
          </table:table-cell>
          <table:table-cell table:style-name="ce159"/>
          <table:table-cell table:number-columns-repeated="27"/>
          <table:table-cell table:style-name="ce4" table:number-columns-repeated="16352"/>
        </table:table-row>
        <table:table-row table:style-name="ro18">
          <table:table-cell table:number-columns-repeated="3"/>
          <table:table-cell table:style-name="ce80" table:formula="of:=[$descompost.E80]" office:value-type="string" office:string-value="Punt de llum simple que inclou caixa universal, tub corrugat de 2221 de diàmetre 20, interruptor simple JUNG (tecla inclosa) o similar aprovat per direcció d'obra, embellecedor de la mateixa gamma, cable de 1,5 mm² H07ZK1 de la marca Prysmian o similar aprovat per direcció d'obra, totalment instal·lat i provat en funcionament. Treballs nocturns inclosos." calcext:value-type="string" table:number-columns-spanned="7" table:number-rows-spanned="1">
            <text:p>Punt de llum simple que inclou caixa universal, tub corrugat de 2221 de diàmetre 20, interruptor simple JUNG (tecla inclosa) o similar aprovat per direcció d'obra, embellecedor de la mateixa gamma, cable de 1,5 mm² H07ZK1 de la marca Prysmian o similar aprovat per direcció d'obra, totalment instal·lat i provat en funcionament. Treballs nocturns inclosos.</text:p>
          </table:table-cell>
          <table:covered-table-cell table:number-columns-repeated="6"/>
          <table:table-cell table:number-columns-repeated="22"/>
          <table:table-cell table:style-name="ce4" table:number-columns-repeated="16352"/>
        </table:table-row>
        <table:table-row table:style-name="ro2">
          <table:table-cell table:number-columns-repeated="3"/>
          <table:table-cell office:value-type="string" calcext:value-type="string">
            <text:p>Vivienda tipo A (E. Básica)</text:p>
          </table:table-cell>
          <table:table-cell table:number-columns-repeated="28"/>
          <table:table-cell table:style-name="ce4" table:number-columns-repeated="16352"/>
        </table:table-row>
        <table:table-row table:style-name="ro2">
          <table:table-cell table:number-columns-repeated="3"/>
          <table:table-cell office:value-type="string" calcext:value-type="string">
            <text:p><text:s text:c="4"/>- Dormitorio principal</text:p>
          </table:table-cell>
          <table:table-cell office:value-type="float" office:value="3" calcext:value-type="float">
            <text:p>3,00</text:p>
          </table:table-cell>
          <table:table-cell office:value-type="float" office:value="4" calcext:value-type="float">
            <text:p>4,00</text:p>
          </table:table-cell>
          <table:table-cell table:number-columns-repeated="2"/>
          <table:table-cell table:formula="of:=IF(PRODUCT([.E60:.H60])=0;&quot;&quot;;PRODUCT([.E60:.H60]))" office:value-type="float" office:value="12" calcext:value-type="float">
            <text:p>12,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Dormitorio individual 1</text:p>
          </table:table-cell>
          <table:table-cell office:value-type="float" office:value="2" calcext:value-type="float">
            <text:p>2,00</text:p>
          </table:table-cell>
          <table:table-cell office:value-type="float" office:value="4" calcext:value-type="float">
            <text:p>4,00</text:p>
          </table:table-cell>
          <table:table-cell table:number-columns-repeated="2"/>
          <table:table-cell table:formula="of:=IF(PRODUCT([.E61:.H61])=0;&quot;&quot;;PRODUCT([.E61:.H61]))" office:value-type="float" office:value="8" calcext:value-type="float">
            <text:p>8,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Cocina</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62:.H62])=0;&quot;&quot;;PRODUCT([.E62:.H62]))" office:value-type="float" office:value="4" calcext:value-type="float">
            <text:p>4,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Baño 1 y 2</text:p>
          </table:table-cell>
          <table:table-cell office:value-type="float" office:value="2" calcext:value-type="float">
            <text:p>2,00</text:p>
          </table:table-cell>
          <table:table-cell office:value-type="float" office:value="4" calcext:value-type="float">
            <text:p>4,00</text:p>
          </table:table-cell>
          <table:table-cell table:number-columns-repeated="2"/>
          <table:table-cell table:formula="of:=IF(PRODUCT([.E63:.H63])=0;&quot;&quot;;PRODUCT([.E63:.H63]))" office:value-type="float" office:value="8" calcext:value-type="float">
            <text:p>8,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Vivienda tipo B (E. Elevada)</text:p>
          </table:table-cell>
          <table:table-cell table:number-columns-repeated="4"/>
          <table:table-cell table:formula="of:=IF(PRODUCT([.E64:.H64])=0;&quot;&quot;;PRODUCT([.E64:.H64]))">
            <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Dormitorio principal</text:p>
          </table:table-cell>
          <table:table-cell office:value-type="float" office:value="3" calcext:value-type="float">
            <text:p>3,00</text:p>
          </table:table-cell>
          <table:table-cell office:value-type="float" office:value="4" calcext:value-type="float">
            <text:p>4,00</text:p>
          </table:table-cell>
          <table:table-cell table:number-columns-repeated="2"/>
          <table:table-cell table:formula="of:=IF(PRODUCT([.E65:.H65])=0;&quot;&quot;;PRODUCT([.E65:.H65]))" office:value-type="float" office:value="12" calcext:value-type="float">
            <text:p>12,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Dormitorio individual 1</text:p>
          </table:table-cell>
          <table:table-cell office:value-type="float" office:value="2" calcext:value-type="float">
            <text:p>2,00</text:p>
          </table:table-cell>
          <table:table-cell office:value-type="float" office:value="4" calcext:value-type="float">
            <text:p>4,00</text:p>
          </table:table-cell>
          <table:table-cell table:number-columns-repeated="2"/>
          <table:table-cell table:formula="of:=IF(PRODUCT([.E66:.H66])=0;&quot;&quot;;PRODUCT([.E66:.H66]))" office:value-type="float" office:value="8" calcext:value-type="float">
            <text:p>8,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Cocina</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67:.H67])=0;&quot;&quot;;PRODUCT([.E67:.H67]))" office:value-type="float" office:value="4" calcext:value-type="float">
            <text:p>4,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Baño 1 y 2</text:p>
          </table:table-cell>
          <table:table-cell office:value-type="float" office:value="2" calcext:value-type="float">
            <text:p>2,00</text:p>
          </table:table-cell>
          <table:table-cell office:value-type="float" office:value="4" calcext:value-type="float">
            <text:p>4,00</text:p>
          </table:table-cell>
          <table:table-cell table:number-columns-repeated="2"/>
          <table:table-cell table:formula="of:=IF(PRODUCT([.E68:.H68])=0;&quot;&quot;;PRODUCT([.E68:.H68]))" office:value-type="float" office:value="8" calcext:value-type="float">
            <text:p>8,00</text:p>
          </table:table-cell>
          <table:table-cell table:number-columns-repeated="23"/>
          <table:table-cell table:style-name="ce4" table:number-columns-repeated="16352"/>
        </table:table-row>
        <table:table-row table:style-name="ro2">
          <table:table-cell table:number-columns-repeated="32"/>
          <table:table-cell table:style-name="ce4" table:number-columns-repeated="16352"/>
        </table:table-row>
        <table:table-row table:style-name="ro2">
          <table:table-cell table:number-columns-repeated="4"/>
          <table:table-cell table:style-name="ce163" table:number-columns-repeated="2"/>
          <table:table-cell table:number-columns-repeated="2"/>
          <table:table-cell table:style-name="ce172"/>
          <table:table-cell table:style-name="ce172" table:formula="of:=SUM([.I60:.I68])" office:value-type="float" office:value="64" calcext:value-type="float">
            <text:p>64,00</text:p>
          </table:table-cell>
          <table:table-cell table:style-name="ce172" table:formula="of:=[$descompost.I91]" office:value-type="float" office:value="47.5422" calcext:value-type="float">
            <text:p>47,54</text:p>
          </table:table-cell>
          <table:table-cell table:style-name="ce172" table:formula="of:=[.J70]*[.K70]" office:value-type="float" office:value="3042.7008" calcext:value-type="float">
            <text:p>3042,70</text:p>
          </table:table-cell>
          <table:table-cell table:number-columns-repeated="20"/>
          <table:table-cell table:style-name="ce4" table:number-columns-repeated="16352"/>
        </table:table-row>
        <table:table-row table:style-name="ro2">
          <table:table-cell/>
          <table:table-cell table:style-name="ce37" table:formula="of:=[$descompost.B93]" office:value-type="string" office:string-value="2.1.2" calcext:value-type="string">
            <text:p>2.1.2</text:p>
          </table:table-cell>
          <table:table-cell table:style-name="ce37" table:formula="of:=[$descompost.D93]" office:value-type="string" office:string-value="ud" calcext:value-type="string">
            <text:p>ud</text:p>
          </table:table-cell>
          <table:table-cell table:style-name="ce37" table:formula="of:=[$descompost.E93]" office:value-type="string" office:string-value="Punt de llum commutat" calcext:value-type="string">
            <text:p>Punt de llum commutat</text:p>
          </table:table-cell>
          <table:table-cell table:number-columns-repeated="4"/>
          <table:table-cell table:style-name="ce163" table:number-columns-repeated="2"/>
          <table:table-cell table:number-columns-repeated="22"/>
          <table:table-cell table:style-name="ce4" table:number-columns-repeated="16352"/>
        </table:table-row>
        <table:table-row table:style-name="ro19">
          <table:table-cell table:number-columns-repeated="3"/>
          <table:table-cell table:style-name="ce80" table:formula="of:=[$descompost.E94]" office:value-type="string" office:string-value="Punt de llum commutat que inclou caixa universal, tub corrugat de 2221 de diàmetre 20, interruptor commutat JUNG (tecla inclosa) o similar aprovat per direcció d'obra, embellecedor de la mateixa gamma, cable de 1,5 mm² H07ZK1 de la marca Prysmian o similar aprovat per direcció d'obra, totalment instal·lat i provat en funcionament. Treballs nocturns inclosos." calcext:value-type="string" table:number-columns-spanned="7" table:number-rows-spanned="1">
            <text:p>Punt de llum commutat que inclou caixa universal, tub corrugat de 2221 de diàmetre 20, interruptor commutat JUNG (tecla inclosa) o similar aprovat per direcció d'obra, embellecedor de la mateixa gamma, cable de 1,5 mm² H07ZK1 de la marca Prysmian o similar aprovat per direcció d'obra, totalment instal·lat i provat en funcionament. Treballs nocturns inclosos.</text:p>
          </table:table-cell>
          <table:covered-table-cell table:number-columns-repeated="6"/>
          <table:table-cell table:number-columns-repeated="22"/>
          <table:table-cell table:style-name="ce4" table:number-columns-repeated="16352"/>
        </table:table-row>
        <table:table-row table:style-name="ro2">
          <table:table-cell table:number-columns-repeated="3"/>
          <table:table-cell office:value-type="string" calcext:value-type="string">
            <text:p>Vivienda tipo A (E. Básica)</text:p>
          </table:table-cell>
          <table:table-cell table:number-columns-repeated="28"/>
          <table:table-cell table:style-name="ce4" table:number-columns-repeated="16352"/>
        </table:table-row>
        <table:table-row table:style-name="ro2">
          <table:table-cell table:number-columns-repeated="3"/>
          <table:table-cell office:value-type="string" calcext:value-type="string">
            <text:p><text:s text:c="4"/>- Dormitorio individual 2</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74:.H74])=0;&quot;&quot;;PRODUCT([.E74:.H74]))" office:value-type="float" office:value="4" calcext:value-type="float">
            <text:p>4,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Cocina</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75:.H75])=0;&quot;&quot;;PRODUCT([.E75:.H75]))" office:value-type="float" office:value="4" calcext:value-type="float">
            <text:p>4,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Pasillo</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76:.H76])=0;&quot;&quot;;PRODUCT([.E76:.H76]))" office:value-type="float" office:value="4" calcext:value-type="float">
            <text:p>4,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Vivienda tipo B (E. Elevada)</text:p>
          </table:table-cell>
          <table:table-cell table:number-columns-repeated="4"/>
          <table:table-cell table:formula="of:=IF(PRODUCT([.E77:.H77])=0;&quot;&quot;;PRODUCT([.E77:.H77]))">
            <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Dormitorio individual 2</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78:.H78])=0;&quot;&quot;;PRODUCT([.E78:.H78]))" office:value-type="float" office:value="4" calcext:value-type="float">
            <text:p>4,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Cocina</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79:.H79])=0;&quot;&quot;;PRODUCT([.E79:.H79]))" office:value-type="float" office:value="4" calcext:value-type="float">
            <text:p>4,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Pasillo</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80:.H80])=0;&quot;&quot;;PRODUCT([.E80:.H80]))" office:value-type="float" office:value="4" calcext:value-type="float">
            <text:p>4,00</text:p>
          </table:table-cell>
          <table:table-cell table:number-columns-repeated="23"/>
          <table:table-cell table:style-name="ce4" table:number-columns-repeated="16352"/>
        </table:table-row>
        <table:table-row table:style-name="ro2">
          <table:table-cell table:number-columns-repeated="32"/>
          <table:table-cell table:style-name="ce4" table:number-columns-repeated="16352"/>
        </table:table-row>
        <table:table-row table:style-name="ro2">
          <table:table-cell table:number-columns-repeated="8"/>
          <table:table-cell table:style-name="ce172"/>
          <table:table-cell table:style-name="ce172" table:formula="of:=SUM([.I74:.I80])" office:value-type="float" office:value="24" calcext:value-type="float">
            <text:p>24,00</text:p>
          </table:table-cell>
          <table:table-cell table:style-name="ce172" table:formula="of:=[$descompost.I105]" office:value-type="float" office:value="67.2894" calcext:value-type="float">
            <text:p>67,29</text:p>
          </table:table-cell>
          <table:table-cell table:style-name="ce172" table:formula="of:=[.J82]*[.K82]" office:value-type="float" office:value="1614.9456" calcext:value-type="float">
            <text:p>1614,95</text:p>
          </table:table-cell>
          <table:table-cell table:number-columns-repeated="20"/>
          <table:table-cell table:style-name="ce4" table:number-columns-repeated="16352"/>
        </table:table-row>
        <table:table-row table:style-name="ro2">
          <table:table-cell/>
          <table:table-cell table:style-name="ce37" table:formula="of:=[$descompost.B107]" office:value-type="string" office:string-value="2.1.3" calcext:value-type="string">
            <text:p>2.1.3</text:p>
          </table:table-cell>
          <table:table-cell table:style-name="ce37" table:formula="of:=[$descompost.D107]" office:value-type="string" office:string-value="ud" calcext:value-type="string">
            <text:p>ud</text:p>
          </table:table-cell>
          <table:table-cell table:style-name="ce37" table:formula="of:=[$descompost.E107]" office:value-type="string" office:string-value="Punt de llum creuament" calcext:value-type="string">
            <text:p>Punt de llum creuament</text:p>
          </table:table-cell>
          <table:table-cell table:style-name="ce163" table:number-columns-repeated="2"/>
          <table:table-cell table:number-columns-repeated="2"/>
          <table:table-cell table:style-name="ce163" table:number-columns-repeated="2"/>
          <table:table-cell table:number-columns-repeated="22"/>
          <table:table-cell table:style-name="ce4" table:number-columns-repeated="16352"/>
        </table:table-row>
        <table:table-row table:style-name="ro20">
          <table:table-cell table:number-columns-repeated="3"/>
          <table:table-cell table:style-name="ce147" table:formula="of:=[$descompost.E108]" office:value-type="string" office:string-value="Punt de llum de creuament que inclou caixa universal, tub corrugat de 2221 de diàmetre 20, interruptor de creuament JUNG (tecla inclosa) o similar aprovat per direcció d'obra, embellecedor de la mateixa gamma, cable de 1,5 mm² H07ZK1 de la marca Prysmian o similar aprovat per direcció d'obra, totalment instal·lat i provat en funcionament. Treballs nocturns inclosos.  " calcext:value-type="string" table:number-columns-spanned="7" table:number-rows-spanned="1">
            <text:p>Punt de llum de creuament que inclou caixa universal, tub corrugat de 2221 de diàmetre 20, interruptor de creuament JUNG (tecla inclosa) o similar aprovat per direcció d'obra, embellecedor de la mateixa gamma, cable de 1,5 mm² H07ZK1 de la marca Prysmian o similar aprovat per direcció d'obra, totalment instal·lat i provat en funcionament. Treballs nocturns inclosos. <text:s/></text:p>
          </table:table-cell>
          <table:covered-table-cell table:number-columns-repeated="2" table:style-name="ce163"/>
          <table:covered-table-cell table:number-columns-repeated="2"/>
          <table:covered-table-cell table:number-columns-repeated="2" table:style-name="ce163"/>
          <table:table-cell table:number-columns-repeated="22"/>
          <table:table-cell table:style-name="ce4" table:number-columns-repeated="16352"/>
        </table:table-row>
        <table:table-row table:style-name="ro2">
          <table:table-cell table:number-columns-repeated="3"/>
          <table:table-cell office:value-type="string" calcext:value-type="string">
            <text:p>Vivienda tipo A (E. Básica)</text:p>
          </table:table-cell>
          <table:table-cell table:number-columns-repeated="28"/>
          <table:table-cell table:style-name="ce4" table:number-columns-repeated="16352"/>
        </table:table-row>
        <table:table-row table:style-name="ro2">
          <table:table-cell table:number-columns-repeated="3"/>
          <table:table-cell office:value-type="string" calcext:value-type="string">
            <text:p><text:s text:c="4"/>- Dormitorio principal</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86:.H86])=0;&quot;&quot;;PRODUCT([.E86:.H86]))" office:value-type="float" office:value="4" calcext:value-type="float">
            <text:p>4,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Dormitorio individual 1</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87:.H87])=0;&quot;&quot;;PRODUCT([.E87:.H87]))" office:value-type="float" office:value="4" calcext:value-type="float">
            <text:p>4,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    - <text:span text:style-name="T5">Salón</text:span> – comedor</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88:.H88])=0;&quot;&quot;;PRODUCT([.E88:.H88]))" office:value-type="float" office:value="4" calcext:value-type="float">
            <text:p>4,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Vivienda tipo B (E. Elevada)</text:p>
          </table:table-cell>
          <table:table-cell table:number-columns-repeated="4"/>
          <table:table-cell table:formula="of:=IF(PRODUCT([.E89:.H89])=0;&quot;&quot;;PRODUCT([.E89:.H89]))">
            <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Dormitorio principal</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90:.H90])=0;&quot;&quot;;PRODUCT([.E90:.H90]))" office:value-type="float" office:value="4" calcext:value-type="float">
            <text:p>4,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Dormitorio individual 1</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91:.H91])=0;&quot;&quot;;PRODUCT([.E91:.H91]))" office:value-type="float" office:value="4" calcext:value-type="float">
            <text:p>4,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    - <text:span text:style-name="T5">Salón</text:span> – comedor</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92:.H92])=0;&quot;&quot;;PRODUCT([.E92:.H92]))" office:value-type="float" office:value="4" calcext:value-type="float">
            <text:p>4,00</text:p>
          </table:table-cell>
          <table:table-cell table:number-columns-repeated="23"/>
          <table:table-cell table:style-name="ce4" table:number-columns-repeated="16352"/>
        </table:table-row>
        <table:table-row table:style-name="ro2">
          <table:table-cell table:number-columns-repeated="32"/>
          <table:table-cell table:style-name="ce4" table:number-columns-repeated="16352"/>
        </table:table-row>
        <table:table-row table:style-name="ro2">
          <table:table-cell table:number-columns-repeated="8"/>
          <table:table-cell table:style-name="ce172"/>
          <table:table-cell table:style-name="ce172" table:formula="of:=SUM([.I86:.I92])" office:value-type="float" office:value="24" calcext:value-type="float">
            <text:p>24,00</text:p>
          </table:table-cell>
          <table:table-cell table:style-name="ce172" table:formula="of:=[$descompost.I120]" office:value-type="float" office:value="161.568" calcext:value-type="float">
            <text:p>161,57</text:p>
          </table:table-cell>
          <table:table-cell table:style-name="ce172" table:formula="of:=[.J94]*[.K94]" office:value-type="float" office:value="3877.632" calcext:value-type="float">
            <text:p>3877,63</text:p>
          </table:table-cell>
          <table:table-cell table:number-columns-repeated="20"/>
          <table:table-cell table:style-name="ce4" table:number-columns-repeated="16352"/>
        </table:table-row>
        <table:table-row table:style-name="ro2">
          <table:table-cell/>
          <table:table-cell table:style-name="ce37" table:formula="of:=[$descompost.B122]" office:value-type="string" office:string-value="2.1.4" calcext:value-type="string">
            <text:p>2.1.4</text:p>
          </table:table-cell>
          <table:table-cell table:style-name="ce37" table:formula="of:=[$descompost.D122]" office:value-type="string" office:string-value="ud" calcext:value-type="string">
            <text:p>ud</text:p>
          </table:table-cell>
          <table:table-cell table:style-name="ce37" table:formula="of:=[$descompost.E122]" office:value-type="string" office:string-value="Presa de corrent tipus C2a" calcext:value-type="string">
            <text:p>Presa de corrent tipus C2a</text:p>
          </table:table-cell>
          <table:table-cell table:style-name="ce163" table:number-columns-repeated="2"/>
          <table:table-cell table:number-columns-repeated="2"/>
          <table:table-cell table:style-name="ce163" table:number-columns-repeated="2"/>
          <table:table-cell table:number-columns-repeated="22"/>
          <table:table-cell table:style-name="ce4" table:number-columns-repeated="16352"/>
        </table:table-row>
        <table:table-row table:style-name="ro20">
          <table:table-cell table:number-columns-repeated="3"/>
          <table:table-cell table:style-name="ce147" table:formula="of:=[$descompost.E123]" office:value-type="string" office:string-value="Presa de corrent tipus C2A que inclou caixa universal, tub corrugat de 2221 de diàmetre 25, endoll JUNG o similar aprovat per direcció d'obra, embellecedor de la mateixa gamma, cable de 2,5 mm² H07ZK1 de la marca Prysmian o similar aprovat per direcció d'obra, totalment instal·lat i provat en funcionament. Treballs nocturns inclosos." calcext:value-type="string" table:number-columns-spanned="7" table:number-rows-spanned="1">
            <text:p>Presa de corrent tipus C2A que inclou caixa universal, tub corrugat de 2221 de diàmetre 25, endoll JUNG o similar aprovat per direcció d'obra, embellecedor de la mateixa gamma, cable de 2,5 mm² H07ZK1 de la marca Prysmian o similar aprovat per direcció d'obra, totalment instal·lat i provat en funcionament. Treballs nocturns inclosos.</text:p>
          </table:table-cell>
          <table:covered-table-cell table:number-columns-repeated="2" table:style-name="ce163"/>
          <table:covered-table-cell table:number-columns-repeated="2"/>
          <table:covered-table-cell table:number-columns-repeated="2" table:style-name="ce163"/>
          <table:table-cell table:number-columns-repeated="22"/>
          <table:table-cell table:style-name="ce4" table:number-columns-repeated="16352"/>
        </table:table-row>
        <table:table-row table:style-name="ro2">
          <table:table-cell table:number-columns-repeated="3"/>
          <table:table-cell office:value-type="string" calcext:value-type="string">
            <text:p>Vivienda tipo A (E. Básica)</text:p>
          </table:table-cell>
          <table:table-cell table:number-columns-repeated="28"/>
          <table:table-cell table:style-name="ce4" table:number-columns-repeated="16352"/>
        </table:table-row>
        <table:table-row table:style-name="ro2">
          <table:table-cell table:number-columns-repeated="3"/>
          <table:table-cell office:value-type="string" calcext:value-type="string">
            <text:p><text:s text:c="4"/>- Dormitorio principal</text:p>
          </table:table-cell>
          <table:table-cell office:value-type="float" office:value="6" calcext:value-type="float">
            <text:p>6,00</text:p>
          </table:table-cell>
          <table:table-cell office:value-type="float" office:value="4" calcext:value-type="float">
            <text:p>4,00</text:p>
          </table:table-cell>
          <table:table-cell table:number-columns-repeated="2"/>
          <table:table-cell table:formula="of:=IF(PRODUCT([.E98:.H98])=0;&quot;&quot;;PRODUCT([.E98:.H98]))" office:value-type="float" office:value="24" calcext:value-type="float">
            <text:p>24,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Dormitorio individual 1</text:p>
          </table:table-cell>
          <table:table-cell office:value-type="float" office:value="5" calcext:value-type="float">
            <text:p>5,00</text:p>
          </table:table-cell>
          <table:table-cell office:value-type="float" office:value="4" calcext:value-type="float">
            <text:p>4,00</text:p>
          </table:table-cell>
          <table:table-cell table:number-columns-repeated="2"/>
          <table:table-cell table:formula="of:=IF(PRODUCT([.E99:.H99])=0;&quot;&quot;;PRODUCT([.E99:.H99]))" office:value-type="float" office:value="20" calcext:value-type="float">
            <text:p>20,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Dormitorio individual 2</text:p>
          </table:table-cell>
          <table:table-cell office:value-type="float" office:value="3" calcext:value-type="float">
            <text:p>3,00</text:p>
          </table:table-cell>
          <table:table-cell office:value-type="float" office:value="4" calcext:value-type="float">
            <text:p>4,00</text:p>
          </table:table-cell>
          <table:table-cell table:number-columns-repeated="2"/>
          <table:table-cell table:formula="of:=IF(PRODUCT([.E100:.H100])=0;&quot;&quot;;PRODUCT([.E100:.H100]))" office:value-type="float" office:value="12" calcext:value-type="float">
            <text:p>12,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Cocina</text:p>
          </table:table-cell>
          <table:table-cell office:value-type="float" office:value="9" calcext:value-type="float">
            <text:p>9,00</text:p>
          </table:table-cell>
          <table:table-cell office:value-type="float" office:value="4" calcext:value-type="float">
            <text:p>4,00</text:p>
          </table:table-cell>
          <table:table-cell table:number-columns-repeated="2"/>
          <table:table-cell table:formula="of:=IF(PRODUCT([.E101:.H101])=0;&quot;&quot;;PRODUCT([.E101:.H101]))" office:value-type="float" office:value="36" calcext:value-type="float">
            <text:p>36,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    - <text:span text:style-name="T5">Salón</text:span> – comedor</text:p>
          </table:table-cell>
          <table:table-cell office:value-type="float" office:value="5" calcext:value-type="float">
            <text:p>5,00</text:p>
          </table:table-cell>
          <table:table-cell office:value-type="float" office:value="4" calcext:value-type="float">
            <text:p>4,00</text:p>
          </table:table-cell>
          <table:table-cell table:number-columns-repeated="2"/>
          <table:table-cell table:formula="of:=IF(PRODUCT([.E102:.H102])=0;&quot;&quot;;PRODUCT([.E102:.H102]))" office:value-type="float" office:value="20" calcext:value-type="float">
            <text:p>20,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Baño 1 y 2</text:p>
          </table:table-cell>
          <table:table-cell office:value-type="float" office:value="2" calcext:value-type="float">
            <text:p>2,00</text:p>
          </table:table-cell>
          <table:table-cell office:value-type="float" office:value="4" calcext:value-type="float">
            <text:p>4,00</text:p>
          </table:table-cell>
          <table:table-cell table:number-columns-repeated="2"/>
          <table:table-cell table:formula="of:=IF(PRODUCT([.E103:.H103])=0;&quot;&quot;;PRODUCT([.E103:.H103]))" office:value-type="float" office:value="8" calcext:value-type="float">
            <text:p>8,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Vivienda tipo B (E. Elevada)</text:p>
          </table:table-cell>
          <table:table-cell table:number-columns-repeated="4"/>
          <table:table-cell table:formula="of:=IF(PRODUCT([.E104:.H104])=0;&quot;&quot;;PRODUCT([.E104:.H104]))">
            <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Dormitorio principal</text:p>
          </table:table-cell>
          <table:table-cell office:value-type="float" office:value="6" calcext:value-type="float">
            <text:p>6,00</text:p>
          </table:table-cell>
          <table:table-cell office:value-type="float" office:value="4" calcext:value-type="float">
            <text:p>4,00</text:p>
          </table:table-cell>
          <table:table-cell table:number-columns-repeated="2"/>
          <table:table-cell table:formula="of:=IF(PRODUCT([.E105:.H105])=0;&quot;&quot;;PRODUCT([.E105:.H105]))" office:value-type="float" office:value="24" calcext:value-type="float">
            <text:p>24,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Dormitorio individual 1</text:p>
          </table:table-cell>
          <table:table-cell office:value-type="float" office:value="5" calcext:value-type="float">
            <text:p>5,00</text:p>
          </table:table-cell>
          <table:table-cell office:value-type="float" office:value="4" calcext:value-type="float">
            <text:p>4,00</text:p>
          </table:table-cell>
          <table:table-cell table:number-columns-repeated="2"/>
          <table:table-cell table:formula="of:=IF(PRODUCT([.E106:.H106])=0;&quot;&quot;;PRODUCT([.E106:.H106]))" office:value-type="float" office:value="20" calcext:value-type="float">
            <text:p>20,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Dormitorio individual 2</text:p>
          </table:table-cell>
          <table:table-cell office:value-type="float" office:value="3" calcext:value-type="float">
            <text:p>3,00</text:p>
          </table:table-cell>
          <table:table-cell office:value-type="float" office:value="4" calcext:value-type="float">
            <text:p>4,00</text:p>
          </table:table-cell>
          <table:table-cell table:number-columns-repeated="2"/>
          <table:table-cell table:formula="of:=IF(PRODUCT([.E107:.H107])=0;&quot;&quot;;PRODUCT([.E107:.H107]))" office:value-type="float" office:value="12" calcext:value-type="float">
            <text:p>12,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Cocina</text:p>
          </table:table-cell>
          <table:table-cell office:value-type="float" office:value="9" calcext:value-type="float">
            <text:p>9,00</text:p>
          </table:table-cell>
          <table:table-cell office:value-type="float" office:value="4" calcext:value-type="float">
            <text:p>4,00</text:p>
          </table:table-cell>
          <table:table-cell table:number-columns-repeated="2"/>
          <table:table-cell table:formula="of:=IF(PRODUCT([.E108:.H108])=0;&quot;&quot;;PRODUCT([.E108:.H108]))" office:value-type="float" office:value="36" calcext:value-type="float">
            <text:p>36,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    - <text:span text:style-name="T5">Salón</text:span> – comedor</text:p>
          </table:table-cell>
          <table:table-cell office:value-type="float" office:value="5" calcext:value-type="float">
            <text:p>5,00</text:p>
          </table:table-cell>
          <table:table-cell office:value-type="float" office:value="4" calcext:value-type="float">
            <text:p>4,00</text:p>
          </table:table-cell>
          <table:table-cell table:number-columns-repeated="2"/>
          <table:table-cell table:formula="of:=IF(PRODUCT([.E109:.H109])=0;&quot;&quot;;PRODUCT([.E109:.H109]))" office:value-type="float" office:value="20" calcext:value-type="float">
            <text:p>20,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Baño 1 y 2</text:p>
          </table:table-cell>
          <table:table-cell office:value-type="float" office:value="3" calcext:value-type="float">
            <text:p>3,00</text:p>
          </table:table-cell>
          <table:table-cell office:value-type="float" office:value="4" calcext:value-type="float">
            <text:p>4,00</text:p>
          </table:table-cell>
          <table:table-cell table:number-columns-repeated="2"/>
          <table:table-cell table:formula="of:=IF(PRODUCT([.E110:.H110])=0;&quot;&quot;;PRODUCT([.E110:.H110]))" office:value-type="float" office:value="12" calcext:value-type="float">
            <text:p>12,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Centralización de contadores</text:p>
          </table:table-cell>
          <table:table-cell office:value-type="float" office:value="1" calcext:value-type="float">
            <text:p>1,00</text:p>
          </table:table-cell>
          <table:table-cell table:number-columns-repeated="3"/>
          <table:table-cell table:formula="of:=IF(PRODUCT([.E111:.H111])=0;&quot;&quot;;PRODUCT([.E111:.H111]))" office:value-type="float" office:value="1" calcext:value-type="float">
            <text:p>1,00</text:p>
          </table:table-cell>
          <table:table-cell table:number-columns-repeated="23"/>
          <table:table-cell table:style-name="ce4" table:number-columns-repeated="16352"/>
        </table:table-row>
        <table:table-row table:style-name="ro2">
          <table:table-cell table:number-columns-repeated="32"/>
          <table:table-cell table:style-name="ce4" table:number-columns-repeated="16352"/>
        </table:table-row>
        <table:table-row table:style-name="ro2">
          <table:table-cell table:number-columns-repeated="4"/>
          <table:table-cell table:style-name="ce163" table:number-columns-repeated="2"/>
          <table:table-cell table:number-columns-repeated="2"/>
          <table:table-cell table:style-name="ce172"/>
          <table:table-cell table:style-name="ce172" table:formula="of:=SUM([.I98:.I111])" office:value-type="float" office:value="245" calcext:value-type="float">
            <text:p>245,00</text:p>
          </table:table-cell>
          <table:table-cell table:style-name="ce172" table:formula="of:=[$descompost.I134]" office:value-type="float" office:value="58.0176" calcext:value-type="float">
            <text:p>58,02</text:p>
          </table:table-cell>
          <table:table-cell table:style-name="ce172" table:formula="of:=[.J113]*[.K113]" office:value-type="float" office:value="14214.312" calcext:value-type="float">
            <text:p>14214,31</text:p>
          </table:table-cell>
          <table:table-cell table:number-columns-repeated="20"/>
          <table:table-cell table:style-name="ce4" table:number-columns-repeated="16352"/>
        </table:table-row>
        <table:table-row table:style-name="ro2">
          <table:table-cell/>
          <table:table-cell table:style-name="ce37" table:formula="of:=[$descompost.B136]" office:value-type="string" office:string-value="2.1.5" calcext:value-type="string">
            <text:p>2.1.5</text:p>
          </table:table-cell>
          <table:table-cell table:style-name="ce37" table:formula="of:=[$descompost.D136]" office:value-type="string" office:string-value="ud" calcext:value-type="string">
            <text:p>ud</text:p>
          </table:table-cell>
          <table:table-cell table:style-name="ce37" table:formula="of:=[$descompost.E136]" office:value-type="string" office:string-value="Presa de corrent tipus ESB25-5a " calcext:value-type="string">
            <text:p>Presa de corrent tipus ESB25-5a </text:p>
          </table:table-cell>
          <table:table-cell table:number-columns-repeated="28"/>
          <table:table-cell table:style-name="ce4" table:number-columns-repeated="16352"/>
        </table:table-row>
        <table:table-row table:style-name="ro21">
          <table:table-cell table:number-columns-repeated="3"/>
          <table:table-cell table:style-name="ce147" table:formula="of:=[$descompost.E137]" office:value-type="string" office:string-value="Presa de corrent tipus ESB25-5A que inclou caixa universal, tub corrugat de 2221 de diàmetre 25, presa de corrent o similar aprovat per direcció d'obra, embellidor de la mateixa gamma, cable de 6 mm² H07ZK1 de la marca Prysmian o similar aprovat per direcció d'obra, totalment instal·lat i provat en funcionament. Treballs nocturns inclosos." calcext:value-type="string" table:number-columns-spanned="7" table:number-rows-spanned="1">
            <text:p>Presa de corrent tipus ESB25-5A que inclou caixa universal, tub corrugat de 2221 de diàmetre 25, presa de corrent o similar aprovat per direcció d'obra, embellidor de la mateixa gamma, cable de 6 mm² H07ZK1 de la marca Prysmian o similar aprovat per direcció d'obra, totalment instal·lat i provat en funcionament. Treballs nocturns inclosos.</text:p>
          </table:table-cell>
          <table:covered-table-cell table:number-columns-repeated="2" table:style-name="ce163"/>
          <table:covered-table-cell table:number-columns-repeated="2"/>
          <table:covered-table-cell table:number-columns-repeated="2" table:style-name="ce163"/>
          <table:table-cell table:number-columns-repeated="22"/>
          <table:table-cell table:style-name="ce4" table:number-columns-repeated="16352"/>
        </table:table-row>
        <table:table-row table:style-name="ro2">
          <table:table-cell table:number-columns-repeated="3"/>
          <table:table-cell office:value-type="string" calcext:value-type="string">
            <text:p>Vivienda tipo A (E. Básica)</text:p>
          </table:table-cell>
          <table:table-cell table:number-columns-repeated="28"/>
          <table:table-cell table:style-name="ce4" table:number-columns-repeated="16352"/>
        </table:table-row>
        <table:table-row table:style-name="ro2">
          <table:table-cell table:number-columns-repeated="3"/>
          <table:table-cell office:value-type="string" calcext:value-type="string">
            <text:p><text:s text:c="4"/>- Cocina</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117:.H117])=0;&quot;&quot;;PRODUCT([.E117:.H117]))" office:value-type="float" office:value="4" calcext:value-type="float">
            <text:p>4,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Vivienda tipo B (E. Elevada)</text:p>
          </table:table-cell>
          <table:table-cell table:number-columns-repeated="4"/>
          <table:table-cell table:formula="of:=IF(PRODUCT([.E118:.H118])=0;&quot;&quot;;PRODUCT([.E118:.H118]))">
            <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Cocina</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119:.H119])=0;&quot;&quot;;PRODUCT([.E119:.H119]))" office:value-type="float" office:value="4" calcext:value-type="float">
            <text:p>4,00</text:p>
          </table:table-cell>
          <table:table-cell table:number-columns-repeated="23"/>
          <table:table-cell table:style-name="ce4" table:number-columns-repeated="16352"/>
        </table:table-row>
        <table:table-row table:style-name="ro2">
          <table:table-cell table:number-columns-repeated="32"/>
          <table:table-cell table:style-name="ce4" table:number-columns-repeated="16352"/>
        </table:table-row>
        <table:table-row table:style-name="ro2">
          <table:table-cell table:number-columns-repeated="4"/>
          <table:table-cell table:style-name="ce163" table:number-columns-repeated="2"/>
          <table:table-cell table:number-columns-repeated="2"/>
          <table:table-cell table:style-name="ce172"/>
          <table:table-cell table:style-name="ce172" table:formula="of:=SUM([.I117:.I119])" office:value-type="float" office:value="8" calcext:value-type="float">
            <text:p>8,00</text:p>
          </table:table-cell>
          <table:table-cell table:style-name="ce172" table:formula="of:=[$descompost.I147]" office:value-type="float" office:value="70.7166" calcext:value-type="float">
            <text:p>70,72</text:p>
          </table:table-cell>
          <table:table-cell table:style-name="ce172" table:formula="of:=[.J121]*[.K121]" office:value-type="float" office:value="565.7328" calcext:value-type="float">
            <text:p>565,73</text:p>
          </table:table-cell>
          <table:table-cell table:number-columns-repeated="20"/>
          <table:table-cell table:style-name="ce4" table:number-columns-repeated="16352"/>
        </table:table-row>
        <table:table-row table:style-name="ro2">
          <table:table-cell/>
          <table:table-cell table:style-name="ce37" table:formula="of:=[$descompost.B149]" office:value-type="string" office:string-value="2.1.6" calcext:value-type="string">
            <text:p>2.1.6</text:p>
          </table:table-cell>
          <table:table-cell table:style-name="ce37" table:formula="of:=[$descompost.D149]" office:value-type="string" office:string-value="ud" calcext:value-type="string">
            <text:p>ud</text:p>
          </table:table-cell>
          <table:table-cell table:style-name="ce37" table:formula="of:=[$descompost.E149]" office:value-type="string" office:string-value="Timbre" calcext:value-type="string">
            <text:p>Timbre</text:p>
          </table:table-cell>
          <table:table-cell table:style-name="ce163" table:number-columns-repeated="2"/>
          <table:table-cell table:number-columns-repeated="2"/>
          <table:table-cell table:style-name="ce163" table:number-columns-repeated="2"/>
          <table:table-cell table:number-columns-repeated="22"/>
          <table:table-cell table:style-name="ce4" table:number-columns-repeated="16352"/>
        </table:table-row>
        <table:table-row table:style-name="ro14">
          <table:table-cell table:number-columns-repeated="3"/>
          <table:table-cell table:style-name="ce80" table:formula="of:=[$descompost.E150]" office:value-type="string" office:string-value="Timbre, de tensió assignada 230 V, format per mecanisme per a timbre amb 4 melodies, referència 8124.2, tapa amb perforacions, per a timbre, brunzidor i altaveu, de material termoplàstic, color blanc, sèrie Sky JUNG, referència 8529 BL i marc embellidor per a 1 element." calcext:value-type="string" table:number-columns-spanned="7" table:number-rows-spanned="1">
            <text:p>Timbre, de tensió assignada 230 V, format per mecanisme per a timbre amb 4 melodies, referència 8124.2, tapa amb perforacions, per a timbre, brunzidor i altaveu, de material termoplàstic, color blanc, sèrie Sky JUNG, referència 8529 BL i marc embellidor per a 1 element.</text:p>
          </table:table-cell>
          <table:covered-table-cell table:number-columns-repeated="2" table:style-name="ce163"/>
          <table:covered-table-cell table:number-columns-repeated="2"/>
          <table:covered-table-cell table:number-columns-repeated="2" table:style-name="ce163"/>
          <table:table-cell table:number-columns-repeated="22"/>
          <table:table-cell table:style-name="ce4" table:number-columns-repeated="16352"/>
        </table:table-row>
        <table:table-row table:style-name="ro2">
          <table:table-cell table:number-columns-repeated="3"/>
          <table:table-cell office:value-type="string" calcext:value-type="string">
            <text:p>Vivienda tipo A (E. Básica)</text:p>
          </table:table-cell>
          <table:table-cell table:number-columns-repeated="28"/>
          <table:table-cell table:style-name="ce4" table:number-columns-repeated="16352"/>
        </table:table-row>
        <table:table-row table:style-name="ro2">
          <table:table-cell table:number-columns-repeated="3"/>
          <table:table-cell office:value-type="string" calcext:value-type="string">
            <text:p>    - <text:span text:style-name="T5">Salón</text:span> – comedor</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125:.H125])=0;&quot;&quot;;PRODUCT([.E125:.H125]))" office:value-type="float" office:value="4" calcext:value-type="float">
            <text:p>4,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Vivienda tipo B (E. Elevada)</text:p>
          </table:table-cell>
          <table:table-cell table:number-columns-repeated="4"/>
          <table:table-cell table:formula="of:=IF(PRODUCT([.E126:.H126])=0;&quot;&quot;;PRODUCT([.E126:.H126]))">
            <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    - <text:span text:style-name="T5">Salón</text:span> – comedor</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127:.H127])=0;&quot;&quot;;PRODUCT([.E127:.H127]))" office:value-type="float" office:value="4" calcext:value-type="float">
            <text:p>4,00</text:p>
          </table:table-cell>
          <table:table-cell table:number-columns-repeated="23"/>
          <table:table-cell table:style-name="ce4" table:number-columns-repeated="16352"/>
        </table:table-row>
        <table:table-row table:style-name="ro2">
          <table:table-cell table:number-columns-repeated="32"/>
          <table:table-cell table:style-name="ce4" table:number-columns-repeated="16352"/>
        </table:table-row>
        <table:table-row table:style-name="ro2">
          <table:table-cell table:number-columns-repeated="4"/>
          <table:table-cell table:style-name="ce163" table:number-columns-repeated="2"/>
          <table:table-cell table:number-columns-repeated="2"/>
          <table:table-cell table:style-name="ce172"/>
          <table:table-cell table:style-name="ce172" table:formula="of:=SUM([.I125:.I127])" office:value-type="float" office:value="8" calcext:value-type="float">
            <text:p>8,00</text:p>
          </table:table-cell>
          <table:table-cell table:style-name="ce172" table:formula="of:=[$descompost.I161]" office:value-type="float" office:value="99.1032" calcext:value-type="float">
            <text:p>99,10</text:p>
          </table:table-cell>
          <table:table-cell table:style-name="ce172" table:formula="of:=[.J129]*[.K129]" office:value-type="float" office:value="792.8256" calcext:value-type="float">
            <text:p>792,83</text:p>
          </table:table-cell>
          <table:table-cell table:number-columns-repeated="20"/>
          <table:table-cell table:style-name="ce4" table:number-columns-repeated="16352"/>
        </table:table-row>
        <table:table-row table:style-name="ro2">
          <table:table-cell/>
          <table:table-cell table:style-name="ce37" table:formula="of:=[$descompost.B163]" office:value-type="string" office:string-value="2.1.7" calcext:value-type="string">
            <text:p>2.1.7</text:p>
          </table:table-cell>
          <table:table-cell table:style-name="ce37" table:formula="of:=[$descompost.D163]" office:value-type="string" office:string-value="ud" calcext:value-type="string">
            <text:p>ud</text:p>
          </table:table-cell>
          <table:table-cell table:style-name="ce37" table:formula="of:=[$descompost.E163]" office:value-type="string" office:string-value="Polsador" calcext:value-type="string">
            <text:p>Polsador</text:p>
          </table:table-cell>
          <table:table-cell table:style-name="ce163" table:number-columns-repeated="2"/>
          <table:table-cell table:number-columns-repeated="2"/>
          <table:table-cell table:style-name="ce163" table:number-columns-repeated="2"/>
          <table:table-cell table:number-columns-repeated="22"/>
          <table:table-cell table:style-name="ce4" table:number-columns-repeated="16352"/>
        </table:table-row>
        <table:table-row table:style-name="ro21">
          <table:table-cell table:number-columns-repeated="3"/>
          <table:table-cell table:style-name="ce21" table:formula="of:=[$descompost.E164]" office:value-type="string" office:string-value="Polsador d'encesa de llums que inclou caixa universal, tub corrugat 2221 de diàmetre 20 mm, Polsador tipus JUNG (tecla inclosa) o similar aprovat per la Direcció d'Obra, embellidor de la mateixa gamma, cable de 1,5 mm² H07ZK1 marca Prysmian o similar aprovat per la Direcció d'Obra, totalment instal·lat i provat en funcionament. Treballs nocturns inclosos." calcext:value-type="string" table:number-columns-spanned="7" table:number-rows-spanned="1">
            <text:p>Polsador d'encesa de llums que inclou caixa universal, tub corrugat 2221 de diàmetre 20 mm, Polsador tipus JUNG (tecla inclosa) o similar aprovat per la Direcció d'Obra, embellidor de la mateixa gamma, cable de 1,5 mm² H07ZK1 marca Prysmian o similar aprovat per la Direcció d'Obra, totalment instal·lat i provat en funcionament. Treballs nocturns inclosos.</text:p>
          </table:table-cell>
          <table:covered-table-cell table:number-columns-repeated="2" table:style-name="ce163"/>
          <table:covered-table-cell table:number-columns-repeated="2"/>
          <table:covered-table-cell table:number-columns-repeated="2" table:style-name="ce163"/>
          <table:table-cell table:number-columns-repeated="22"/>
          <table:table-cell table:style-name="ce4" table:number-columns-repeated="16352"/>
        </table:table-row>
        <table:table-row table:style-name="ro2">
          <table:table-cell table:number-columns-repeated="3"/>
          <table:table-cell office:value-type="string" calcext:value-type="string">
            <text:p><text:s text:c="4"/>- Escaleras</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132:.H132])=0;&quot;&quot;;PRODUCT([.E132:.H132]))" office:value-type="float" office:value="4" calcext:value-type="float">
            <text:p>4,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    - <text:span text:style-name="T5">Garaje</text:span></text:p>
          </table:table-cell>
          <table:table-cell office:value-type="float" office:value="1" calcext:value-type="float">
            <text:p>1,00</text:p>
          </table:table-cell>
          <table:table-cell table:number-columns-repeated="3"/>
          <table:table-cell table:formula="of:=IF(PRODUCT([.E133:.H133])=0;&quot;&quot;;PRODUCT([.E133:.H133]))" office:value-type="float" office:value="1" calcext:value-type="float">
            <text:p>1,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Recibidor planta baja</text:p>
          </table:table-cell>
          <table:table-cell office:value-type="float" office:value="3" calcext:value-type="float">
            <text:p>3,00</text:p>
          </table:table-cell>
          <table:table-cell table:number-columns-repeated="3"/>
          <table:table-cell table:formula="of:=IF(PRODUCT([.E134:.H134])=0;&quot;&quot;;PRODUCT([.E134:.H134]))" office:value-type="float" office:value="3" calcext:value-type="float">
            <text:p>3,00</text:p>
          </table:table-cell>
          <table:table-cell table:number-columns-repeated="23"/>
          <table:table-cell table:style-name="ce4" table:number-columns-repeated="16352"/>
        </table:table-row>
        <table:table-row table:style-name="ro2">
          <table:table-cell table:number-columns-repeated="32"/>
          <table:table-cell table:style-name="ce4" table:number-columns-repeated="16352"/>
        </table:table-row>
        <table:table-row table:style-name="ro2">
          <table:table-cell table:number-columns-repeated="4"/>
          <table:table-cell table:style-name="ce163" table:number-columns-repeated="2"/>
          <table:table-cell table:number-columns-repeated="2"/>
          <table:table-cell table:style-name="ce172"/>
          <table:table-cell table:style-name="ce172" table:formula="of:=SUM([.I132:.I134])" office:value-type="float" office:value="8" calcext:value-type="float">
            <text:p>8,00</text:p>
          </table:table-cell>
          <table:table-cell table:style-name="ce172" table:formula="of:=[$descompost.I175]" office:value-type="float" office:value="47.634" calcext:value-type="float">
            <text:p>47,63</text:p>
          </table:table-cell>
          <table:table-cell table:style-name="ce172" table:formula="of:=[.J136]*[.K136]" office:value-type="float" office:value="381.072" calcext:value-type="float">
            <text:p>381,07</text:p>
          </table:table-cell>
          <table:table-cell table:number-columns-repeated="20"/>
          <table:table-cell table:style-name="ce4" table:number-columns-repeated="16352"/>
        </table:table-row>
        <table:table-row table:style-name="ro2">
          <table:table-cell table:number-columns-repeated="4"/>
          <table:table-cell table:style-name="ce163" table:number-columns-repeated="2"/>
          <table:table-cell table:number-columns-repeated="2"/>
          <table:table-cell table:style-name="ce173" table:number-columns-repeated="4"/>
          <table:table-cell table:number-columns-repeated="20"/>
          <table:table-cell table:style-name="ce4" table:number-columns-repeated="16352"/>
        </table:table-row>
        <table:table-row table:style-name="ro2">
          <table:table-cell table:number-columns-repeated="3"/>
          <table:table-cell table:style-name="ce152" office:value-type="string" calcext:value-type="string" table:number-columns-spanned="4" table:number-rows-spanned="1">
            <text:p>TOTAL 2.1.0 SUBCAPÍTULO MECANISMOS </text:p>
          </table:table-cell>
          <table:covered-table-cell table:number-columns-repeated="2"/>
          <table:covered-table-cell table:style-name="ce15"/>
          <table:table-cell table:style-name="ce169" table:number-columns-spanned="4" table:number-rows-spanned="1"/>
          <table:covered-table-cell table:style-name="ce171"/>
          <table:covered-table-cell table:number-columns-repeated="2" table:style-name="ce173"/>
          <table:table-cell table:style-name="ce172" table:formula="of:=SUM([.L70:.L136])" office:value-type="float" office:value="24489.2208" calcext:value-type="float">
            <text:p>24489,22</text:p>
          </table:table-cell>
          <table:table-cell table:number-columns-repeated="20"/>
          <table:table-cell table:style-name="ce4" table:number-columns-repeated="16352"/>
        </table:table-row>
        <table:table-row table:style-name="ro2">
          <table:table-cell table:number-columns-repeated="4"/>
          <table:table-cell table:style-name="ce163" table:number-columns-repeated="2"/>
          <table:table-cell table:number-columns-repeated="2"/>
          <table:table-cell table:style-name="ce173" table:number-columns-repeated="4"/>
          <table:table-cell table:number-columns-repeated="20"/>
          <table:table-cell table:style-name="ce4" table:number-columns-repeated="16352"/>
        </table:table-row>
        <table:table-row table:style-name="ro2">
          <table:table-cell/>
          <table:table-cell table:style-name="ce144" table:formula="of:=[$descompost.B177]" office:value-type="string" office:string-value="2.2.0 CABLEJAT" calcext:value-type="string" table:number-columns-spanned="11" table:number-rows-spanned="1">
            <text:p>2.2.0 CABLEJAT</text:p>
          </table:table-cell>
          <table:covered-table-cell table:style-name="ce144"/>
          <table:covered-table-cell table:style-name="ce155"/>
          <table:covered-table-cell table:number-columns-repeated="2" table:style-name="ce165"/>
          <table:covered-table-cell table:number-columns-repeated="2" table:style-name="ce155"/>
          <table:covered-table-cell table:number-columns-repeated="3" table:style-name="ce165"/>
          <table:covered-table-cell table:style-name="ce181"/>
          <table:table-cell table:number-columns-repeated="20"/>
          <table:table-cell table:style-name="ce4" table:number-columns-repeated="16352"/>
        </table:table-row>
        <table:table-row table:style-name="ro2">
          <table:table-cell/>
          <table:table-cell table:style-name="ce37" table:formula="of:=[$descompost.B178]" office:value-type="string" office:string-value="2.2.1" calcext:value-type="string">
            <text:p>2.2.1</text:p>
          </table:table-cell>
          <table:table-cell table:style-name="ce37" table:formula="of:=[$descompost.D178]" office:value-type="string" office:string-value="m" calcext:value-type="string">
            <text:p>m</text:p>
          </table:table-cell>
          <table:table-cell table:style-name="ce37" table:formula="of:=[$descompost.E178]" office:value-type="string" office:string-value="Cablejat  2x1,5 + 1,5 mm² " calcext:value-type="string">
            <text:p>Cablejat <text:s/>2x1,5 + 1,5 mm² </text:p>
          </table:table-cell>
          <table:table-cell table:style-name="ce163" table:number-columns-repeated="2"/>
          <table:table-cell table:number-columns-repeated="2"/>
          <table:table-cell table:style-name="ce163" table:number-columns-repeated="2"/>
          <table:table-cell/>
          <table:table-cell table:style-name="ce163"/>
          <table:table-cell table:number-columns-repeated="20"/>
          <table:table-cell table:style-name="ce4" table:number-columns-repeated="16352"/>
        </table:table-row>
        <table:table-row table:style-name="ro22">
          <table:table-cell table:number-columns-repeated="3"/>
          <table:table-cell table:style-name="ce21" table:formula="of:=[$descompost.E179]" office:value-type="string" office:string-value="Instal·lació d'un metre de cablejat H07Z1-K 1,5 mm² unipolar, blau, negre, verd-groc de la marca Prysmian encastat dins de tub forroplas de 20 de diàmetre 2221. Instal·lació i estesa de cables i la seva connexió des del quadre general fins a les caixes de derivació." calcext:value-type="string" table:number-columns-spanned="7" table:number-rows-spanned="1">
            <text:p>Instal·lació d'un metre de cablejat H07Z1-K 1,5 mm² unipolar, blau, negre, verd-groc de la marca Prysmian encastat dins de tub forroplas de 20 de diàmetre 2221. Instal·lació i estesa de cables i la seva connexió des del quadre general fins a les caixes de derivació.</text:p>
          </table:table-cell>
          <table:covered-table-cell table:number-columns-repeated="2" table:style-name="ce166"/>
          <table:covered-table-cell table:number-columns-repeated="2" table:style-name="ce147"/>
          <table:covered-table-cell table:style-name="ce166"/>
          <table:covered-table-cell table:style-name="ce163"/>
          <table:table-cell/>
          <table:table-cell table:style-name="ce163"/>
          <table:table-cell table:number-columns-repeated="20"/>
          <table:table-cell table:style-name="ce4" table:number-columns-repeated="16352"/>
        </table:table-row>
        <table:table-row table:style-name="ro2">
          <table:table-cell table:number-columns-repeated="3"/>
          <table:table-cell office:value-type="string" calcext:value-type="string">
            <text:p><text:span text:style-name="T1">    - </text:span>Vivienda tipo A (E. Básica)</text:p>
          </table:table-cell>
          <table:table-cell office:value-type="float" office:value="7" calcext:value-type="float">
            <text:p>7,00</text:p>
          </table:table-cell>
          <table:table-cell office:value-type="float" office:value="4" calcext:value-type="float">
            <text:p>4,00</text:p>
          </table:table-cell>
          <table:table-cell table:number-columns-repeated="2"/>
          <table:table-cell table:formula="of:=IF(PRODUCT([.E143:.H143])=0;&quot;&quot;;PRODUCT([.E143:.H143]))" office:value-type="float" office:value="28" calcext:value-type="float">
            <text:p>28,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Vivienda tipo B (E. Elevada)</text:p>
          </table:table-cell>
          <table:table-cell office:value-type="float" office:value="7" calcext:value-type="float">
            <text:p>7,00</text:p>
          </table:table-cell>
          <table:table-cell office:value-type="float" office:value="4" calcext:value-type="float">
            <text:p>4,00</text:p>
          </table:table-cell>
          <table:table-cell table:number-columns-repeated="2"/>
          <table:table-cell table:formula="of:=IF(PRODUCT([.E144:.H144])=0;&quot;&quot;;PRODUCT([.E144:.H144]))" office:value-type="float" office:value="28" calcext:value-type="float">
            <text:p>28,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Escaleras</text:p>
          </table:table-cell>
          <table:table-cell office:value-type="float" office:value="3" calcext:value-type="float">
            <text:p>3,00</text:p>
          </table:table-cell>
          <table:table-cell office:value-type="float" office:value="4" calcext:value-type="float">
            <text:p>4,00</text:p>
          </table:table-cell>
          <table:table-cell table:number-columns-repeated="2"/>
          <table:table-cell table:formula="of:=IF(PRODUCT([.E145:.H145])=0;&quot;&quot;;PRODUCT([.E145:.H145]))" office:value-type="float" office:value="12" calcext:value-type="float">
            <text:p>12,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Recibidor planta baja</text:p>
          </table:table-cell>
          <table:table-cell office:value-type="float" office:value="1" calcext:value-type="float">
            <text:p>1,00</text:p>
          </table:table-cell>
          <table:table-cell table:number-columns-repeated="3"/>
          <table:table-cell table:formula="of:=IF(PRODUCT([.E146:.H146])=0;&quot;&quot;;PRODUCT([.E146:.H146]))" office:value-type="float" office:value="1" calcext:value-type="float">
            <text:p>1,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Garaje</text:p>
          </table:table-cell>
          <table:table-cell office:value-type="float" office:value="3" calcext:value-type="float">
            <text:p>3,00</text:p>
          </table:table-cell>
          <table:table-cell table:number-columns-repeated="3"/>
          <table:table-cell table:formula="of:=IF(PRODUCT([.E147:.H147])=0;&quot;&quot;;PRODUCT([.E147:.H147]))" office:value-type="float" office:value="3" calcext:value-type="float">
            <text:p>3,00</text:p>
          </table:table-cell>
          <table:table-cell table:number-columns-repeated="23"/>
          <table:table-cell table:style-name="ce4" table:number-columns-repeated="16352"/>
        </table:table-row>
        <table:table-row table:style-name="ro2">
          <table:table-cell table:number-columns-repeated="32"/>
          <table:table-cell table:style-name="ce4" table:number-columns-repeated="16352"/>
        </table:table-row>
        <table:table-row table:style-name="ro2">
          <table:table-cell table:number-columns-repeated="4"/>
          <table:table-cell table:style-name="ce163" table:number-columns-repeated="2"/>
          <table:table-cell table:number-columns-repeated="2"/>
          <table:table-cell table:style-name="ce172"/>
          <table:table-cell table:style-name="ce172" table:formula="of:=SUM([.I143:.I148])" office:value-type="float" office:value="72" calcext:value-type="float">
            <text:p>72,00</text:p>
          </table:table-cell>
          <table:table-cell table:style-name="ce172" table:formula="of:=[$descompost.I186]" office:value-type="float" office:value="26.5302" calcext:value-type="float">
            <text:p>26,53</text:p>
          </table:table-cell>
          <table:table-cell table:style-name="ce172" table:formula="of:=[.J149]*[.K149]" office:value-type="float" office:value="1910.1744" calcext:value-type="float">
            <text:p>1910,17</text:p>
          </table:table-cell>
          <table:table-cell table:number-columns-repeated="20"/>
          <table:table-cell table:style-name="ce4" table:number-columns-repeated="16352"/>
        </table:table-row>
        <table:table-row table:style-name="ro2">
          <table:table-cell/>
          <table:table-cell table:style-name="ce37" table:formula="of:=[$descompost.B188]" office:value-type="string" office:string-value="2.2.2" calcext:value-type="string">
            <text:p>2.2.2</text:p>
          </table:table-cell>
          <table:table-cell table:style-name="ce37" table:formula="of:=[$descompost.D188]" office:value-type="string" office:string-value="m" calcext:value-type="string">
            <text:p>m</text:p>
          </table:table-cell>
          <table:table-cell table:style-name="ce37" table:formula="of:=[$descompost.E188]" office:value-type="string" office:string-value="Cablejat 2x2,5 + 2,5 mm² " calcext:value-type="string">
            <text:p>Cablejat 2x2,5 + 2,5 mm² </text:p>
          </table:table-cell>
          <table:table-cell table:style-name="ce163" table:number-columns-repeated="2"/>
          <table:table-cell table:number-columns-repeated="2"/>
          <table:table-cell table:style-name="ce163" table:number-columns-repeated="2"/>
          <table:table-cell/>
          <table:table-cell table:style-name="ce163"/>
          <table:table-cell table:number-columns-repeated="20"/>
          <table:table-cell table:style-name="ce4" table:number-columns-repeated="16352"/>
        </table:table-row>
        <table:table-row table:style-name="ro23">
          <table:table-cell table:number-columns-repeated="3"/>
          <table:table-cell table:style-name="ce21" table:formula="of:=[$descompost.E189]" office:value-type="string" office:string-value="Instal·lació d'un metre de cablejat H07Z1-K 2,5 mm² unipolar, blau, negre, verd-groc de la marca Prysmian encastat dins de tub forroplas de 20 de diàmetre 2221. Instal·lació i estesa de cables i la seva connexió des del quadre general fins a les caixes de derivació." calcext:value-type="string" table:number-columns-spanned="7" table:number-rows-spanned="1">
            <text:p>Instal·lació d'un metre de cablejat H07Z1-K 2,5 mm² unipolar, blau, negre, verd-groc de la marca Prysmian encastat dins de tub forroplas de 20 de diàmetre 2221. Instal·lació i estesa de cables i la seva connexió des del quadre general fins a les caixes de derivació.</text:p>
          </table:table-cell>
          <table:covered-table-cell table:number-columns-repeated="2" table:style-name="ce163"/>
          <table:covered-table-cell table:number-columns-repeated="2"/>
          <table:covered-table-cell table:number-columns-repeated="2" table:style-name="ce163"/>
          <table:table-cell/>
          <table:table-cell table:style-name="ce163"/>
          <table:table-cell table:number-columns-repeated="20"/>
          <table:table-cell table:style-name="ce4" table:number-columns-repeated="16352"/>
        </table:table-row>
        <table:table-row table:style-name="ro2">
          <table:table-cell table:number-columns-repeated="3"/>
          <table:table-cell office:value-type="string" calcext:value-type="string">
            <text:p><text:span text:style-name="T1">    - </text:span>Vivienda tipo A (E. Básica)</text:p>
          </table:table-cell>
          <table:table-cell office:value-type="float" office:value="7" calcext:value-type="float">
            <text:p>7,00</text:p>
          </table:table-cell>
          <table:table-cell office:value-type="float" office:value="4" calcext:value-type="float">
            <text:p>4,00</text:p>
          </table:table-cell>
          <table:table-cell table:number-columns-repeated="2"/>
          <table:table-cell table:formula="of:=IF(PRODUCT([.E152:.H152])=0;&quot;&quot;;PRODUCT([.E152:.H152]))" office:value-type="float" office:value="28" calcext:value-type="float">
            <text:p>28,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Vivienda tipo B (E. Elevada)</text:p>
          </table:table-cell>
          <table:table-cell office:value-type="float" office:value="7" calcext:value-type="float">
            <text:p>7,00</text:p>
          </table:table-cell>
          <table:table-cell office:value-type="float" office:value="4" calcext:value-type="float">
            <text:p>4,00</text:p>
          </table:table-cell>
          <table:table-cell table:number-columns-repeated="2"/>
          <table:table-cell table:formula="of:=IF(PRODUCT([.E153:.H153])=0;&quot;&quot;;PRODUCT([.E153:.H153]))" office:value-type="float" office:value="28" calcext:value-type="float">
            <text:p>28,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Escaleras</text:p>
          </table:table-cell>
          <table:table-cell office:value-type="float" office:value="3" calcext:value-type="float">
            <text:p>3,00</text:p>
          </table:table-cell>
          <table:table-cell office:value-type="float" office:value="4" calcext:value-type="float">
            <text:p>4,00</text:p>
          </table:table-cell>
          <table:table-cell table:number-columns-repeated="2"/>
          <table:table-cell table:formula="of:=IF(PRODUCT([.E154:.H154])=0;&quot;&quot;;PRODUCT([.E154:.H154]))" office:value-type="float" office:value="12" calcext:value-type="float">
            <text:p>12,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Recibidor planta baja</text:p>
          </table:table-cell>
          <table:table-cell office:value-type="float" office:value="1" calcext:value-type="float">
            <text:p>1,00</text:p>
          </table:table-cell>
          <table:table-cell table:number-columns-repeated="3"/>
          <table:table-cell table:formula="of:=IF(PRODUCT([.E155:.H155])=0;&quot;&quot;;PRODUCT([.E155:.H155]))" office:value-type="float" office:value="1" calcext:value-type="float">
            <text:p>1,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Garaje</text:p>
          </table:table-cell>
          <table:table-cell office:value-type="float" office:value="3" calcext:value-type="float">
            <text:p>3,00</text:p>
          </table:table-cell>
          <table:table-cell table:number-columns-repeated="3"/>
          <table:table-cell table:formula="of:=IF(PRODUCT([.E156:.H156])=0;&quot;&quot;;PRODUCT([.E156:.H156]))" office:value-type="float" office:value="3" calcext:value-type="float">
            <text:p>3,00</text:p>
          </table:table-cell>
          <table:table-cell table:number-columns-repeated="23"/>
          <table:table-cell table:style-name="ce4" table:number-columns-repeated="16352"/>
        </table:table-row>
        <table:table-row table:style-name="ro2">
          <table:table-cell table:number-columns-repeated="32"/>
          <table:table-cell table:style-name="ce4" table:number-columns-repeated="16352"/>
        </table:table-row>
        <table:table-row table:style-name="ro2">
          <table:table-cell table:number-columns-repeated="4"/>
          <table:table-cell table:style-name="ce163" table:number-columns-repeated="2"/>
          <table:table-cell table:number-columns-repeated="2"/>
          <table:table-cell table:style-name="ce172"/>
          <table:table-cell table:style-name="ce172" table:formula="of:=SUM([.I152:.I157])" office:value-type="float" office:value="72" calcext:value-type="float">
            <text:p>72,00</text:p>
          </table:table-cell>
          <table:table-cell table:style-name="ce172" table:formula="of:=[$descompost.I196]" office:value-type="float" office:value="28.2642" calcext:value-type="float">
            <text:p>28,26</text:p>
          </table:table-cell>
          <table:table-cell table:style-name="ce172" table:formula="of:=[.J158]*[.K158]" office:value-type="float" office:value="2035.0224" calcext:value-type="float">
            <text:p>2035,02</text:p>
          </table:table-cell>
          <table:table-cell table:number-columns-repeated="20"/>
          <table:table-cell table:style-name="ce4" table:number-columns-repeated="16352"/>
        </table:table-row>
        <table:table-row table:style-name="ro2">
          <table:table-cell/>
          <table:table-cell table:style-name="ce37" table:formula="of:=[$descompost.B198]" office:value-type="string" office:string-value="2.2.3" calcext:value-type="string">
            <text:p>2.2.3</text:p>
          </table:table-cell>
          <table:table-cell table:style-name="ce37" table:formula="of:=[$descompost.D198]" office:value-type="string" office:string-value="m" calcext:value-type="string">
            <text:p>m</text:p>
          </table:table-cell>
          <table:table-cell table:style-name="ce37" table:formula="of:=[$descompost.E198]" office:value-type="string" office:string-value="Cablejat  2x6 + 6 mm² " calcext:value-type="string">
            <text:p>Cablejat <text:s/>2x6 + 6 mm² </text:p>
          </table:table-cell>
          <table:table-cell table:style-name="ce163" table:number-columns-repeated="2"/>
          <table:table-cell table:number-columns-repeated="2"/>
          <table:table-cell table:style-name="ce163" table:number-columns-repeated="2"/>
          <table:table-cell/>
          <table:table-cell table:style-name="ce163"/>
          <table:table-cell table:number-columns-repeated="20"/>
          <table:table-cell table:style-name="ce4" table:number-columns-repeated="16352"/>
        </table:table-row>
        <table:table-row table:style-name="ro14">
          <table:table-cell table:number-columns-repeated="3"/>
          <table:table-cell table:style-name="ce21" table:formula="of:=[$descompost.E199]" office:value-type="string" office:string-value="Instal·lació d'un metre de cablejat H07Z1-K 6 mm² unipolar, blau, negre, verd-groc de la marca Prysmian encastat dins de tub forroplas de 25 de diàmetre 2221. Instal·lació i estesa de cables i la seva connexió des del quadre general fins a les caixes de derivació." calcext:value-type="string" table:number-columns-spanned="7" table:number-rows-spanned="1">
            <text:p>Instal·lació d'un metre de cablejat H07Z1-K 6 mm² unipolar, blau, negre, verd-groc de la marca Prysmian encastat dins de tub forroplas de 25 de diàmetre 2221. Instal·lació i estesa de cables i la seva connexió des del quadre general fins a les caixes de derivació.</text:p>
          </table:table-cell>
          <table:covered-table-cell table:number-columns-repeated="2" table:style-name="ce163"/>
          <table:covered-table-cell table:number-columns-repeated="2"/>
          <table:covered-table-cell table:number-columns-repeated="2" table:style-name="ce163"/>
          <table:table-cell/>
          <table:table-cell table:style-name="ce163"/>
          <table:table-cell table:number-columns-repeated="20"/>
          <table:table-cell table:style-name="ce4" table:number-columns-repeated="16352"/>
        </table:table-row>
        <table:table-row table:style-name="ro2">
          <table:table-cell table:number-columns-repeated="3"/>
          <table:table-cell office:value-type="string" calcext:value-type="string">
            <text:p><text:span text:style-name="T1">    - </text:span>Vivienda tipo A (E. Básica)</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161:.H161])=0;&quot;&quot;;PRODUCT([.E161:.H161]))" office:value-type="float" office:value="4" calcext:value-type="float">
            <text:p>4,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Vivienda tipo B (E. Elevada)</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162:.H162])=0;&quot;&quot;;PRODUCT([.E162:.H162]))" office:value-type="float" office:value="4" calcext:value-type="float">
            <text:p>4,00</text:p>
          </table:table-cell>
          <table:table-cell table:number-columns-repeated="23"/>
          <table:table-cell table:style-name="ce4" table:number-columns-repeated="16352"/>
        </table:table-row>
        <table:table-row table:style-name="ro2">
          <table:table-cell table:number-columns-repeated="32"/>
          <table:table-cell table:style-name="ce4" table:number-columns-repeated="16352"/>
        </table:table-row>
        <table:table-row table:style-name="ro2">
          <table:table-cell table:number-columns-repeated="4"/>
          <table:table-cell table:style-name="ce163" table:number-columns-repeated="2"/>
          <table:table-cell table:number-columns-repeated="2"/>
          <table:table-cell table:style-name="ce172"/>
          <table:table-cell table:style-name="ce172" table:formula="of:=SUM([.I161:.I163])" office:value-type="float" office:value="8" calcext:value-type="float">
            <text:p>8,00</text:p>
          </table:table-cell>
          <table:table-cell table:style-name="ce172" table:formula="of:=[$descompost.I206]" office:value-type="float" office:value="30.0798" calcext:value-type="float">
            <text:p>30,08</text:p>
          </table:table-cell>
          <table:table-cell table:style-name="ce172" table:formula="of:=[.J164]*[.K164]" office:value-type="float" office:value="240.6384" calcext:value-type="float">
            <text:p>240,64</text:p>
          </table:table-cell>
          <table:table-cell table:number-columns-repeated="20"/>
          <table:table-cell table:style-name="ce4" table:number-columns-repeated="16352"/>
        </table:table-row>
        <table:table-row table:style-name="ro2">
          <table:table-cell/>
          <table:table-cell table:style-name="ce37" table:formula="of:=[$descompost.B208]" office:value-type="string" office:string-value="2.2.5" calcext:value-type="string">
            <text:p>2.2.5</text:p>
          </table:table-cell>
          <table:table-cell table:style-name="ce37" table:formula="of:=[$descompost.D208]" office:value-type="string" office:string-value="ud" calcext:value-type="string">
            <text:p>ud</text:p>
          </table:table-cell>
          <table:table-cell table:style-name="ce37" table:formula="of:=[$descompost.E208]" office:value-type="string" office:string-value="Caixa de derivació empotrada 250x250x60" calcext:value-type="string">
            <text:p>Caixa de derivació empotrada 250x250x60</text:p>
          </table:table-cell>
          <table:table-cell table:number-columns-repeated="28"/>
          <table:table-cell table:style-name="ce4" table:number-columns-repeated="16352"/>
        </table:table-row>
        <table:table-row table:style-name="ro14">
          <table:table-cell table:number-columns-repeated="3"/>
          <table:table-cell table:style-name="ce21" table:formula="of:=[$descompost.E209]" office:value-type="string" office:string-value="Caixa de derivació cega, rectangular, de 250x250x60 mm, amb 20 entrades foradades i tapa de registre amb garres metàl·liques. Instal·lació encastada. Incloent regletes de connexió." calcext:value-type="string" table:number-columns-spanned="7" table:number-rows-spanned="1">
            <text:p>Caixa de derivació cega, rectangular, de 250x250x60 mm, amb 20 entrades foradades i tapa de registre amb garres metàl·liques. Instal·lació encastada. Incloent regletes de connexió.</text:p>
          </table:table-cell>
          <table:covered-table-cell table:number-columns-repeated="6"/>
          <table:table-cell table:number-columns-repeated="22"/>
          <table:table-cell table:style-name="ce4" table:number-columns-repeated="16352"/>
        </table:table-row>
        <table:table-row table:style-name="ro2">
          <table:table-cell table:number-columns-repeated="3"/>
          <table:table-cell office:value-type="string" calcext:value-type="string">
            <text:p><text:span text:style-name="T1">    - </text:span>Vivienda tipo A (E. Básica)</text:p>
          </table:table-cell>
          <table:table-cell office:value-type="float" office:value="2" calcext:value-type="float">
            <text:p>2,00</text:p>
          </table:table-cell>
          <table:table-cell office:value-type="float" office:value="4" calcext:value-type="float">
            <text:p>4,00</text:p>
          </table:table-cell>
          <table:table-cell table:number-columns-repeated="2"/>
          <table:table-cell table:formula="of:=IF(PRODUCT([.E167:.H167])=0;&quot;&quot;;PRODUCT([.E167:.H167]))" office:value-type="float" office:value="8" calcext:value-type="float">
            <text:p>8,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pan text:style-name="T1">    - Vivienda tipo B (E. Elevada)</text:span></text:p>
          </table:table-cell>
          <table:table-cell office:value-type="float" office:value="2" calcext:value-type="float">
            <text:p>2,00</text:p>
          </table:table-cell>
          <table:table-cell office:value-type="float" office:value="4" calcext:value-type="float">
            <text:p>4,00</text:p>
          </table:table-cell>
          <table:table-cell table:number-columns-repeated="2"/>
          <table:table-cell table:formula="of:=IF(PRODUCT([.E168:.H168])=0;&quot;&quot;;PRODUCT([.E168:.H168]))" office:value-type="float" office:value="8" calcext:value-type="float">
            <text:p>8,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Escaleras</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169:.H169])=0;&quot;&quot;;PRODUCT([.E169:.H169]))" office:value-type="float" office:value="4" calcext:value-type="float">
            <text:p>4,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Recibidor planta baja</text:p>
          </table:table-cell>
          <table:table-cell office:value-type="float" office:value="1" calcext:value-type="float">
            <text:p>1,00</text:p>
          </table:table-cell>
          <table:table-cell table:number-columns-repeated="3"/>
          <table:table-cell table:formula="of:=IF(PRODUCT([.E170:.H170])=0;&quot;&quot;;PRODUCT([.E170:.H170]))" office:value-type="float" office:value="1" calcext:value-type="float">
            <text:p>1,00</text:p>
          </table:table-cell>
          <table:table-cell table:number-columns-repeated="23"/>
          <table:table-cell table:style-name="ce4" table:number-columns-repeated="16352"/>
        </table:table-row>
        <table:table-row table:style-name="ro2">
          <table:table-cell table:number-columns-repeated="3"/>
          <table:table-cell office:value-type="string" calcext:value-type="string">
            <text:p><text:s text:c="4"/>- Garaje</text:p>
          </table:table-cell>
          <table:table-cell office:value-type="float" office:value="1" calcext:value-type="float">
            <text:p>1,00</text:p>
          </table:table-cell>
          <table:table-cell table:number-columns-repeated="3"/>
          <table:table-cell table:formula="of:=IF(PRODUCT([.E171:.H171])=0;&quot;&quot;;PRODUCT([.E171:.H171]))" office:value-type="float" office:value="1" calcext:value-type="float">
            <text:p>1,00</text:p>
          </table:table-cell>
          <table:table-cell table:number-columns-repeated="23"/>
          <table:table-cell table:style-name="ce4" table:number-columns-repeated="16352"/>
        </table:table-row>
        <table:table-row table:style-name="ro2">
          <table:table-cell table:number-columns-repeated="32"/>
          <table:table-cell table:style-name="ce4" table:number-columns-repeated="16352"/>
        </table:table-row>
        <table:table-row table:style-name="ro2">
          <table:table-cell table:number-columns-repeated="4"/>
          <table:table-cell table:style-name="ce163" table:number-columns-repeated="2"/>
          <table:table-cell table:number-columns-repeated="2"/>
          <table:table-cell table:style-name="ce172"/>
          <table:table-cell table:style-name="ce172" table:formula="of:=SUM([.I167:.I172])" office:value-type="float" office:value="22" calcext:value-type="float">
            <text:p>22,00</text:p>
          </table:table-cell>
          <table:table-cell table:style-name="ce172" table:formula="of:=[$descompost.I215]" office:value-type="float" office:value="14.5656" calcext:value-type="float">
            <text:p>14,57</text:p>
          </table:table-cell>
          <table:table-cell table:style-name="ce172" table:formula="of:=[.J173]*[.K173]" office:value-type="float" office:value="320.4432" calcext:value-type="float">
            <text:p>320,44</text:p>
          </table:table-cell>
          <table:table-cell table:number-columns-repeated="20"/>
          <table:table-cell table:style-name="ce4" table:number-columns-repeated="16352"/>
        </table:table-row>
        <table:table-row table:style-name="ro2">
          <table:table-cell table:number-columns-repeated="4"/>
          <table:table-cell table:style-name="ce163" table:number-columns-repeated="2"/>
          <table:table-cell table:number-columns-repeated="2"/>
          <table:table-cell table:style-name="ce173" table:number-columns-repeated="4"/>
          <table:table-cell table:number-columns-repeated="20"/>
          <table:table-cell table:style-name="ce4" table:number-columns-repeated="16352"/>
        </table:table-row>
        <table:table-row table:style-name="ro2">
          <table:table-cell table:number-columns-repeated="3"/>
          <table:table-cell table:style-name="ce152" office:value-type="string" calcext:value-type="string" table:number-columns-spanned="4" table:number-rows-spanned="1">
            <text:p>TOTAL 2.2.0 SUBCAPÍTULO CABLEADO </text:p>
          </table:table-cell>
          <table:covered-table-cell table:number-columns-repeated="2"/>
          <table:covered-table-cell table:style-name="ce15"/>
          <table:table-cell table:style-name="ce169" table:number-columns-spanned="4" table:number-rows-spanned="1"/>
          <table:covered-table-cell table:style-name="ce171"/>
          <table:covered-table-cell table:number-columns-repeated="2" table:style-name="ce173"/>
          <table:table-cell table:style-name="ce172" table:formula="of:=SUM([.L149:.L173])" office:value-type="float" office:value="4506.2784" calcext:value-type="float">
            <text:p>4506,28</text:p>
          </table:table-cell>
          <table:table-cell table:number-columns-repeated="20"/>
          <table:table-cell table:style-name="ce4" table:number-columns-repeated="16352"/>
        </table:table-row>
        <table:table-row table:style-name="ro2">
          <table:table-cell table:number-columns-repeated="4"/>
          <table:table-cell table:style-name="ce163" table:number-columns-repeated="2"/>
          <table:table-cell table:number-columns-repeated="2"/>
          <table:table-cell table:style-name="ce173" table:number-columns-repeated="4"/>
          <table:table-cell table:number-columns-repeated="20"/>
          <table:table-cell table:style-name="ce4" table:number-columns-repeated="16352"/>
        </table:table-row>
        <table:table-row table:style-name="ro2">
          <table:table-cell/>
          <table:table-cell table:style-name="ce145" table:formula="of:=[$descompost.B217]" office:value-type="string" office:string-value="2.3.0  ILUMINACIÓ" calcext:value-type="string" table:number-columns-spanned="11" table:number-rows-spanned="1">
            <text:p>2.3.0 <text:s/>ILUMINACIÓ</text:p>
          </table:table-cell>
          <table:covered-table-cell table:style-name="ce145"/>
          <table:covered-table-cell table:number-columns-repeated="9"/>
          <table:table-cell table:number-columns-repeated="20"/>
          <table:table-cell table:style-name="ce4" table:number-columns-repeated="16352"/>
        </table:table-row>
        <table:table-row table:style-name="ro2">
          <table:table-cell/>
          <table:table-cell table:style-name="ce37" table:formula="of:=[$descompost.B218]" office:value-type="string" office:string-value="2.3.1" calcext:value-type="string">
            <text:p>2.3.1</text:p>
          </table:table-cell>
          <table:table-cell table:style-name="ce37" table:formula="of:=[$descompost.D218]" office:value-type="string" office:string-value="ud" calcext:value-type="string">
            <text:p>ud</text:p>
          </table:table-cell>
          <table:table-cell table:style-name="ce37" table:formula="of:=[$descompost.E218]" office:value-type="string" office:string-value="Luz de lectura" calcext:value-type="string">
            <text:p>Luz de lectura</text:p>
          </table:table-cell>
          <table:table-cell table:number-columns-repeated="28"/>
          <table:table-cell table:style-name="ce4" table:number-columns-repeated="16352"/>
        </table:table-row>
        <table:table-row table:style-name="ro14">
          <table:table-cell table:number-columns-repeated="3"/>
          <table:table-cell table:style-name="ce80" table:formula="of:=[$descompost.E219]" office:value-type="string" office:string-value="Aplic de paret i ajustable per a lectura, bombeta LED GU10 i potència màxima de 4 W, làmpada de color blanc càlid, vida útil de fins a 25.000 hores, braç de la làmpada mòbil." calcext:value-type="string" table:number-columns-spanned="7" table:number-rows-spanned="1">
            <text:p>Aplic de paret i ajustable per a lectura, bombeta LED GU10 i potència màxima de 4 W, làmpada de color blanc càlid, vida útil de fins a 25.000 hores, braç de la làmpada mòbil.</text:p>
          </table:table-cell>
          <table:covered-table-cell table:number-columns-repeated="6"/>
          <table:table-cell table:number-columns-repeated="22"/>
          <table:table-cell table:style-name="ce4" table:number-columns-repeated="16352"/>
        </table:table-row>
        <table:table-row table:style-name="ro2">
          <table:table-cell table:style-name="ce124" table:number-columns-repeated="3"/>
          <table:table-cell office:value-type="string" calcext:value-type="string">
            <text:p>Vivienda tipo A (E. Básica)</text:p>
          </table:table-cell>
          <table:table-cell table:number-columns-repeated="8"/>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text:s text:c="4"/>- Dormitorio principal</text:p>
          </table:table-cell>
          <table:table-cell office:value-type="float" office:value="2" calcext:value-type="float">
            <text:p>2,00</text:p>
          </table:table-cell>
          <table:table-cell office:value-type="float" office:value="4" calcext:value-type="float">
            <text:p>4,00</text:p>
          </table:table-cell>
          <table:table-cell table:number-columns-repeated="2"/>
          <table:table-cell table:formula="of:=IF(PRODUCT([.E181:.H181])=0;&quot;&quot;;PRODUCT([.E181:.H181]))" office:value-type="float" office:value="8" calcext:value-type="float">
            <text:p>8,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text:s text:c="4"/>- Dormitorio individual 1</text:p>
          </table:table-cell>
          <table:table-cell office:value-type="float" office:value="2" calcext:value-type="float">
            <text:p>2,00</text:p>
          </table:table-cell>
          <table:table-cell office:value-type="float" office:value="4" calcext:value-type="float">
            <text:p>4,00</text:p>
          </table:table-cell>
          <table:table-cell table:number-columns-repeated="2"/>
          <table:table-cell table:formula="of:=IF(PRODUCT([.E182:.H182])=0;&quot;&quot;;PRODUCT([.E182:.H182]))" office:value-type="float" office:value="8" calcext:value-type="float">
            <text:p>8,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Vivienda tipo B (E. Elevada)</text:p>
          </table:table-cell>
          <table:table-cell table:number-columns-repeated="4"/>
          <table:table-cell table:formula="of:=IF(PRODUCT([.E183:.H183])=0;&quot;&quot;;PRODUCT([.E183:.H183]))">
            <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text:s text:c="4"/>- Dormitorio principal</text:p>
          </table:table-cell>
          <table:table-cell office:value-type="float" office:value="2" calcext:value-type="float">
            <text:p>2,00</text:p>
          </table:table-cell>
          <table:table-cell office:value-type="float" office:value="4" calcext:value-type="float">
            <text:p>4,00</text:p>
          </table:table-cell>
          <table:table-cell table:number-columns-repeated="2"/>
          <table:table-cell table:formula="of:=IF(PRODUCT([.E184:.H184])=0;&quot;&quot;;PRODUCT([.E184:.H184]))" office:value-type="float" office:value="8" calcext:value-type="float">
            <text:p>8,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text:s text:c="4"/>- Dormitorio individual 1</text:p>
          </table:table-cell>
          <table:table-cell office:value-type="float" office:value="2" calcext:value-type="float">
            <text:p>2,00</text:p>
          </table:table-cell>
          <table:table-cell office:value-type="float" office:value="4" calcext:value-type="float">
            <text:p>4,00</text:p>
          </table:table-cell>
          <table:table-cell table:number-columns-repeated="2"/>
          <table:table-cell table:formula="of:=IF(PRODUCT([.E185:.H185])=0;&quot;&quot;;PRODUCT([.E185:.H185]))" office:value-type="float" office:value="8" calcext:value-type="float">
            <text:p>8,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table:number-columns-repeated="9"/>
          <table:table-cell table:style-name="ce124" table:number-columns-repeated="20"/>
          <table:table-cell table:style-name="ce4" table:number-columns-repeated="16352"/>
        </table:table-row>
        <table:table-row table:style-name="ro2">
          <table:table-cell table:style-name="ce124" table:number-columns-repeated="3"/>
          <table:table-cell table:number-columns-repeated="5"/>
          <table:table-cell table:style-name="ce172"/>
          <table:table-cell table:style-name="ce172" table:formula="of:=SUM([.I181:.I185])" office:value-type="float" office:value="32" calcext:value-type="float">
            <text:p>32,00</text:p>
          </table:table-cell>
          <table:table-cell table:style-name="ce172" table:formula="of:=[$descompost.I225]" office:value-type="float" office:value="44.5128" calcext:value-type="float">
            <text:p>44,51</text:p>
          </table:table-cell>
          <table:table-cell table:style-name="ce172" table:formula="of:=[.J187]*[.K187]" office:value-type="float" office:value="1424.4096" calcext:value-type="float">
            <text:p>1424,41</text:p>
          </table:table-cell>
          <table:table-cell table:style-name="ce124" table:number-columns-repeated="20"/>
          <table:table-cell table:style-name="ce4" table:number-columns-repeated="16352"/>
        </table:table-row>
        <table:table-row table:style-name="ro2">
          <table:table-cell table:style-name="ce124"/>
          <table:table-cell table:style-name="ce146" table:formula="of:=[$descompost.B227]" office:value-type="string" office:string-value="2.3.2" calcext:value-type="string">
            <text:p>2.3.2</text:p>
          </table:table-cell>
          <table:table-cell table:style-name="ce146" table:formula="of:=[$descompost.D227]" office:value-type="string" office:string-value="ud" calcext:value-type="string">
            <text:p>ud</text:p>
          </table:table-cell>
          <table:table-cell table:style-name="ce146" table:formula="of:=[$descompost.E227]" office:value-type="string" office:string-value="Downlight circular DN020B LED20" calcext:value-type="string">
            <text:p>Downlight circular DN020B LED20</text:p>
          </table:table-cell>
          <table:table-cell table:style-name="ce161" table:number-columns-repeated="2"/>
          <table:table-cell table:style-name="ce124" table:number-columns-repeated="2"/>
          <table:table-cell table:style-name="ce161" table:number-columns-repeated="2"/>
          <table:table-cell table:style-name="ce180"/>
          <table:table-cell table:style-name="ce161"/>
          <table:table-cell table:style-name="ce124" table:number-columns-repeated="20"/>
          <table:table-cell table:style-name="ce4" table:number-columns-repeated="16352"/>
        </table:table-row>
        <table:table-row table:style-name="ro14">
          <table:table-cell table:style-name="ce124" table:number-columns-repeated="3"/>
          <table:table-cell table:style-name="ce124" table:formula="of:=[$descompost.E228]" office:value-type="string" office:string-value="Lluminària circular fixa de sostre tipus Downlight, no regulable, de 24 W, alimentació a 220/240 V blanc càlid i 50-60 Hz, de 215 mm de diàmetre exterior i 49 mm d'altura, amb làmpada LED reemplaçable i amb una eficiència lumínica de 75 lumens.  " calcext:value-type="string" table:number-columns-spanned="7" table:number-rows-spanned="1">
            <text:p>Lluminària circular fixa de sostre tipus Downlight, no regulable, de 24 W, alimentació a 220/240 V blanc càlid i 50-60 Hz, de 215 mm de diàmetre exterior i 49 mm d'altura, amb làmpada LED reemplaçable i amb una eficiència lumínica de 75 lumens. <text:s/></text:p>
          </table:table-cell>
          <table:covered-table-cell table:number-columns-repeated="2" table:style-name="ce161"/>
          <table:covered-table-cell table:number-columns-repeated="2" table:style-name="ce124"/>
          <table:covered-table-cell table:number-columns-repeated="2" table:style-name="ce161"/>
          <table:table-cell table:style-name="ce180"/>
          <table:table-cell table:style-name="ce161"/>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Vivienda tipo A (E. Básica)</text:p>
          </table:table-cell>
          <table:table-cell table:number-columns-repeated="8"/>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text:s text:c="4"/>- Dormitorio principal</text:p>
          </table:table-cell>
          <table:table-cell office:value-type="float" office:value="2" calcext:value-type="float">
            <text:p>2,00</text:p>
          </table:table-cell>
          <table:table-cell office:value-type="float" office:value="4" calcext:value-type="float">
            <text:p>4,00</text:p>
          </table:table-cell>
          <table:table-cell table:number-columns-repeated="2"/>
          <table:table-cell table:formula="of:=IF(PRODUCT([.E191:.H191])=0;&quot;&quot;;PRODUCT([.E191:.H191]))" office:value-type="float" office:value="8" calcext:value-type="float">
            <text:p>8,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text:s text:c="4"/>- Dormitorio individual 1</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192:.H192])=0;&quot;&quot;;PRODUCT([.E192:.H192]))" office:value-type="float" office:value="4" calcext:value-type="float">
            <text:p>4,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text:s text:c="4"/>- Dormitorio individual 2</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193:.H193])=0;&quot;&quot;;PRODUCT([.E193:.H193]))" office:value-type="float" office:value="4" calcext:value-type="float">
            <text:p>4,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text:s text:c="4"/>- Cocina</text:p>
          </table:table-cell>
          <table:table-cell office:value-type="float" office:value="3" calcext:value-type="float">
            <text:p>3,00</text:p>
          </table:table-cell>
          <table:table-cell office:value-type="float" office:value="4" calcext:value-type="float">
            <text:p>4,00</text:p>
          </table:table-cell>
          <table:table-cell table:number-columns-repeated="2"/>
          <table:table-cell table:formula="of:=IF(PRODUCT([.E194:.H194])=0;&quot;&quot;;PRODUCT([.E194:.H194]))" office:value-type="float" office:value="12" calcext:value-type="float">
            <text:p>12,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    - <text:span text:style-name="T5">Salón</text:span> – comedor</text:p>
          </table:table-cell>
          <table:table-cell office:value-type="float" office:value="2" calcext:value-type="float">
            <text:p>2,00</text:p>
          </table:table-cell>
          <table:table-cell office:value-type="float" office:value="4" calcext:value-type="float">
            <text:p>4,00</text:p>
          </table:table-cell>
          <table:table-cell table:number-columns-repeated="2"/>
          <table:table-cell table:formula="of:=IF(PRODUCT([.E195:.H195])=0;&quot;&quot;;PRODUCT([.E195:.H195]))" office:value-type="float" office:value="8" calcext:value-type="float">
            <text:p>8,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text:s text:c="4"/>- Baño 1 y 2</text:p>
          </table:table-cell>
          <table:table-cell office:value-type="float" office:value="2" calcext:value-type="float">
            <text:p>2,00</text:p>
          </table:table-cell>
          <table:table-cell office:value-type="float" office:value="4" calcext:value-type="float">
            <text:p>4,00</text:p>
          </table:table-cell>
          <table:table-cell table:number-columns-repeated="2"/>
          <table:table-cell table:formula="of:=IF(PRODUCT([.E196:.H196])=0;&quot;&quot;;PRODUCT([.E196:.H196]))" office:value-type="float" office:value="8" calcext:value-type="float">
            <text:p>8,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text:s text:c="4"/>- Pasillo</text:p>
          </table:table-cell>
          <table:table-cell office:value-type="float" office:value="2" calcext:value-type="float">
            <text:p>2,00</text:p>
          </table:table-cell>
          <table:table-cell office:value-type="float" office:value="4" calcext:value-type="float">
            <text:p>4,00</text:p>
          </table:table-cell>
          <table:table-cell table:number-columns-repeated="2"/>
          <table:table-cell table:formula="of:=IF(PRODUCT([.E197:.H197])=0;&quot;&quot;;PRODUCT([.E197:.H197]))" office:value-type="float" office:value="8" calcext:value-type="float">
            <text:p>8,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Vivienda tipo B (E. Elevada)</text:p>
          </table:table-cell>
          <table:table-cell table:number-columns-repeated="4"/>
          <table:table-cell table:formula="of:=IF(PRODUCT([.E198:.H198])=0;&quot;&quot;;PRODUCT([.E198:.H198]))">
            <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text:s text:c="4"/>- Dormitorio principal</text:p>
          </table:table-cell>
          <table:table-cell office:value-type="float" office:value="2" calcext:value-type="float">
            <text:p>2,00</text:p>
          </table:table-cell>
          <table:table-cell office:value-type="float" office:value="4" calcext:value-type="float">
            <text:p>4,00</text:p>
          </table:table-cell>
          <table:table-cell table:number-columns-repeated="2"/>
          <table:table-cell table:formula="of:=IF(PRODUCT([.E199:.H199])=0;&quot;&quot;;PRODUCT([.E199:.H199]))" office:value-type="float" office:value="8" calcext:value-type="float">
            <text:p>8,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text:s text:c="4"/>- Dormitorio individual 1</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200:.H200])=0;&quot;&quot;;PRODUCT([.E200:.H200]))" office:value-type="float" office:value="4" calcext:value-type="float">
            <text:p>4,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text:s text:c="4"/>- Dormitorio individual 2</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201:.H201])=0;&quot;&quot;;PRODUCT([.E201:.H201]))" office:value-type="float" office:value="4" calcext:value-type="float">
            <text:p>4,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text:s text:c="4"/>- Cocina</text:p>
          </table:table-cell>
          <table:table-cell office:value-type="float" office:value="3" calcext:value-type="float">
            <text:p>3,00</text:p>
          </table:table-cell>
          <table:table-cell office:value-type="float" office:value="4" calcext:value-type="float">
            <text:p>4,00</text:p>
          </table:table-cell>
          <table:table-cell table:number-columns-repeated="2"/>
          <table:table-cell table:formula="of:=IF(PRODUCT([.E202:.H202])=0;&quot;&quot;;PRODUCT([.E202:.H202]))" office:value-type="float" office:value="12" calcext:value-type="float">
            <text:p>12,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    - <text:span text:style-name="T5">Salón</text:span> – comedor</text:p>
          </table:table-cell>
          <table:table-cell office:value-type="float" office:value="2" calcext:value-type="float">
            <text:p>2,00</text:p>
          </table:table-cell>
          <table:table-cell office:value-type="float" office:value="4" calcext:value-type="float">
            <text:p>4,00</text:p>
          </table:table-cell>
          <table:table-cell table:number-columns-repeated="2"/>
          <table:table-cell table:formula="of:=IF(PRODUCT([.E203:.H203])=0;&quot;&quot;;PRODUCT([.E203:.H203]))" office:value-type="float" office:value="8" calcext:value-type="float">
            <text:p>8,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text:s text:c="4"/>- Baño 1 y 2</text:p>
          </table:table-cell>
          <table:table-cell office:value-type="float" office:value="2" calcext:value-type="float">
            <text:p>2,00</text:p>
          </table:table-cell>
          <table:table-cell office:value-type="float" office:value="4" calcext:value-type="float">
            <text:p>4,00</text:p>
          </table:table-cell>
          <table:table-cell table:number-columns-repeated="2"/>
          <table:table-cell table:formula="of:=IF(PRODUCT([.E204:.H204])=0;&quot;&quot;;PRODUCT([.E204:.H204]))" office:value-type="float" office:value="8" calcext:value-type="float">
            <text:p>8,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text:s text:c="4"/>- Pasillo</text:p>
          </table:table-cell>
          <table:table-cell office:value-type="float" office:value="2" calcext:value-type="float">
            <text:p>2,00</text:p>
          </table:table-cell>
          <table:table-cell office:value-type="float" office:value="4" calcext:value-type="float">
            <text:p>4,00</text:p>
          </table:table-cell>
          <table:table-cell table:number-columns-repeated="2"/>
          <table:table-cell table:formula="of:=IF(PRODUCT([.E205:.H205])=0;&quot;&quot;;PRODUCT([.E205:.H205]))" office:value-type="float" office:value="8" calcext:value-type="float">
            <text:p>8,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Escaleras</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206:.H206])=0;&quot;&quot;;PRODUCT([.E206:.H206]))" office:value-type="float" office:value="4" calcext:value-type="float">
            <text:p>4,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office:value-type="string" calcext:value-type="string">
            <text:p>Recibidor planta baja</text:p>
          </table:table-cell>
          <table:table-cell office:value-type="float" office:value="5" calcext:value-type="float">
            <text:p>5,00</text:p>
          </table:table-cell>
          <table:table-cell table:number-columns-repeated="3"/>
          <table:table-cell table:formula="of:=IF(PRODUCT([.E207:.H207])=0;&quot;&quot;;PRODUCT([.E207:.H207]))" office:value-type="float" office:value="5" calcext:value-type="float">
            <text:p>5,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table:number-columns-repeated="9"/>
          <table:table-cell table:style-name="ce124" table:number-columns-repeated="20"/>
          <table:table-cell table:style-name="ce4" table:number-columns-repeated="16352"/>
        </table:table-row>
        <table:table-row table:style-name="ro2">
          <table:table-cell table:style-name="ce124" table:number-columns-repeated="3"/>
          <table:table-cell/>
          <table:table-cell table:style-name="ce163" table:number-columns-repeated="2"/>
          <table:table-cell table:number-columns-repeated="2"/>
          <table:table-cell table:style-name="ce172"/>
          <table:table-cell table:style-name="ce172" table:formula="of:=SUM([.I191:.I208])" office:value-type="float" office:value="113" calcext:value-type="float">
            <text:p>113,00</text:p>
          </table:table-cell>
          <table:table-cell table:style-name="ce172" table:formula="of:=[$descompost.I236]" office:value-type="float" office:value="29.948" calcext:value-type="float">
            <text:p>29,95</text:p>
          </table:table-cell>
          <table:table-cell table:style-name="ce172" table:formula="of:=[.J209]*[.K209]" office:value-type="float" office:value="3384.124" calcext:value-type="float">
            <text:p>3384,12</text:p>
          </table:table-cell>
          <table:table-cell table:style-name="ce124" table:number-columns-repeated="20"/>
          <table:table-cell table:style-name="ce4" table:number-columns-repeated="16352"/>
        </table:table-row>
        <table:table-row table:style-name="ro2">
          <table:table-cell table:style-name="ce124"/>
          <table:table-cell table:style-name="ce146" table:formula="of:=[$descompost.B238]" office:value-type="string" office:string-value="2.3.3" calcext:value-type="string">
            <text:p>2.3.3</text:p>
          </table:table-cell>
          <table:table-cell table:style-name="ce146" table:formula="of:=[$descompost.D238]" office:value-type="string" office:string-value="ud" calcext:value-type="string">
            <text:p>ud</text:p>
          </table:table-cell>
          <table:table-cell table:style-name="ce146" table:formula="of:=[$descompost.E238]" office:value-type="string" office:string-value="Pantalla estanca led" calcext:value-type="string">
            <text:p>Pantalla estanca led</text:p>
          </table:table-cell>
          <table:table-cell table:style-name="ce161" table:number-columns-repeated="2"/>
          <table:table-cell table:style-name="ce124" table:number-columns-repeated="2"/>
          <table:table-cell table:style-name="ce161" table:number-columns-repeated="2"/>
          <table:table-cell table:style-name="ce180"/>
          <table:table-cell table:style-name="ce161"/>
          <table:table-cell table:style-name="ce124" table:number-columns-repeated="20"/>
          <table:table-cell table:style-name="ce4" table:number-columns-repeated="16352"/>
        </table:table-row>
        <table:table-row table:style-name="ro14">
          <table:table-cell table:style-name="ce124" table:number-columns-repeated="3"/>
          <table:table-cell table:style-name="ce80" table:formula="of:=[$descompost.E239]" office:value-type="string" office:string-value="Pantalla estanca LED 2x1200mm, 8 clips gris clar de 127cm x 12,5cm x 8,8cm. Inclou tub LED, tub corrugat 2221 de diàmetre 20, cable 1,5 mm² H07ZK1." calcext:value-type="string" table:number-columns-spanned="7" table:number-rows-spanned="1">
            <text:p>Pantalla estanca LED 2x1200mm, 8 clips gris clar de 127cm x 12,5cm x 8,8cm. Inclou tub LED, tub corrugat 2221 de diàmetre 20, cable 1,5 mm² H07ZK1.</text:p>
          </table:table-cell>
          <table:covered-table-cell table:number-columns-repeated="2" table:style-name="ce161"/>
          <table:covered-table-cell table:number-columns-repeated="2" table:style-name="ce124"/>
          <table:covered-table-cell table:number-columns-repeated="2" table:style-name="ce161"/>
          <table:table-cell table:style-name="ce180"/>
          <table:table-cell table:style-name="ce161"/>
          <table:table-cell table:style-name="ce124" table:number-columns-repeated="20"/>
          <table:table-cell table:style-name="ce4" table:number-columns-repeated="16352"/>
        </table:table-row>
        <table:table-row table:style-name="ro2">
          <table:table-cell table:style-name="ce124" table:number-columns-repeated="3"/>
          <table:table-cell table:style-name="ce156" office:value-type="string" calcext:value-type="string">
            <text:p><text:s text:c="4"/>- Garaje</text:p>
          </table:table-cell>
          <table:table-cell table:style-name="ce161" office:value-type="float" office:value="4" calcext:value-type="float">
            <text:p>4,00</text:p>
          </table:table-cell>
          <table:table-cell table:number-columns-repeated="3"/>
          <table:table-cell table:formula="of:=IF(PRODUCT([.E212:.H212])=0;&quot;&quot;;PRODUCT([.E212:.H212]))" office:value-type="float" office:value="4" calcext:value-type="float">
            <text:p>4,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3"/>
          <table:table-cell table:style-name="ce156" office:value-type="string" calcext:value-type="string">
            <text:p><text:s text:c="4"/>- Centralización de contadores</text:p>
          </table:table-cell>
          <table:table-cell table:style-name="ce161" office:value-type="float" office:value="1" calcext:value-type="float">
            <text:p>1,00</text:p>
          </table:table-cell>
          <table:table-cell table:number-columns-repeated="3"/>
          <table:table-cell table:formula="of:=IF(PRODUCT([.E213:.H213])=0;&quot;&quot;;PRODUCT([.E213:.H213]))" office:value-type="float" office:value="1" calcext:value-type="float">
            <text:p>1,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number-columns-repeated="4"/>
          <table:table-cell table:style-name="ce161"/>
          <table:table-cell table:number-columns-repeated="7"/>
          <table:table-cell table:style-name="ce124" table:number-columns-repeated="20"/>
          <table:table-cell table:style-name="ce4" table:number-columns-repeated="16352"/>
        </table:table-row>
        <table:table-row table:style-name="ro2">
          <table:table-cell table:style-name="ce124" table:number-columns-repeated="4"/>
          <table:table-cell table:style-name="ce161"/>
          <table:table-cell table:style-name="ce163"/>
          <table:table-cell table:number-columns-repeated="2"/>
          <table:table-cell table:style-name="ce172"/>
          <table:table-cell table:style-name="ce172" table:formula="of:=SUM([.I212:.I214])" office:value-type="float" office:value="5" calcext:value-type="float">
            <text:p>5,00</text:p>
          </table:table-cell>
          <table:table-cell table:style-name="ce172" table:formula="of:=[$descompost.I247]" office:value-type="float" office:value="56.0294" calcext:value-type="float">
            <text:p>56,03</text:p>
          </table:table-cell>
          <table:table-cell table:style-name="ce172" table:formula="of:=[.J215]*[.K215]" office:value-type="float" office:value="280.147" calcext:value-type="float">
            <text:p>280,15</text:p>
          </table:table-cell>
          <table:table-cell table:style-name="ce124" table:number-columns-repeated="20"/>
          <table:table-cell table:style-name="ce4" table:number-columns-repeated="16352"/>
        </table:table-row>
        <table:table-row table:style-name="ro2">
          <table:table-cell table:style-name="ce124" table:number-columns-repeated="4"/>
          <table:table-cell table:style-name="ce161"/>
          <table:table-cell table:style-name="ce163"/>
          <table:table-cell table:number-columns-repeated="2"/>
          <table:table-cell table:style-name="ce173" table:number-columns-repeated="4"/>
          <table:table-cell table:style-name="ce124" table:number-columns-repeated="20"/>
          <table:table-cell table:style-name="ce4" table:number-columns-repeated="16352"/>
        </table:table-row>
        <table:table-row table:style-name="ro2">
          <table:table-cell table:style-name="ce124" table:number-columns-repeated="3"/>
          <table:table-cell table:style-name="ce152" office:value-type="string" calcext:value-type="string" table:number-columns-spanned="4" table:number-rows-spanned="1">
            <text:p>TOTAL 2.3.0 SUBCAPÍTULO ILUMINACIÓN </text:p>
          </table:table-cell>
          <table:covered-table-cell table:number-columns-repeated="2"/>
          <table:covered-table-cell table:style-name="ce15"/>
          <table:table-cell table:style-name="ce169" table:number-columns-spanned="4" table:number-rows-spanned="1"/>
          <table:covered-table-cell table:style-name="ce171"/>
          <table:covered-table-cell table:number-columns-repeated="2" table:style-name="ce173"/>
          <table:table-cell table:style-name="ce172" table:formula="of:=SUM([.L187:.L215])" office:value-type="float" office:value="5088.6806" calcext:value-type="float">
            <text:p>5088,68</text:p>
          </table:table-cell>
          <table:table-cell table:style-name="ce124" table:number-columns-repeated="20"/>
          <table:table-cell table:style-name="ce4" table:number-columns-repeated="16352"/>
        </table:table-row>
        <table:table-row table:style-name="ro2">
          <table:table-cell table:style-name="ce124" table:number-columns-repeated="4"/>
          <table:table-cell table:style-name="ce161"/>
          <table:table-cell table:style-name="ce163"/>
          <table:table-cell table:number-columns-repeated="2"/>
          <table:table-cell table:style-name="ce173" table:number-columns-repeated="4"/>
          <table:table-cell table:style-name="ce124" table:number-columns-repeated="20"/>
          <table:table-cell table:style-name="ce4" table:number-columns-repeated="16352"/>
        </table:table-row>
        <table:table-row table:style-name="ro2">
          <table:table-cell table:style-name="ce124"/>
          <table:table-cell table:style-name="ce143" table:formula="of:=[$descompost.B249]" office:value-type="string" office:string-value="2.4.0 QUADRES" calcext:value-type="string" table:number-columns-spanned="11" table:number-rows-spanned="1">
            <text:p>2.4.0 QUADRES</text:p>
          </table:table-cell>
          <table:covered-table-cell table:style-name="ce143"/>
          <table:covered-table-cell table:style-name="ce41"/>
          <table:covered-table-cell table:number-columns-repeated="2" table:style-name="ce162"/>
          <table:covered-table-cell table:number-columns-repeated="2" table:style-name="ce41"/>
          <table:covered-table-cell table:number-columns-repeated="2" table:style-name="ce162"/>
          <table:covered-table-cell table:style-name="ce179"/>
          <table:covered-table-cell table:style-name="ce162"/>
          <table:table-cell table:style-name="ce124" table:number-columns-repeated="20"/>
          <table:table-cell table:style-name="ce4" table:number-columns-repeated="16352"/>
        </table:table-row>
        <table:table-row table:style-name="ro2">
          <table:table-cell table:style-name="ce124"/>
          <table:table-cell table:style-name="ce37" table:formula="of:=[$descompost.B250]" office:value-type="string" office:string-value="2.4.1" calcext:value-type="string">
            <text:p>2.4.1</text:p>
          </table:table-cell>
          <table:table-cell table:style-name="ce37" table:formula="of:=[$descompost.D250]" office:value-type="string" office:string-value="ud" calcext:value-type="string">
            <text:p>ud</text:p>
          </table:table-cell>
          <table:table-cell table:style-name="ce157" table:formula="of:=[$descompost.E250]" office:value-type="string" office:string-value="Quadre general electrificació elevada" calcext:value-type="string">
            <text:p>Quadre general electrificació elevada</text:p>
          </table:table-cell>
          <table:table-cell table:style-name="ce159" table:number-columns-repeated="2"/>
          <table:table-cell table:style-name="ce37" table:number-columns-repeated="2"/>
          <table:table-cell table:style-name="ce159" table:number-columns-repeated="2"/>
          <table:table-cell table:style-name="ce83"/>
          <table:table-cell table:style-name="ce159"/>
          <table:table-cell table:style-name="ce124" table:number-columns-repeated="20"/>
          <table:table-cell table:style-name="ce4" table:number-columns-repeated="16352"/>
        </table:table-row>
        <table:table-row table:style-name="ro24">
          <table:table-cell table:style-name="ce124"/>
          <table:table-cell table:number-columns-repeated="2"/>
          <table:table-cell table:style-name="ce82" table:formula="of:=[$descompost.E251]" office:value-type="string" office:string-value="Quadre general format per caixa encastable de material aïllant amb porta, per a allotjament dels següents dispositius Schneider: interruptor general automàtic (IGA) de tall omnipolar (2P), interruptor diferencial 40A 30mA, interruptor automàtic magnetotèrmic de 10 A, interruptor automàtic magnetotèrmic de 16 A, interruptor automàtic magnetotèrmic de 25 A. S'inclou cable per a realitzar les pertinents connexions." calcext:value-type="string" table:number-columns-spanned="7" table:number-rows-spanned="1">
            <text:p>Quadre general format per caixa encastable de material aïllant amb porta, per a allotjament dels següents dispositius Schneider: interruptor general automàtic (IGA) de tall omnipolar (2P), interruptor diferencial 40A 30mA, interruptor automàtic magnetotèrmic de 10 A, interruptor automàtic magnetotèrmic de 16 A, interruptor automàtic magnetotèrmic de 25 A. S'inclou cable per a realitzar les pertinents connexions.</text:p>
          </table:table-cell>
          <table:covered-table-cell table:number-columns-repeated="6"/>
          <table:table-cell table:number-columns-repeated="2"/>
          <table:table-cell table:style-name="ce124" table:number-columns-repeated="20"/>
          <table:table-cell table:style-name="ce4" table:number-columns-repeated="16352"/>
        </table:table-row>
        <table:table-row table:style-name="ro2">
          <table:table-cell table:style-name="ce124"/>
          <table:table-cell table:number-columns-repeated="2"/>
          <table:table-cell office:value-type="string" calcext:value-type="string">
            <text:p>- Vivienda tipo B (E. Elevada)</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222:.H222])=0;&quot;&quot;;PRODUCT([.E222:.H222]))" office:value-type="float" office:value="4" calcext:value-type="float">
            <text:p>4,00</text:p>
          </table:table-cell>
          <table:table-cell table:number-columns-repeated="3"/>
          <table:table-cell table:style-name="ce124" table:number-columns-repeated="20"/>
          <table:table-cell table:style-name="ce4" table:number-columns-repeated="16352"/>
        </table:table-row>
        <table:table-row table:style-name="ro2">
          <table:table-cell table:style-name="ce124"/>
          <table:table-cell table:number-columns-repeated="7"/>
          <table:table-cell table:formula="of:=IF(PRODUCT([.E223:.H223])=0;&quot;&quot;;PRODUCT([.E223:.H223]))">
            <text:p/>
          </table:table-cell>
          <table:table-cell table:number-columns-repeated="3"/>
          <table:table-cell table:style-name="ce124" table:number-columns-repeated="20"/>
          <table:table-cell table:style-name="ce4" table:number-columns-repeated="16352"/>
        </table:table-row>
        <table:table-row table:style-name="ro2">
          <table:table-cell table:style-name="ce124"/>
          <table:table-cell table:number-columns-repeated="7"/>
          <table:table-cell table:style-name="ce170"/>
          <table:table-cell table:style-name="ce172" table:formula="of:=SUM([.I222:.I223])" office:value-type="float" office:value="4" calcext:value-type="float">
            <text:p>4,00</text:p>
          </table:table-cell>
          <table:table-cell table:style-name="ce172" table:formula="of:=[$descompost.I262]" office:value-type="float" office:value="872.661" calcext:value-type="float">
            <text:p>872,66</text:p>
          </table:table-cell>
          <table:table-cell table:style-name="ce172" table:formula="of:=[.J224]*[.K224]" office:value-type="float" office:value="3490.644" calcext:value-type="float">
            <text:p>3490,64</text:p>
          </table:table-cell>
          <table:table-cell table:style-name="ce124" table:number-columns-repeated="20"/>
          <table:table-cell table:style-name="ce4" table:number-columns-repeated="16352"/>
        </table:table-row>
        <table:table-row table:style-name="ro2">
          <table:table-cell table:style-name="ce124"/>
          <table:table-cell table:number-columns-repeated="7"/>
          <table:table-cell table:style-name="ce171" table:number-columns-repeated="4"/>
          <table:table-cell table:style-name="ce124" table:number-columns-repeated="20"/>
          <table:table-cell table:style-name="ce4" table:number-columns-repeated="16352"/>
        </table:table-row>
        <table:table-row table:style-name="ro2">
          <table:table-cell table:style-name="ce124"/>
          <table:table-cell table:style-name="ce37" table:formula="of:=[$descompost.B264]" office:value-type="string" office:string-value="2.4.2" calcext:value-type="string">
            <text:p>2.4.2</text:p>
          </table:table-cell>
          <table:table-cell table:style-name="ce37" table:formula="of:=[$descompost.D264]" office:value-type="string" office:string-value="ud" calcext:value-type="string">
            <text:p>ud</text:p>
          </table:table-cell>
          <table:table-cell table:style-name="ce37" table:formula="of:=[$descompost.E264]" office:value-type="string" office:string-value="Quadre general electrificació bàsica" calcext:value-type="string">
            <text:p>Quadre general electrificació bàsica</text:p>
          </table:table-cell>
          <table:table-cell table:number-columns-repeated="8"/>
          <table:table-cell table:style-name="ce124" table:number-columns-repeated="20"/>
          <table:table-cell table:style-name="ce4" table:number-columns-repeated="16352"/>
        </table:table-row>
        <table:table-row table:style-name="ro25">
          <table:table-cell table:style-name="ce124"/>
          <table:table-cell table:number-columns-repeated="2"/>
          <table:table-cell table:style-name="ce82" table:formula="of:=[$descompost.E265]" office:value-type="string" office:string-value="Quadre general format per caixa encastable de material aïllant amb porta, per a allotjament dels següents dispositius Schneider: interruptor general automàtic (IGA) de tall omnipolar (2P), interruptor diferencial 40A 30mA, interruptor automàtic magnetotèrmic de 10 A, interruptor automàtic magnetotèrmic de 16 A, interruptor automàtic magnetotèrmic de 25 A. S'inclou cable per a realitzar les pertinents connexions." calcext:value-type="string" table:number-columns-spanned="7" table:number-rows-spanned="1">
            <text:p>Quadre general format per caixa encastable de material aïllant amb porta, per a allotjament dels següents dispositius Schneider: interruptor general automàtic (IGA) de tall omnipolar (2P), interruptor diferencial 40A 30mA, interruptor automàtic magnetotèrmic de 10 A, interruptor automàtic magnetotèrmic de 16 A, interruptor automàtic magnetotèrmic de 25 A. S'inclou cable per a realitzar les pertinents connexions.</text:p>
          </table:table-cell>
          <table:covered-table-cell table:number-columns-repeated="6"/>
          <table:table-cell table:number-columns-repeated="2"/>
          <table:table-cell table:style-name="ce124" table:number-columns-repeated="20"/>
          <table:table-cell table:style-name="ce4" table:number-columns-repeated="16352"/>
        </table:table-row>
        <table:table-row table:style-name="ro2">
          <table:table-cell table:style-name="ce124"/>
          <table:table-cell table:number-columns-repeated="2"/>
          <table:table-cell office:value-type="string" calcext:value-type="string">
            <text:p>- Vivienda tipo A (E. Básica)</text:p>
          </table:table-cell>
          <table:table-cell office:value-type="float" office:value="1" calcext:value-type="float">
            <text:p>1,00</text:p>
          </table:table-cell>
          <table:table-cell office:value-type="float" office:value="4" calcext:value-type="float">
            <text:p>4,00</text:p>
          </table:table-cell>
          <table:table-cell table:number-columns-repeated="2"/>
          <table:table-cell table:formula="of:=IF(PRODUCT([.E228:.H228])=0;&quot;&quot;;PRODUCT([.E228:.H228]))" office:value-type="float" office:value="4" calcext:value-type="float">
            <text:p>4,00</text:p>
          </table:table-cell>
          <table:table-cell table:number-columns-repeated="3"/>
          <table:table-cell table:style-name="ce124" table:number-columns-repeated="20"/>
          <table:table-cell table:style-name="ce4" table:number-columns-repeated="16352"/>
        </table:table-row>
        <table:table-row table:style-name="ro2">
          <table:table-cell table:number-columns-repeated="8"/>
          <table:table-cell table:formula="of:=IF(PRODUCT([.E229:.H229])=0;&quot;&quot;;PRODUCT([.E229:.H229]))">
            <text:p/>
          </table:table-cell>
          <table:table-cell table:number-columns-repeated="23"/>
          <table:table-cell table:style-name="ce4" table:number-columns-repeated="16352"/>
        </table:table-row>
        <table:table-row table:style-name="ro2">
          <table:table-cell table:number-columns-repeated="8"/>
          <table:table-cell table:style-name="ce170"/>
          <table:table-cell table:style-name="ce172" table:formula="of:=SUM([.I228:.I229])" office:value-type="float" office:value="4" calcext:value-type="float">
            <text:p>4,00</text:p>
          </table:table-cell>
          <table:table-cell table:style-name="ce172" table:formula="of:=[$descompost.I276]" office:value-type="float" office:value="608.736" calcext:value-type="float">
            <text:p>608,74</text:p>
          </table:table-cell>
          <table:table-cell table:style-name="ce172" table:formula="of:=[.J230]*[.K230]" office:value-type="float" office:value="2434.944" calcext:value-type="float">
            <text:p>2434,94</text:p>
          </table:table-cell>
          <table:table-cell table:number-columns-repeated="20"/>
          <table:table-cell table:style-name="ce4" table:number-columns-repeated="16352"/>
        </table:table-row>
        <table:table-row table:style-name="ro2">
          <table:table-cell/>
          <table:table-cell table:style-name="ce37" table:formula="of:=[$descompost.B278]" office:value-type="string" office:string-value="2.4.3" calcext:value-type="string">
            <text:p>2.4.3</text:p>
          </table:table-cell>
          <table:table-cell table:style-name="ce37" table:formula="of:=[$descompost.D278]" office:value-type="string" office:string-value="ud" calcext:value-type="string">
            <text:p>ud</text:p>
          </table:table-cell>
          <table:table-cell table:style-name="ce37" table:formula="of:=[$descompost.E278]" office:value-type="string" office:string-value="Quadre general zones comunes" calcext:value-type="string">
            <text:p>Quadre general zones comunes</text:p>
          </table:table-cell>
          <table:table-cell table:number-columns-repeated="28"/>
          <table:table-cell table:style-name="ce4" table:number-columns-repeated="16352"/>
        </table:table-row>
        <table:table-row table:style-name="ro26">
          <table:table-cell table:number-columns-repeated="3"/>
          <table:table-cell table:style-name="ce80" table:formula="of:=[$descompost.E279]" office:value-type="string" office:string-value="Quadre general format per caixa encastable de material aïllant amb porta, per a allotjament dels següents dispositius Schneider: interruptor general automàtic (IGA) de tall omnipolar (2P), interruptor diferencial 40A 30mA, interruptor automàtic magnetotèrmic de 10 A, interruptor automàtic magnetotèrmic de 16 A i un interruptor minutador automàtic. S'inclou cable per a realitzar les pertinents connexions." calcext:value-type="string" table:number-columns-spanned="7" table:number-rows-spanned="1">
            <text:p>Quadre general format per caixa encastable de material aïllant amb porta, per a allotjament dels següents dispositius Schneider: interruptor general automàtic (IGA) de tall omnipolar (2P), interruptor diferencial 40A 30mA, interruptor automàtic magnetotèrmic de 10 A, interruptor automàtic magnetotèrmic de 16 A i un interruptor minutador automàtic. S'inclou cable per a realitzar les pertinents connexions.</text:p>
          </table:table-cell>
          <table:covered-table-cell table:number-columns-repeated="6"/>
          <table:table-cell table:number-columns-repeated="22"/>
          <table:table-cell table:style-name="ce4" table:number-columns-repeated="16352"/>
        </table:table-row>
        <table:table-row table:style-name="ro2">
          <table:table-cell table:number-columns-repeated="3"/>
          <table:table-cell office:value-type="string" calcext:value-type="string">
            <text:p>- Recibidor planta baja</text:p>
          </table:table-cell>
          <table:table-cell office:value-type="float" office:value="1" calcext:value-type="float">
            <text:p>1,00</text:p>
          </table:table-cell>
          <table:table-cell table:number-columns-repeated="3"/>
          <table:table-cell table:formula="of:=IF(PRODUCT([.E233:.H233])=0;&quot;&quot;;PRODUCT([.E233:.H233]))" office:value-type="float" office:value="1" calcext:value-type="float">
            <text:p>1,00</text:p>
          </table:table-cell>
          <table:table-cell table:number-columns-repeated="23"/>
          <table:table-cell table:style-name="ce4" table:number-columns-repeated="16352"/>
        </table:table-row>
        <table:table-row table:style-name="ro2">
          <table:table-cell table:number-columns-repeated="8"/>
          <table:table-cell table:formula="of:=IF(PRODUCT([.E234:.H234])=0;&quot;&quot;;PRODUCT([.E234:.H234]))">
            <text:p/>
          </table:table-cell>
          <table:table-cell table:number-columns-repeated="23"/>
          <table:table-cell table:style-name="ce4" table:number-columns-repeated="16352"/>
        </table:table-row>
        <table:table-row table:style-name="ro2">
          <table:table-cell table:number-columns-repeated="8"/>
          <table:table-cell table:style-name="ce170"/>
          <table:table-cell table:style-name="ce172" table:formula="of:=SUM([.I233:.I234])" office:value-type="float" office:value="1" calcext:value-type="float">
            <text:p>1,00</text:p>
          </table:table-cell>
          <table:table-cell table:style-name="ce172" table:formula="of:=[$descompost.I290]" office:value-type="float" office:value="483.2964" calcext:value-type="float">
            <text:p>483,30</text:p>
          </table:table-cell>
          <table:table-cell table:style-name="ce172" table:formula="of:=[.J235]*[.K235]" office:value-type="float" office:value="483.2964" calcext:value-type="float">
            <text:p>483,30</text:p>
          </table:table-cell>
          <table:table-cell table:number-columns-repeated="20"/>
          <table:table-cell table:style-name="ce4" table:number-columns-repeated="16352"/>
        </table:table-row>
        <table:table-row table:style-name="ro2">
          <table:table-cell table:number-columns-repeated="4"/>
          <table:table-cell table:style-name="ce163" table:number-columns-repeated="2"/>
          <table:table-cell table:number-columns-repeated="2"/>
          <table:table-cell table:style-name="ce163" table:number-columns-repeated="2"/>
          <table:table-cell/>
          <table:table-cell table:style-name="ce163"/>
          <table:table-cell table:number-columns-repeated="20"/>
          <table:table-cell table:style-name="ce4" table:number-columns-repeated="16352"/>
        </table:table-row>
        <table:table-row table:style-name="ro2">
          <table:table-cell table:number-columns-repeated="3"/>
          <table:table-cell table:style-name="ce152" office:value-type="string" calcext:value-type="string" table:number-columns-spanned="4" table:number-rows-spanned="1">
            <text:p>TOTAL 2.4.0 SUBCAPÍTULO CUADROS </text:p>
          </table:table-cell>
          <table:covered-table-cell table:number-columns-repeated="2"/>
          <table:covered-table-cell table:style-name="ce15"/>
          <table:table-cell table:style-name="ce169" table:number-columns-spanned="4" table:number-rows-spanned="1"/>
          <table:covered-table-cell table:style-name="ce171"/>
          <table:covered-table-cell table:number-columns-repeated="2" table:style-name="ce173"/>
          <table:table-cell table:style-name="ce172" table:formula="of:=SUM([.L224:.L235])" office:value-type="float" office:value="6408.8844" calcext:value-type="float">
            <text:p>6408,88</text:p>
          </table:table-cell>
          <table:table-cell table:number-columns-repeated="20"/>
          <table:table-cell table:style-name="ce4" table:number-columns-repeated="16352"/>
        </table:table-row>
        <table:table-row table:style-name="ro2">
          <table:table-cell table:number-columns-repeated="4"/>
          <table:table-cell table:style-name="ce163" table:number-columns-repeated="2"/>
          <table:table-cell table:number-columns-repeated="2"/>
          <table:table-cell table:style-name="ce163" table:number-columns-repeated="2"/>
          <table:table-cell/>
          <table:table-cell table:style-name="ce163"/>
          <table:table-cell table:number-columns-repeated="20"/>
          <table:table-cell table:style-name="ce4" table:number-columns-repeated="16352"/>
        </table:table-row>
        <table:table-row table:style-name="ro2">
          <table:table-cell table:number-columns-repeated="3"/>
          <table:table-cell table:style-name="ce152" office:value-type="string" calcext:value-type="string" table:number-columns-spanned="4" table:number-rows-spanned="1">
            <text:p>TOTAL CAPÍTULO 2 <text:s/>OBRA ELÉCTRICA</text:p>
          </table:table-cell>
          <table:covered-table-cell table:number-columns-repeated="2"/>
          <table:covered-table-cell table:style-name="ce15"/>
          <table:table-cell table:style-name="ce169" table:number-columns-spanned="4" table:number-rows-spanned="1"/>
          <table:covered-table-cell table:style-name="ce171"/>
          <table:covered-table-cell table:number-columns-repeated="2" table:style-name="ce173"/>
          <table:table-cell table:style-name="ce172" table:formula="of:=SUM([.L237];[.L217];[.L175];[.L138])" office:value-type="float" office:value="40493.0642" calcext:value-type="float">
            <text:p>40493,06</text:p>
          </table:table-cell>
          <table:table-cell table:number-columns-repeated="20"/>
          <table:table-cell table:style-name="ce4" table:number-columns-repeated="16352"/>
        </table:table-row>
        <table:table-row table:style-name="ro2">
          <table:table-cell table:number-columns-repeated="4"/>
          <table:table-cell table:style-name="ce163" table:number-columns-repeated="2"/>
          <table:table-cell table:number-columns-repeated="2"/>
          <table:table-cell table:style-name="ce163" table:number-columns-repeated="2"/>
          <table:table-cell/>
          <table:table-cell table:style-name="ce163"/>
          <table:table-cell table:number-columns-repeated="20"/>
          <table:table-cell table:style-name="ce4" table:number-columns-repeated="16352"/>
        </table:table-row>
        <table:table-row table:style-name="ro2">
          <table:table-cell table:number-columns-repeated="4"/>
          <table:table-cell table:style-name="ce83" office:value-type="string" calcext:value-type="string">
            <text:p>TOTAL</text:p>
          </table:table-cell>
          <table:table-cell table:style-name="ce167" table:number-columns-spanned="6" table:number-rows-spanned="1"/>
          <table:covered-table-cell table:number-columns-repeated="2" table:style-name="ce37"/>
          <table:covered-table-cell table:number-columns-repeated="3" table:style-name="ce83"/>
          <table:table-cell table:style-name="ce183" table:formula="of:=SUM([.L239];[.L53])" office:value-type="float" office:value="49356.719666" calcext:value-type="float">
            <text:p>49.356,72</text:p>
          </table:table-cell>
          <table:table-cell table:number-columns-repeated="20"/>
          <table:table-cell table:style-name="ce4" table:number-columns-repeated="16352"/>
        </table:table-row>
        <table:table-row table:style-name="ro2" table:number-rows-repeated="9">
          <table:table-cell table:number-columns-repeated="4"/>
          <table:table-cell table:style-name="ce163" table:number-columns-repeated="2"/>
          <table:table-cell table:number-columns-repeated="2"/>
          <table:table-cell table:style-name="ce163" table:number-columns-repeated="2"/>
          <table:table-cell/>
          <table:table-cell table:style-name="ce163"/>
          <table:table-cell table:number-columns-repeated="20"/>
          <table:table-cell table:style-name="ce4" table:number-columns-repeated="16352"/>
        </table:table-row>
        <table:table-row table:style-name="ro2" table:number-rows-repeated="1048325">
          <table:table-cell table:number-columns-repeated="32"/>
          <table:table-cell table:style-name="ce4" table:number-columns-repeated="16352"/>
        </table:table-row>
        <table:table-row table:style-name="ro13">
          <table:table-cell table:number-columns-repeated="32"/>
          <table:table-cell table:style-name="ce4" table:number-columns-repeated="16352"/>
        </table:table-row>
      </table:table>
      <table:table table:name="Resumen Presupuesto" table:style-name="ta1">
        <table:table-column table:style-name="co17" table:default-cell-style-name="Default"/>
        <table:table-column table:style-name="co6" table:default-cell-style-name="ce1"/>
        <table:table-column table:style-name="co18" table:default-cell-style-name="ce1"/>
        <table:table-column table:style-name="co6" table:number-columns-repeated="2" table:default-cell-style-name="ce1"/>
        <table:table-column table:style-name="co19" table:default-cell-style-name="ce1"/>
        <table:table-column table:style-name="co6" table:default-cell-style-name="ce1"/>
        <table:table-column table:style-name="co20" table:default-cell-style-name="ce1"/>
        <table:table-column table:style-name="co6" table:number-columns-repeated="3" table:default-cell-style-name="ce1"/>
        <table:table-row table:style-name="ro27">
          <table:table-cell table:number-columns-repeated="11"/>
        </table:table-row>
        <table:table-row table:style-name="ro27">
          <table:table-cell/>
          <table:table-cell table:style-name="ce203" office:value-type="string" calcext:value-type="string">
            <text:p>RESUMEN DEL PRESUPUESTO</text:p>
          </table:table-cell>
          <table:table-cell table:style-name="ce205" table:number-columns-repeated="8"/>
          <table:table-cell/>
        </table:table-row>
        <table:table-row table:style-name="ro27">
          <table:table-cell table:number-columns-repeated="11"/>
        </table:table-row>
        <table:table-row table:style-name="ro27">
          <table:table-cell/>
          <table:table-cell table:style-name="ce3" office:value-type="string" calcext:value-type="string">
            <text:p>CAPÍTULO</text:p>
          </table:table-cell>
          <table:table-cell table:style-name="ce3" office:value-type="string" calcext:value-type="string">
            <text:p>RESUMEN</text:p>
          </table:table-cell>
          <table:table-cell table:style-name="ce3" table:number-columns-repeated="5"/>
          <table:table-cell table:style-name="ce197" office:value-type="string" calcext:value-type="string">
            <text:p>EUROS</text:p>
          </table:table-cell>
          <table:table-cell table:style-name="ce197" office:value-type="string" calcext:value-type="string">
            <text:p>PORCENTAJE</text:p>
          </table:table-cell>
          <table:table-cell/>
        </table:table-row>
        <table:table-row table:style-name="ro27">
          <table:table-cell/>
          <table:table-cell office:value-type="float" office:value="1" calcext:value-type="float">
            <text:p>1</text:p>
          </table:table-cell>
          <table:table-cell table:formula="of:=[$pressupost.B5]" office:value-type="string" office:string-value="CAPÍTOL 1 INSTAL·LACIÓ D'ENLLAÇ" calcext:value-type="string">
            <text:p>CAPÍTOL 1 INSTAL·LACIÓ D'ENLLAÇ</text:p>
          </table:table-cell>
          <table:table-cell table:number-columns-spanned="5" table:number-rows-spanned="1"/>
          <table:covered-table-cell table:number-columns-repeated="4"/>
          <table:table-cell table:style-name="ce209" table:formula="of:=[$pressupost.L53]" office:value-type="float" office:value="8863.655466" calcext:value-type="float">
            <text:p>8.863,66</text:p>
          </table:table-cell>
          <table:table-cell table:style-name="ce207" table:formula="of:=[.I5]/[.$I$8]" office:value-type="percentage" office:value="0.179583560779179" calcext:value-type="percentage">
            <text:p>17,96%</text:p>
          </table:table-cell>
          <table:table-cell/>
        </table:table-row>
        <table:table-row table:style-name="ro27">
          <table:table-cell/>
          <table:table-cell office:value-type="float" office:value="2" calcext:value-type="float">
            <text:p>2</text:p>
          </table:table-cell>
          <table:table-cell table:formula="of:=[$pressupost.B55]" office:value-type="string" office:string-value="CAPÍTULO 2 OBRA ELÉCTRICA" calcext:value-type="string">
            <text:p>CAPÍTULO 2 OBRA ELÉCTRICA</text:p>
          </table:table-cell>
          <table:table-cell table:style-name="ce206" table:number-columns-spanned="5" table:number-rows-spanned="1"/>
          <table:covered-table-cell table:number-columns-repeated="4"/>
          <table:table-cell table:style-name="ce209" table:formula="of:=[$pressupost.L239]" office:value-type="float" office:value="40493.0642" calcext:value-type="float">
            <text:p>40.493,06</text:p>
          </table:table-cell>
          <table:table-cell table:style-name="ce207" table:formula="of:=[.I6]/[.$I$8]" office:value-type="percentage" office:value="0.820416439220821" calcext:value-type="percentage">
            <text:p>82,04%</text:p>
          </table:table-cell>
          <table:table-cell/>
        </table:table-row>
        <table:table-row table:style-name="ro27">
          <table:table-cell table:number-columns-repeated="11"/>
        </table:table-row>
        <table:table-row table:style-name="ro28">
          <table:table-cell table:number-columns-repeated="6"/>
          <table:table-cell table:style-name="ce197" office:value-type="string" calcext:value-type="string" table:number-columns-spanned="2" table:number-rows-spanned="1">
            <text:p>TOTAL <text:span text:style-name="T5">EJECUCIÓN</text:span> MATERIAL </text:p>
          </table:table-cell>
          <table:covered-table-cell table:style-name="ce197"/>
          <table:table-cell table:style-name="ce211" table:formula="of:=SUM([.I5:.I6])" office:value-type="float" office:value="49356.719666" calcext:value-type="float">
            <text:p>49.356,72</text:p>
          </table:table-cell>
          <table:table-cell table:number-columns-repeated="2"/>
        </table:table-row>
        <table:table-row table:style-name="ro27">
          <table:table-cell table:number-columns-repeated="4"/>
          <table:table-cell table:style-name="ce207" office:value-type="percentage" office:value="0.13" calcext:value-type="percentage">
            <text:p>13,00%</text:p>
          </table:table-cell>
          <table:table-cell office:value-type="string" calcext:value-type="string">
            <text:p><text:s/>Gastos Generales</text:p>
          </table:table-cell>
          <table:table-cell table:style-name="ce200"/>
          <table:table-cell table:style-name="ce209" table:formula="of:=[.$I$8]*[.E9]" office:value-type="float" office:value="6416.37355658" calcext:value-type="float">
            <text:p>6.416,37</text:p>
          </table:table-cell>
          <table:table-cell table:number-columns-repeated="3"/>
        </table:table-row>
        <table:table-row table:style-name="ro27">
          <table:table-cell table:number-columns-repeated="4"/>
          <table:table-cell table:style-name="ce207" office:value-type="percentage" office:value="0.06" calcext:value-type="percentage">
            <text:p>6,00%</text:p>
          </table:table-cell>
          <table:table-cell office:value-type="string" calcext:value-type="string">
            <text:p><text:s/>Beneficio Industrial</text:p>
          </table:table-cell>
          <table:table-cell table:style-name="ce200"/>
          <table:table-cell table:style-name="ce209" table:formula="of:=[.$I$8]*[.E10]" office:value-type="float" office:value="2961.40317996" calcext:value-type="float">
            <text:p>2.961,40</text:p>
          </table:table-cell>
          <table:table-cell table:number-columns-repeated="3"/>
        </table:table-row>
        <table:table-row table:style-name="ro27">
          <table:table-cell table:number-columns-repeated="4"/>
          <table:table-cell table:style-name="ce207"/>
          <table:table-cell table:number-columns-repeated="2"/>
          <table:table-cell table:style-name="ce210"/>
          <table:table-cell table:style-name="ce84"/>
          <table:table-cell table:number-columns-repeated="2"/>
        </table:table-row>
        <table:table-row table:style-name="ro27">
          <table:table-cell table:number-columns-repeated="6"/>
          <table:table-cell table:style-name="ce139" office:value-type="string" calcext:value-type="string" table:number-columns-spanned="2" table:number-rows-spanned="1">
            <text:p>SUMA B.I. y G.G.</text:p>
          </table:table-cell>
          <table:covered-table-cell/>
          <table:table-cell table:style-name="ce209" table:formula="of:=SUM([.H9:.H10])" office:value-type="float" office:value="9377.77673654" calcext:value-type="float">
            <text:p>9.377,78</text:p>
          </table:table-cell>
          <table:table-cell table:number-columns-repeated="2"/>
        </table:table-row>
        <table:table-row table:style-name="ro27">
          <table:table-cell table:number-columns-repeated="11"/>
        </table:table-row>
        <table:table-row table:style-name="ro27">
          <table:table-cell table:number-columns-repeated="4"/>
          <table:table-cell table:style-name="ce207" office:value-type="percentage" office:value="0.21" calcext:value-type="percentage">
            <text:p>21,00%</text:p>
          </table:table-cell>
          <table:table-cell office:value-type="string" calcext:value-type="string">
            <text:p><text:s/>IVA</text:p>
          </table:table-cell>
          <table:table-cell table:style-name="ce200" table:number-columns-spanned="2" table:number-rows-spanned="1"/>
          <table:covered-table-cell/>
          <table:table-cell table:style-name="ce209" table:formula="of:=[.E14]*([.I12]+[.I8])" office:value-type="float" office:value="12334.2442445334" calcext:value-type="float">
            <text:p>12.334,24</text:p>
          </table:table-cell>
          <table:table-cell table:number-columns-repeated="2"/>
        </table:table-row>
        <table:table-row table:style-name="ro27" table:number-rows-repeated="2">
          <table:table-cell table:number-columns-repeated="11"/>
        </table:table-row>
        <table:table-row table:style-name="ro27">
          <table:table-cell table:number-columns-repeated="5"/>
          <table:table-cell table:style-name="ce197" office:value-type="string" calcext:value-type="string" table:number-columns-spanned="3" table:number-rows-spanned="1">
            <text:p>TOTAL PRESUPUESTO GENERAL</text:p>
          </table:table-cell>
          <table:covered-table-cell table:number-columns-repeated="2"/>
          <table:table-cell table:style-name="ce87" table:formula="of:=[.I8]+[.I12]+[.I14]" office:value-type="float" office:value="71068.7406470734" calcext:value-type="float">
            <text:p>71.068,74</text:p>
          </table:table-cell>
          <table:table-cell table:number-columns-repeated="2"/>
        </table:table-row>
        <table:table-row table:style-name="ro27" table:number-rows-repeated="2">
          <table:table-cell table:number-columns-repeated="11"/>
        </table:table-row>
        <table:table-row table:style-name="ro27">
          <table:table-cell/>
          <table:table-cell table:style-name="ce204" table:formula="of:=COM.MICROSOFT.CONCAT(&quot;Manacor, a &quot;;DAY(TODAY());&quot;/&quot;;MONTH(TODAY());&quot;/&quot;;YEAR(TODAY()))" office:value-type="string" office:string-value="Manacor, a 2/2/2026" calcext:value-type="string" table:number-columns-spanned="9" table:number-rows-spanned="1">
            <text:p>Manacor, a 2/2/2026</text:p>
          </table:table-cell>
          <table:covered-table-cell table:number-columns-repeated="8"/>
          <table:table-cell/>
        </table:table-row>
        <table:table-row table:style-name="ro27">
          <table:table-cell table:number-columns-repeated="11"/>
        </table:table-row>
        <table:table-row table:style-name="ro27">
          <table:table-cell/>
          <table:table-cell table:style-name="ce3" table:number-columns-repeated="2"/>
          <table:table-cell table:style-name="ce3" office:value-type="string" calcext:value-type="string">
            <text:p>El Promotor</text:p>
          </table:table-cell>
          <table:table-cell table:style-name="ce3" table:number-columns-repeated="3"/>
          <table:table-cell table:style-name="ce3" office:value-type="string" calcext:value-type="string">
            <text:p>La dirección facultativa</text:p>
          </table:table-cell>
          <table:table-cell table:style-name="ce3" table:number-columns-repeated="2"/>
          <table:table-cell/>
        </table:table-row>
        <table:table-row table:style-name="ro27" table:number-rows-repeated="1048553">
          <table:table-cell table:number-columns-repeated="11"/>
        </table:table-row>
        <table:table-row table:style-name="ro27">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ca"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111P0"/>
    </number:currency-style>
    <number:currency-style style:name="N114P0" style:volatile="true">
      <number:number number:decimal-places="2" number:min-decimal-places="2" number:min-integer-digits="1" number:grouping="true"/>
      <number:text> </number:text>
      <number:currency-symbol number:language="es" number:country="ES">€</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4P0"/>
    </number:currency-style>
    <number:number-style style:name="N115">
      <number:number number:decimal-places="1" number:min-decimal-places="1" number:min-integer-digits="1"/>
    </number:number-style>
    <number:number-style style:name="N116">
      <number:number number:decimal-places="3" number:min-decimal-places="3" number:min-integer-digits="1"/>
    </number:number-style>
    <number:number-style style:name="N117">
      <number:number number:decimal-places="5" number:min-decimal-places="5" number:min-integer-digits="1"/>
    </number:number-style>
    <number:number-style style:name="N118">
      <number:number number:decimal-places="4" number:min-decimal-places="4" number:min-integer-digits="1"/>
    </number:number-style>
    <number:number-style style:name="N119">
      <number:number number:decimal-places="7" number:min-decimal-places="7" number:min-integer-digits="1"/>
    </number:number-style>
    <number:number-style style:name="N120">
      <number:number number:decimal-places="6" number:min-decimal-places="6" number:min-integer-digits="1"/>
    </number:number-style>
    <number:number-style style:name="N121">
      <number:number number:decimal-places="1" number:min-decimal-places="1" number:min-integer-digits="1" number:grouping="true"/>
    </number:number-style>
    <number:number-style style:name="N122">
      <number:number number:decimal-places="13" number:min-decimal-places="13" number:min-integer-digits="1"/>
    </number:number-style>
    <number:number-style style:name="N123">
      <number:number number:decimal-places="12" number:min-decimal-places="12" number:min-integer-digits="1"/>
    </number:number-style>
    <number:number-style style:name="N124">
      <number:number number:decimal-places="11" number:min-decimal-places="11" number:min-integer-digits="1"/>
    </number:number-style>
    <number:number-style style:name="N125">
      <number:number number:decimal-places="10" number:min-decimal-places="10" number:min-integer-digits="1"/>
    </number:number-style>
    <number:number-style style:name="N126">
      <number:number number:decimal-places="9" number:min-decimal-places="9" number:min-integer-digits="1"/>
    </number:number-style>
    <number:number-style style:name="N127">
      <number:number number:decimal-places="8" number:min-decimal-places="8" number:min-integer-digits="1"/>
    </number:number-style>
    <number:number-style style:name="N128">
      <number:number number:decimal-places="15" number:min-decimal-places="15" number:min-integer-digits="1"/>
    </number:number-style>
    <number:number-style style:name="N129">
      <number:number number:decimal-places="14" number:min-decimal-places="14" number:min-integer-digits="1"/>
    </number:number-style>
    <number:number-style style:name="N130">
      <number:number number:decimal-places="16" number:min-decimal-places="16" number:min-integer-digits="1"/>
    </number:number-style>
    <number:percentage-style style:name="N131">
      <number:number number:decimal-places="2" number:min-decimal-places="2" number:min-integer-digits="1"/>
      <number:text> %</number:text>
    </number:percentage-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left="1cm" fo:margin-right="1cm" style:scale-to="86%"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2">00/00/0000</text:date>, <text:time style:data-style-name="N2" text:time-value="09:59:17.408292064">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2T08:10:11.297530800</meta:creation-date>
    <dc:date>2026-02-02T14:29:31.981988204</dc:date>
    <meta:editing-duration>P3DT23H38M52S</meta:editing-duration>
    <meta:editing-cycles>292</meta:editing-cycles>
    <meta:generator>LibreOffice/25.2.7.2$Linux_X86_64 LibreOffice_project/520$Build-2</meta:generator>
    <meta:print-date>2026-01-31T14:43:30.850268700</meta:print-date>
    <meta:document-statistic meta:table-count="4" meta:cell-count="2042" meta:object-count="0"/>
  </office:meta>
</office:document-meta>
</file>